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number-columns-repeated="51" table:default-cell-style-name="Default"/>
        <table:table-column table:style-name="co3" table:default-cell-style-name="Default"/>
        <table:table-column table:style-name="co2" table:number-columns-repeated="9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YSCALL</text:p>
          </table:table-cell>
          <table:table-cell office:value-type="string" calcext:value-type="string">
            <text:p>MITJ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brk</text:p>
          </table:table-cell>
          <table:table-cell table:formula="of:=AVERAGE([.C2:.ALO2])" office:value-type="float" office:value="0.00897790809190809" calcext:value-type="float">
            <text:p>0,00897790809190809</text:p>
          </table:table-cell>
          <table:table-cell office:value-type="float" office:value="0.005917" calcext:value-type="float">
            <text:p>0,005917</text:p>
          </table:table-cell>
          <table:table-cell office:value-type="float" office:value="0.001979" calcext:value-type="float">
            <text:p>0,001979</text:p>
          </table:table-cell>
          <table:table-cell office:value-type="float" office:value="0.006031" calcext:value-type="float">
            <text:p>0,006031</text:p>
          </table:table-cell>
          <table:table-cell office:value-type="float" office:value="0.002591" calcext:value-type="float">
            <text:p>0,002591</text:p>
          </table:table-cell>
          <table:table-cell office:value-type="float" office:value="0.005628" calcext:value-type="float">
            <text:p>0,005628</text:p>
          </table:table-cell>
          <table:table-cell office:value-type="float" office:value="0.005053" calcext:value-type="float">
            <text:p>0,005053</text:p>
          </table:table-cell>
          <table:table-cell office:value-type="float" office:value="0.002343" calcext:value-type="float">
            <text:p>0,002343</text:p>
          </table:table-cell>
          <table:table-cell office:value-type="float" office:value="0.005057" calcext:value-type="float">
            <text:p>0,005057</text:p>
          </table:table-cell>
          <table:table-cell office:value-type="float" office:value="0.003945" calcext:value-type="float">
            <text:p>0,003945</text:p>
          </table:table-cell>
          <table:table-cell office:value-type="float" office:value="0.004664" calcext:value-type="float">
            <text:p>0,004664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3897" calcext:value-type="float">
            <text:p>0,003897</text:p>
          </table:table-cell>
          <table:table-cell office:value-type="float" office:value="0.003769" calcext:value-type="float">
            <text:p>0,003769</text:p>
          </table:table-cell>
          <table:table-cell table:number-columns-repeated="2" office:value-type="float" office:value="0.00335" calcext:value-type="float">
            <text:p>0,00335</text:p>
          </table:table-cell>
          <table:table-cell office:value-type="float" office:value="0.003351" calcext:value-type="float">
            <text:p>0,003351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0.003011" calcext:value-type="float">
            <text:p>0,003011</text:p>
          </table:table-cell>
          <table:table-cell office:value-type="float" office:value="0.003016" calcext:value-type="float">
            <text:p>0,003016</text:p>
          </table:table-cell>
          <table:table-cell office:value-type="float" office:value="0.002858" calcext:value-type="float">
            <text:p>0,002858</text:p>
          </table:table-cell>
          <table:table-cell office:value-type="float" office:value="0.002751" calcext:value-type="float">
            <text:p>0,002751</text:p>
          </table:table-cell>
          <table:table-cell office:value-type="float" office:value="0.002585" calcext:value-type="float">
            <text:p>0,002585</text:p>
          </table:table-cell>
          <table:table-cell office:value-type="float" office:value="0.002582" calcext:value-type="float">
            <text:p>0,002582</text:p>
          </table:table-cell>
          <table:table-cell office:value-type="float" office:value="0.002828" calcext:value-type="float">
            <text:p>0,002828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3017" calcext:value-type="float">
            <text:p>0,003017</text:p>
          </table:table-cell>
          <table:table-cell office:value-type="float" office:value="0.003014" calcext:value-type="float">
            <text:p>0,003014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0.002759" calcext:value-type="float">
            <text:p>0,002759</text:p>
          </table:table-cell>
          <table:table-cell office:value-type="float" office:value="0.002737" calcext:value-type="float">
            <text:p>0,002737</text:p>
          </table:table-cell>
          <table:table-cell office:value-type="float" office:value="0.002923" calcext:value-type="float">
            <text:p>0,002923</text:p>
          </table:table-cell>
          <table:table-cell office:value-type="float" office:value="0.003011" calcext:value-type="float">
            <text:p>0,003011</text:p>
          </table:table-cell>
          <table:table-cell office:value-type="float" office:value="0.00302" calcext:value-type="float">
            <text:p>0,00302</text:p>
          </table:table-cell>
          <table:table-cell office:value-type="float" office:value="0.003014" calcext:value-type="float">
            <text:p>0,003014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2822" calcext:value-type="float">
            <text:p>0,002822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3003" calcext:value-type="float">
            <text:p>0,003003</text:p>
          </table:table-cell>
          <table:table-cell office:value-type="float" office:value="0.003011" calcext:value-type="float">
            <text:p>0,003011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3014" calcext:value-type="float">
            <text:p>0,003014</text:p>
          </table:table-cell>
          <table:table-cell table:number-columns-repeated="3" office:value-type="float" office:value="0.003013" calcext:value-type="float">
            <text:p>0,003013</text:p>
          </table:table-cell>
          <table:table-cell office:value-type="float" office:value="0.003007" calcext:value-type="float">
            <text:p>0,003007</text:p>
          </table:table-cell>
          <table:table-cell office:value-type="float" office:value="0.002872" calcext:value-type="float">
            <text:p>0,002872</text:p>
          </table:table-cell>
          <table:table-cell office:value-type="float" office:value="0.003636" calcext:value-type="float">
            <text:p>0,003636</text:p>
          </table:table-cell>
          <table:table-cell office:value-type="float" office:value="0.003618" calcext:value-type="float">
            <text:p>0,003618</text:p>
          </table:table-cell>
          <table:table-cell office:value-type="float" office:value="0.003615" calcext:value-type="float">
            <text:p>0,003615</text:p>
          </table:table-cell>
          <table:table-cell office:value-type="float" office:value="0.00306" calcext:value-type="float">
            <text:p>0,00306</text:p>
          </table:table-cell>
          <table:table-cell office:value-type="float" office:value="0.002506" calcext:value-type="float">
            <text:p>0,002506</text:p>
          </table:table-cell>
          <table:table-cell office:value-type="float" office:value="0.002509" calcext:value-type="float">
            <text:p>0,002509</text:p>
          </table:table-cell>
          <table:table-cell office:value-type="float" office:value="0.002823" calcext:value-type="float">
            <text:p>0,002823</text:p>
          </table:table-cell>
          <table:table-cell office:value-type="float" office:value="0.003859" calcext:value-type="float">
            <text:p>0,003859</text:p>
          </table:table-cell>
          <table:table-cell table:number-columns-repeated="2" office:value-type="float" office:value="0.003475" calcext:value-type="float">
            <text:p>0,003475</text:p>
          </table:table-cell>
          <table:table-cell office:value-type="float" office:value="0.003476" calcext:value-type="float">
            <text:p>0,003476</text:p>
          </table:table-cell>
          <table:table-cell office:value-type="float" office:value="0.003477" calcext:value-type="float">
            <text:p>0,003477</text:p>
          </table:table-cell>
          <table:table-cell office:value-type="float" office:value="0.003478" calcext:value-type="float">
            <text:p>0,003478</text:p>
          </table:table-cell>
          <table:table-cell office:value-type="float" office:value="0.003477" calcext:value-type="float">
            <text:p>0,003477</text:p>
          </table:table-cell>
          <table:table-cell table:number-columns-repeated="2" office:value-type="float" office:value="0.003476" calcext:value-type="float">
            <text:p>0,003476</text:p>
          </table:table-cell>
          <table:table-cell office:value-type="float" office:value="0.003477" calcext:value-type="float">
            <text:p>0,003477</text:p>
          </table:table-cell>
          <table:table-cell table:number-columns-repeated="2" office:value-type="float" office:value="0.003476" calcext:value-type="float">
            <text:p>0,003476</text:p>
          </table:table-cell>
          <table:table-cell office:value-type="float" office:value="0.003479" calcext:value-type="float">
            <text:p>0,003479</text:p>
          </table:table-cell>
          <table:table-cell office:value-type="float" office:value="0.003533" calcext:value-type="float">
            <text:p>0,003533</text:p>
          </table:table-cell>
          <table:table-cell office:value-type="float" office:value="0.004109" calcext:value-type="float">
            <text:p>0,004109</text:p>
          </table:table-cell>
          <table:table-cell office:value-type="float" office:value="0.003388" calcext:value-type="float">
            <text:p>0,003388</text:p>
          </table:table-cell>
          <table:table-cell office:value-type="float" office:value="0.003341" calcext:value-type="float">
            <text:p>0,003341</text:p>
          </table:table-cell>
          <table:table-cell office:value-type="float" office:value="0.003657" calcext:value-type="float">
            <text:p>0,003657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2819" calcext:value-type="float">
            <text:p>0,002819</text:p>
          </table:table-cell>
          <table:table-cell office:value-type="float" office:value="0.004137" calcext:value-type="float">
            <text:p>0,004137</text:p>
          </table:table-cell>
          <table:table-cell office:value-type="float" office:value="0.003609" calcext:value-type="float">
            <text:p>0,00360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5613" calcext:value-type="float">
            <text:p>0,005613</text:p>
          </table:table-cell>
          <table:table-cell office:value-type="float" office:value="0.004537" calcext:value-type="float">
            <text:p>0,004537</text:p>
          </table:table-cell>
          <table:table-cell office:value-type="float" office:value="0.005246" calcext:value-type="float">
            <text:p>0,005246</text:p>
          </table:table-cell>
          <table:table-cell office:value-type="float" office:value="0.004162" calcext:value-type="float">
            <text:p>0,004162</text:p>
          </table:table-cell>
          <table:table-cell office:value-type="float" office:value="0.005648" calcext:value-type="float">
            <text:p>0,005648</text:p>
          </table:table-cell>
          <table:table-cell office:value-type="float" office:value="0.005656" calcext:value-type="float">
            <text:p>0,005656</text:p>
          </table:table-cell>
          <table:table-cell office:value-type="float" office:value="0.005654" calcext:value-type="float">
            <text:p>0,005654</text:p>
          </table:table-cell>
          <table:table-cell office:value-type="float" office:value="0.005648" calcext:value-type="float">
            <text:p>0,005648</text:p>
          </table:table-cell>
          <table:table-cell office:value-type="float" office:value="0.005149" calcext:value-type="float">
            <text:p>0,005149</text:p>
          </table:table-cell>
          <table:table-cell office:value-type="float" office:value="0.005595" calcext:value-type="float">
            <text:p>0,005595</text:p>
          </table:table-cell>
          <table:table-cell office:value-type="float" office:value="0.004739" calcext:value-type="float">
            <text:p>0,004739</text:p>
          </table:table-cell>
          <table:table-cell office:value-type="float" office:value="0.004782" calcext:value-type="float">
            <text:p>0,004782</text:p>
          </table:table-cell>
          <table:table-cell office:value-type="float" office:value="0.003942" calcext:value-type="float">
            <text:p>0,003942</text:p>
          </table:table-cell>
          <table:table-cell office:value-type="float" office:value="0.004474" calcext:value-type="float">
            <text:p>0,004474</text:p>
          </table:table-cell>
          <table:table-cell office:value-type="float" office:value="0.004022" calcext:value-type="float">
            <text:p>0,004022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3724" calcext:value-type="float">
            <text:p>0,003724</text:p>
          </table:table-cell>
          <table:table-cell office:value-type="float" office:value="0.003674" calcext:value-type="float">
            <text:p>0,003674</text:p>
          </table:table-cell>
          <table:table-cell office:value-type="float" office:value="0.003694" calcext:value-type="float">
            <text:p>0,003694</text:p>
          </table:table-cell>
          <table:table-cell office:value-type="float" office:value="0.003508" calcext:value-type="float">
            <text:p>0,00350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523" calcext:value-type="float">
            <text:p>0,003523</text:p>
          </table:table-cell>
          <table:table-cell office:value-type="float" office:value="0.003322" calcext:value-type="float">
            <text:p>0,003322</text:p>
          </table:table-cell>
          <table:table-cell office:value-type="float" office:value="0.003213" calcext:value-type="float">
            <text:p>0,003213</text:p>
          </table:table-cell>
          <table:table-cell office:value-type="float" office:value="0.003106" calcext:value-type="float">
            <text:p>0,003106</text:p>
          </table:table-cell>
          <table:table-cell office:value-type="float" office:value="0.003035" calcext:value-type="float">
            <text:p>0,003035</text:p>
          </table:table-cell>
          <table:table-cell office:value-type="float" office:value="0.003034" calcext:value-type="float">
            <text:p>0,003034</text:p>
          </table:table-cell>
          <table:table-cell office:value-type="float" office:value="0.003008" calcext:value-type="float">
            <text:p>0,003008</text:p>
          </table:table-cell>
          <table:table-cell office:value-type="float" office:value="0.004299" calcext:value-type="float">
            <text:p>0,004299</text:p>
          </table:table-cell>
          <table:table-cell office:value-type="float" office:value="0.003648" calcext:value-type="float">
            <text:p>0,003648</text:p>
          </table:table-cell>
          <table:table-cell office:value-type="float" office:value="0.004107" calcext:value-type="float">
            <text:p>0,004107</text:p>
          </table:table-cell>
          <table:table-cell office:value-type="float" office:value="0.003582" calcext:value-type="float">
            <text:p>0,003582</text:p>
          </table:table-cell>
          <table:table-cell office:value-type="float" office:value="0.003984" calcext:value-type="float">
            <text:p>0,003984</text:p>
          </table:table-cell>
          <table:table-cell office:value-type="float" office:value="0.003228" calcext:value-type="float">
            <text:p>0,003228</text:p>
          </table:table-cell>
          <table:table-cell office:value-type="float" office:value="0.003594" calcext:value-type="float">
            <text:p>0,003594</text:p>
          </table:table-cell>
          <table:table-cell office:value-type="float" office:value="0.002917" calcext:value-type="float">
            <text:p>0,002917</text:p>
          </table:table-cell>
          <table:table-cell office:value-type="float" office:value="0.003134" calcext:value-type="float">
            <text:p>0,003134</text:p>
          </table:table-cell>
          <table:table-cell office:value-type="float" office:value="0.003079" calcext:value-type="float">
            <text:p>0,003079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2806" calcext:value-type="float">
            <text:p>0,002806</text:p>
          </table:table-cell>
          <table:table-cell office:value-type="float" office:value="0.002733" calcext:value-type="float">
            <text:p>0,002733</text:p>
          </table:table-cell>
          <table:table-cell office:value-type="float" office:value="0.002577" calcext:value-type="float">
            <text:p>0,002577</text:p>
          </table:table-cell>
          <table:table-cell office:value-type="float" office:value="0.003004" calcext:value-type="float">
            <text:p>0,003004</text:p>
          </table:table-cell>
          <table:table-cell table:number-columns-repeated="2" office:value-type="float" office:value="0.003227" calcext:value-type="float">
            <text:p>0,003227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003227" calcext:value-type="float">
            <text:p>0,003227</text:p>
          </table:table-cell>
          <table:table-cell office:value-type="float" office:value="0.003145" calcext:value-type="float">
            <text:p>0,003145</text:p>
          </table:table-cell>
          <table:table-cell office:value-type="float" office:value="0.003135" calcext:value-type="float">
            <text:p>0,003135</text:p>
          </table:table-cell>
          <table:table-cell office:value-type="float" office:value="0.003044" calcext:value-type="float">
            <text:p>0,003044</text:p>
          </table:table-cell>
          <table:table-cell office:value-type="float" office:value="0.003227" calcext:value-type="float">
            <text:p>0,003227</text:p>
          </table:table-cell>
          <table:table-cell office:value-type="float" office:value="0.002988" calcext:value-type="float">
            <text:p>0,002988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657" calcext:value-type="float">
            <text:p>0,002657</text:p>
          </table:table-cell>
          <table:table-cell office:value-type="float" office:value="0.00317" calcext:value-type="float">
            <text:p>0,00317</text:p>
          </table:table-cell>
          <table:table-cell office:value-type="float" office:value="0.003671" calcext:value-type="float">
            <text:p>0,003671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0.003644" calcext:value-type="float">
            <text:p>0,003644</text:p>
          </table:table-cell>
          <table:table-cell office:value-type="float" office:value="0.003438" calcext:value-type="float">
            <text:p>0,003438</text:p>
          </table:table-cell>
          <table:table-cell office:value-type="float" office:value="0.003332" calcext:value-type="float">
            <text:p>0,003332</text:p>
          </table:table-cell>
          <table:table-cell office:value-type="float" office:value="0.003118" calcext:value-type="float">
            <text:p>0,003118</text:p>
          </table:table-cell>
          <table:table-cell office:value-type="float" office:value="0.003402" calcext:value-type="float">
            <text:p>0,003402</text:p>
          </table:table-cell>
          <table:table-cell office:value-type="float" office:value="0.002986" calcext:value-type="float">
            <text:p>0,002986</text:p>
          </table:table-cell>
          <table:table-cell office:value-type="float" office:value="0.003332" calcext:value-type="float">
            <text:p>0,003332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3366" calcext:value-type="float">
            <text:p>0,003366</text:p>
          </table:table-cell>
          <table:table-cell office:value-type="float" office:value="0.00442" calcext:value-type="float">
            <text:p>0,00442</text:p>
          </table:table-cell>
          <table:table-cell office:value-type="float" office:value="0.003767" calcext:value-type="float">
            <text:p>0,003767</text:p>
          </table:table-cell>
          <table:table-cell office:value-type="float" office:value="0.003725" calcext:value-type="float">
            <text:p>0,003725</text:p>
          </table:table-cell>
          <table:table-cell office:value-type="float" office:value="0.003609" calcext:value-type="float">
            <text:p>0,003609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3609" calcext:value-type="float">
            <text:p>0,003609</text:p>
          </table:table-cell>
          <table:table-cell office:value-type="float" office:value="0.005054" calcext:value-type="float">
            <text:p>0,005054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6243" calcext:value-type="float">
            <text:p>0,006243</text:p>
          </table:table-cell>
          <table:table-cell office:value-type="float" office:value="0.004518" calcext:value-type="float">
            <text:p>0,004518</text:p>
          </table:table-cell>
          <table:table-cell office:value-type="float" office:value="0.005612" calcext:value-type="float">
            <text:p>0,005612</text:p>
          </table:table-cell>
          <table:table-cell office:value-type="float" office:value="0.004138" calcext:value-type="float">
            <text:p>0,004138</text:p>
          </table:table-cell>
          <table:table-cell office:value-type="float" office:value="0.004938" calcext:value-type="float">
            <text:p>0,004938</text:p>
          </table:table-cell>
          <table:table-cell office:value-type="float" office:value="0.004181" calcext:value-type="float">
            <text:p>0,004181</text:p>
          </table:table-cell>
          <table:table-cell office:value-type="float" office:value="0.004497" calcext:value-type="float">
            <text:p>0,004497</text:p>
          </table:table-cell>
          <table:table-cell office:value-type="float" office:value="0.003506" calcext:value-type="float">
            <text:p>0,003506</text:p>
          </table:table-cell>
          <table:table-cell office:value-type="float" office:value="0.00426" calcext:value-type="float">
            <text:p>0,00426</text:p>
          </table:table-cell>
          <table:table-cell office:value-type="float" office:value="0.003294" calcext:value-type="float">
            <text:p>0,003294</text:p>
          </table:table-cell>
          <table:table-cell office:value-type="float" office:value="0.004092" calcext:value-type="float">
            <text:p>0,004092</text:p>
          </table:table-cell>
          <table:table-cell office:value-type="float" office:value="0.003036" calcext:value-type="float">
            <text:p>0,003036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0.003111" calcext:value-type="float">
            <text:p>0,003111</text:p>
          </table:table-cell>
          <table:table-cell office:value-type="float" office:value="0.003497" calcext:value-type="float">
            <text:p>0,003497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3763" calcext:value-type="float">
            <text:p>0,003763</text:p>
          </table:table-cell>
          <table:table-cell office:value-type="float" office:value="0.004204" calcext:value-type="float">
            <text:p>0,004204</text:p>
          </table:table-cell>
          <table:table-cell office:value-type="float" office:value="0.003792" calcext:value-type="float">
            <text:p>0,003792</text:p>
          </table:table-cell>
          <table:table-cell office:value-type="float" office:value="0.004226" calcext:value-type="float">
            <text:p>0,004226</text:p>
          </table:table-cell>
          <table:table-cell office:value-type="float" office:value="0.003843" calcext:value-type="float">
            <text:p>0,003843</text:p>
          </table:table-cell>
          <table:table-cell office:value-type="float" office:value="0.003919" calcext:value-type="float">
            <text:p>0,003919</text:p>
          </table:table-cell>
          <table:table-cell office:value-type="float" office:value="0.003341" calcext:value-type="float">
            <text:p>0,003341</text:p>
          </table:table-cell>
          <table:table-cell office:value-type="float" office:value="0.003714" calcext:value-type="float">
            <text:p>0,003714</text:p>
          </table:table-cell>
          <table:table-cell office:value-type="float" office:value="0.00362" calcext:value-type="float">
            <text:p>0,00362</text:p>
          </table:table-cell>
          <table:table-cell office:value-type="float" office:value="0.003262" calcext:value-type="float">
            <text:p>0,003262</text:p>
          </table:table-cell>
          <table:table-cell office:value-type="float" office:value="0.003908" calcext:value-type="float">
            <text:p>0,003908</text:p>
          </table:table-cell>
          <table:table-cell office:value-type="float" office:value="0.003128" calcext:value-type="float">
            <text:p>0,003128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0.005626" calcext:value-type="float">
            <text:p>0,005626</text:p>
          </table:table-cell>
          <table:table-cell office:value-type="float" office:value="0.005592" calcext:value-type="float">
            <text:p>0,005592</text:p>
          </table:table-cell>
          <table:table-cell office:value-type="float" office:value="0.005706" calcext:value-type="float">
            <text:p>0,005706</text:p>
          </table:table-cell>
          <table:table-cell office:value-type="float" office:value="0.004317" calcext:value-type="float">
            <text:p>0,004317</text:p>
          </table:table-cell>
          <table:table-cell office:value-type="float" office:value="0.006916" calcext:value-type="float">
            <text:p>0,006916</text:p>
          </table:table-cell>
          <table:table-cell office:value-type="float" office:value="0.006547" calcext:value-type="float">
            <text:p>0,006547</text:p>
          </table:table-cell>
          <table:table-cell office:value-type="float" office:value="0.008067" calcext:value-type="float">
            <text:p>0,008067</text:p>
          </table:table-cell>
          <table:table-cell office:value-type="float" office:value="0.005154" calcext:value-type="float">
            <text:p>0,005154</text:p>
          </table:table-cell>
          <table:table-cell office:value-type="float" office:value="0.00658" calcext:value-type="float">
            <text:p>0,00658</text:p>
          </table:table-cell>
          <table:table-cell office:value-type="float" office:value="0.004359" calcext:value-type="float">
            <text:p>0,004359</text:p>
          </table:table-cell>
          <table:table-cell office:value-type="float" office:value="5" calcext:value-type="float">
            <text:p>5</text:p>
          </table:table-cell>
          <table:table-cell office:value-type="float" office:value="0.004558" calcext:value-type="float">
            <text:p>0,004558</text:p>
          </table:table-cell>
          <table:table-cell office:value-type="float" office:value="0.004694" calcext:value-type="float">
            <text:p>0,004694</text:p>
          </table:table-cell>
          <table:table-cell office:value-type="float" office:value="0.003469" calcext:value-type="float">
            <text:p>0,003469</text:p>
          </table:table-cell>
          <table:table-cell office:value-type="float" office:value="0.004391" calcext:value-type="float">
            <text:p>0,004391</text:p>
          </table:table-cell>
          <table:table-cell office:value-type="float" office:value="0.003369" calcext:value-type="float">
            <text:p>0,003369</text:p>
          </table:table-cell>
          <table:table-cell office:value-type="float" office:value="0.003629" calcext:value-type="float">
            <text:p>0,003629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697" calcext:value-type="float">
            <text:p>0,003697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3183" calcext:value-type="float">
            <text:p>0,003183</text:p>
          </table:table-cell>
          <table:table-cell office:value-type="float" office:value="0.003704" calcext:value-type="float">
            <text:p>0,003704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003971" calcext:value-type="float">
            <text:p>0,003971</text:p>
          </table:table-cell>
          <table:table-cell office:value-type="float" office:value="0.004974" calcext:value-type="float">
            <text:p>0,004974</text:p>
          </table:table-cell>
          <table:table-cell office:value-type="float" office:value="0.003905" calcext:value-type="float">
            <text:p>0,003905</text:p>
          </table:table-cell>
          <table:table-cell office:value-type="float" office:value="0.003089" calcext:value-type="float">
            <text:p>0,003089</text:p>
          </table:table-cell>
          <table:table-cell office:value-type="float" office:value="0.003001" calcext:value-type="float">
            <text:p>0,003001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3328" calcext:value-type="float">
            <text:p>0,003328</text:p>
          </table:table-cell>
          <table:table-cell office:value-type="float" office:value="0.002924" calcext:value-type="float">
            <text:p>0,002924</text:p>
          </table:table-cell>
          <table:table-cell office:value-type="float" office:value="0.003069" calcext:value-type="float">
            <text:p>0,003069</text:p>
          </table:table-cell>
          <table:table-cell office:value-type="float" office:value="0.002443" calcext:value-type="float">
            <text:p>0,002443</text:p>
          </table:table-cell>
          <table:table-cell office:value-type="float" office:value="0.002497" calcext:value-type="float">
            <text:p>0,002497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2996" calcext:value-type="float">
            <text:p>0,002996</text:p>
          </table:table-cell>
          <table:table-cell office:value-type="float" office:value="0.002317" calcext:value-type="float">
            <text:p>0,002317</text:p>
          </table:table-cell>
          <table:table-cell office:value-type="float" office:value="0.002388" calcext:value-type="float">
            <text:p>0,002388</text:p>
          </table:table-cell>
          <table:table-cell office:value-type="float" office:value="0.002148" calcext:value-type="float">
            <text:p>0,002148</text:p>
          </table:table-cell>
          <table:table-cell office:value-type="float" office:value="0.002153" calcext:value-type="float">
            <text:p>0,002153</text:p>
          </table:table-cell>
          <table:table-cell office:value-type="float" office:value="0.002151" calcext:value-type="float">
            <text:p>0,002151</text:p>
          </table:table-cell>
          <table:table-cell office:value-type="float" office:value="0.002148" calcext:value-type="float">
            <text:p>0,002148</text:p>
          </table:table-cell>
          <table:table-cell office:value-type="float" office:value="0.002152" calcext:value-type="float">
            <text:p>0,002152</text:p>
          </table:table-cell>
          <table:table-cell office:value-type="float" office:value="0.002148" calcext:value-type="float">
            <text:p>0,002148</text:p>
          </table:table-cell>
          <table:table-cell office:value-type="float" office:value="0.002147" calcext:value-type="float">
            <text:p>0,002147</text:p>
          </table:table-cell>
          <table:table-cell office:value-type="float" office:value="0.002722" calcext:value-type="float">
            <text:p>0,002722</text:p>
          </table:table-cell>
          <table:table-cell office:value-type="float" office:value="0.003348" calcext:value-type="float">
            <text:p>0,003348</text:p>
          </table:table-cell>
          <table:table-cell office:value-type="float" office:value="0.003691" calcext:value-type="float">
            <text:p>0,003691</text:p>
          </table:table-cell>
          <table:table-cell office:value-type="float" office:value="0.003626" calcext:value-type="float">
            <text:p>0,003626</text:p>
          </table:table-cell>
          <table:table-cell office:value-type="float" office:value="0.003719" calcext:value-type="float">
            <text:p>0,003719</text:p>
          </table:table-cell>
          <table:table-cell office:value-type="float" office:value="0.003511" calcext:value-type="float">
            <text:p>0,003511</text:p>
          </table:table-cell>
          <table:table-cell office:value-type="float" office:value="0.003749" calcext:value-type="float">
            <text:p>0,003749</text:p>
          </table:table-cell>
          <table:table-cell office:value-type="float" office:value="0.003428" calcext:value-type="float">
            <text:p>0,003428</text:p>
          </table:table-cell>
          <table:table-cell office:value-type="float" office:value="0.003572" calcext:value-type="float">
            <text:p>0,003572</text:p>
          </table:table-cell>
          <table:table-cell office:value-type="float" office:value="0.003468" calcext:value-type="float">
            <text:p>0,003468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0.003759" calcext:value-type="float">
            <text:p>0,003759</text:p>
          </table:table-cell>
          <table:table-cell office:value-type="float" office:value="0.002942" calcext:value-type="float">
            <text:p>0,002942</text:p>
          </table:table-cell>
          <table:table-cell office:value-type="float" office:value="0.003958" calcext:value-type="float">
            <text:p>0,003958</text:p>
          </table:table-cell>
          <table:table-cell office:value-type="float" office:value="0.005136" calcext:value-type="float">
            <text:p>0,005136</text:p>
          </table:table-cell>
          <table:table-cell office:value-type="float" office:value="0.004305" calcext:value-type="float">
            <text:p>0,004305</text:p>
          </table:table-cell>
          <table:table-cell office:value-type="float" office:value="0.005263" calcext:value-type="float">
            <text:p>0,005263</text:p>
          </table:table-cell>
          <table:table-cell table:number-columns-repeated="2" office:value-type="float" office:value="0.003616" calcext:value-type="float">
            <text:p>0,003616</text:p>
          </table:table-cell>
          <table:table-cell office:value-type="float" office:value="0.003228" calcext:value-type="float">
            <text:p>0,003228</text:p>
          </table:table-cell>
          <table:table-cell office:value-type="float" office:value="0.00383" calcext:value-type="float">
            <text:p>0,00383</text:p>
          </table:table-cell>
          <table:table-cell office:value-type="float" office:value="0.004304" calcext:value-type="float">
            <text:p>0,004304</text:p>
          </table:table-cell>
          <table:table-cell office:value-type="float" office:value="0.008334" calcext:value-type="float">
            <text:p>0,008334</text:p>
          </table:table-cell>
          <table:table-cell office:value-type="float" office:value="0.008312" calcext:value-type="float">
            <text:p>0,008312</text:p>
          </table:table-cell>
          <table:table-cell office:value-type="float" office:value="0.007472" calcext:value-type="float">
            <text:p>0,007472</text:p>
          </table:table-cell>
          <table:table-cell office:value-type="float" office:value="0.008707" calcext:value-type="float">
            <text:p>0,008707</text:p>
          </table:table-cell>
          <table:table-cell office:value-type="float" office:value="0.006493" calcext:value-type="float">
            <text:p>0,006493</text:p>
          </table:table-cell>
          <table:table-cell office:value-type="float" office:value="0.00791" calcext:value-type="float">
            <text:p>0,00791</text:p>
          </table:table-cell>
          <table:table-cell office:value-type="float" office:value="0.005141" calcext:value-type="float">
            <text:p>0,005141</text:p>
          </table:table-cell>
          <table:table-cell office:value-type="float" office:value="0.00678" calcext:value-type="float">
            <text:p>0,00678</text:p>
          </table:table-cell>
          <table:table-cell office:value-type="float" office:value="0.008648" calcext:value-type="float">
            <text:p>0,008648</text:p>
          </table:table-cell>
          <table:table-cell office:value-type="float" office:value="0.006195" calcext:value-type="float">
            <text:p>0,006195</text:p>
          </table:table-cell>
          <table:table-cell office:value-type="float" office:value="0.008929" calcext:value-type="float">
            <text:p>0,008929</text:p>
          </table:table-cell>
          <table:table-cell office:value-type="float" office:value="0.009817" calcext:value-type="float">
            <text:p>0,009817</text:p>
          </table:table-cell>
          <table:table-cell office:value-type="float" office:value="0.006059" calcext:value-type="float">
            <text:p>0,006059</text:p>
          </table:table-cell>
          <table:table-cell office:value-type="float" office:value="0.007189" calcext:value-type="float">
            <text:p>0,007189</text:p>
          </table:table-cell>
          <table:table-cell office:value-type="float" office:value="0.005593" calcext:value-type="float">
            <text:p>0,005593</text:p>
          </table:table-cell>
          <table:table-cell office:value-type="float" office:value="0.006012" calcext:value-type="float">
            <text:p>0,006012</text:p>
          </table:table-cell>
          <table:table-cell office:value-type="float" office:value="0.004362" calcext:value-type="float">
            <text:p>0,004362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0.004923" calcext:value-type="float">
            <text:p>0,004923</text:p>
          </table:table-cell>
          <table:table-cell office:value-type="float" office:value="0.003978" calcext:value-type="float">
            <text:p>0,003978</text:p>
          </table:table-cell>
          <table:table-cell office:value-type="float" office:value="0.004592" calcext:value-type="float">
            <text:p>0,004592</text:p>
          </table:table-cell>
          <table:table-cell office:value-type="float" office:value="0.003683" calcext:value-type="float">
            <text:p>0,003683</text:p>
          </table:table-cell>
          <table:table-cell office:value-type="float" office:value="0.004455" calcext:value-type="float">
            <text:p>0,004455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00371" calcext:value-type="float">
            <text:p>0,00371</text:p>
          </table:table-cell>
          <table:table-cell office:value-type="float" office:value="0.00553" calcext:value-type="float">
            <text:p>0,00553</text:p>
          </table:table-cell>
          <table:table-cell office:value-type="float" office:value="0.001961" calcext:value-type="float">
            <text:p>0,001961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.004755" calcext:value-type="float">
            <text:p>0,004755</text:p>
          </table:table-cell>
          <table:table-cell office:value-type="float" office:value="0.00557" calcext:value-type="float">
            <text:p>0,00557</text:p>
          </table:table-cell>
          <table:table-cell office:value-type="float" office:value="0.004305" calcext:value-type="float">
            <text:p>0,004305</text:p>
          </table:table-cell>
          <table:table-cell office:value-type="float" office:value="0.005575" calcext:value-type="float">
            <text:p>0,005575</text:p>
          </table:table-cell>
          <table:table-cell office:value-type="float" office:value="0.003765" calcext:value-type="float">
            <text:p>0,003765</text:p>
          </table:table-cell>
          <table:table-cell office:value-type="float" office:value="0.004438" calcext:value-type="float">
            <text:p>0,004438</text:p>
          </table:table-cell>
          <table:table-cell office:value-type="float" office:value="0.003615" calcext:value-type="float">
            <text:p>0,003615</text:p>
          </table:table-cell>
          <table:table-cell office:value-type="float" office:value="0.004038" calcext:value-type="float">
            <text:p>0,004038</text:p>
          </table:table-cell>
          <table:table-cell office:value-type="float" office:value="0.003493" calcext:value-type="float">
            <text:p>0,003493</text:p>
          </table:table-cell>
          <table:table-cell office:value-type="float" office:value="0.003992" calcext:value-type="float">
            <text:p>0,003992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003812" calcext:value-type="float">
            <text:p>0,003812</text:p>
          </table:table-cell>
          <table:table-cell office:value-type="float" office:value="0.002824" calcext:value-type="float">
            <text:p>0,002824</text:p>
          </table:table-cell>
          <table:table-cell office:value-type="float" office:value="0.002823" calcext:value-type="float">
            <text:p>0,002823</text:p>
          </table:table-cell>
          <table:table-cell office:value-type="float" office:value="0.003007" calcext:value-type="float">
            <text:p>0,003007</text:p>
          </table:table-cell>
          <table:table-cell office:value-type="float" office:value="0.003341" calcext:value-type="float">
            <text:p>0,003341</text:p>
          </table:table-cell>
          <table:table-cell office:value-type="float" office:value="0.004107" calcext:value-type="float">
            <text:p>0,004107</text:p>
          </table:table-cell>
          <table:table-cell table:number-columns-repeated="3" office:value-type="float" office:value="0.003766" calcext:value-type="float">
            <text:p>0,003766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3765" calcext:value-type="float">
            <text:p>0,003765</text:p>
          </table:table-cell>
          <table:table-cell office:value-type="float" office:value="0.004108" calcext:value-type="float">
            <text:p>0,004108</text:p>
          </table:table-cell>
          <table:table-cell office:value-type="float" office:value="0.004146" calcext:value-type="float">
            <text:p>0,004146</text:p>
          </table:table-cell>
          <table:table-cell office:value-type="float" office:value="0.005495" calcext:value-type="float">
            <text:p>0,005495</text:p>
          </table:table-cell>
          <table:table-cell office:value-type="float" office:value="0.005855" calcext:value-type="float">
            <text:p>0,005855</text:p>
          </table:table-cell>
          <table:table-cell office:value-type="float" office:value="0.004837" calcext:value-type="float">
            <text:p>0,004837</text:p>
          </table:table-cell>
          <table:table-cell office:value-type="float" office:value="0.005255" calcext:value-type="float">
            <text:p>0,005255</text:p>
          </table:table-cell>
          <table:table-cell office:value-type="float" office:value="0.004372" calcext:value-type="float">
            <text:p>0,004372</text:p>
          </table:table-cell>
          <table:table-cell office:value-type="float" office:value="0.00458" calcext:value-type="float">
            <text:p>0,00458</text:p>
          </table:table-cell>
          <table:table-cell office:value-type="float" office:value="0.00417" calcext:value-type="float">
            <text:p>0,00417</text:p>
          </table:table-cell>
          <table:table-cell office:value-type="float" office:value="0.004403" calcext:value-type="float">
            <text:p>0,004403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.00369" calcext:value-type="float">
            <text:p>0,00369</text:p>
          </table:table-cell>
          <table:table-cell office:value-type="float" office:value="0.003571" calcext:value-type="float">
            <text:p>0,003571</text:p>
          </table:table-cell>
          <table:table-cell office:value-type="float" office:value="0.004194" calcext:value-type="float">
            <text:p>0,004194</text:p>
          </table:table-cell>
          <table:table-cell office:value-type="float" office:value="0.005832" calcext:value-type="float">
            <text:p>0,005832</text:p>
          </table:table-cell>
          <table:table-cell office:value-type="float" office:value="0.004611" calcext:value-type="float">
            <text:p>0,004611</text:p>
          </table:table-cell>
          <table:table-cell office:value-type="float" office:value="0.005843" calcext:value-type="float">
            <text:p>0,005843</text:p>
          </table:table-cell>
          <table:table-cell office:value-type="float" office:value="0.009671" calcext:value-type="float">
            <text:p>0,009671</text:p>
          </table:table-cell>
          <table:table-cell office:value-type="float" office:value="0.010226" calcext:value-type="float">
            <text:p>0,010226</text:p>
          </table:table-cell>
          <table:table-cell office:value-type="float" office:value="0.007462" calcext:value-type="float">
            <text:p>0,007462</text:p>
          </table:table-cell>
          <table:table-cell office:value-type="float" office:value="0.008158" calcext:value-type="float">
            <text:p>0,008158</text:p>
          </table:table-cell>
          <table:table-cell office:value-type="float" office:value="0.006708" calcext:value-type="float">
            <text:p>0,006708</text:p>
          </table:table-cell>
          <table:table-cell office:value-type="float" office:value="0.008084" calcext:value-type="float">
            <text:p>0,008084</text:p>
          </table:table-cell>
          <table:table-cell office:value-type="float" office:value="0.005294" calcext:value-type="float">
            <text:p>0,005294</text:p>
          </table:table-cell>
          <table:table-cell office:value-type="float" office:value="0.006447" calcext:value-type="float">
            <text:p>0,006447</text:p>
          </table:table-cell>
          <table:table-cell office:value-type="float" office:value="0.00393" calcext:value-type="float">
            <text:p>0,00393</text:p>
          </table:table-cell>
          <table:table-cell office:value-type="float" office:value="0.003931" calcext:value-type="float">
            <text:p>0,003931</text:p>
          </table:table-cell>
          <table:table-cell office:value-type="float" office:value="0.003609" calcext:value-type="float">
            <text:p>0,003609</text:p>
          </table:table-cell>
          <table:table-cell office:value-type="float" office:value="0.003928" calcext:value-type="float">
            <text:p>0,003928</text:p>
          </table:table-cell>
          <table:table-cell office:value-type="float" office:value="0.004256" calcext:value-type="float">
            <text:p>0,004256</text:p>
          </table:table-cell>
          <table:table-cell office:value-type="float" office:value="0.004435" calcext:value-type="float">
            <text:p>0,004435</text:p>
          </table:table-cell>
          <table:table-cell office:value-type="float" office:value="0.005148" calcext:value-type="float">
            <text:p>0,005148</text:p>
          </table:table-cell>
          <table:table-cell office:value-type="float" office:value="0.004004" calcext:value-type="float">
            <text:p>0,004004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06925" calcext:value-type="float">
            <text:p>0,006925</text:p>
          </table:table-cell>
          <table:table-cell office:value-type="float" office:value="0.00514" calcext:value-type="float">
            <text:p>0,00514</text:p>
          </table:table-cell>
          <table:table-cell office:value-type="float" office:value="0.005912" calcext:value-type="float">
            <text:p>0,005912</text:p>
          </table:table-cell>
          <table:table-cell office:value-type="float" office:value="0.004583" calcext:value-type="float">
            <text:p>0,004583</text:p>
          </table:table-cell>
          <table:table-cell office:value-type="float" office:value="0.006536" calcext:value-type="float">
            <text:p>0,006536</text:p>
          </table:table-cell>
          <table:table-cell office:value-type="float" office:value="0.007529" calcext:value-type="float">
            <text:p>0,007529</text:p>
          </table:table-cell>
          <table:table-cell office:value-type="float" office:value="0.007976" calcext:value-type="float">
            <text:p>0,007976</text:p>
          </table:table-cell>
          <table:table-cell office:value-type="float" office:value="0.006386" calcext:value-type="float">
            <text:p>0,006386</text:p>
          </table:table-cell>
          <table:table-cell office:value-type="float" office:value="0.006457" calcext:value-type="float">
            <text:p>0,006457</text:p>
          </table:table-cell>
          <table:table-cell office:value-type="float" office:value="0.005352" calcext:value-type="float">
            <text:p>0,005352</text:p>
          </table:table-cell>
          <table:table-cell office:value-type="float" office:value="0.005011" calcext:value-type="float">
            <text:p>0,005011</text:p>
          </table:table-cell>
          <table:table-cell office:value-type="float" office:value="0.004991" calcext:value-type="float">
            <text:p>0,004991</text:p>
          </table:table-cell>
          <table:table-cell office:value-type="float" office:value="0.004304" calcext:value-type="float">
            <text:p>0,004304</text:p>
          </table:table-cell>
          <table:table-cell office:value-type="float" office:value="0.005509" calcext:value-type="float">
            <text:p>0,005509</text:p>
          </table:table-cell>
          <table:table-cell office:value-type="float" office:value="0.003983" calcext:value-type="float">
            <text:p>0,003983</text:p>
          </table:table-cell>
          <table:table-cell office:value-type="float" office:value="0.004752" calcext:value-type="float">
            <text:p>0,004752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375" calcext:value-type="float">
            <text:p>0,00375</text:p>
          </table:table-cell>
          <table:table-cell office:value-type="float" office:value="0.003643" calcext:value-type="float">
            <text:p>0,003643</text:p>
          </table:table-cell>
          <table:table-cell office:value-type="float" office:value="0.004067" calcext:value-type="float">
            <text:p>0,004067</text:p>
          </table:table-cell>
          <table:table-cell office:value-type="float" office:value="0.003345" calcext:value-type="float">
            <text:p>0,003345</text:p>
          </table:table-cell>
          <table:table-cell office:value-type="float" office:value="0.003762" calcext:value-type="float">
            <text:p>0,003762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0.003146" calcext:value-type="float">
            <text:p>0,003146</text:p>
          </table:table-cell>
          <table:table-cell office:value-type="float" office:value="0.003159" calcext:value-type="float">
            <text:p>0,003159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2659" calcext:value-type="float">
            <text:p>0,002659</text:p>
          </table:table-cell>
          <table:table-cell office:value-type="float" office:value="0.002668" calcext:value-type="float">
            <text:p>0,002668</text:p>
          </table:table-cell>
          <table:table-cell office:value-type="float" office:value="0.002707" calcext:value-type="float">
            <text:p>0,002707</text:p>
          </table:table-cell>
          <table:table-cell office:value-type="float" office:value="0.002659" calcext:value-type="float">
            <text:p>0,002659</text:p>
          </table:table-cell>
          <table:table-cell office:value-type="float" office:value="0.002657" calcext:value-type="float">
            <text:p>0,002657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0.002653" calcext:value-type="float">
            <text:p>0,002653</text:p>
          </table:table-cell>
          <table:table-cell office:value-type="float" office:value="0.002774" calcext:value-type="float">
            <text:p>0,002774</text:p>
          </table:table-cell>
          <table:table-cell office:value-type="float" office:value="0.003263" calcext:value-type="float">
            <text:p>0,003263</text:p>
          </table:table-cell>
          <table:table-cell office:value-type="float" office:value="0.00396" calcext:value-type="float">
            <text:p>0,00396</text:p>
          </table:table-cell>
          <table:table-cell office:value-type="float" office:value="0.003435" calcext:value-type="float">
            <text:p>0,003435</text:p>
          </table:table-cell>
          <table:table-cell office:value-type="float" office:value="0.004591" calcext:value-type="float">
            <text:p>0,004591</text:p>
          </table:table-cell>
          <table:table-cell office:value-type="float" office:value="0.005267" calcext:value-type="float">
            <text:p>0,005267</text:p>
          </table:table-cell>
          <table:table-cell office:value-type="float" office:value="0.006842" calcext:value-type="float">
            <text:p>0,006842</text:p>
          </table:table-cell>
          <table:table-cell office:value-type="float" office:value="0.008554" calcext:value-type="float">
            <text:p>0,008554</text:p>
          </table:table-cell>
          <table:table-cell office:value-type="float" office:value="0.006491" calcext:value-type="float">
            <text:p>0,006491</text:p>
          </table:table-cell>
          <table:table-cell office:value-type="float" office:value="0.00686" calcext:value-type="float">
            <text:p>0,00686</text:p>
          </table:table-cell>
          <table:table-cell office:value-type="float" office:value="0.005898" calcext:value-type="float">
            <text:p>0,005898</text:p>
          </table:table-cell>
          <table:table-cell office:value-type="float" office:value="0.005584" calcext:value-type="float">
            <text:p>0,005584</text:p>
          </table:table-cell>
          <table:table-cell office:value-type="float" office:value="0.005074" calcext:value-type="float">
            <text:p>0,005074</text:p>
          </table:table-cell>
          <table:table-cell office:value-type="float" office:value="0.005095" calcext:value-type="float">
            <text:p>0,005095</text:p>
          </table:table-cell>
          <table:table-cell office:value-type="float" office:value="0.004572" calcext:value-type="float">
            <text:p>0,004572</text:p>
          </table:table-cell>
          <table:table-cell office:value-type="float" office:value="0.004754" calcext:value-type="float">
            <text:p>0,004754</text:p>
          </table:table-cell>
          <table:table-cell office:value-type="float" office:value="0.004424" calcext:value-type="float">
            <text:p>0,004424</text:p>
          </table:table-cell>
          <table:table-cell office:value-type="float" office:value="0.003929" calcext:value-type="float">
            <text:p>0,003929</text:p>
          </table:table-cell>
          <table:table-cell office:value-type="float" office:value="0.004792" calcext:value-type="float">
            <text:p>0,004792</text:p>
          </table:table-cell>
          <table:table-cell office:value-type="float" office:value="0.003979" calcext:value-type="float">
            <text:p>0,003979</text:p>
          </table:table-cell>
          <table:table-cell office:value-type="float" office:value="0.004667" calcext:value-type="float">
            <text:p>0,004667</text:p>
          </table:table-cell>
          <table:table-cell office:value-type="float" office:value="0.009487" calcext:value-type="float">
            <text:p>0,009487</text:p>
          </table:table-cell>
          <table:table-cell office:value-type="float" office:value="0.007779" calcext:value-type="float">
            <text:p>0,007779</text:p>
          </table:table-cell>
          <table:table-cell office:value-type="float" office:value="0.008514" calcext:value-type="float">
            <text:p>0,008514</text:p>
          </table:table-cell>
          <table:table-cell office:value-type="float" office:value="0.006488" calcext:value-type="float">
            <text:p>0,006488</text:p>
          </table:table-cell>
          <table:table-cell office:value-type="float" office:value="0.006776" calcext:value-type="float">
            <text:p>0,006776</text:p>
          </table:table-cell>
          <table:table-cell office:value-type="float" office:value="0.005027" calcext:value-type="float">
            <text:p>0,005027</text:p>
          </table:table-cell>
          <table:table-cell office:value-type="float" office:value="0.005299" calcext:value-type="float">
            <text:p>0,005299</text:p>
          </table:table-cell>
          <table:table-cell office:value-type="float" office:value="0.004302" calcext:value-type="float">
            <text:p>0,004302</text:p>
          </table:table-cell>
          <table:table-cell office:value-type="float" office:value="0.004481" calcext:value-type="float">
            <text:p>0,004481</text:p>
          </table:table-cell>
          <table:table-cell office:value-type="float" office:value="0.004301" calcext:value-type="float">
            <text:p>0,004301</text:p>
          </table:table-cell>
          <table:table-cell office:value-type="float" office:value="0.004389" calcext:value-type="float">
            <text:p>0,004389</text:p>
          </table:table-cell>
          <table:table-cell office:value-type="float" office:value="0.004907" calcext:value-type="float">
            <text:p>0,004907</text:p>
          </table:table-cell>
          <table:table-cell office:value-type="float" office:value="0.003782" calcext:value-type="float">
            <text:p>0,003782</text:p>
          </table:table-cell>
          <table:table-cell office:value-type="float" office:value="0.004784" calcext:value-type="float">
            <text:p>0,004784</text:p>
          </table:table-cell>
          <table:table-cell office:value-type="float" office:value="0.005324" calcext:value-type="float">
            <text:p>0,005324</text:p>
          </table:table-cell>
          <table:table-cell office:value-type="float" office:value="0.005319" calcext:value-type="float">
            <text:p>0,005319</text:p>
          </table:table-cell>
          <table:table-cell office:value-type="float" office:value="0.005318" calcext:value-type="float">
            <text:p>0,005318</text:p>
          </table:table-cell>
          <table:table-cell office:value-type="float" office:value="0.005051" calcext:value-type="float">
            <text:p>0,005051</text:p>
          </table:table-cell>
          <table:table-cell office:value-type="float" office:value="0.005103" calcext:value-type="float">
            <text:p>0,005103</text:p>
          </table:table-cell>
          <table:table-cell office:value-type="float" office:value="0.004601" calcext:value-type="float">
            <text:p>0,004601</text:p>
          </table:table-cell>
          <table:table-cell office:value-type="float" office:value="0.004764" calcext:value-type="float">
            <text:p>0,004764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4305" calcext:value-type="float">
            <text:p>0,004305</text:p>
          </table:table-cell>
          <table:table-cell office:value-type="float" office:value="0.005019" calcext:value-type="float">
            <text:p>0,005019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4086" calcext:value-type="float">
            <text:p>0,004086</text:p>
          </table:table-cell>
          <table:table-cell office:value-type="float" office:value="0.003346" calcext:value-type="float">
            <text:p>0,003346</text:p>
          </table:table-cell>
          <table:table-cell office:value-type="float" office:value="0.003819" calcext:value-type="float">
            <text:p>0,003819</text:p>
          </table:table-cell>
          <table:table-cell office:value-type="float" office:value="0.003147" calcext:value-type="float">
            <text:p>0,003147</text:p>
          </table:table-cell>
          <table:table-cell office:value-type="float" office:value="0.003736" calcext:value-type="float">
            <text:p>0,003736</text:p>
          </table:table-cell>
          <table:table-cell office:value-type="float" office:value="0.003304" calcext:value-type="float">
            <text:p>0,003304</text:p>
          </table:table-cell>
          <table:table-cell office:value-type="float" office:value="0.003873" calcext:value-type="float">
            <text:p>0,003873</text:p>
          </table:table-cell>
          <table:table-cell office:value-type="float" office:value="0.003111" calcext:value-type="float">
            <text:p>0,003111</text:p>
          </table:table-cell>
          <table:table-cell office:value-type="float" office:value="0.003232" calcext:value-type="float">
            <text:p>0,003232</text:p>
          </table:table-cell>
          <table:table-cell office:value-type="float" office:value="0.002759" calcext:value-type="float">
            <text:p>0,002759</text:p>
          </table:table-cell>
          <table:table-cell office:value-type="float" office:value="0.002989" calcext:value-type="float">
            <text:p>0,002989</text:p>
          </table:table-cell>
          <table:table-cell office:value-type="float" office:value="0.002738" calcext:value-type="float">
            <text:p>0,002738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3766" calcext:value-type="float">
            <text:p>0,003766</text:p>
          </table:table-cell>
          <table:table-cell office:value-type="float" office:value="0.003133" calcext:value-type="float">
            <text:p>0,003133</text:p>
          </table:table-cell>
          <table:table-cell office:value-type="float" office:value="0.003146" calcext:value-type="float">
            <text:p>0,003146</text:p>
          </table:table-cell>
          <table:table-cell office:value-type="float" office:value="0.00336" calcext:value-type="float">
            <text:p>0,00336</text:p>
          </table:table-cell>
          <table:table-cell office:value-type="float" office:value="0.003519" calcext:value-type="float">
            <text:p>0,003519</text:p>
          </table:table-cell>
          <table:table-cell office:value-type="float" office:value="0.002927" calcext:value-type="float">
            <text:p>0,002927</text:p>
          </table:table-cell>
          <table:table-cell office:value-type="float" office:value="0.003495" calcext:value-type="float">
            <text:p>0,003495</text:p>
          </table:table-cell>
          <table:table-cell office:value-type="float" office:value="0.003019" calcext:value-type="float">
            <text:p>0,003019</text:p>
          </table:table-cell>
          <table:table-cell office:value-type="float" office:value="0.002911" calcext:value-type="float">
            <text:p>0,002911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3165" calcext:value-type="float">
            <text:p>0,003165</text:p>
          </table:table-cell>
          <table:table-cell office:value-type="float" office:value="0.003892" calcext:value-type="float">
            <text:p>0,003892</text:p>
          </table:table-cell>
          <table:table-cell office:value-type="float" office:value="0.004709" calcext:value-type="float">
            <text:p>0,004709</text:p>
          </table:table-cell>
          <table:table-cell office:value-type="float" office:value="0.003704" calcext:value-type="float">
            <text:p>0,003704</text:p>
          </table:table-cell>
          <table:table-cell office:value-type="float" office:value="0.004479" calcext:value-type="float">
            <text:p>0,004479</text:p>
          </table:table-cell>
          <table:table-cell office:value-type="float" office:value="0.003474" calcext:value-type="float">
            <text:p>0,003474</text:p>
          </table:table-cell>
          <table:table-cell office:value-type="float" office:value="0.003967" calcext:value-type="float">
            <text:p>0,003967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3573" calcext:value-type="float">
            <text:p>0,003573</text:p>
          </table:table-cell>
          <table:table-cell office:value-type="float" office:value="0.003053" calcext:value-type="float">
            <text:p>0,003053</text:p>
          </table:table-cell>
          <table:table-cell office:value-type="float" office:value="0.003308" calcext:value-type="float">
            <text:p>0,003308</text:p>
          </table:table-cell>
          <table:table-cell office:value-type="float" office:value="0.003115" calcext:value-type="float">
            <text:p>0,003115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3819" calcext:value-type="float">
            <text:p>0,003819</text:p>
          </table:table-cell>
          <table:table-cell office:value-type="float" office:value="0.003347" calcext:value-type="float">
            <text:p>0,003347</text:p>
          </table:table-cell>
          <table:table-cell office:value-type="float" office:value="0.003809" calcext:value-type="float">
            <text:p>0,003809</text:p>
          </table:table-cell>
          <table:table-cell office:value-type="float" office:value="0.003011" calcext:value-type="float">
            <text:p>0,003011</text:p>
          </table:table-cell>
          <table:table-cell office:value-type="float" office:value="0.003274" calcext:value-type="float">
            <text:p>0,003274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2738" calcext:value-type="float">
            <text:p>0,002738</text:p>
          </table:table-cell>
          <table:table-cell office:value-type="float" office:value="0.002742" calcext:value-type="float">
            <text:p>0,002742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2823" calcext:value-type="float">
            <text:p>0,002823</text:p>
          </table:table-cell>
          <table:table-cell office:value-type="float" office:value="0.002962" calcext:value-type="float">
            <text:p>0,002962</text:p>
          </table:table-cell>
          <table:table-cell office:value-type="float" office:value="0.003011" calcext:value-type="float">
            <text:p>0,003011</text:p>
          </table:table-cell>
          <table:table-cell office:value-type="float" office:value="0.003563" calcext:value-type="float">
            <text:p>0,003563</text:p>
          </table:table-cell>
          <table:table-cell office:value-type="float" office:value="0.003767" calcext:value-type="float">
            <text:p>0,003767</text:p>
          </table:table-cell>
          <table:table-cell office:value-type="float" office:value="0.003763" calcext:value-type="float">
            <text:p>0,003763</text:p>
          </table:table-cell>
          <table:table-cell office:value-type="float" office:value="0.004471" calcext:value-type="float">
            <text:p>0,004471</text:p>
          </table:table-cell>
          <table:table-cell office:value-type="float" office:value="0.003626" calcext:value-type="float">
            <text:p>0,003626</text:p>
          </table:table-cell>
          <table:table-cell office:value-type="float" office:value="0.003447" calcext:value-type="float">
            <text:p>0,003447</text:p>
          </table:table-cell>
          <table:table-cell office:value-type="float" office:value="0.003418" calcext:value-type="float">
            <text:p>0,003418</text:p>
          </table:table-cell>
          <table:table-cell office:value-type="float" office:value="0.003406" calcext:value-type="float">
            <text:p>0,003406</text:p>
          </table:table-cell>
          <table:table-cell office:value-type="float" office:value="0.003528" calcext:value-type="float">
            <text:p>0,003528</text:p>
          </table:table-cell>
          <table:table-cell office:value-type="float" office:value="0.003509" calcext:value-type="float">
            <text:p>0,003509</text:p>
          </table:table-cell>
          <table:table-cell office:value-type="float" office:value="0.003334" calcext:value-type="float">
            <text:p>0,003334</text:p>
          </table:table-cell>
          <table:table-cell office:value-type="float" office:value="0.003727" calcext:value-type="float">
            <text:p>0,003727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2945" calcext:value-type="float">
            <text:p>0,002945</text:p>
          </table:table-cell>
          <table:table-cell office:value-type="float" office:value="0.003114" calcext:value-type="float">
            <text:p>0,003114</text:p>
          </table:table-cell>
          <table:table-cell office:value-type="float" office:value="0.003111" calcext:value-type="float">
            <text:p>0,003111</text:p>
          </table:table-cell>
          <table:table-cell office:value-type="float" office:value="0.002773" calcext:value-type="float">
            <text:p>0,002773</text:p>
          </table:table-cell>
          <table:table-cell office:value-type="float" office:value="0.003045" calcext:value-type="float">
            <text:p>0,003045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0.003694" calcext:value-type="float">
            <text:p>0,003694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03551" calcext:value-type="float">
            <text:p>0,003551</text:p>
          </table:table-cell>
          <table:table-cell office:value-type="float" office:value="0.003452" calcext:value-type="float">
            <text:p>0,003452</text:p>
          </table:table-cell>
          <table:table-cell office:value-type="float" office:value="0.00336" calcext:value-type="float">
            <text:p>0,00336</text:p>
          </table:table-cell>
          <table:table-cell office:value-type="float" office:value="0.003534" calcext:value-type="float">
            <text:p>0,003534</text:p>
          </table:table-cell>
          <table:table-cell office:value-type="float" office:value="0.003041" calcext:value-type="float">
            <text:p>0,003041</text:p>
          </table:table-cell>
          <table:table-cell office:value-type="float" office:value="0.003555" calcext:value-type="float">
            <text:p>0,003555</text:p>
          </table:table-cell>
          <table:table-cell office:value-type="float" office:value="0.003017" calcext:value-type="float">
            <text:p>0,003017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3528" calcext:value-type="float">
            <text:p>0,003528</text:p>
          </table:table-cell>
          <table:table-cell office:value-type="float" office:value="0.004779" calcext:value-type="float">
            <text:p>0,004779</text:p>
          </table:table-cell>
          <table:table-cell office:value-type="float" office:value="0.003749" calcext:value-type="float">
            <text:p>0,003749</text:p>
          </table:table-cell>
          <table:table-cell office:value-type="float" office:value="0.005245" calcext:value-type="float">
            <text:p>0,005245</text:p>
          </table:table-cell>
          <table:table-cell office:value-type="float" office:value="0.007578" calcext:value-type="float">
            <text:p>0,007578</text:p>
          </table:table-cell>
          <table:table-cell office:value-type="float" office:value="0.006581" calcext:value-type="float">
            <text:p>0,006581</text:p>
          </table:table-cell>
          <table:table-cell office:value-type="float" office:value="0.006649" calcext:value-type="float">
            <text:p>0,006649</text:p>
          </table:table-cell>
          <table:table-cell office:value-type="float" office:value="0.00548" calcext:value-type="float">
            <text:p>0,00548</text:p>
          </table:table-cell>
          <table:table-cell office:value-type="float" office:value="0.005316" calcext:value-type="float">
            <text:p>0,005316</text:p>
          </table:table-cell>
          <table:table-cell office:value-type="float" office:value="0.005062" calcext:value-type="float">
            <text:p>0,005062</text:p>
          </table:table-cell>
          <table:table-cell office:value-type="float" office:value="0.004772" calcext:value-type="float">
            <text:p>0,004772</text:p>
          </table:table-cell>
          <table:table-cell office:value-type="float" office:value="0.005288" calcext:value-type="float">
            <text:p>0,005288</text:p>
          </table:table-cell>
          <table:table-cell office:value-type="float" office:value="0.004403" calcext:value-type="float">
            <text:p>0,004403</text:p>
          </table:table-cell>
          <table:table-cell office:value-type="float" office:value="0.004321" calcext:value-type="float">
            <text:p>0,004321</text:p>
          </table:table-cell>
          <table:table-cell office:value-type="float" office:value="0.004146" calcext:value-type="float">
            <text:p>0,004146</text:p>
          </table:table-cell>
          <table:table-cell office:value-type="float" office:value="0.004199" calcext:value-type="float">
            <text:p>0,004199</text:p>
          </table:table-cell>
          <table:table-cell office:value-type="float" office:value="0.003474" calcext:value-type="float">
            <text:p>0,003474</text:p>
          </table:table-cell>
          <table:table-cell office:value-type="float" office:value="0.003932" calcext:value-type="float">
            <text:p>0,003932</text:p>
          </table:table-cell>
          <table:table-cell office:value-type="float" office:value="0.003255" calcext:value-type="float">
            <text:p>0,003255</text:p>
          </table:table-cell>
          <table:table-cell office:value-type="float" office:value="0.003941" calcext:value-type="float">
            <text:p>0,003941</text:p>
          </table:table-cell>
          <table:table-cell office:value-type="float" office:value="0.003312" calcext:value-type="float">
            <text:p>0,003312</text:p>
          </table:table-cell>
          <table:table-cell office:value-type="float" office:value="0.003992" calcext:value-type="float">
            <text:p>0,003992</text:p>
          </table:table-cell>
          <table:table-cell office:value-type="float" office:value="0.003301" calcext:value-type="float">
            <text:p>0,003301</text:p>
          </table:table-cell>
          <table:table-cell office:value-type="float" office:value="0.003219" calcext:value-type="float">
            <text:p>0,003219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3551" calcext:value-type="float">
            <text:p>0,003551</text:p>
          </table:table-cell>
          <table:table-cell office:value-type="float" office:value="0.004561" calcext:value-type="float">
            <text:p>0,004561</text:p>
          </table:table-cell>
          <table:table-cell office:value-type="float" office:value="0.003928" calcext:value-type="float">
            <text:p>0,003928</text:p>
          </table:table-cell>
          <table:table-cell office:value-type="float" office:value="0.00443" calcext:value-type="float">
            <text:p>0,00443</text:p>
          </table:table-cell>
          <table:table-cell office:value-type="float" office:value="0.005902" calcext:value-type="float">
            <text:p>0,005902</text:p>
          </table:table-cell>
          <table:table-cell office:value-type="float" office:value="0.004302" calcext:value-type="float">
            <text:p>0,004302</text:p>
          </table:table-cell>
          <table:table-cell office:value-type="float" office:value="0.004961" calcext:value-type="float">
            <text:p>0,004961</text:p>
          </table:table-cell>
          <table:table-cell office:value-type="float" office:value="0.004374" calcext:value-type="float">
            <text:p>0,004374</text:p>
          </table:table-cell>
          <table:table-cell office:value-type="float" office:value="0.004535" calcext:value-type="float">
            <text:p>0,004535</text:p>
          </table:table-cell>
          <table:table-cell office:value-type="float" office:value="0.003766" calcext:value-type="float">
            <text:p>0,003766</text:p>
          </table:table-cell>
          <table:table-cell office:value-type="float" office:value="0.003914" calcext:value-type="float">
            <text:p>0,003914</text:p>
          </table:table-cell>
          <table:table-cell office:value-type="float" office:value="0.00347" calcext:value-type="float">
            <text:p>0,00347</text:p>
          </table:table-cell>
          <table:table-cell office:value-type="float" office:value="0.00412" calcext:value-type="float">
            <text:p>0,00412</text:p>
          </table:table-cell>
          <table:table-cell office:value-type="float" office:value="0.003357" calcext:value-type="float">
            <text:p>0,003357</text:p>
          </table:table-cell>
          <table:table-cell office:value-type="float" office:value="0.003992" calcext:value-type="float">
            <text:p>0,003992</text:p>
          </table:table-cell>
          <table:table-cell office:value-type="float" office:value="0.003011" calcext:value-type="float">
            <text:p>0,003011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3276" calcext:value-type="float">
            <text:p>0,003276</text:p>
          </table:table-cell>
          <table:table-cell office:value-type="float" office:value="0.003324" calcext:value-type="float">
            <text:p>0,003324</text:p>
          </table:table-cell>
          <table:table-cell office:value-type="float" office:value="0.002819" calcext:value-type="float">
            <text:p>0,002819</text:p>
          </table:table-cell>
          <table:table-cell office:value-type="float" office:value="0.003325" calcext:value-type="float">
            <text:p>0,003325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3586" calcext:value-type="float">
            <text:p>0,003586</text:p>
          </table:table-cell>
          <table:table-cell office:value-type="float" office:value="0.003476" calcext:value-type="float">
            <text:p>0,003476</text:p>
          </table:table-cell>
          <table:table-cell office:value-type="float" office:value="0.003882" calcext:value-type="float">
            <text:p>0,003882</text:p>
          </table:table-cell>
          <table:table-cell table:number-columns-repeated="2" office:value-type="float" office:value="0.003222" calcext:value-type="float">
            <text:p>0,003222</text:p>
          </table:table-cell>
          <table:table-cell office:value-type="float" office:value="0.003756" calcext:value-type="float">
            <text:p>0,003756</text:p>
          </table:table-cell>
          <table:table-cell office:value-type="float" office:value="0.003777" calcext:value-type="float">
            <text:p>0,003777</text:p>
          </table:table-cell>
          <table:table-cell office:value-type="float" office:value="0.003766" calcext:value-type="float">
            <text:p>0,003766</text:p>
          </table:table-cell>
          <table:table-cell office:value-type="float" office:value="0.003535" calcext:value-type="float">
            <text:p>0,003535</text:p>
          </table:table-cell>
          <table:table-cell office:value-type="float" office:value="0.003766" calcext:value-type="float">
            <text:p>0,003766</text:p>
          </table:table-cell>
          <table:table-cell office:value-type="float" office:value="0.003115" calcext:value-type="float">
            <text:p>0,003115</text:p>
          </table:table-cell>
          <table:table-cell office:value-type="float" office:value="0.003199" calcext:value-type="float">
            <text:p>0,003199</text:p>
          </table:table-cell>
          <table:table-cell office:value-type="float" office:value="0.003394" calcext:value-type="float">
            <text:p>0,003394</text:p>
          </table:table-cell>
          <table:table-cell office:value-type="float" office:value="0.003399" calcext:value-type="float">
            <text:p>0,003399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3537" calcext:value-type="float">
            <text:p>0,003537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306" calcext:value-type="float">
            <text:p>0,00306</text:p>
          </table:table-cell>
          <table:table-cell office:value-type="float" office:value="0.002824" calcext:value-type="float">
            <text:p>0,002824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0.004146" calcext:value-type="float">
            <text:p>0,004146</text:p>
          </table:table-cell>
          <table:table-cell office:value-type="float" office:value="0.003476" calcext:value-type="float">
            <text:p>0,003476</text:p>
          </table:table-cell>
          <table:table-cell office:value-type="float" office:value="0.003942" calcext:value-type="float">
            <text:p>0,003942</text:p>
          </table:table-cell>
          <table:table-cell office:value-type="float" office:value="0.003225" calcext:value-type="float">
            <text:p>0,003225</text:p>
          </table:table-cell>
          <table:table-cell office:value-type="float" office:value="0.003539" calcext:value-type="float">
            <text:p>0,003539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0.002911" calcext:value-type="float">
            <text:p>0,002911</text:p>
          </table:table-cell>
          <table:table-cell office:value-type="float" office:value="0.002647" calcext:value-type="float">
            <text:p>0,002647</text:p>
          </table:table-cell>
          <table:table-cell office:value-type="float" office:value="0.003326" calcext:value-type="float">
            <text:p>0,003326</text:p>
          </table:table-cell>
          <table:table-cell office:value-type="float" office:value="0.003765" calcext:value-type="float">
            <text:p>0,003765</text:p>
          </table:table-cell>
          <table:table-cell office:value-type="float" office:value="0.003446" calcext:value-type="float">
            <text:p>0,003446</text:p>
          </table:table-cell>
          <table:table-cell office:value-type="float" office:value="0.003608" calcext:value-type="float">
            <text:p>0,003608</text:p>
          </table:table-cell>
          <table:table-cell office:value-type="float" office:value="0.004444" calcext:value-type="float">
            <text:p>0,004444</text:p>
          </table:table-cell>
          <table:table-cell office:value-type="float" office:value="0.006941" calcext:value-type="float">
            <text:p>0,006941</text:p>
          </table:table-cell>
          <table:table-cell office:value-type="float" office:value="0.006198" calcext:value-type="float">
            <text:p>0,006198</text:p>
          </table:table-cell>
          <table:table-cell office:value-type="float" office:value="0.007835" calcext:value-type="float">
            <text:p>0,007835</text:p>
          </table:table-cell>
          <table:table-cell office:value-type="float" office:value="0.00725" calcext:value-type="float">
            <text:p>0,00725</text:p>
          </table:table-cell>
          <table:table-cell office:value-type="float" office:value="0.006521" calcext:value-type="float">
            <text:p>0,006521</text:p>
          </table:table-cell>
          <table:table-cell office:value-type="float" office:value="0.006611" calcext:value-type="float">
            <text:p>0,006611</text:p>
          </table:table-cell>
          <table:table-cell office:value-type="float" office:value="0.005121" calcext:value-type="float">
            <text:p>0,005121</text:p>
          </table:table-cell>
          <table:table-cell office:value-type="float" office:value="0.006518" calcext:value-type="float">
            <text:p>0,006518</text:p>
          </table:table-cell>
          <table:table-cell office:value-type="float" office:value="0.004816" calcext:value-type="float">
            <text:p>0,004816</text:p>
          </table:table-cell>
          <table:table-cell office:value-type="float" office:value="0.004712" calcext:value-type="float">
            <text:p>0,004712</text:p>
          </table:table-cell>
          <table:table-cell office:value-type="float" office:value="0.004519" calcext:value-type="float">
            <text:p>0,004519</text:p>
          </table:table-cell>
          <table:table-cell office:value-type="float" office:value="0.005762" calcext:value-type="float">
            <text:p>0,005762</text:p>
          </table:table-cell>
          <table:table-cell office:value-type="float" office:value="0.008429" calcext:value-type="float">
            <text:p>0,008429</text:p>
          </table:table-cell>
          <table:table-cell office:value-type="float" office:value="0.005872" calcext:value-type="float">
            <text:p>0,005872</text:p>
          </table:table-cell>
          <table:table-cell office:value-type="float" office:value="0.006874" calcext:value-type="float">
            <text:p>0,006874</text:p>
          </table:table-cell>
          <table:table-cell office:value-type="float" office:value="0.005062" calcext:value-type="float">
            <text:p>0,005062</text:p>
          </table:table-cell>
          <table:table-cell office:value-type="float" office:value="0.006144" calcext:value-type="float">
            <text:p>0,006144</text:p>
          </table:table-cell>
          <table:table-cell office:value-type="float" office:value="0.003928" calcext:value-type="float">
            <text:p>0,003928</text:p>
          </table:table-cell>
          <table:table-cell office:value-type="float" office:value="0.004924" calcext:value-type="float">
            <text:p>0,004924</text:p>
          </table:table-cell>
          <table:table-cell office:value-type="float" office:value="0.004107" calcext:value-type="float">
            <text:p>0,00410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3524" calcext:value-type="float">
            <text:p>0,003524</text:p>
          </table:table-cell>
          <table:table-cell office:value-type="float" office:value="0.004663" calcext:value-type="float">
            <text:p>0,004663</text:p>
          </table:table-cell>
          <table:table-cell office:value-type="float" office:value="0.006189" calcext:value-type="float">
            <text:p>0,006189</text:p>
          </table:table-cell>
          <table:table-cell office:value-type="float" office:value="0.004813" calcext:value-type="float">
            <text:p>0,004813</text:p>
          </table:table-cell>
          <table:table-cell office:value-type="float" office:value="0.005584" calcext:value-type="float">
            <text:p>0,005584</text:p>
          </table:table-cell>
          <table:table-cell office:value-type="float" office:value="0.006955" calcext:value-type="float">
            <text:p>0,006955</text:p>
          </table:table-cell>
          <table:table-cell office:value-type="float" office:value="0.005047" calcext:value-type="float">
            <text:p>0,005047</text:p>
          </table:table-cell>
          <table:table-cell office:value-type="float" office:value="0.005918" calcext:value-type="float">
            <text:p>0,005918</text:p>
          </table:table-cell>
          <table:table-cell office:value-type="float" office:value="0.004108" calcext:value-type="float">
            <text:p>0,004108</text:p>
          </table:table-cell>
          <table:table-cell office:value-type="float" office:value="0.005075" calcext:value-type="float">
            <text:p>0,005075</text:p>
          </table:table-cell>
          <table:table-cell office:value-type="float" office:value="0.006814" calcext:value-type="float">
            <text:p>0,006814</text:p>
          </table:table-cell>
          <table:table-cell office:value-type="float" office:value="0.005652" calcext:value-type="float">
            <text:p>0,005652</text:p>
          </table:table-cell>
          <table:table-cell office:value-type="float" office:value="0.005867" calcext:value-type="float">
            <text:p>0,005867</text:p>
          </table:table-cell>
          <table:table-cell office:value-type="float" office:value="0.004307" calcext:value-type="float">
            <text:p>0,004307</text:p>
          </table:table-cell>
          <table:table-cell office:value-type="float" office:value="0.00553" calcext:value-type="float">
            <text:p>0,00553</text:p>
          </table:table-cell>
          <table:table-cell office:value-type="float" office:value="0.003941" calcext:value-type="float">
            <text:p>0,003941</text:p>
          </table:table-cell>
          <table:table-cell office:value-type="float" office:value="0.004554" calcext:value-type="float">
            <text:p>0,004554</text:p>
          </table:table-cell>
          <table:table-cell office:value-type="float" office:value="0.003616" calcext:value-type="float">
            <text:p>0,003616</text:p>
          </table:table-cell>
          <table:table-cell office:value-type="float" office:value="0.004398" calcext:value-type="float">
            <text:p>0,004398</text:p>
          </table:table-cell>
          <table:table-cell office:value-type="float" office:value="0.003589" calcext:value-type="float">
            <text:p>0,003589</text:p>
          </table:table-cell>
          <table:table-cell office:value-type="float" office:value="0.003913" calcext:value-type="float">
            <text:p>0,003913</text:p>
          </table:table-cell>
          <table:table-cell office:value-type="float" office:value="0.00335" calcext:value-type="float">
            <text:p>0,00335</text:p>
          </table:table-cell>
          <table:table-cell office:value-type="float" office:value="0.003349" calcext:value-type="float">
            <text:p>0,003349</text:p>
          </table:table-cell>
          <table:table-cell office:value-type="float" office:value="0.002927" calcext:value-type="float">
            <text:p>0,002927</text:p>
          </table:table-cell>
          <table:table-cell office:value-type="float" office:value="0.003004" calcext:value-type="float">
            <text:p>0,003004</text:p>
          </table:table-cell>
          <table:table-cell office:value-type="float" office:value="0.002995" calcext:value-type="float">
            <text:p>0,002995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0.002925" calcext:value-type="float">
            <text:p>0,002925</text:p>
          </table:table-cell>
          <table:table-cell office:value-type="float" office:value="0.002819" calcext:value-type="float">
            <text:p>0,002819</text:p>
          </table:table-cell>
          <table:table-cell office:value-type="float" office:value="0.002826" calcext:value-type="float">
            <text:p>0,002826</text:p>
          </table:table-cell>
          <table:table-cell office:value-type="float" office:value="0.003009" calcext:value-type="float">
            <text:p>0,003009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003347" calcext:value-type="float">
            <text:p>0,003347</text:p>
          </table:table-cell>
          <table:table-cell office:value-type="float" office:value="0.003339" calcext:value-type="float">
            <text:p>0,003339</text:p>
          </table:table-cell>
          <table:table-cell office:value-type="float" office:value="0.003012" calcext:value-type="float">
            <text:p>0,003012</text:p>
          </table:table-cell>
          <table:table-cell office:value-type="float" office:value="0.003077" calcext:value-type="float">
            <text:p>0,003077</text:p>
          </table:table-cell>
          <table:table-cell office:value-type="float" office:value="0.003086" calcext:value-type="float">
            <text:p>0,003086</text:p>
          </table:table-cell>
          <table:table-cell office:value-type="float" office:value="0.003044" calcext:value-type="float">
            <text:p>0,003044</text:p>
          </table:table-cell>
          <table:table-cell office:value-type="float" office:value="0.002653" calcext:value-type="float">
            <text:p>0,002653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3638" calcext:value-type="float">
            <text:p>0,003638</text:p>
          </table:table-cell>
          <table:table-cell office:value-type="float" office:value="0.003525" calcext:value-type="float">
            <text:p>0,003525</text:p>
          </table:table-cell>
          <table:table-cell office:value-type="float" office:value="0.004074" calcext:value-type="float">
            <text:p>0,004074</text:p>
          </table:table-cell>
          <table:table-cell table:number-columns-repeated="2" office:value-type="float" office:value="0.00347" calcext:value-type="float">
            <text:p>0,00347</text:p>
          </table:table-cell>
          <table:table-cell office:value-type="float" office:value="0.004266" calcext:value-type="float">
            <text:p>0,004266</text:p>
          </table:table-cell>
          <table:table-cell office:value-type="float" office:value="0.003769" calcext:value-type="float">
            <text:p>0,003769</text:p>
          </table:table-cell>
          <table:table-cell office:value-type="float" office:value="0.00386" calcext:value-type="float">
            <text:p>0,00386</text:p>
          </table:table-cell>
          <table:table-cell office:value-type="float" office:value="0.003476" calcext:value-type="float">
            <text:p>0,003476</text:p>
          </table:table-cell>
          <table:table-cell office:value-type="float" office:value="0.003579" calcext:value-type="float">
            <text:p>0,003579</text:p>
          </table:table-cell>
          <table:table-cell office:value-type="float" office:value="0.003377" calcext:value-type="float">
            <text:p>0,003377</text:p>
          </table:table-cell>
          <table:table-cell office:value-type="float" office:value="0.003345" calcext:value-type="float">
            <text:p>0,003345</text:p>
          </table:table-cell>
          <table:table-cell office:value-type="float" office:value="0.003453" calcext:value-type="float">
            <text:p>0,003453</text:p>
          </table:table-cell>
          <table:table-cell office:value-type="float" office:value="0.003466" calcext:value-type="float">
            <text:p>0,003466</text:p>
          </table:table-cell>
          <table:table-cell office:value-type="float" office:value="0.003116" calcext:value-type="float">
            <text:p>0,003116</text:p>
          </table:table-cell>
          <table:table-cell office:value-type="float" office:value="0.003118" calcext:value-type="float">
            <text:p>0,003118</text:p>
          </table:table-cell>
          <table:table-cell office:value-type="float" office:value="0.003045" calcext:value-type="float">
            <text:p>0,003045</text:p>
          </table:table-cell>
          <table:table-cell office:value-type="float" office:value="0.003014" calcext:value-type="float">
            <text:p>0,003014</text:p>
          </table:table-cell>
          <table:table-cell office:value-type="float" office:value="0.002739" calcext:value-type="float">
            <text:p>0,002739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2793" calcext:value-type="float">
            <text:p>0,002793</text:p>
          </table:table-cell>
          <table:table-cell office:value-type="float" office:value="0.003359" calcext:value-type="float">
            <text:p>0,003359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3011" calcext:value-type="float">
            <text:p>0,003011</text:p>
          </table:table-cell>
          <table:table-cell office:value-type="float" office:value="0.003093" calcext:value-type="float">
            <text:p>0,003093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003199" calcext:value-type="float">
            <text:p>0,003199</text:p>
          </table:table-cell>
          <table:table-cell office:value-type="float" office:value="0.004105" calcext:value-type="float">
            <text:p>0,004105</text:p>
          </table:table-cell>
          <table:table-cell office:value-type="float" office:value="0.003696" calcext:value-type="float">
            <text:p>0,003696</text:p>
          </table:table-cell>
          <table:table-cell office:value-type="float" office:value="0.003902" calcext:value-type="float">
            <text:p>0,003902</text:p>
          </table:table-cell>
          <table:table-cell office:value-type="float" office:value="0.003551" calcext:value-type="float">
            <text:p>0,003551</text:p>
          </table:table-cell>
          <table:table-cell office:value-type="float" office:value="0.003982" calcext:value-type="float">
            <text:p>0,003982</text:p>
          </table:table-cell>
          <table:table-cell office:value-type="float" office:value="0.003451" calcext:value-type="float">
            <text:p>0,003451</text:p>
          </table:table-cell>
          <table:table-cell office:value-type="float" office:value="0.004512" calcext:value-type="float">
            <text:p>0,004512</text:p>
          </table:table-cell>
          <table:table-cell office:value-type="float" office:value="0.004523" calcext:value-type="float">
            <text:p>0,004523</text:p>
          </table:table-cell>
          <table:table-cell office:value-type="float" office:value="0.004521" calcext:value-type="float">
            <text:p>0,004521</text:p>
          </table:table-cell>
          <table:table-cell office:value-type="float" office:value="0.004516" calcext:value-type="float">
            <text:p>0,004516</text:p>
          </table:table-cell>
          <table:table-cell office:value-type="float" office:value="0.004934" calcext:value-type="float">
            <text:p>0,004934</text:p>
          </table:table-cell>
          <table:table-cell office:value-type="float" office:value="0.004305" calcext:value-type="float">
            <text:p>0,004305</text:p>
          </table:table-cell>
          <table:table-cell office:value-type="float" office:value="0.003595" calcext:value-type="float">
            <text:p>0,003595</text:p>
          </table:table-cell>
          <table:table-cell office:value-type="float" office:value="0.004304" calcext:value-type="float">
            <text:p>0,004304</text:p>
          </table:table-cell>
          <table:table-cell office:value-type="float" office:value="0.003228" calcext:value-type="float">
            <text:p>0,003228</text:p>
          </table:table-cell>
          <table:table-cell office:value-type="float" office:value="0.003338" calcext:value-type="float">
            <text:p>0,003338</text:p>
          </table:table-cell>
          <table:table-cell office:value-type="float" office:value="0.003424" calcext:value-type="float">
            <text:p>0,003424</text:p>
          </table:table-cell>
          <table:table-cell office:value-type="float" office:value="0.003479" calcext:value-type="float">
            <text:p>0,003479</text:p>
          </table:table-cell>
          <table:table-cell office:value-type="float" office:value="0.003306" calcext:value-type="float">
            <text:p>0,003306</text:p>
          </table:table-cell>
          <table:table-cell office:value-type="float" office:value="0.003635" calcext:value-type="float">
            <text:p>0,003635</text:p>
          </table:table-cell>
          <table:table-cell office:value-type="float" office:value="0.002824" calcext:value-type="float">
            <text:p>0,002824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3007" calcext:value-type="float">
            <text:p>0,003007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0.004197" calcext:value-type="float">
            <text:p>0,004197</text:p>
          </table:table-cell>
          <table:table-cell office:value-type="float" office:value="0.003802" calcext:value-type="float">
            <text:p>0,003802</text:p>
          </table:table-cell>
          <table:table-cell office:value-type="float" office:value="0.003943" calcext:value-type="float">
            <text:p>0,003943</text:p>
          </table:table-cell>
          <table:table-cell office:value-type="float" office:value="0.003615" calcext:value-type="float">
            <text:p>0,003615</text:p>
          </table:table-cell>
          <table:table-cell office:value-type="float" office:value="0.003582" calcext:value-type="float">
            <text:p>0,003582</text:p>
          </table:table-cell>
          <table:table-cell office:value-type="float" office:value="0.003347" calcext:value-type="float">
            <text:p>0,003347</text:p>
          </table:table-cell>
          <table:table-cell office:value-type="float" office:value="0.00351" calcext:value-type="float">
            <text:p>0,00351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0.003077" calcext:value-type="float">
            <text:p>0,003077</text:p>
          </table:table-cell>
          <table:table-cell office:value-type="float" office:value="0.003152" calcext:value-type="float">
            <text:p>0,003152</text:p>
          </table:table-cell>
          <table:table-cell office:value-type="float" office:value="0.003339" calcext:value-type="float">
            <text:p>0,003339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362" calcext:value-type="float">
            <text:p>0,00362</text:p>
          </table:table-cell>
          <table:table-cell office:value-type="float" office:value="0.004056" calcext:value-type="float">
            <text:p>0,004056</text:p>
          </table:table-cell>
          <table:table-cell office:value-type="float" office:value="0.004305" calcext:value-type="float">
            <text:p>0,004305</text:p>
          </table:table-cell>
          <table:table-cell office:value-type="float" office:value="0.003938" calcext:value-type="float">
            <text:p>0,003938</text:p>
          </table:table-cell>
          <table:table-cell office:value-type="float" office:value="0.003929" calcext:value-type="float">
            <text:p>0,003929</text:p>
          </table:table-cell>
          <table:table-cell office:value-type="float" office:value="0.004189" calcext:value-type="float">
            <text:p>0,004189</text:p>
          </table:table-cell>
          <table:table-cell office:value-type="float" office:value="0.003982" calcext:value-type="float">
            <text:p>0,003982</text:p>
          </table:table-cell>
          <table:table-cell office:value-type="float" office:value="0.004534" calcext:value-type="float">
            <text:p>0,004534</text:p>
          </table:table-cell>
          <table:table-cell office:value-type="float" office:value="0.003455" calcext:value-type="float">
            <text:p>0,003455</text:p>
          </table:table-cell>
          <table:table-cell office:value-type="float" office:value="0.004651" calcext:value-type="float">
            <text:p>0,004651</text:p>
          </table:table-cell>
          <table:table-cell office:value-type="float" office:value="0.006858" calcext:value-type="float">
            <text:p>0,006858</text:p>
          </table:table-cell>
          <table:table-cell office:value-type="float" office:value="0.006033" calcext:value-type="float">
            <text:p>0,006033</text:p>
          </table:table-cell>
          <table:table-cell office:value-type="float" office:value="0.006029" calcext:value-type="float">
            <text:p>0,006029</text:p>
          </table:table-cell>
          <table:table-cell office:value-type="float" office:value="0.005506" calcext:value-type="float">
            <text:p>0,005506</text:p>
          </table:table-cell>
          <table:table-cell office:value-type="float" office:value="0.005414" calcext:value-type="float">
            <text:p>0,005414</text:p>
          </table:table-cell>
          <table:table-cell office:value-type="float" office:value="0.005071" calcext:value-type="float">
            <text:p>0,005071</text:p>
          </table:table-cell>
          <table:table-cell office:value-type="float" office:value="0.005967" calcext:value-type="float">
            <text:p>0,00596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5402" calcext:value-type="float">
            <text:p>0,005402</text:p>
          </table:table-cell>
          <table:table-cell office:value-type="float" office:value="0.004107" calcext:value-type="float">
            <text:p>0,004107</text:p>
          </table:table-cell>
          <table:table-cell office:value-type="float" office:value="0.004769" calcext:value-type="float">
            <text:p>0,004769</text:p>
          </table:table-cell>
          <table:table-cell office:value-type="float" office:value="0.003584" calcext:value-type="float">
            <text:p>0,003584</text:p>
          </table:table-cell>
          <table:table-cell office:value-type="float" office:value="0.004562" calcext:value-type="float">
            <text:p>0,004562</text:p>
          </table:table-cell>
          <table:table-cell office:value-type="float" office:value="0.003347" calcext:value-type="float">
            <text:p>0,003347</text:p>
          </table:table-cell>
          <table:table-cell office:value-type="float" office:value="0.003777" calcext:value-type="float">
            <text:p>0,003777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3162" calcext:value-type="float">
            <text:p>0,003162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003365" calcext:value-type="float">
            <text:p>0,003365</text:p>
          </table:table-cell>
          <table:table-cell office:value-type="float" office:value="0.002656" calcext:value-type="float">
            <text:p>0,002656</text:p>
          </table:table-cell>
          <table:table-cell office:value-type="float" office:value="0.002653" calcext:value-type="float">
            <text:p>0,002653</text:p>
          </table:table-cell>
          <table:table-cell office:value-type="float" office:value="0.002654" calcext:value-type="float">
            <text:p>0,002654</text:p>
          </table:table-cell>
          <table:table-cell office:value-type="float" office:value="0.003096" calcext:value-type="float">
            <text:p>0,003096</text:p>
          </table:table-cell>
          <table:table-cell office:value-type="float" office:value="0.003232" calcext:value-type="float">
            <text:p>0,003232</text:p>
          </table:table-cell>
          <table:table-cell office:value-type="float" office:value="0.003242" calcext:value-type="float">
            <text:p>0,003242</text:p>
          </table:table-cell>
          <table:table-cell table:number-columns-repeated="2" office:value-type="float" office:value="0.003229" calcext:value-type="float">
            <text:p>0,003229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00305" calcext:value-type="float">
            <text:p>0,00305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0.002925" calcext:value-type="float">
            <text:p>0,002925</text:p>
          </table:table-cell>
          <table:table-cell office:value-type="float" office:value="0.003007" calcext:value-type="float">
            <text:p>0,003007</text:p>
          </table:table-cell>
          <table:table-cell office:value-type="float" office:value="0.002951" calcext:value-type="float">
            <text:p>0,002951</text:p>
          </table:table-cell>
          <table:table-cell office:value-type="float" office:value="0.002917" calcext:value-type="float">
            <text:p>0,002917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3097" calcext:value-type="float">
            <text:p>0,003097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003228" calcext:value-type="float">
            <text:p>0,003228</text:p>
          </table:table-cell>
          <table:table-cell office:value-type="float" office:value="0.003054" calcext:value-type="float">
            <text:p>0,003054</text:p>
          </table:table-cell>
          <table:table-cell office:value-type="float" office:value="0.002825" calcext:value-type="float">
            <text:p>0,002825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2914" calcext:value-type="float">
            <text:p>0,002914</text:p>
          </table:table-cell>
          <table:table-cell office:value-type="float" office:value="0.003237" calcext:value-type="float">
            <text:p>0,003237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0.00282" calcext:value-type="float">
            <text:p>0,00282</text:p>
          </table:table-cell>
          <table:table-cell table:number-columns-repeated="2" office:value-type="float" office:value="0.00291" calcext:value-type="float">
            <text:p>0,00291</text:p>
          </table:table-cell>
          <table:table-cell office:value-type="float" office:value="0.002962" calcext:value-type="float">
            <text:p>0,002962</text:p>
          </table:table-cell>
          <table:table-cell office:value-type="float" office:value="0.003047" calcext:value-type="float">
            <text:p>0,003047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2651" calcext:value-type="float">
            <text:p>0,002651</text:p>
          </table:table-cell>
          <table:table-cell office:value-type="float" office:value="0.002506" calcext:value-type="float">
            <text:p>0,002506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0.00397" calcext:value-type="float">
            <text:p>0,00397</text:p>
          </table:table-cell>
          <table:table-cell office:value-type="float" office:value="0.00318" calcext:value-type="float">
            <text:p>0,00318</text:p>
          </table:table-cell>
          <table:table-cell office:value-type="float" office:value="0.003877" calcext:value-type="float">
            <text:p>0,003877</text:p>
          </table:table-cell>
          <table:table-cell office:value-type="float" office:value="0.003209" calcext:value-type="float">
            <text:p>0,003209</text:p>
          </table:table-cell>
          <table:table-cell office:value-type="float" office:value="0.003118" calcext:value-type="float">
            <text:p>0,003118</text:p>
          </table:table-cell>
          <table:table-cell office:value-type="float" office:value="0.003111" calcext:value-type="float">
            <text:p>0,003111</text:p>
          </table:table-cell>
          <table:table-cell office:value-type="float" office:value="0.003469" calcext:value-type="float">
            <text:p>0,003469</text:p>
          </table:table-cell>
          <table:table-cell office:value-type="float" office:value="0.004464" calcext:value-type="float">
            <text:p>0,004464</text:p>
          </table:table-cell>
          <table:table-cell office:value-type="float" office:value="0.004206" calcext:value-type="float">
            <text:p>0,004206</text:p>
          </table:table-cell>
          <table:table-cell office:value-type="float" office:value="0.004549" calcext:value-type="float">
            <text:p>0,004549</text:p>
          </table:table-cell>
          <table:table-cell office:value-type="float" office:value="0.003758" calcext:value-type="float">
            <text:p>0,003758</text:p>
          </table:table-cell>
          <table:table-cell office:value-type="float" office:value="0.004556" calcext:value-type="float">
            <text:p>0,004556</text:p>
          </table:table-cell>
          <table:table-cell office:value-type="float" office:value="0.006676" calcext:value-type="float">
            <text:p>0,006676</text:p>
          </table:table-cell>
          <table:table-cell office:value-type="float" office:value="0.008329" calcext:value-type="float">
            <text:p>0,008329</text:p>
          </table:table-cell>
          <table:table-cell office:value-type="float" office:value="0.005771" calcext:value-type="float">
            <text:p>0,005771</text:p>
          </table:table-cell>
          <table:table-cell office:value-type="float" office:value="0.006864" calcext:value-type="float">
            <text:p>0,006864</text:p>
          </table:table-cell>
          <table:table-cell office:value-type="float" office:value="0.004755" calcext:value-type="float">
            <text:p>0,004755</text:p>
          </table:table-cell>
          <table:table-cell office:value-type="float" office:value="0.006086" calcext:value-type="float">
            <text:p>0,006086</text:p>
          </table:table-cell>
          <table:table-cell office:value-type="float" office:value="0.004503" calcext:value-type="float">
            <text:p>0,004503</text:p>
          </table:table-cell>
          <table:table-cell office:value-type="float" office:value="0.005285" calcext:value-type="float">
            <text:p>0,005285</text:p>
          </table:table-cell>
          <table:table-cell office:value-type="float" office:value="0.004164" calcext:value-type="float">
            <text:p>0,004164</text:p>
          </table:table-cell>
          <table:table-cell office:value-type="float" office:value="0.003938" calcext:value-type="float">
            <text:p>0,003938</text:p>
          </table:table-cell>
          <table:table-cell office:value-type="float" office:value="0.002897" calcext:value-type="float">
            <text:p>0,002897</text:p>
          </table:table-cell>
          <table:table-cell table:number-columns-repeated="2" office:value-type="float" office:value="0.002819" calcext:value-type="float">
            <text:p>0,002819</text:p>
          </table:table-cell>
          <table:table-cell office:value-type="float" office:value="0.003365" calcext:value-type="float">
            <text:p>0,003365</text:p>
          </table:table-cell>
          <table:table-cell office:value-type="float" office:value="0.004195" calcext:value-type="float">
            <text:p>0,004195</text:p>
          </table:table-cell>
          <table:table-cell office:value-type="float" office:value="0.004307" calcext:value-type="float">
            <text:p>0,004307</text:p>
          </table:table-cell>
          <table:table-cell office:value-type="float" office:value="0.003928" calcext:value-type="float">
            <text:p>0,003928</text:p>
          </table:table-cell>
          <table:table-cell office:value-type="float" office:value="0.003934" calcext:value-type="float">
            <text:p>0,003934</text:p>
          </table:table-cell>
          <table:table-cell office:value-type="float" office:value="0.003613" calcext:value-type="float">
            <text:p>0,003613</text:p>
          </table:table-cell>
          <table:table-cell office:value-type="float" office:value="0.003871" calcext:value-type="float">
            <text:p>0,003871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003881" calcext:value-type="float">
            <text:p>0,003881</text:p>
          </table:table-cell>
          <table:table-cell office:value-type="float" office:value="0.003283" calcext:value-type="float">
            <text:p>0,003283</text:p>
          </table:table-cell>
          <table:table-cell office:value-type="float" office:value="0.004539" calcext:value-type="float">
            <text:p>0,004539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4242" calcext:value-type="float">
            <text:p>0,004242</text:p>
          </table:table-cell>
          <table:table-cell office:value-type="float" office:value="0.004946" calcext:value-type="float">
            <text:p>0,004946</text:p>
          </table:table-cell>
          <table:table-cell office:value-type="float" office:value="0.003791" calcext:value-type="float">
            <text:p>0,003791</text:p>
          </table:table-cell>
          <table:table-cell office:value-type="float" office:value="0.005019" calcext:value-type="float">
            <text:p>0,005019</text:p>
          </table:table-cell>
          <table:table-cell office:value-type="float" office:value="0.006665" calcext:value-type="float">
            <text:p>0,006665</text:p>
          </table:table-cell>
          <table:table-cell office:value-type="float" office:value="0.004517" calcext:value-type="float">
            <text:p>0,004517</text:p>
          </table:table-cell>
          <table:table-cell office:value-type="float" office:value="0.005532" calcext:value-type="float">
            <text:p>0,005532</text:p>
          </table:table-cell>
          <table:table-cell office:value-type="float" office:value="0.003928" calcext:value-type="float">
            <text:p>0,003928</text:p>
          </table:table-cell>
          <table:table-cell office:value-type="float" office:value="0.004628" calcext:value-type="float">
            <text:p>0,004628</text:p>
          </table:table-cell>
          <table:table-cell office:value-type="float" office:value="0.003922" calcext:value-type="float">
            <text:p>0,003922</text:p>
          </table:table-cell>
          <table:table-cell office:value-type="float" office:value="0.004244" calcext:value-type="float">
            <text:p>0,004244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3886" calcext:value-type="float">
            <text:p>0,003886</text:p>
          </table:table-cell>
          <table:table-cell office:value-type="float" office:value="0.003564" calcext:value-type="float">
            <text:p>0,003564</text:p>
          </table:table-cell>
          <table:table-cell office:value-type="float" office:value="0.003476" calcext:value-type="float">
            <text:p>0,003476</text:p>
          </table:table-cell>
          <table:table-cell office:value-type="float" office:value="0.003613" calcext:value-type="float">
            <text:p>0,003613</text:p>
          </table:table-cell>
          <table:table-cell office:value-type="float" office:value="0.003346" calcext:value-type="float">
            <text:p>0,003346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3481" calcext:value-type="float">
            <text:p>0,003481</text:p>
          </table:table-cell>
          <table:table-cell office:value-type="float" office:value="0.00407" calcext:value-type="float">
            <text:p>0,00407</text:p>
          </table:table-cell>
          <table:table-cell table:number-columns-repeated="2" office:value-type="float" office:value="0.003341" calcext:value-type="float">
            <text:p>0,003341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3765" calcext:value-type="float">
            <text:p>0,003765</text:p>
          </table:table-cell>
          <table:table-cell office:value-type="float" office:value="0.004422" calcext:value-type="float">
            <text:p>0,004422</text:p>
          </table:table-cell>
          <table:table-cell office:value-type="float" office:value="0.003759" calcext:value-type="float">
            <text:p>0,003759</text:p>
          </table:table-cell>
          <table:table-cell office:value-type="float" office:value="0.003864" calcext:value-type="float">
            <text:p>0,003864</text:p>
          </table:table-cell>
          <table:table-cell office:value-type="float" office:value="0.003644" calcext:value-type="float">
            <text:p>0,003644</text:p>
          </table:table-cell>
          <table:table-cell office:value-type="float" office:value="0.003801" calcext:value-type="float">
            <text:p>0,003801</text:p>
          </table:table-cell>
          <table:table-cell office:value-type="float" office:value="0.003533" calcext:value-type="float">
            <text:p>0,003533</text:p>
          </table:table-cell>
          <table:table-cell office:value-type="float" office:value="0.003595" calcext:value-type="float">
            <text:p>0,003595</text:p>
          </table:table-cell>
          <table:table-cell office:value-type="float" office:value="0.003117" calcext:value-type="float">
            <text:p>0,003117</text:p>
          </table:table-cell>
          <table:table-cell office:value-type="float" office:value="0.003255" calcext:value-type="float">
            <text:p>0,003255</text:p>
          </table:table-cell>
          <table:table-cell office:value-type="float" office:value="0.003107" calcext:value-type="float">
            <text:p>0,003107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2927" calcext:value-type="float">
            <text:p>0,002927</text:p>
          </table:table-cell>
          <table:table-cell office:value-type="float" office:value="0.003055" calcext:value-type="float">
            <text:p>0,003055</text:p>
          </table:table-cell>
          <table:table-cell office:value-type="float" office:value="0.003007" calcext:value-type="float">
            <text:p>0,003007</text:p>
          </table:table-cell>
          <table:table-cell office:value-type="float" office:value="0.00375" calcext:value-type="float">
            <text:p>0,00375</text:p>
          </table:table-cell>
          <table:table-cell office:value-type="float" office:value="0.003759" calcext:value-type="float">
            <text:p>0,003759</text:p>
          </table:table-cell>
          <table:table-cell office:value-type="float" office:value="0.003263" calcext:value-type="float">
            <text:p>0,003263</text:p>
          </table:table-cell>
          <table:table-cell office:value-type="float" office:value="0.002344" calcext:value-type="float">
            <text:p>0,002344</text:p>
          </table:table-cell>
          <table:table-cell office:value-type="float" office:value="0.002023" calcext:value-type="float">
            <text:p>0,002023</text:p>
          </table:table-cell>
          <table:table-cell office:value-type="float" office:value="0.001961" calcext:value-type="float">
            <text:p>0,001961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2053" calcext:value-type="float">
            <text:p>0,002053</text:p>
          </table:table-cell>
          <table:table-cell office:value-type="float" office:value="0.002051" calcext:value-type="float">
            <text:p>0,002051</text:p>
          </table:table-cell>
          <table:table-cell office:value-type="float" office:value="0.002162" calcext:value-type="float">
            <text:p>0,002162</text:p>
          </table:table-cell>
          <table:table-cell office:value-type="float" office:value="0.002277" calcext:value-type="float">
            <text:p>0,002277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565" calcext:value-type="float">
            <text:p>0,002565</text:p>
          </table:table-cell>
          <table:table-cell office:value-type="float" office:value="0.002002" calcext:value-type="float">
            <text:p>0,002002</text:p>
          </table:table-cell>
          <table:table-cell office:value-type="float" office:value="0.001961" calcext:value-type="float">
            <text:p>0,001961</text:p>
          </table:table-cell>
          <table:table-cell office:value-type="float" office:value="0.002653" calcext:value-type="float">
            <text:p>0,002653</text:p>
          </table:table-cell>
          <table:table-cell office:value-type="float" office:value="0.002614" calcext:value-type="float">
            <text:p>0,002614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0.002552" calcext:value-type="float">
            <text:p>0,002552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2557" calcext:value-type="float">
            <text:p>0,002557</text:p>
          </table:table-cell>
          <table:table-cell office:value-type="float" office:value="0.002444" calcext:value-type="float">
            <text:p>0,002444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4311" calcext:value-type="float">
            <text:p>0,004311</text:p>
          </table:table-cell>
          <table:table-cell office:value-type="float" office:value="0.004106" calcext:value-type="float">
            <text:p>0,004106</text:p>
          </table:table-cell>
          <table:table-cell office:value-type="float" office:value="0.003985" calcext:value-type="float">
            <text:p>0,003985</text:p>
          </table:table-cell>
          <table:table-cell office:value-type="float" office:value="0.003994" calcext:value-type="float">
            <text:p>0,003994</text:p>
          </table:table-cell>
          <table:table-cell office:value-type="float" office:value="0.003495" calcext:value-type="float">
            <text:p>0,003495</text:p>
          </table:table-cell>
          <table:table-cell office:value-type="float" office:value="0.003629" calcext:value-type="float">
            <text:p>0,003629</text:p>
          </table:table-cell>
          <table:table-cell office:value-type="float" office:value="0.003538" calcext:value-type="float">
            <text:p>0,003538</text:p>
          </table:table-cell>
          <table:table-cell office:value-type="float" office:value="0.003351" calcext:value-type="float">
            <text:p>0,003351</text:p>
          </table:table-cell>
          <table:table-cell office:value-type="float" office:value="0.00347" calcext:value-type="float">
            <text:p>0,00347</text:p>
          </table:table-cell>
          <table:table-cell office:value-type="float" office:value="0.003165" calcext:value-type="float">
            <text:p>0,003165</text:p>
          </table:table-cell>
          <table:table-cell office:value-type="float" office:value="0.003115" calcext:value-type="float">
            <text:p>0,003115</text:p>
          </table:table-cell>
          <table:table-cell office:value-type="float" office:value="0.003225" calcext:value-type="float">
            <text:p>0,003225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0.002845" calcext:value-type="float">
            <text:p>0,002845</text:p>
          </table:table-cell>
          <table:table-cell table:number-columns-repeated="2" office:value-type="float" office:value="0.002819" calcext:value-type="float">
            <text:p>0,002819</text:p>
          </table:table-cell>
          <table:table-cell office:value-type="float" office:value="0.002993" calcext:value-type="float">
            <text:p>0,002993</text:p>
          </table:table-cell>
          <table:table-cell office:value-type="float" office:value="0.003017" calcext:value-type="float">
            <text:p>0,003017</text:p>
          </table:table-cell>
          <table:table-cell office:value-type="float" office:value="0.003014" calcext:value-type="float">
            <text:p>0,003014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3014" calcext:value-type="float">
            <text:p>0,003014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3031" calcext:value-type="float">
            <text:p>0,003031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.003005" calcext:value-type="float">
            <text:p>0,003005</text:p>
          </table:table-cell>
          <table:table-cell office:value-type="float" office:value="0.002819" calcext:value-type="float">
            <text:p>0,002819</text:p>
          </table:table-cell>
          <table:table-cell office:value-type="float" office:value="0.003355" calcext:value-type="float">
            <text:p>0,003355</text:p>
          </table:table-cell>
          <table:table-cell office:value-type="float" office:value="0.004317" calcext:value-type="float">
            <text:p>0,004317</text:p>
          </table:table-cell>
          <table:table-cell office:value-type="float" office:value="0.003246" calcext:value-type="float">
            <text:p>0,003246</text:p>
          </table:table-cell>
          <table:table-cell office:value-type="float" office:value="0.002691" calcext:value-type="float">
            <text:p>0,002691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002914" calcext:value-type="float">
            <text:p>0,002914</text:p>
          </table:table-cell>
          <table:table-cell office:value-type="float" office:value="0.003144" calcext:value-type="float">
            <text:p>0,003144</text:p>
          </table:table-cell>
          <table:table-cell office:value-type="float" office:value="0.003156" calcext:value-type="float">
            <text:p>0,003156</text:p>
          </table:table-cell>
          <table:table-cell office:value-type="float" office:value="0.003344" calcext:value-type="float">
            <text:p>0,003344</text:p>
          </table:table-cell>
          <table:table-cell office:value-type="float" office:value="0.002657" calcext:value-type="float">
            <text:p>0,002657</text:p>
          </table:table-cell>
          <table:table-cell office:value-type="float" office:value="0.002653" calcext:value-type="float">
            <text:p>0,002653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3216" calcext:value-type="float">
            <text:p>0,003216</text:p>
          </table:table-cell>
          <table:table-cell office:value-type="float" office:value="0.003972" calcext:value-type="float">
            <text:p>0,003972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0.003739" calcext:value-type="float">
            <text:p>0,003739</text:p>
          </table:table-cell>
          <table:table-cell office:value-type="float" office:value="0.003184" calcext:value-type="float">
            <text:p>0,003184</text:p>
          </table:table-cell>
          <table:table-cell office:value-type="float" office:value="0.00419" calcext:value-type="float">
            <text:p>0,00419</text:p>
          </table:table-cell>
          <table:table-cell office:value-type="float" office:value="0.006162" calcext:value-type="float">
            <text:p>0,006162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006878" calcext:value-type="float">
            <text:p>0,006878</text:p>
          </table:table-cell>
          <table:table-cell office:value-type="float" office:value="0.006041" calcext:value-type="float">
            <text:p>0,006041</text:p>
          </table:table-cell>
          <table:table-cell office:value-type="float" office:value="0.006306" calcext:value-type="float">
            <text:p>0,006306</text:p>
          </table:table-cell>
          <table:table-cell office:value-type="float" office:value="0.010463" calcext:value-type="float">
            <text:p>0,010463</text:p>
          </table:table-cell>
          <table:table-cell office:value-type="float" office:value="0.01056" calcext:value-type="float">
            <text:p>0,01056</text:p>
          </table:table-cell>
          <table:table-cell office:value-type="float" office:value="0.007593" calcext:value-type="float">
            <text:p>0,007593</text:p>
          </table:table-cell>
          <table:table-cell office:value-type="float" office:value="0.009342" calcext:value-type="float">
            <text:p>0,009342</text:p>
          </table:table-cell>
          <table:table-cell office:value-type="float" office:value="0.01029" calcext:value-type="float">
            <text:p>0,01029</text:p>
          </table:table-cell>
          <table:table-cell office:value-type="float" office:value="0.00713" calcext:value-type="float">
            <text:p>0,00713</text:p>
          </table:table-cell>
          <table:table-cell office:value-type="float" office:value="0.00792" calcext:value-type="float">
            <text:p>0,00792</text:p>
          </table:table-cell>
          <table:table-cell office:value-type="float" office:value="0.005694" calcext:value-type="float">
            <text:p>0,005694</text:p>
          </table:table-cell>
          <table:table-cell office:value-type="float" office:value="0.005902" calcext:value-type="float">
            <text:p>0,005902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621" calcext:value-type="float">
            <text:p>0,005621</text:p>
          </table:table-cell>
          <table:table-cell office:value-type="float" office:value="0.008287" calcext:value-type="float">
            <text:p>0,008287</text:p>
          </table:table-cell>
          <table:table-cell office:value-type="float" office:value="0.005647" calcext:value-type="float">
            <text:p>0,005647</text:p>
          </table:table-cell>
          <table:table-cell office:value-type="float" office:value="0.006959" calcext:value-type="float">
            <text:p>0,006959</text:p>
          </table:table-cell>
          <table:table-cell office:value-type="float" office:value="0.004302" calcext:value-type="float">
            <text:p>0,004302</text:p>
          </table:table-cell>
          <table:table-cell office:value-type="float" office:value="0.006372" calcext:value-type="float">
            <text:p>0,006372</text:p>
          </table:table-cell>
          <table:table-cell office:value-type="float" office:value="0.008196" calcext:value-type="float">
            <text:p>0,008196</text:p>
          </table:table-cell>
          <table:table-cell office:value-type="float" office:value="0.005608" calcext:value-type="float">
            <text:p>0,005608</text:p>
          </table:table-cell>
          <table:table-cell office:value-type="float" office:value="0.006862" calcext:value-type="float">
            <text:p>0,006862</text:p>
          </table:table-cell>
          <table:table-cell office:value-type="float" office:value="0.004107" calcext:value-type="float">
            <text:p>0,004107</text:p>
          </table:table-cell>
          <table:table-cell office:value-type="float" office:value="0.005667" calcext:value-type="float">
            <text:p>0,005667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5008" calcext:value-type="float">
            <text:p>0,005008</text:p>
          </table:table-cell>
          <table:table-cell office:value-type="float" office:value="0.003928" calcext:value-type="float">
            <text:p>0,003928</text:p>
          </table:table-cell>
          <table:table-cell office:value-type="float" office:value="0.004363" calcext:value-type="float">
            <text:p>0,004363</text:p>
          </table:table-cell>
          <table:table-cell office:value-type="float" office:value="0.003547" calcext:value-type="float">
            <text:p>0,003547</text:p>
          </table:table-cell>
          <table:table-cell office:value-type="float" office:value="0.004357" calcext:value-type="float">
            <text:p>0,004357</text:p>
          </table:table-cell>
          <table:table-cell office:value-type="float" office:value="0.003119" calcext:value-type="float">
            <text:p>0,003119</text:p>
          </table:table-cell>
          <table:table-cell office:value-type="float" office:value="0.003172" calcext:value-type="float">
            <text:p>0,003172</text:p>
          </table:table-cell>
          <table:table-cell office:value-type="float" office:value="0.003403" calcext:value-type="float">
            <text:p>0,003403</text:p>
          </table:table-cell>
          <table:table-cell office:value-type="float" office:value="0.00351" calcext:value-type="float">
            <text:p>0,00351</text:p>
          </table:table-cell>
          <table:table-cell office:value-type="float" office:value="0.002973" calcext:value-type="float">
            <text:p>0,002973</text:p>
          </table:table-cell>
          <table:table-cell office:value-type="float" office:value="0.003543" calcext:value-type="float">
            <text:p>0,003543</text:p>
          </table:table-cell>
          <table:table-cell office:value-type="float" office:value="0.002908" calcext:value-type="float">
            <text:p>0,002908</text:p>
          </table:table-cell>
          <table:table-cell office:value-type="float" office:value="0.002819" calcext:value-type="float">
            <text:p>0,002819</text:p>
          </table:table-cell>
          <table:table-cell office:value-type="float" office:value="0.002654" calcext:value-type="float">
            <text:p>0,002654</text:p>
          </table:table-cell>
          <table:table-cell office:value-type="float" office:value="0.003144" calcext:value-type="float">
            <text:p>0,003144</text:p>
          </table:table-cell>
          <table:table-cell office:value-type="float" office:value="0.00335" calcext:value-type="float">
            <text:p>0,00335</text:p>
          </table:table-cell>
          <table:table-cell office:value-type="float" office:value="0.003438" calcext:value-type="float">
            <text:p>0,003438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3474" calcext:value-type="float">
            <text:p>0,003474</text:p>
          </table:table-cell>
          <table:table-cell office:value-type="float" office:value="0.003467" calcext:value-type="float">
            <text:p>0,003467</text:p>
          </table:table-cell>
          <table:table-cell office:value-type="float" office:value="0.003116" calcext:value-type="float">
            <text:p>0,003116</text:p>
          </table:table-cell>
          <table:table-cell office:value-type="float" office:value="0.003472" calcext:value-type="float">
            <text:p>0,003472</text:p>
          </table:table-cell>
          <table:table-cell office:value-type="float" office:value="0.003005" calcext:value-type="float">
            <text:p>0,003005</text:p>
          </table:table-cell>
          <table:table-cell office:value-type="float" office:value="0.002914" calcext:value-type="float">
            <text:p>0,002914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0.002968" calcext:value-type="float">
            <text:p>0,002968</text:p>
          </table:table-cell>
          <table:table-cell office:value-type="float" office:value="0.003056" calcext:value-type="float">
            <text:p>0,003056</text:p>
          </table:table-cell>
          <table:table-cell office:value-type="float" office:value="0.002922" calcext:value-type="float">
            <text:p>0,002922</text:p>
          </table:table-cell>
          <table:table-cell office:value-type="float" office:value="0.002722" calcext:value-type="float">
            <text:p>0,002722</text:p>
          </table:table-cell>
          <table:table-cell office:value-type="float" office:value="0.003117" calcext:value-type="float">
            <text:p>0,003117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3565" calcext:value-type="float">
            <text:p>0,003565</text:p>
          </table:table-cell>
          <table:table-cell office:value-type="float" office:value="0.003574" calcext:value-type="float">
            <text:p>0,003574</text:p>
          </table:table-cell>
          <table:table-cell office:value-type="float" office:value="0.00335" calcext:value-type="float">
            <text:p>0,00335</text:p>
          </table:table-cell>
          <table:table-cell office:value-type="float" office:value="0.003602" calcext:value-type="float">
            <text:p>0,003602</text:p>
          </table:table-cell>
          <table:table-cell office:value-type="float" office:value="0.006588" calcext:value-type="float">
            <text:p>0,006588</text:p>
          </table:table-cell>
          <table:table-cell office:value-type="float" office:value="0.005702" calcext:value-type="float">
            <text:p>0,005702</text:p>
          </table:table-cell>
          <table:table-cell office:value-type="float" office:value="0.002638" calcext:value-type="float">
            <text:p>0,002638</text:p>
          </table:table-cell>
          <table:table-cell office:value-type="float" office:value="0.006243" calcext:value-type="float">
            <text:p>0,006243</text:p>
          </table:table-cell>
          <table:table-cell office:value-type="float" office:value="0.007284" calcext:value-type="float">
            <text:p>0,007284</text:p>
          </table:table-cell>
          <table:table-cell office:value-type="float" office:value="0.005351" calcext:value-type="float">
            <text:p>0,005351</text:p>
          </table:table-cell>
          <table:table-cell office:value-type="float" office:value="0.006271" calcext:value-type="float">
            <text:p>0,006271</text:p>
          </table:table-cell>
          <table:table-cell office:value-type="float" office:value="0.004594" calcext:value-type="float">
            <text:p>0,004594</text:p>
          </table:table-cell>
          <table:table-cell office:value-type="float" office:value="0.005374" calcext:value-type="float">
            <text:p>0,005374</text:p>
          </table:table-cell>
          <table:table-cell office:value-type="float" office:value="0.004107" calcext:value-type="float">
            <text:p>0,004107</text:p>
          </table:table-cell>
          <table:table-cell office:value-type="float" office:value="0.004594" calcext:value-type="float">
            <text:p>0,004594</text:p>
          </table:table-cell>
          <table:table-cell office:value-type="float" office:value="0.003826" calcext:value-type="float">
            <text:p>0,003826</text:p>
          </table:table-cell>
          <table:table-cell office:value-type="float" office:value="0.004196" calcext:value-type="float">
            <text:p>0,004196</text:p>
          </table:table-cell>
          <table:table-cell office:value-type="float" office:value="0.003392" calcext:value-type="float">
            <text:p>0,003392</text:p>
          </table:table-cell>
          <table:table-cell office:value-type="float" office:value="0.003948" calcext:value-type="float">
            <text:p>0,003948</text:p>
          </table:table-cell>
          <table:table-cell office:value-type="float" office:value="0.003269" calcext:value-type="float">
            <text:p>0,003269</text:p>
          </table:table-cell>
          <table:table-cell office:value-type="float" office:value="0.003973" calcext:value-type="float">
            <text:p>0,003973</text:p>
          </table:table-cell>
          <table:table-cell office:value-type="float" office:value="0.004828" calcext:value-type="float">
            <text:p>0,004828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4439" calcext:value-type="float">
            <text:p>0,004439</text:p>
          </table:table-cell>
        </table:table-row>
        <table:table-row table:style-name="ro1">
          <table:table-cell office:value-type="string" calcext:value-type="string">
            <text:p>sbrk-incdec</text:p>
          </table:table-cell>
          <table:table-cell table:formula="of:=AVERAGE([.C3:.ALO3])" office:value-type="float" office:value="0.0648075344655345" calcext:value-type="float">
            <text:p>0,0648075344655345</text:p>
          </table:table-cell>
          <table:table-cell office:value-type="float" office:value="0.067239" calcext:value-type="float">
            <text:p>0,067239</text:p>
          </table:table-cell>
          <table:table-cell office:value-type="float" office:value="0.063283" calcext:value-type="float">
            <text:p>0,063283</text:p>
          </table:table-cell>
          <table:table-cell office:value-type="float" office:value="0.063278" calcext:value-type="float">
            <text:p>0,063278</text:p>
          </table:table-cell>
          <table:table-cell office:value-type="float" office:value="0.063387" calcext:value-type="float">
            <text:p>0,063387</text:p>
          </table:table-cell>
          <table:table-cell office:value-type="float" office:value="0.063821" calcext:value-type="float">
            <text:p>0,063821</text:p>
          </table:table-cell>
          <table:table-cell office:value-type="float" office:value="0.063259" calcext:value-type="float">
            <text:p>0,063259</text:p>
          </table:table-cell>
          <table:table-cell office:value-type="float" office:value="0.06333" calcext:value-type="float">
            <text:p>0,06333</text:p>
          </table:table-cell>
          <table:table-cell office:value-type="float" office:value="0.063389" calcext:value-type="float">
            <text:p>0,063389</text:p>
          </table:table-cell>
          <table:table-cell office:value-type="float" office:value="0.063812" calcext:value-type="float">
            <text:p>0,063812</text:p>
          </table:table-cell>
          <table:table-cell office:value-type="float" office:value="0.063262" calcext:value-type="float">
            <text:p>0,063262</text:p>
          </table:table-cell>
          <table:table-cell office:value-type="float" office:value="0.06472" calcext:value-type="float">
            <text:p>0,06472</text:p>
          </table:table-cell>
          <table:table-cell office:value-type="float" office:value="0.065357" calcext:value-type="float">
            <text:p>0,065357</text:p>
          </table:table-cell>
          <table:table-cell office:value-type="float" office:value="0.063328" calcext:value-type="float">
            <text:p>0,063328</text:p>
          </table:table-cell>
          <table:table-cell office:value-type="float" office:value="0.063289" calcext:value-type="float">
            <text:p>0,063289</text:p>
          </table:table-cell>
          <table:table-cell office:value-type="float" office:value="0.063972" calcext:value-type="float">
            <text:p>0,063972</text:p>
          </table:table-cell>
          <table:table-cell office:value-type="float" office:value="0.065554" calcext:value-type="float">
            <text:p>0,065554</text:p>
          </table:table-cell>
          <table:table-cell office:value-type="float" office:value="0.064785" calcext:value-type="float">
            <text:p>0,064785</text:p>
          </table:table-cell>
          <table:table-cell office:value-type="float" office:value="0.065535" calcext:value-type="float">
            <text:p>0,065535</text:p>
          </table:table-cell>
          <table:table-cell office:value-type="float" office:value="0.065177" calcext:value-type="float">
            <text:p>0,065177</text:p>
          </table:table-cell>
          <table:table-cell office:value-type="float" office:value="0.064508" calcext:value-type="float">
            <text:p>0,064508</text:p>
          </table:table-cell>
          <table:table-cell office:value-type="float" office:value="0.063361" calcext:value-type="float">
            <text:p>0,063361</text:p>
          </table:table-cell>
          <table:table-cell office:value-type="float" office:value="0.063219" calcext:value-type="float">
            <text:p>0,063219</text:p>
          </table:table-cell>
          <table:table-cell office:value-type="float" office:value="0.063339" calcext:value-type="float">
            <text:p>0,063339</text:p>
          </table:table-cell>
          <table:table-cell office:value-type="float" office:value="0.063218" calcext:value-type="float">
            <text:p>0,063218</text:p>
          </table:table-cell>
          <table:table-cell office:value-type="float" office:value="0.063093" calcext:value-type="float">
            <text:p>0,063093</text:p>
          </table:table-cell>
          <table:table-cell office:value-type="float" office:value="0.063246" calcext:value-type="float">
            <text:p>0,063246</text:p>
          </table:table-cell>
          <table:table-cell office:value-type="float" office:value="0.065306" calcext:value-type="float">
            <text:p>0,065306</text:p>
          </table:table-cell>
          <table:table-cell office:value-type="float" office:value="0.063261" calcext:value-type="float">
            <text:p>0,063261</text:p>
          </table:table-cell>
          <table:table-cell office:value-type="float" office:value="0.065358" calcext:value-type="float">
            <text:p>0,065358</text:p>
          </table:table-cell>
          <table:table-cell office:value-type="float" office:value="0.069516" calcext:value-type="float">
            <text:p>0,069516</text:p>
          </table:table-cell>
          <table:table-cell office:value-type="float" office:value="0.067918" calcext:value-type="float">
            <text:p>0,067918</text:p>
          </table:table-cell>
          <table:table-cell office:value-type="float" office:value="0.063237" calcext:value-type="float">
            <text:p>0,063237</text:p>
          </table:table-cell>
          <table:table-cell office:value-type="float" office:value="0.063271" calcext:value-type="float">
            <text:p>0,063271</text:p>
          </table:table-cell>
          <table:table-cell office:value-type="float" office:value="0.065284" calcext:value-type="float">
            <text:p>0,065284</text:p>
          </table:table-cell>
          <table:table-cell office:value-type="float" office:value="0.063346" calcext:value-type="float">
            <text:p>0,063346</text:p>
          </table:table-cell>
          <table:table-cell office:value-type="float" office:value="0.063186" calcext:value-type="float">
            <text:p>0,063186</text:p>
          </table:table-cell>
          <table:table-cell office:value-type="float" office:value="0.063575" calcext:value-type="float">
            <text:p>0,063575</text:p>
          </table:table-cell>
          <table:table-cell office:value-type="float" office:value="0.063573" calcext:value-type="float">
            <text:p>0,063573</text:p>
          </table:table-cell>
          <table:table-cell office:value-type="float" office:value="0.063248" calcext:value-type="float">
            <text:p>0,063248</text:p>
          </table:table-cell>
          <table:table-cell office:value-type="float" office:value="0.065398" calcext:value-type="float">
            <text:p>0,065398</text:p>
          </table:table-cell>
          <table:table-cell office:value-type="float" office:value="0.063331" calcext:value-type="float">
            <text:p>0,063331</text:p>
          </table:table-cell>
          <table:table-cell office:value-type="float" office:value="0.065216" calcext:value-type="float">
            <text:p>0,065216</text:p>
          </table:table-cell>
          <table:table-cell office:value-type="float" office:value="0.063182" calcext:value-type="float">
            <text:p>0,063182</text:p>
          </table:table-cell>
          <table:table-cell office:value-type="float" office:value="0.065409" calcext:value-type="float">
            <text:p>0,065409</text:p>
          </table:table-cell>
          <table:table-cell office:value-type="float" office:value="0.064359" calcext:value-type="float">
            <text:p>0,064359</text:p>
          </table:table-cell>
          <table:table-cell office:value-type="float" office:value="0.064026" calcext:value-type="float">
            <text:p>0,064026</text:p>
          </table:table-cell>
          <table:table-cell office:value-type="float" office:value="0.064119" calcext:value-type="float">
            <text:p>0,064119</text:p>
          </table:table-cell>
          <table:table-cell office:value-type="float" office:value="0.064037" calcext:value-type="float">
            <text:p>0,064037</text:p>
          </table:table-cell>
          <table:table-cell office:value-type="float" office:value="0.065736" calcext:value-type="float">
            <text:p>0,065736</text:p>
          </table:table-cell>
          <table:table-cell office:value-type="float" office:value="0.065265" calcext:value-type="float">
            <text:p>0,065265</text:p>
          </table:table-cell>
          <table:table-cell office:value-type="float" office:value="0.063362" calcext:value-type="float">
            <text:p>0,063362</text:p>
          </table:table-cell>
          <table:table-cell office:value-type="float" office:value="0.063237" calcext:value-type="float">
            <text:p>0,063237</text:p>
          </table:table-cell>
          <table:table-cell office:value-type="float" office:value="0.063637" calcext:value-type="float">
            <text:p>0,063637</text:p>
          </table:table-cell>
          <table:table-cell office:value-type="float" office:value="0.063338" calcext:value-type="float">
            <text:p>0,063338</text:p>
          </table:table-cell>
          <table:table-cell office:value-type="float" office:value="0.063624" calcext:value-type="float">
            <text:p>0,063624</text:p>
          </table:table-cell>
          <table:table-cell office:value-type="float" office:value="0.06336" calcext:value-type="float">
            <text:p>0,06336</text:p>
          </table:table-cell>
          <table:table-cell office:value-type="float" office:value="0.063247" calcext:value-type="float">
            <text:p>0,063247</text:p>
          </table:table-cell>
          <table:table-cell office:value-type="float" office:value="0.063403" calcext:value-type="float">
            <text:p>0,063403</text:p>
          </table:table-cell>
          <table:table-cell office:value-type="float" office:value="0.063435" calcext:value-type="float">
            <text:p>0,063435</text:p>
          </table:table-cell>
          <table:table-cell office:value-type="float" office:value="0.063326" calcext:value-type="float">
            <text:p>0,063326</text:p>
          </table:table-cell>
          <table:table-cell office:value-type="float" office:value="0.065555" calcext:value-type="float">
            <text:p>0,065555</text:p>
          </table:table-cell>
          <table:table-cell office:value-type="float" office:value="0.063148" calcext:value-type="float">
            <text:p>0,063148</text:p>
          </table:table-cell>
          <table:table-cell office:value-type="float" office:value="0.063311" calcext:value-type="float">
            <text:p>0,063311</text:p>
          </table:table-cell>
          <table:table-cell office:value-type="float" office:value="0.066093" calcext:value-type="float">
            <text:p>0,066093</text:p>
          </table:table-cell>
          <table:table-cell office:value-type="float" office:value="0.071323" calcext:value-type="float">
            <text:p>0,071323</text:p>
          </table:table-cell>
          <table:table-cell office:value-type="float" office:value="0.066389" calcext:value-type="float">
            <text:p>0,066389</text:p>
          </table:table-cell>
          <table:table-cell office:value-type="float" office:value="0.066567" calcext:value-type="float">
            <text:p>0,066567</text:p>
          </table:table-cell>
          <table:table-cell office:value-type="float" office:value="0.067961" calcext:value-type="float">
            <text:p>0,067961</text:p>
          </table:table-cell>
          <table:table-cell office:value-type="float" office:value="0.066802" calcext:value-type="float">
            <text:p>0,066802</text:p>
          </table:table-cell>
          <table:table-cell office:value-type="float" office:value="0.069318" calcext:value-type="float">
            <text:p>0,069318</text:p>
          </table:table-cell>
          <table:table-cell office:value-type="float" office:value="0.06459" calcext:value-type="float">
            <text:p>0,06459</text:p>
          </table:table-cell>
          <table:table-cell office:value-type="float" office:value="0.063353" calcext:value-type="float">
            <text:p>0,063353</text:p>
          </table:table-cell>
          <table:table-cell office:value-type="float" office:value="0.063319" calcext:value-type="float">
            <text:p>0,063319</text:p>
          </table:table-cell>
          <table:table-cell office:value-type="float" office:value="0.063171" calcext:value-type="float">
            <text:p>0,063171</text:p>
          </table:table-cell>
          <table:table-cell office:value-type="float" office:value="0.063263" calcext:value-type="float">
            <text:p>0,063263</text:p>
          </table:table-cell>
          <table:table-cell office:value-type="float" office:value="0.063315" calcext:value-type="float">
            <text:p>0,063315</text:p>
          </table:table-cell>
          <table:table-cell office:value-type="float" office:value="0.071845" calcext:value-type="float">
            <text:p>0,071845</text:p>
          </table:table-cell>
          <table:table-cell office:value-type="float" office:value="0.068184" calcext:value-type="float">
            <text:p>0,068184</text:p>
          </table:table-cell>
          <table:table-cell office:value-type="float" office:value="0.063338" calcext:value-type="float">
            <text:p>0,063338</text:p>
          </table:table-cell>
          <table:table-cell office:value-type="float" office:value="0.063199" calcext:value-type="float">
            <text:p>0,063199</text:p>
          </table:table-cell>
          <table:table-cell office:value-type="float" office:value="0.063249" calcext:value-type="float">
            <text:p>0,063249</text:p>
          </table:table-cell>
          <table:table-cell office:value-type="float" office:value="0.063279" calcext:value-type="float">
            <text:p>0,063279</text:p>
          </table:table-cell>
          <table:table-cell office:value-type="float" office:value="0.063128" calcext:value-type="float">
            <text:p>0,063128</text:p>
          </table:table-cell>
          <table:table-cell office:value-type="float" office:value="0.065195" calcext:value-type="float">
            <text:p>0,065195</text:p>
          </table:table-cell>
          <table:table-cell office:value-type="float" office:value="0.063416" calcext:value-type="float">
            <text:p>0,063416</text:p>
          </table:table-cell>
          <table:table-cell office:value-type="float" office:value="0.063113" calcext:value-type="float">
            <text:p>0,063113</text:p>
          </table:table-cell>
          <table:table-cell office:value-type="float" office:value="0.063247" calcext:value-type="float">
            <text:p>0,063247</text:p>
          </table:table-cell>
          <table:table-cell office:value-type="float" office:value="0.065304" calcext:value-type="float">
            <text:p>0,065304</text:p>
          </table:table-cell>
          <table:table-cell office:value-type="float" office:value="0.063189" calcext:value-type="float">
            <text:p>0,063189</text:p>
          </table:table-cell>
          <table:table-cell office:value-type="float" office:value="0.065202" calcext:value-type="float">
            <text:p>0,065202</text:p>
          </table:table-cell>
          <table:table-cell office:value-type="float" office:value="0.063352" calcext:value-type="float">
            <text:p>0,063352</text:p>
          </table:table-cell>
          <table:table-cell office:value-type="float" office:value="0.065626" calcext:value-type="float">
            <text:p>0,065626</text:p>
          </table:table-cell>
          <table:table-cell office:value-type="float" office:value="0.063742" calcext:value-type="float">
            <text:p>0,063742</text:p>
          </table:table-cell>
          <table:table-cell office:value-type="float" office:value="0.06532" calcext:value-type="float">
            <text:p>0,06532</text:p>
          </table:table-cell>
          <table:table-cell office:value-type="float" office:value="0.063382" calcext:value-type="float">
            <text:p>0,063382</text:p>
          </table:table-cell>
          <table:table-cell office:value-type="float" office:value="0.063391" calcext:value-type="float">
            <text:p>0,063391</text:p>
          </table:table-cell>
          <table:table-cell office:value-type="float" office:value="0.063329" calcext:value-type="float">
            <text:p>0,063329</text:p>
          </table:table-cell>
          <table:table-cell office:value-type="float" office:value="0.063293" calcext:value-type="float">
            <text:p>0,063293</text:p>
          </table:table-cell>
          <table:table-cell office:value-type="float" office:value="0.063406" calcext:value-type="float">
            <text:p>0,063406</text:p>
          </table:table-cell>
          <table:table-cell office:value-type="float" office:value="0.063308" calcext:value-type="float">
            <text:p>0,063308</text:p>
          </table:table-cell>
          <table:table-cell office:value-type="float" office:value="0.063629" calcext:value-type="float">
            <text:p>0,063629</text:p>
          </table:table-cell>
          <table:table-cell office:value-type="float" office:value="0.063575" calcext:value-type="float">
            <text:p>0,063575</text:p>
          </table:table-cell>
          <table:table-cell office:value-type="float" office:value="0.063313" calcext:value-type="float">
            <text:p>0,063313</text:p>
          </table:table-cell>
          <table:table-cell office:value-type="float" office:value="0.065262" calcext:value-type="float">
            <text:p>0,065262</text:p>
          </table:table-cell>
          <table:table-cell office:value-type="float" office:value="0.063312" calcext:value-type="float">
            <text:p>0,063312</text:p>
          </table:table-cell>
          <table:table-cell office:value-type="float" office:value="0.065268" calcext:value-type="float">
            <text:p>0,065268</text:p>
          </table:table-cell>
          <table:table-cell office:value-type="float" office:value="0.063202" calcext:value-type="float">
            <text:p>0,063202</text:p>
          </table:table-cell>
          <table:table-cell office:value-type="float" office:value="0.0632" calcext:value-type="float">
            <text:p>0,0632</text:p>
          </table:table-cell>
          <table:table-cell office:value-type="float" office:value="0.063145" calcext:value-type="float">
            <text:p>0,063145</text:p>
          </table:table-cell>
          <table:table-cell office:value-type="float" office:value="0.065546" calcext:value-type="float">
            <text:p>0,065546</text:p>
          </table:table-cell>
          <table:table-cell office:value-type="float" office:value="0.063163" calcext:value-type="float">
            <text:p>0,063163</text:p>
          </table:table-cell>
          <table:table-cell office:value-type="float" office:value="0.063257" calcext:value-type="float">
            <text:p>0,063257</text:p>
          </table:table-cell>
          <table:table-cell office:value-type="float" office:value="0.065248" calcext:value-type="float">
            <text:p>0,065248</text:p>
          </table:table-cell>
          <table:table-cell office:value-type="float" office:value="0.063268" calcext:value-type="float">
            <text:p>0,063268</text:p>
          </table:table-cell>
          <table:table-cell office:value-type="float" office:value="0.063265" calcext:value-type="float">
            <text:p>0,063265</text:p>
          </table:table-cell>
          <table:table-cell office:value-type="float" office:value="0.063299" calcext:value-type="float">
            <text:p>0,063299</text:p>
          </table:table-cell>
          <table:table-cell office:value-type="float" office:value="0.063345" calcext:value-type="float">
            <text:p>0,063345</text:p>
          </table:table-cell>
          <table:table-cell office:value-type="float" office:value="0.063304" calcext:value-type="float">
            <text:p>0,063304</text:p>
          </table:table-cell>
          <table:table-cell office:value-type="float" office:value="0.063363" calcext:value-type="float">
            <text:p>0,063363</text:p>
          </table:table-cell>
          <table:table-cell office:value-type="float" office:value="0.064766" calcext:value-type="float">
            <text:p>0,064766</text:p>
          </table:table-cell>
          <table:table-cell office:value-type="float" office:value="0.065297" calcext:value-type="float">
            <text:p>0,065297</text:p>
          </table:table-cell>
          <table:table-cell office:value-type="float" office:value="0.06343" calcext:value-type="float">
            <text:p>0,06343</text:p>
          </table:table-cell>
          <table:table-cell office:value-type="float" office:value="0.064988" calcext:value-type="float">
            <text:p>0,064988</text:p>
          </table:table-cell>
          <table:table-cell office:value-type="float" office:value="0.063954" calcext:value-type="float">
            <text:p>0,063954</text:p>
          </table:table-cell>
          <table:table-cell office:value-type="float" office:value="0.065353" calcext:value-type="float">
            <text:p>0,065353</text:p>
          </table:table-cell>
          <table:table-cell office:value-type="float" office:value="0.063439" calcext:value-type="float">
            <text:p>0,063439</text:p>
          </table:table-cell>
          <table:table-cell office:value-type="float" office:value="0.065229" calcext:value-type="float">
            <text:p>0,065229</text:p>
          </table:table-cell>
          <table:table-cell office:value-type="float" office:value="0.064295" calcext:value-type="float">
            <text:p>0,064295</text:p>
          </table:table-cell>
          <table:table-cell office:value-type="float" office:value="0.063358" calcext:value-type="float">
            <text:p>0,063358</text:p>
          </table:table-cell>
          <table:table-cell office:value-type="float" office:value="0.063015" calcext:value-type="float">
            <text:p>0,063015</text:p>
          </table:table-cell>
          <table:table-cell office:value-type="float" office:value="0.06326" calcext:value-type="float">
            <text:p>0,06326</text:p>
          </table:table-cell>
          <table:table-cell office:value-type="float" office:value="0.063194" calcext:value-type="float">
            <text:p>0,063194</text:p>
          </table:table-cell>
          <table:table-cell office:value-type="float" office:value="0.063049" calcext:value-type="float">
            <text:p>0,063049</text:p>
          </table:table-cell>
          <table:table-cell office:value-type="float" office:value="0.063196" calcext:value-type="float">
            <text:p>0,063196</text:p>
          </table:table-cell>
          <table:table-cell office:value-type="float" office:value="0.065289" calcext:value-type="float">
            <text:p>0,065289</text:p>
          </table:table-cell>
          <table:table-cell office:value-type="float" office:value="0.063243" calcext:value-type="float">
            <text:p>0,063243</text:p>
          </table:table-cell>
          <table:table-cell office:value-type="float" office:value="0.06568" calcext:value-type="float">
            <text:p>0,06568</text:p>
          </table:table-cell>
          <table:table-cell office:value-type="float" office:value="0.063356" calcext:value-type="float">
            <text:p>0,063356</text:p>
          </table:table-cell>
          <table:table-cell office:value-type="float" office:value="0.063231" calcext:value-type="float">
            <text:p>0,063231</text:p>
          </table:table-cell>
          <table:table-cell office:value-type="float" office:value="0.063152" calcext:value-type="float">
            <text:p>0,063152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63219" calcext:value-type="float">
            <text:p>0,063219</text:p>
          </table:table-cell>
          <table:table-cell office:value-type="float" office:value="0.063318" calcext:value-type="float">
            <text:p>0,063318</text:p>
          </table:table-cell>
          <table:table-cell office:value-type="float" office:value="0.065398" calcext:value-type="float">
            <text:p>0,065398</text:p>
          </table:table-cell>
          <table:table-cell office:value-type="float" office:value="0.064655" calcext:value-type="float">
            <text:p>0,064655</text:p>
          </table:table-cell>
          <table:table-cell office:value-type="float" office:value="0.063184" calcext:value-type="float">
            <text:p>0,063184</text:p>
          </table:table-cell>
          <table:table-cell office:value-type="float" office:value="0.063367" calcext:value-type="float">
            <text:p>0,063367</text:p>
          </table:table-cell>
          <table:table-cell office:value-type="float" office:value="0.063347" calcext:value-type="float">
            <text:p>0,063347</text:p>
          </table:table-cell>
          <table:table-cell office:value-type="float" office:value="0.063259" calcext:value-type="float">
            <text:p>0,063259</text:p>
          </table:table-cell>
          <table:table-cell office:value-type="float" office:value="0.063965" calcext:value-type="float">
            <text:p>0,063965</text:p>
          </table:table-cell>
          <table:table-cell office:value-type="float" office:value="0.064658" calcext:value-type="float">
            <text:p>0,064658</text:p>
          </table:table-cell>
          <table:table-cell office:value-type="float" office:value="0.063443" calcext:value-type="float">
            <text:p>0,063443</text:p>
          </table:table-cell>
          <table:table-cell office:value-type="float" office:value="0.063218" calcext:value-type="float">
            <text:p>0,063218</text:p>
          </table:table-cell>
          <table:table-cell office:value-type="float" office:value="0.063946" calcext:value-type="float">
            <text:p>0,063946</text:p>
          </table:table-cell>
          <table:table-cell office:value-type="float" office:value="0.063348" calcext:value-type="float">
            <text:p>0,063348</text:p>
          </table:table-cell>
          <table:table-cell office:value-type="float" office:value="0.063196" calcext:value-type="float">
            <text:p>0,063196</text:p>
          </table:table-cell>
          <table:table-cell office:value-type="float" office:value="0.063333" calcext:value-type="float">
            <text:p>0,063333</text:p>
          </table:table-cell>
          <table:table-cell office:value-type="float" office:value="0.063494" calcext:value-type="float">
            <text:p>0,063494</text:p>
          </table:table-cell>
          <table:table-cell office:value-type="float" office:value="0.063129" calcext:value-type="float">
            <text:p>0,063129</text:p>
          </table:table-cell>
          <table:table-cell office:value-type="float" office:value="0.064788" calcext:value-type="float">
            <text:p>0,064788</text:p>
          </table:table-cell>
          <table:table-cell office:value-type="float" office:value="0.063493" calcext:value-type="float">
            <text:p>0,063493</text:p>
          </table:table-cell>
          <table:table-cell office:value-type="float" office:value="0.063183" calcext:value-type="float">
            <text:p>0,063183</text:p>
          </table:table-cell>
          <table:table-cell office:value-type="float" office:value="0.063379" calcext:value-type="float">
            <text:p>0,063379</text:p>
          </table:table-cell>
          <table:table-cell office:value-type="float" office:value="0.063148" calcext:value-type="float">
            <text:p>0,063148</text:p>
          </table:table-cell>
          <table:table-cell office:value-type="float" office:value="0.063267" calcext:value-type="float">
            <text:p>0,063267</text:p>
          </table:table-cell>
          <table:table-cell office:value-type="float" office:value="0.064473" calcext:value-type="float">
            <text:p>0,064473</text:p>
          </table:table-cell>
          <table:table-cell office:value-type="float" office:value="0.063229" calcext:value-type="float">
            <text:p>0,063229</text:p>
          </table:table-cell>
          <table:table-cell office:value-type="float" office:value="0.063358" calcext:value-type="float">
            <text:p>0,063358</text:p>
          </table:table-cell>
          <table:table-cell office:value-type="float" office:value="0.063117" calcext:value-type="float">
            <text:p>0,063117</text:p>
          </table:table-cell>
          <table:table-cell office:value-type="float" office:value="0.063288" calcext:value-type="float">
            <text:p>0,063288</text:p>
          </table:table-cell>
          <table:table-cell office:value-type="float" office:value="0.063216" calcext:value-type="float">
            <text:p>0,063216</text:p>
          </table:table-cell>
          <table:table-cell office:value-type="float" office:value="0.063357" calcext:value-type="float">
            <text:p>0,063357</text:p>
          </table:table-cell>
          <table:table-cell office:value-type="float" office:value="0.063295" calcext:value-type="float">
            <text:p>0,063295</text:p>
          </table:table-cell>
          <table:table-cell office:value-type="float" office:value="0.063266" calcext:value-type="float">
            <text:p>0,063266</text:p>
          </table:table-cell>
          <table:table-cell office:value-type="float" office:value="0.063277" calcext:value-type="float">
            <text:p>0,063277</text:p>
          </table:table-cell>
          <table:table-cell office:value-type="float" office:value="0.063525" calcext:value-type="float">
            <text:p>0,063525</text:p>
          </table:table-cell>
          <table:table-cell office:value-type="float" office:value="0.065106" calcext:value-type="float">
            <text:p>0,065106</text:p>
          </table:table-cell>
          <table:table-cell office:value-type="float" office:value="0.063272" calcext:value-type="float">
            <text:p>0,063272</text:p>
          </table:table-cell>
          <table:table-cell office:value-type="float" office:value="0.0652" calcext:value-type="float">
            <text:p>0,0652</text:p>
          </table:table-cell>
          <table:table-cell office:value-type="float" office:value="0.064066" calcext:value-type="float">
            <text:p>0,064066</text:p>
          </table:table-cell>
          <table:table-cell office:value-type="float" office:value="0.063314" calcext:value-type="float">
            <text:p>0,063314</text:p>
          </table:table-cell>
          <table:table-cell office:value-type="float" office:value="0.063709" calcext:value-type="float">
            <text:p>0,063709</text:p>
          </table:table-cell>
          <table:table-cell office:value-type="float" office:value="0.063263" calcext:value-type="float">
            <text:p>0,063263</text:p>
          </table:table-cell>
          <table:table-cell office:value-type="float" office:value="0.065427" calcext:value-type="float">
            <text:p>0,065427</text:p>
          </table:table-cell>
          <table:table-cell office:value-type="float" office:value="0.063291" calcext:value-type="float">
            <text:p>0,063291</text:p>
          </table:table-cell>
          <table:table-cell office:value-type="float" office:value="0.063231" calcext:value-type="float">
            <text:p>0,063231</text:p>
          </table:table-cell>
          <table:table-cell office:value-type="float" office:value="0.063296" calcext:value-type="float">
            <text:p>0,063296</text:p>
          </table:table-cell>
          <table:table-cell office:value-type="float" office:value="0.063238" calcext:value-type="float">
            <text:p>0,063238</text:p>
          </table:table-cell>
          <table:table-cell office:value-type="float" office:value="0.063225" calcext:value-type="float">
            <text:p>0,063225</text:p>
          </table:table-cell>
          <table:table-cell office:value-type="float" office:value="0.06327" calcext:value-type="float">
            <text:p>0,06327</text:p>
          </table:table-cell>
          <table:table-cell office:value-type="float" office:value="0.063188" calcext:value-type="float">
            <text:p>0,063188</text:p>
          </table:table-cell>
          <table:table-cell office:value-type="float" office:value="0.063042" calcext:value-type="float">
            <text:p>0,063042</text:p>
          </table:table-cell>
          <table:table-cell office:value-type="float" office:value="0.063272" calcext:value-type="float">
            <text:p>0,063272</text:p>
          </table:table-cell>
          <table:table-cell office:value-type="float" office:value="0.063332" calcext:value-type="float">
            <text:p>0,063332</text:p>
          </table:table-cell>
          <table:table-cell office:value-type="float" office:value="0.063297" calcext:value-type="float">
            <text:p>0,063297</text:p>
          </table:table-cell>
          <table:table-cell office:value-type="float" office:value="0.063313" calcext:value-type="float">
            <text:p>0,063313</text:p>
          </table:table-cell>
          <table:table-cell office:value-type="float" office:value="0.063293" calcext:value-type="float">
            <text:p>0,063293</text:p>
          </table:table-cell>
          <table:table-cell office:value-type="float" office:value="0.065277" calcext:value-type="float">
            <text:p>0,065277</text:p>
          </table:table-cell>
          <table:table-cell office:value-type="float" office:value="0.063222" calcext:value-type="float">
            <text:p>0,063222</text:p>
          </table:table-cell>
          <table:table-cell office:value-type="float" office:value="0.065323" calcext:value-type="float">
            <text:p>0,065323</text:p>
          </table:table-cell>
          <table:table-cell office:value-type="float" office:value="0.064705" calcext:value-type="float">
            <text:p>0,064705</text:p>
          </table:table-cell>
          <table:table-cell office:value-type="float" office:value="0.065209" calcext:value-type="float">
            <text:p>0,065209</text:p>
          </table:table-cell>
          <table:table-cell office:value-type="float" office:value="0.063195" calcext:value-type="float">
            <text:p>0,063195</text:p>
          </table:table-cell>
          <table:table-cell office:value-type="float" office:value="0.065239" calcext:value-type="float">
            <text:p>0,065239</text:p>
          </table:table-cell>
          <table:table-cell office:value-type="float" office:value="0.063247" calcext:value-type="float">
            <text:p>0,063247</text:p>
          </table:table-cell>
          <table:table-cell office:value-type="float" office:value="0.063352" calcext:value-type="float">
            <text:p>0,063352</text:p>
          </table:table-cell>
          <table:table-cell office:value-type="float" office:value="0.063178" calcext:value-type="float">
            <text:p>0,063178</text:p>
          </table:table-cell>
          <table:table-cell office:value-type="float" office:value="0.06347" calcext:value-type="float">
            <text:p>0,06347</text:p>
          </table:table-cell>
          <table:table-cell office:value-type="float" office:value="0.063281" calcext:value-type="float">
            <text:p>0,063281</text:p>
          </table:table-cell>
          <table:table-cell office:value-type="float" office:value="0.06325" calcext:value-type="float">
            <text:p>0,06325</text:p>
          </table:table-cell>
          <table:table-cell office:value-type="float" office:value="0.064668" calcext:value-type="float">
            <text:p>0,064668</text:p>
          </table:table-cell>
          <table:table-cell office:value-type="float" office:value="0.063173" calcext:value-type="float">
            <text:p>0,063173</text:p>
          </table:table-cell>
          <table:table-cell office:value-type="float" office:value="0.063452" calcext:value-type="float">
            <text:p>0,063452</text:p>
          </table:table-cell>
          <table:table-cell office:value-type="float" office:value="0.063194" calcext:value-type="float">
            <text:p>0,063194</text:p>
          </table:table-cell>
          <table:table-cell office:value-type="float" office:value="0.063403" calcext:value-type="float">
            <text:p>0,063403</text:p>
          </table:table-cell>
          <table:table-cell office:value-type="float" office:value="0.063391" calcext:value-type="float">
            <text:p>0,063391</text:p>
          </table:table-cell>
          <table:table-cell office:value-type="float" office:value="0.063167" calcext:value-type="float">
            <text:p>0,063167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6337" calcext:value-type="float">
            <text:p>0,06337</text:p>
          </table:table-cell>
          <table:table-cell office:value-type="float" office:value="0.063166" calcext:value-type="float">
            <text:p>0,063166</text:p>
          </table:table-cell>
          <table:table-cell office:value-type="float" office:value="0.064573" calcext:value-type="float">
            <text:p>0,064573</text:p>
          </table:table-cell>
          <table:table-cell office:value-type="float" office:value="0.063282" calcext:value-type="float">
            <text:p>0,063282</text:p>
          </table:table-cell>
          <table:table-cell office:value-type="float" office:value="0.063351" calcext:value-type="float">
            <text:p>0,063351</text:p>
          </table:table-cell>
          <table:table-cell office:value-type="float" office:value="0.06348" calcext:value-type="float">
            <text:p>0,06348</text:p>
          </table:table-cell>
          <table:table-cell office:value-type="float" office:value="0.063216" calcext:value-type="float">
            <text:p>0,063216</text:p>
          </table:table-cell>
          <table:table-cell office:value-type="float" office:value="0.063321" calcext:value-type="float">
            <text:p>0,063321</text:p>
          </table:table-cell>
          <table:table-cell office:value-type="float" office:value="0.063369" calcext:value-type="float">
            <text:p>0,063369</text:p>
          </table:table-cell>
          <table:table-cell office:value-type="float" office:value="0.063544" calcext:value-type="float">
            <text:p>0,063544</text:p>
          </table:table-cell>
          <table:table-cell office:value-type="float" office:value="0.06332" calcext:value-type="float">
            <text:p>0,06332</text:p>
          </table:table-cell>
          <table:table-cell office:value-type="float" office:value="0.063298" calcext:value-type="float">
            <text:p>0,063298</text:p>
          </table:table-cell>
          <table:table-cell office:value-type="float" office:value="0.063171" calcext:value-type="float">
            <text:p>0,063171</text:p>
          </table:table-cell>
          <table:table-cell office:value-type="float" office:value="0.064016" calcext:value-type="float">
            <text:p>0,064016</text:p>
          </table:table-cell>
          <table:table-cell office:value-type="float" office:value="0.063309" calcext:value-type="float">
            <text:p>0,063309</text:p>
          </table:table-cell>
          <table:table-cell office:value-type="float" office:value="0.063293" calcext:value-type="float">
            <text:p>0,063293</text:p>
          </table:table-cell>
          <table:table-cell office:value-type="float" office:value="0.063238" calcext:value-type="float">
            <text:p>0,063238</text:p>
          </table:table-cell>
          <table:table-cell office:value-type="float" office:value="0.063164" calcext:value-type="float">
            <text:p>0,063164</text:p>
          </table:table-cell>
          <table:table-cell office:value-type="float" office:value="0.063212" calcext:value-type="float">
            <text:p>0,063212</text:p>
          </table:table-cell>
          <table:table-cell office:value-type="float" office:value="0.063162" calcext:value-type="float">
            <text:p>0,063162</text:p>
          </table:table-cell>
          <table:table-cell office:value-type="float" office:value="0.063346" calcext:value-type="float">
            <text:p>0,063346</text:p>
          </table:table-cell>
          <table:table-cell office:value-type="float" office:value="0.065476" calcext:value-type="float">
            <text:p>0,065476</text:p>
          </table:table-cell>
          <table:table-cell office:value-type="float" office:value="0.064644" calcext:value-type="float">
            <text:p>0,064644</text:p>
          </table:table-cell>
          <table:table-cell office:value-type="float" office:value="0.063242" calcext:value-type="float">
            <text:p>0,063242</text:p>
          </table:table-cell>
          <table:table-cell office:value-type="float" office:value="0.063145" calcext:value-type="float">
            <text:p>0,063145</text:p>
          </table:table-cell>
          <table:table-cell office:value-type="float" office:value="0.063169" calcext:value-type="float">
            <text:p>0,063169</text:p>
          </table:table-cell>
          <table:table-cell office:value-type="float" office:value="0.063302" calcext:value-type="float">
            <text:p>0,063302</text:p>
          </table:table-cell>
          <table:table-cell office:value-type="float" office:value="0.063224" calcext:value-type="float">
            <text:p>0,063224</text:p>
          </table:table-cell>
          <table:table-cell office:value-type="float" office:value="0.063303" calcext:value-type="float">
            <text:p>0,063303</text:p>
          </table:table-cell>
          <table:table-cell office:value-type="float" office:value="0.063349" calcext:value-type="float">
            <text:p>0,063349</text:p>
          </table:table-cell>
          <table:table-cell office:value-type="float" office:value="0.063147" calcext:value-type="float">
            <text:p>0,063147</text:p>
          </table:table-cell>
          <table:table-cell office:value-type="float" office:value="0.063209" calcext:value-type="float">
            <text:p>0,063209</text:p>
          </table:table-cell>
          <table:table-cell office:value-type="float" office:value="0.063327" calcext:value-type="float">
            <text:p>0,063327</text:p>
          </table:table-cell>
          <table:table-cell office:value-type="float" office:value="0.065866" calcext:value-type="float">
            <text:p>0,065866</text:p>
          </table:table-cell>
          <table:table-cell office:value-type="float" office:value="0.065268" calcext:value-type="float">
            <text:p>0,065268</text:p>
          </table:table-cell>
          <table:table-cell office:value-type="float" office:value="0.063741" calcext:value-type="float">
            <text:p>0,063741</text:p>
          </table:table-cell>
          <table:table-cell office:value-type="float" office:value="0.065293" calcext:value-type="float">
            <text:p>0,065293</text:p>
          </table:table-cell>
          <table:table-cell office:value-type="float" office:value="0.063279" calcext:value-type="float">
            <text:p>0,063279</text:p>
          </table:table-cell>
          <table:table-cell office:value-type="float" office:value="0.063328" calcext:value-type="float">
            <text:p>0,063328</text:p>
          </table:table-cell>
          <table:table-cell office:value-type="float" office:value="0.063284" calcext:value-type="float">
            <text:p>0,063284</text:p>
          </table:table-cell>
          <table:table-cell office:value-type="float" office:value="0.063183" calcext:value-type="float">
            <text:p>0,063183</text:p>
          </table:table-cell>
          <table:table-cell office:value-type="float" office:value="0.063225" calcext:value-type="float">
            <text:p>0,063225</text:p>
          </table:table-cell>
          <table:table-cell office:value-type="float" office:value="0.065285" calcext:value-type="float">
            <text:p>0,065285</text:p>
          </table:table-cell>
          <table:table-cell office:value-type="float" office:value="0.063228" calcext:value-type="float">
            <text:p>0,063228</text:p>
          </table:table-cell>
          <table:table-cell office:value-type="float" office:value="0.06331" calcext:value-type="float">
            <text:p>0,06331</text:p>
          </table:table-cell>
          <table:table-cell office:value-type="float" office:value="0.063416" calcext:value-type="float">
            <text:p>0,063416</text:p>
          </table:table-cell>
          <table:table-cell office:value-type="float" office:value="0.063077" calcext:value-type="float">
            <text:p>0,063077</text:p>
          </table:table-cell>
          <table:table-cell office:value-type="float" office:value="0.063219" calcext:value-type="float">
            <text:p>0,063219</text:p>
          </table:table-cell>
          <table:table-cell office:value-type="float" office:value="0.06329" calcext:value-type="float">
            <text:p>0,06329</text:p>
          </table:table-cell>
          <table:table-cell office:value-type="float" office:value="0.063267" calcext:value-type="float">
            <text:p>0,063267</text:p>
          </table:table-cell>
          <table:table-cell office:value-type="float" office:value="0.063388" calcext:value-type="float">
            <text:p>0,063388</text:p>
          </table:table-cell>
          <table:table-cell office:value-type="float" office:value="0.063208" calcext:value-type="float">
            <text:p>0,063208</text:p>
          </table:table-cell>
          <table:table-cell office:value-type="float" office:value="0.065304" calcext:value-type="float">
            <text:p>0,065304</text:p>
          </table:table-cell>
          <table:table-cell office:value-type="float" office:value="0.063568" calcext:value-type="float">
            <text:p>0,063568</text:p>
          </table:table-cell>
          <table:table-cell office:value-type="float" office:value="0.065335" calcext:value-type="float">
            <text:p>0,065335</text:p>
          </table:table-cell>
          <table:table-cell office:value-type="float" office:value="0.063223" calcext:value-type="float">
            <text:p>0,063223</text:p>
          </table:table-cell>
          <table:table-cell office:value-type="float" office:value="0.063073" calcext:value-type="float">
            <text:p>0,063073</text:p>
          </table:table-cell>
          <table:table-cell office:value-type="float" office:value="0.063157" calcext:value-type="float">
            <text:p>0,063157</text:p>
          </table:table-cell>
          <table:table-cell office:value-type="float" office:value="0.063179" calcext:value-type="float">
            <text:p>0,063179</text:p>
          </table:table-cell>
          <table:table-cell office:value-type="float" office:value="0.063348" calcext:value-type="float">
            <text:p>0,063348</text:p>
          </table:table-cell>
          <table:table-cell office:value-type="float" office:value="0.063145" calcext:value-type="float">
            <text:p>0,063145</text:p>
          </table:table-cell>
          <table:table-cell office:value-type="float" office:value="0.06334" calcext:value-type="float">
            <text:p>0,06334</text:p>
          </table:table-cell>
          <table:table-cell office:value-type="float" office:value="0.063371" calcext:value-type="float">
            <text:p>0,063371</text:p>
          </table:table-cell>
          <table:table-cell office:value-type="float" office:value="0.065238" calcext:value-type="float">
            <text:p>0,065238</text:p>
          </table:table-cell>
          <table:table-cell office:value-type="float" office:value="0.063189" calcext:value-type="float">
            <text:p>0,063189</text:p>
          </table:table-cell>
          <table:table-cell office:value-type="float" office:value="0.065228" calcext:value-type="float">
            <text:p>0,065228</text:p>
          </table:table-cell>
          <table:table-cell office:value-type="float" office:value="0.06326" calcext:value-type="float">
            <text:p>0,06326</text:p>
          </table:table-cell>
          <table:table-cell office:value-type="float" office:value="0.065165" calcext:value-type="float">
            <text:p>0,065165</text:p>
          </table:table-cell>
          <table:table-cell office:value-type="float" office:value="0.063179" calcext:value-type="float">
            <text:p>0,063179</text:p>
          </table:table-cell>
          <table:table-cell office:value-type="float" office:value="0.065446" calcext:value-type="float">
            <text:p>0,065446</text:p>
          </table:table-cell>
          <table:table-cell office:value-type="float" office:value="0.063227" calcext:value-type="float">
            <text:p>0,063227</text:p>
          </table:table-cell>
          <table:table-cell office:value-type="float" office:value="0.065192" calcext:value-type="float">
            <text:p>0,065192</text:p>
          </table:table-cell>
          <table:table-cell office:value-type="float" office:value="0.063281" calcext:value-type="float">
            <text:p>0,063281</text:p>
          </table:table-cell>
          <table:table-cell office:value-type="float" office:value="0.065179" calcext:value-type="float">
            <text:p>0,065179</text:p>
          </table:table-cell>
          <table:table-cell office:value-type="float" office:value="0.063021" calcext:value-type="float">
            <text:p>0,063021</text:p>
          </table:table-cell>
          <table:table-cell office:value-type="float" office:value="0.065137" calcext:value-type="float">
            <text:p>0,065137</text:p>
          </table:table-cell>
          <table:table-cell office:value-type="float" office:value="0.063293" calcext:value-type="float">
            <text:p>0,063293</text:p>
          </table:table-cell>
          <table:table-cell office:value-type="float" office:value="0.065344" calcext:value-type="float">
            <text:p>0,065344</text:p>
          </table:table-cell>
          <table:table-cell office:value-type="float" office:value="0.063487" calcext:value-type="float">
            <text:p>0,063487</text:p>
          </table:table-cell>
          <table:table-cell office:value-type="float" office:value="0.065236" calcext:value-type="float">
            <text:p>0,065236</text:p>
          </table:table-cell>
          <table:table-cell office:value-type="float" office:value="0.063247" calcext:value-type="float">
            <text:p>0,063247</text:p>
          </table:table-cell>
          <table:table-cell office:value-type="float" office:value="0.063568" calcext:value-type="float">
            <text:p>0,063568</text:p>
          </table:table-cell>
          <table:table-cell office:value-type="float" office:value="0.063257" calcext:value-type="float">
            <text:p>0,063257</text:p>
          </table:table-cell>
          <table:table-cell office:value-type="float" office:value="0.065217" calcext:value-type="float">
            <text:p>0,065217</text:p>
          </table:table-cell>
          <table:table-cell office:value-type="float" office:value="0.063211" calcext:value-type="float">
            <text:p>0,063211</text:p>
          </table:table-cell>
          <table:table-cell office:value-type="float" office:value="0.065248" calcext:value-type="float">
            <text:p>0,065248</text:p>
          </table:table-cell>
          <table:table-cell office:value-type="float" office:value="0.063282" calcext:value-type="float">
            <text:p>0,063282</text:p>
          </table:table-cell>
          <table:table-cell office:value-type="float" office:value="0.06565" calcext:value-type="float">
            <text:p>0,06565</text:p>
          </table:table-cell>
          <table:table-cell office:value-type="float" office:value="0.063324" calcext:value-type="float">
            <text:p>0,063324</text:p>
          </table:table-cell>
          <table:table-cell office:value-type="float" office:value="0.063259" calcext:value-type="float">
            <text:p>0,063259</text:p>
          </table:table-cell>
          <table:table-cell office:value-type="float" office:value="0.063231" calcext:value-type="float">
            <text:p>0,063231</text:p>
          </table:table-cell>
          <table:table-cell office:value-type="float" office:value="0.063622" calcext:value-type="float">
            <text:p>0,063622</text:p>
          </table:table-cell>
          <table:table-cell office:value-type="float" office:value="0.065092" calcext:value-type="float">
            <text:p>0,065092</text:p>
          </table:table-cell>
          <table:table-cell office:value-type="float" office:value="0.063064" calcext:value-type="float">
            <text:p>0,063064</text:p>
          </table:table-cell>
          <table:table-cell office:value-type="float" office:value="0.065324" calcext:value-type="float">
            <text:p>0,065324</text:p>
          </table:table-cell>
          <table:table-cell office:value-type="float" office:value="0.063906" calcext:value-type="float">
            <text:p>0,063906</text:p>
          </table:table-cell>
          <table:table-cell office:value-type="float" office:value="0.06565" calcext:value-type="float">
            <text:p>0,06565</text:p>
          </table:table-cell>
          <table:table-cell office:value-type="float" office:value="0.063085" calcext:value-type="float">
            <text:p>0,063085</text:p>
          </table:table-cell>
          <table:table-cell office:value-type="float" office:value="0.063118" calcext:value-type="float">
            <text:p>0,063118</text:p>
          </table:table-cell>
          <table:table-cell office:value-type="float" office:value="0.065364" calcext:value-type="float">
            <text:p>0,065364</text:p>
          </table:table-cell>
          <table:table-cell office:value-type="float" office:value="0.063188" calcext:value-type="float">
            <text:p>0,063188</text:p>
          </table:table-cell>
          <table:table-cell table:number-columns-repeated="2" office:value-type="float" office:value="0.063175" calcext:value-type="float">
            <text:p>0,063175</text:p>
          </table:table-cell>
          <table:table-cell office:value-type="float" office:value="0.063291" calcext:value-type="float">
            <text:p>0,063291</text:p>
          </table:table-cell>
          <table:table-cell office:value-type="float" office:value="0.063316" calcext:value-type="float">
            <text:p>0,063316</text:p>
          </table:table-cell>
          <table:table-cell office:value-type="float" office:value="0.063548" calcext:value-type="float">
            <text:p>0,063548</text:p>
          </table:table-cell>
          <table:table-cell office:value-type="float" office:value="0.063281" calcext:value-type="float">
            <text:p>0,063281</text:p>
          </table:table-cell>
          <table:table-cell office:value-type="float" office:value="0.063395" calcext:value-type="float">
            <text:p>0,063395</text:p>
          </table:table-cell>
          <table:table-cell office:value-type="float" office:value="0.063299" calcext:value-type="float">
            <text:p>0,063299</text:p>
          </table:table-cell>
          <table:table-cell office:value-type="float" office:value="0.06332" calcext:value-type="float">
            <text:p>0,06332</text:p>
          </table:table-cell>
          <table:table-cell office:value-type="float" office:value="0.06331" calcext:value-type="float">
            <text:p>0,06331</text:p>
          </table:table-cell>
          <table:table-cell office:value-type="float" office:value="0.063322" calcext:value-type="float">
            <text:p>0,063322</text:p>
          </table:table-cell>
          <table:table-cell office:value-type="float" office:value="0.065452" calcext:value-type="float">
            <text:p>0,065452</text:p>
          </table:table-cell>
          <table:table-cell office:value-type="float" office:value="0.067286" calcext:value-type="float">
            <text:p>0,067286</text:p>
          </table:table-cell>
          <table:table-cell office:value-type="float" office:value="0.063131" calcext:value-type="float">
            <text:p>0,063131</text:p>
          </table:table-cell>
          <table:table-cell office:value-type="float" office:value="0.063315" calcext:value-type="float">
            <text:p>0,063315</text:p>
          </table:table-cell>
          <table:table-cell office:value-type="float" office:value="0.06325" calcext:value-type="float">
            <text:p>0,06325</text:p>
          </table:table-cell>
          <table:table-cell office:value-type="float" office:value="0.063339" calcext:value-type="float">
            <text:p>0,063339</text:p>
          </table:table-cell>
          <table:table-cell office:value-type="float" office:value="0.063172" calcext:value-type="float">
            <text:p>0,063172</text:p>
          </table:table-cell>
          <table:table-cell office:value-type="float" office:value="0.064763" calcext:value-type="float">
            <text:p>0,064763</text:p>
          </table:table-cell>
          <table:table-cell office:value-type="float" office:value="0.065776" calcext:value-type="float">
            <text:p>0,065776</text:p>
          </table:table-cell>
          <table:table-cell office:value-type="float" office:value="0.063829" calcext:value-type="float">
            <text:p>0,063829</text:p>
          </table:table-cell>
          <table:table-cell office:value-type="float" office:value="0.063238" calcext:value-type="float">
            <text:p>0,063238</text:p>
          </table:table-cell>
          <table:table-cell office:value-type="float" office:value="0.063271" calcext:value-type="float">
            <text:p>0,063271</text:p>
          </table:table-cell>
          <table:table-cell office:value-type="float" office:value="0.063276" calcext:value-type="float">
            <text:p>0,063276</text:p>
          </table:table-cell>
          <table:table-cell office:value-type="float" office:value="0.065485" calcext:value-type="float">
            <text:p>0,065485</text:p>
          </table:table-cell>
          <table:table-cell office:value-type="float" office:value="0.063238" calcext:value-type="float">
            <text:p>0,063238</text:p>
          </table:table-cell>
          <table:table-cell office:value-type="float" office:value="0.063212" calcext:value-type="float">
            <text:p>0,063212</text:p>
          </table:table-cell>
          <table:table-cell office:value-type="float" office:value="0.063556" calcext:value-type="float">
            <text:p>0,063556</text:p>
          </table:table-cell>
          <table:table-cell office:value-type="float" office:value="0.063419" calcext:value-type="float">
            <text:p>0,063419</text:p>
          </table:table-cell>
          <table:table-cell office:value-type="float" office:value="0.063301" calcext:value-type="float">
            <text:p>0,063301</text:p>
          </table:table-cell>
          <table:table-cell office:value-type="float" office:value="0.06783" calcext:value-type="float">
            <text:p>0,06783</text:p>
          </table:table-cell>
          <table:table-cell office:value-type="float" office:value="0.063279" calcext:value-type="float">
            <text:p>0,063279</text:p>
          </table:table-cell>
          <table:table-cell office:value-type="float" office:value="0.063247" calcext:value-type="float">
            <text:p>0,063247</text:p>
          </table:table-cell>
          <table:table-cell office:value-type="float" office:value="0.063215" calcext:value-type="float">
            <text:p>0,063215</text:p>
          </table:table-cell>
          <table:table-cell office:value-type="float" office:value="0.063323" calcext:value-type="float">
            <text:p>0,063323</text:p>
          </table:table-cell>
          <table:table-cell office:value-type="float" office:value="0.066012" calcext:value-type="float">
            <text:p>0,066012</text:p>
          </table:table-cell>
          <table:table-cell office:value-type="float" office:value="0.063281" calcext:value-type="float">
            <text:p>0,063281</text:p>
          </table:table-cell>
          <table:table-cell office:value-type="float" office:value="0.063127" calcext:value-type="float">
            <text:p>0,063127</text:p>
          </table:table-cell>
          <table:table-cell office:value-type="float" office:value="0.063281" calcext:value-type="float">
            <text:p>0,063281</text:p>
          </table:table-cell>
          <table:table-cell office:value-type="float" office:value="0.063265" calcext:value-type="float">
            <text:p>0,063265</text:p>
          </table:table-cell>
          <table:table-cell office:value-type="float" office:value="0.063157" calcext:value-type="float">
            <text:p>0,063157</text:p>
          </table:table-cell>
          <table:table-cell office:value-type="float" office:value="0.063152" calcext:value-type="float">
            <text:p>0,063152</text:p>
          </table:table-cell>
          <table:table-cell office:value-type="float" office:value="0.063374" calcext:value-type="float">
            <text:p>0,063374</text:p>
          </table:table-cell>
          <table:table-cell office:value-type="float" office:value="0.063507" calcext:value-type="float">
            <text:p>0,063507</text:p>
          </table:table-cell>
          <table:table-cell office:value-type="float" office:value="0.06453" calcext:value-type="float">
            <text:p>0,06453</text:p>
          </table:table-cell>
          <table:table-cell office:value-type="float" office:value="0.064993" calcext:value-type="float">
            <text:p>0,064993</text:p>
          </table:table-cell>
          <table:table-cell office:value-type="float" office:value="0.063211" calcext:value-type="float">
            <text:p>0,063211</text:p>
          </table:table-cell>
          <table:table-cell office:value-type="float" office:value="0.065136" calcext:value-type="float">
            <text:p>0,065136</text:p>
          </table:table-cell>
          <table:table-cell office:value-type="float" office:value="0.063252" calcext:value-type="float">
            <text:p>0,063252</text:p>
          </table:table-cell>
          <table:table-cell office:value-type="float" office:value="0.065315" calcext:value-type="float">
            <text:p>0,065315</text:p>
          </table:table-cell>
          <table:table-cell office:value-type="float" office:value="0.063379" calcext:value-type="float">
            <text:p>0,063379</text:p>
          </table:table-cell>
          <table:table-cell office:value-type="float" office:value="0.065456" calcext:value-type="float">
            <text:p>0,065456</text:p>
          </table:table-cell>
          <table:table-cell office:value-type="float" office:value="0.065339" calcext:value-type="float">
            <text:p>0,065339</text:p>
          </table:table-cell>
          <table:table-cell office:value-type="float" office:value="0.065183" calcext:value-type="float">
            <text:p>0,065183</text:p>
          </table:table-cell>
          <table:table-cell office:value-type="float" office:value="0.063338" calcext:value-type="float">
            <text:p>0,063338</text:p>
          </table:table-cell>
          <table:table-cell office:value-type="float" office:value="0.065267" calcext:value-type="float">
            <text:p>0,065267</text:p>
          </table:table-cell>
          <table:table-cell office:value-type="float" office:value="0.064684" calcext:value-type="float">
            <text:p>0,064684</text:p>
          </table:table-cell>
          <table:table-cell office:value-type="float" office:value="0.065311" calcext:value-type="float">
            <text:p>0,065311</text:p>
          </table:table-cell>
          <table:table-cell office:value-type="float" office:value="0.065268" calcext:value-type="float">
            <text:p>0,065268</text:p>
          </table:table-cell>
          <table:table-cell office:value-type="float" office:value="0.06343" calcext:value-type="float">
            <text:p>0,06343</text:p>
          </table:table-cell>
          <table:table-cell office:value-type="float" office:value="0.065355" calcext:value-type="float">
            <text:p>0,065355</text:p>
          </table:table-cell>
          <table:table-cell office:value-type="float" office:value="0.063185" calcext:value-type="float">
            <text:p>0,063185</text:p>
          </table:table-cell>
          <table:table-cell office:value-type="float" office:value="0.06522" calcext:value-type="float">
            <text:p>0,06522</text:p>
          </table:table-cell>
          <table:table-cell office:value-type="float" office:value="0.063058" calcext:value-type="float">
            <text:p>0,063058</text:p>
          </table:table-cell>
          <table:table-cell office:value-type="float" office:value="0.065179" calcext:value-type="float">
            <text:p>0,065179</text:p>
          </table:table-cell>
          <table:table-cell office:value-type="float" office:value="0.063208" calcext:value-type="float">
            <text:p>0,063208</text:p>
          </table:table-cell>
          <table:table-cell office:value-type="float" office:value="0.065257" calcext:value-type="float">
            <text:p>0,065257</text:p>
          </table:table-cell>
          <table:table-cell office:value-type="float" office:value="0.063218" calcext:value-type="float">
            <text:p>0,063218</text:p>
          </table:table-cell>
          <table:table-cell office:value-type="float" office:value="0.063386" calcext:value-type="float">
            <text:p>0,063386</text:p>
          </table:table-cell>
          <table:table-cell office:value-type="float" office:value="0.064764" calcext:value-type="float">
            <text:p>0,064764</text:p>
          </table:table-cell>
          <table:table-cell office:value-type="float" office:value="0.063161" calcext:value-type="float">
            <text:p>0,063161</text:p>
          </table:table-cell>
          <table:table-cell office:value-type="float" office:value="0.063354" calcext:value-type="float">
            <text:p>0,063354</text:p>
          </table:table-cell>
          <table:table-cell office:value-type="float" office:value="0.063288" calcext:value-type="float">
            <text:p>0,063288</text:p>
          </table:table-cell>
          <table:table-cell office:value-type="float" office:value="0.063258" calcext:value-type="float">
            <text:p>0,063258</text:p>
          </table:table-cell>
          <table:table-cell office:value-type="float" office:value="0.065298" calcext:value-type="float">
            <text:p>0,065298</text:p>
          </table:table-cell>
          <table:table-cell office:value-type="float" office:value="0.063515" calcext:value-type="float">
            <text:p>0,063515</text:p>
          </table:table-cell>
          <table:table-cell office:value-type="float" office:value="0.063258" calcext:value-type="float">
            <text:p>0,063258</text:p>
          </table:table-cell>
          <table:table-cell office:value-type="float" office:value="0.063225" calcext:value-type="float">
            <text:p>0,063225</text:p>
          </table:table-cell>
          <table:table-cell office:value-type="float" office:value="0.063222" calcext:value-type="float">
            <text:p>0,063222</text:p>
          </table:table-cell>
          <table:table-cell office:value-type="float" office:value="0.06528" calcext:value-type="float">
            <text:p>0,06528</text:p>
          </table:table-cell>
          <table:table-cell office:value-type="float" office:value="0.063257" calcext:value-type="float">
            <text:p>0,063257</text:p>
          </table:table-cell>
          <table:table-cell office:value-type="float" office:value="0.065244" calcext:value-type="float">
            <text:p>0,065244</text:p>
          </table:table-cell>
          <table:table-cell office:value-type="float" office:value="0.063264" calcext:value-type="float">
            <text:p>0,063264</text:p>
          </table:table-cell>
          <table:table-cell office:value-type="float" office:value="0.06549" calcext:value-type="float">
            <text:p>0,06549</text:p>
          </table:table-cell>
          <table:table-cell office:value-type="float" office:value="0.063168" calcext:value-type="float">
            <text:p>0,063168</text:p>
          </table:table-cell>
          <table:table-cell office:value-type="float" office:value="0.063455" calcext:value-type="float">
            <text:p>0,063455</text:p>
          </table:table-cell>
          <table:table-cell office:value-type="float" office:value="0.063274" calcext:value-type="float">
            <text:p>0,063274</text:p>
          </table:table-cell>
          <table:table-cell office:value-type="float" office:value="0.063236" calcext:value-type="float">
            <text:p>0,063236</text:p>
          </table:table-cell>
          <table:table-cell office:value-type="float" office:value="0.063232" calcext:value-type="float">
            <text:p>0,063232</text:p>
          </table:table-cell>
          <table:table-cell office:value-type="float" office:value="0.063302" calcext:value-type="float">
            <text:p>0,063302</text:p>
          </table:table-cell>
          <table:table-cell office:value-type="float" office:value="0.063223" calcext:value-type="float">
            <text:p>0,063223</text:p>
          </table:table-cell>
          <table:table-cell office:value-type="float" office:value="0.063258" calcext:value-type="float">
            <text:p>0,063258</text:p>
          </table:table-cell>
          <table:table-cell office:value-type="float" office:value="0.063356" calcext:value-type="float">
            <text:p>0,063356</text:p>
          </table:table-cell>
          <table:table-cell office:value-type="float" office:value="0.065615" calcext:value-type="float">
            <text:p>0,065615</text:p>
          </table:table-cell>
          <table:table-cell office:value-type="float" office:value="0.065008" calcext:value-type="float">
            <text:p>0,065008</text:p>
          </table:table-cell>
          <table:table-cell office:value-type="float" office:value="0.065263" calcext:value-type="float">
            <text:p>0,065263</text:p>
          </table:table-cell>
          <table:table-cell office:value-type="float" office:value="0.065604" calcext:value-type="float">
            <text:p>0,065604</text:p>
          </table:table-cell>
          <table:table-cell office:value-type="float" office:value="0.06537" calcext:value-type="float">
            <text:p>0,06537</text:p>
          </table:table-cell>
          <table:table-cell office:value-type="float" office:value="0.063448" calcext:value-type="float">
            <text:p>0,063448</text:p>
          </table:table-cell>
          <table:table-cell office:value-type="float" office:value="0.065471" calcext:value-type="float">
            <text:p>0,065471</text:p>
          </table:table-cell>
          <table:table-cell office:value-type="float" office:value="0.063174" calcext:value-type="float">
            <text:p>0,063174</text:p>
          </table:table-cell>
          <table:table-cell office:value-type="float" office:value="0.065129" calcext:value-type="float">
            <text:p>0,065129</text:p>
          </table:table-cell>
          <table:table-cell office:value-type="float" office:value="0.066441" calcext:value-type="float">
            <text:p>0,066441</text:p>
          </table:table-cell>
          <table:table-cell office:value-type="float" office:value="0.068535" calcext:value-type="float">
            <text:p>0,068535</text:p>
          </table:table-cell>
          <table:table-cell office:value-type="float" office:value="0.064338" calcext:value-type="float">
            <text:p>0,064338</text:p>
          </table:table-cell>
          <table:table-cell office:value-type="float" office:value="0.065544" calcext:value-type="float">
            <text:p>0,065544</text:p>
          </table:table-cell>
          <table:table-cell office:value-type="float" office:value="0.063589" calcext:value-type="float">
            <text:p>0,063589</text:p>
          </table:table-cell>
          <table:table-cell office:value-type="float" office:value="0.063326" calcext:value-type="float">
            <text:p>0,063326</text:p>
          </table:table-cell>
          <table:table-cell office:value-type="float" office:value="0.064684" calcext:value-type="float">
            <text:p>0,064684</text:p>
          </table:table-cell>
          <table:table-cell office:value-type="float" office:value="0.063681" calcext:value-type="float">
            <text:p>0,063681</text:p>
          </table:table-cell>
          <table:table-cell office:value-type="float" office:value="0.064717" calcext:value-type="float">
            <text:p>0,064717</text:p>
          </table:table-cell>
          <table:table-cell office:value-type="float" office:value="0.063217" calcext:value-type="float">
            <text:p>0,063217</text:p>
          </table:table-cell>
          <table:table-cell office:value-type="float" office:value="0.064321" calcext:value-type="float">
            <text:p>0,064321</text:p>
          </table:table-cell>
          <table:table-cell office:value-type="float" office:value="0.063575" calcext:value-type="float">
            <text:p>0,063575</text:p>
          </table:table-cell>
          <table:table-cell office:value-type="float" office:value="0.063175" calcext:value-type="float">
            <text:p>0,063175</text:p>
          </table:table-cell>
          <table:table-cell office:value-type="float" office:value="0.063447" calcext:value-type="float">
            <text:p>0,063447</text:p>
          </table:table-cell>
          <table:table-cell office:value-type="float" office:value="0.065284" calcext:value-type="float">
            <text:p>0,065284</text:p>
          </table:table-cell>
          <table:table-cell office:value-type="float" office:value="0.063321" calcext:value-type="float">
            <text:p>0,063321</text:p>
          </table:table-cell>
          <table:table-cell office:value-type="float" office:value="0.065361" calcext:value-type="float">
            <text:p>0,065361</text:p>
          </table:table-cell>
          <table:table-cell office:value-type="float" office:value="0.063292" calcext:value-type="float">
            <text:p>0,063292</text:p>
          </table:table-cell>
          <table:table-cell office:value-type="float" office:value="0.06326" calcext:value-type="float">
            <text:p>0,06326</text:p>
          </table:table-cell>
          <table:table-cell office:value-type="float" office:value="0.063335" calcext:value-type="float">
            <text:p>0,063335</text:p>
          </table:table-cell>
          <table:table-cell office:value-type="float" office:value="0.065253" calcext:value-type="float">
            <text:p>0,065253</text:p>
          </table:table-cell>
          <table:table-cell office:value-type="float" office:value="0.063439" calcext:value-type="float">
            <text:p>0,063439</text:p>
          </table:table-cell>
          <table:table-cell office:value-type="float" office:value="0.065217" calcext:value-type="float">
            <text:p>0,065217</text:p>
          </table:table-cell>
          <table:table-cell office:value-type="float" office:value="0.065252" calcext:value-type="float">
            <text:p>0,065252</text:p>
          </table:table-cell>
          <table:table-cell office:value-type="float" office:value="0.063068" calcext:value-type="float">
            <text:p>0,063068</text:p>
          </table:table-cell>
          <table:table-cell office:value-type="float" office:value="0.065274" calcext:value-type="float">
            <text:p>0,065274</text:p>
          </table:table-cell>
          <table:table-cell office:value-type="float" office:value="0.065227" calcext:value-type="float">
            <text:p>0,065227</text:p>
          </table:table-cell>
          <table:table-cell office:value-type="float" office:value="0.06483" calcext:value-type="float">
            <text:p>0,06483</text:p>
          </table:table-cell>
          <table:table-cell office:value-type="float" office:value="0.063292" calcext:value-type="float">
            <text:p>0,063292</text:p>
          </table:table-cell>
          <table:table-cell office:value-type="float" office:value="0.064798" calcext:value-type="float">
            <text:p>0,064798</text:p>
          </table:table-cell>
          <table:table-cell office:value-type="float" office:value="0.063523" calcext:value-type="float">
            <text:p>0,063523</text:p>
          </table:table-cell>
          <table:table-cell office:value-type="float" office:value="0.063195" calcext:value-type="float">
            <text:p>0,063195</text:p>
          </table:table-cell>
          <table:table-cell office:value-type="float" office:value="0.063168" calcext:value-type="float">
            <text:p>0,063168</text:p>
          </table:table-cell>
          <table:table-cell office:value-type="float" office:value="0.065265" calcext:value-type="float">
            <text:p>0,065265</text:p>
          </table:table-cell>
          <table:table-cell office:value-type="float" office:value="0.063264" calcext:value-type="float">
            <text:p>0,063264</text:p>
          </table:table-cell>
          <table:table-cell office:value-type="float" office:value="0.065271" calcext:value-type="float">
            <text:p>0,065271</text:p>
          </table:table-cell>
          <table:table-cell office:value-type="float" office:value="0.063239" calcext:value-type="float">
            <text:p>0,063239</text:p>
          </table:table-cell>
          <table:table-cell office:value-type="float" office:value="0.065352" calcext:value-type="float">
            <text:p>0,065352</text:p>
          </table:table-cell>
          <table:table-cell office:value-type="float" office:value="0.063281" calcext:value-type="float">
            <text:p>0,063281</text:p>
          </table:table-cell>
          <table:table-cell office:value-type="float" office:value="0.065486" calcext:value-type="float">
            <text:p>0,065486</text:p>
          </table:table-cell>
          <table:table-cell office:value-type="float" office:value="0.063336" calcext:value-type="float">
            <text:p>0,063336</text:p>
          </table:table-cell>
          <table:table-cell office:value-type="float" office:value="0.063357" calcext:value-type="float">
            <text:p>0,063357</text:p>
          </table:table-cell>
          <table:table-cell office:value-type="float" office:value="0.065318" calcext:value-type="float">
            <text:p>0,065318</text:p>
          </table:table-cell>
          <table:table-cell office:value-type="float" office:value="0.063296" calcext:value-type="float">
            <text:p>0,063296</text:p>
          </table:table-cell>
          <table:table-cell office:value-type="float" office:value="0.065325" calcext:value-type="float">
            <text:p>0,065325</text:p>
          </table:table-cell>
          <table:table-cell office:value-type="float" office:value="0.063345" calcext:value-type="float">
            <text:p>0,063345</text:p>
          </table:table-cell>
          <table:table-cell office:value-type="float" office:value="0.065275" calcext:value-type="float">
            <text:p>0,065275</text:p>
          </table:table-cell>
          <table:table-cell office:value-type="float" office:value="0.064165" calcext:value-type="float">
            <text:p>0,064165</text:p>
          </table:table-cell>
          <table:table-cell office:value-type="float" office:value="0.06616" calcext:value-type="float">
            <text:p>0,06616</text:p>
          </table:table-cell>
          <table:table-cell office:value-type="float" office:value="0.064544" calcext:value-type="float">
            <text:p>0,064544</text:p>
          </table:table-cell>
          <table:table-cell office:value-type="float" office:value="0.065815" calcext:value-type="float">
            <text:p>0,065815</text:p>
          </table:table-cell>
          <table:table-cell office:value-type="float" office:value="0.064231" calcext:value-type="float">
            <text:p>0,064231</text:p>
          </table:table-cell>
          <table:table-cell office:value-type="float" office:value="0.06332" calcext:value-type="float">
            <text:p>0,06332</text:p>
          </table:table-cell>
          <table:table-cell office:value-type="float" office:value="0.063491" calcext:value-type="float">
            <text:p>0,063491</text:p>
          </table:table-cell>
          <table:table-cell office:value-type="float" office:value="0.065397" calcext:value-type="float">
            <text:p>0,065397</text:p>
          </table:table-cell>
          <table:table-cell office:value-type="float" office:value="0.063584" calcext:value-type="float">
            <text:p>0,063584</text:p>
          </table:table-cell>
          <table:table-cell office:value-type="float" office:value="0.063679" calcext:value-type="float">
            <text:p>0,063679</text:p>
          </table:table-cell>
          <table:table-cell office:value-type="float" office:value="0.065386" calcext:value-type="float">
            <text:p>0,065386</text:p>
          </table:table-cell>
          <table:table-cell office:value-type="float" office:value="0.063379" calcext:value-type="float">
            <text:p>0,063379</text:p>
          </table:table-cell>
          <table:table-cell office:value-type="float" office:value="0.065227" calcext:value-type="float">
            <text:p>0,065227</text:p>
          </table:table-cell>
          <table:table-cell office:value-type="float" office:value="0.063372" calcext:value-type="float">
            <text:p>0,063372</text:p>
          </table:table-cell>
          <table:table-cell office:value-type="float" office:value="0.065293" calcext:value-type="float">
            <text:p>0,065293</text:p>
          </table:table-cell>
          <table:table-cell office:value-type="float" office:value="0.064583" calcext:value-type="float">
            <text:p>0,064583</text:p>
          </table:table-cell>
          <table:table-cell office:value-type="float" office:value="0.065288" calcext:value-type="float">
            <text:p>0,065288</text:p>
          </table:table-cell>
          <table:table-cell office:value-type="float" office:value="0.063368" calcext:value-type="float">
            <text:p>0,063368</text:p>
          </table:table-cell>
          <table:table-cell office:value-type="float" office:value="0.064751" calcext:value-type="float">
            <text:p>0,064751</text:p>
          </table:table-cell>
          <table:table-cell office:value-type="float" office:value="0.063491" calcext:value-type="float">
            <text:p>0,063491</text:p>
          </table:table-cell>
          <table:table-cell office:value-type="float" office:value="0.064848" calcext:value-type="float">
            <text:p>0,064848</text:p>
          </table:table-cell>
          <table:table-cell office:value-type="float" office:value="0.063295" calcext:value-type="float">
            <text:p>0,063295</text:p>
          </table:table-cell>
          <table:table-cell office:value-type="float" office:value="0.063203" calcext:value-type="float">
            <text:p>0,063203</text:p>
          </table:table-cell>
          <table:table-cell office:value-type="float" office:value="0.063286" calcext:value-type="float">
            <text:p>0,063286</text:p>
          </table:table-cell>
          <table:table-cell office:value-type="float" office:value="0.063221" calcext:value-type="float">
            <text:p>0,063221</text:p>
          </table:table-cell>
          <table:table-cell office:value-type="float" office:value="0.063322" calcext:value-type="float">
            <text:p>0,063322</text:p>
          </table:table-cell>
          <table:table-cell office:value-type="float" office:value="0.063266" calcext:value-type="float">
            <text:p>0,063266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0.065098" calcext:value-type="float">
            <text:p>0,065098</text:p>
          </table:table-cell>
          <table:table-cell office:value-type="float" office:value="0.063274" calcext:value-type="float">
            <text:p>0,063274</text:p>
          </table:table-cell>
          <table:table-cell office:value-type="float" office:value="0.063368" calcext:value-type="float">
            <text:p>0,063368</text:p>
          </table:table-cell>
          <table:table-cell office:value-type="float" office:value="0.064796" calcext:value-type="float">
            <text:p>0,064796</text:p>
          </table:table-cell>
          <table:table-cell office:value-type="float" office:value="0.063253" calcext:value-type="float">
            <text:p>0,063253</text:p>
          </table:table-cell>
          <table:table-cell office:value-type="float" office:value="0.064964" calcext:value-type="float">
            <text:p>0,064964</text:p>
          </table:table-cell>
          <table:table-cell office:value-type="float" office:value="0.065353" calcext:value-type="float">
            <text:p>0,065353</text:p>
          </table:table-cell>
          <table:table-cell office:value-type="float" office:value="0.063276" calcext:value-type="float">
            <text:p>0,063276</text:p>
          </table:table-cell>
          <table:table-cell office:value-type="float" office:value="0.065344" calcext:value-type="float">
            <text:p>0,065344</text:p>
          </table:table-cell>
          <table:table-cell office:value-type="float" office:value="0.063253" calcext:value-type="float">
            <text:p>0,063253</text:p>
          </table:table-cell>
          <table:table-cell office:value-type="float" office:value="0.06329" calcext:value-type="float">
            <text:p>0,06329</text:p>
          </table:table-cell>
          <table:table-cell office:value-type="float" office:value="0.063135" calcext:value-type="float">
            <text:p>0,063135</text:p>
          </table:table-cell>
          <table:table-cell office:value-type="float" office:value="0.065333" calcext:value-type="float">
            <text:p>0,065333</text:p>
          </table:table-cell>
          <table:table-cell office:value-type="float" office:value="0.064841" calcext:value-type="float">
            <text:p>0,064841</text:p>
          </table:table-cell>
          <table:table-cell office:value-type="float" office:value="0.06334" calcext:value-type="float">
            <text:p>0,06334</text:p>
          </table:table-cell>
          <table:table-cell office:value-type="float" office:value="0.06329" calcext:value-type="float">
            <text:p>0,06329</text:p>
          </table:table-cell>
          <table:table-cell office:value-type="float" office:value="0.065084" calcext:value-type="float">
            <text:p>0,065084</text:p>
          </table:table-cell>
          <table:table-cell office:value-type="float" office:value="0.065299" calcext:value-type="float">
            <text:p>0,065299</text:p>
          </table:table-cell>
          <table:table-cell office:value-type="float" office:value="0.064639" calcext:value-type="float">
            <text:p>0,064639</text:p>
          </table:table-cell>
          <table:table-cell office:value-type="float" office:value="0.065402" calcext:value-type="float">
            <text:p>0,065402</text:p>
          </table:table-cell>
          <table:table-cell office:value-type="float" office:value="0.064938" calcext:value-type="float">
            <text:p>0,064938</text:p>
          </table:table-cell>
          <table:table-cell office:value-type="float" office:value="0.063285" calcext:value-type="float">
            <text:p>0,063285</text:p>
          </table:table-cell>
          <table:table-cell office:value-type="float" office:value="0.064032" calcext:value-type="float">
            <text:p>0,064032</text:p>
          </table:table-cell>
          <table:table-cell office:value-type="float" office:value="0.063277" calcext:value-type="float">
            <text:p>0,063277</text:p>
          </table:table-cell>
          <table:table-cell office:value-type="float" office:value="0.065304" calcext:value-type="float">
            <text:p>0,065304</text:p>
          </table:table-cell>
          <table:table-cell office:value-type="float" office:value="0.064666" calcext:value-type="float">
            <text:p>0,064666</text:p>
          </table:table-cell>
          <table:table-cell office:value-type="float" office:value="0.065269" calcext:value-type="float">
            <text:p>0,065269</text:p>
          </table:table-cell>
          <table:table-cell office:value-type="float" office:value="0.063331" calcext:value-type="float">
            <text:p>0,063331</text:p>
          </table:table-cell>
          <table:table-cell office:value-type="float" office:value="0.065421" calcext:value-type="float">
            <text:p>0,065421</text:p>
          </table:table-cell>
          <table:table-cell office:value-type="float" office:value="0.06502" calcext:value-type="float">
            <text:p>0,06502</text:p>
          </table:table-cell>
          <table:table-cell office:value-type="float" office:value="0.063331" calcext:value-type="float">
            <text:p>0,063331</text:p>
          </table:table-cell>
          <table:table-cell office:value-type="float" office:value="0.064665" calcext:value-type="float">
            <text:p>0,064665</text:p>
          </table:table-cell>
          <table:table-cell office:value-type="float" office:value="0.063263" calcext:value-type="float">
            <text:p>0,063263</text:p>
          </table:table-cell>
          <table:table-cell office:value-type="float" office:value="0.064717" calcext:value-type="float">
            <text:p>0,064717</text:p>
          </table:table-cell>
          <table:table-cell office:value-type="float" office:value="0.063234" calcext:value-type="float">
            <text:p>0,063234</text:p>
          </table:table-cell>
          <table:table-cell office:value-type="float" office:value="0.063226" calcext:value-type="float">
            <text:p>0,063226</text:p>
          </table:table-cell>
          <table:table-cell office:value-type="float" office:value="0.064083" calcext:value-type="float">
            <text:p>0,064083</text:p>
          </table:table-cell>
          <table:table-cell office:value-type="float" office:value="0.063505" calcext:value-type="float">
            <text:p>0,063505</text:p>
          </table:table-cell>
          <table:table-cell office:value-type="float" office:value="0.06399" calcext:value-type="float">
            <text:p>0,06399</text:p>
          </table:table-cell>
          <table:table-cell office:value-type="float" office:value="0.063148" calcext:value-type="float">
            <text:p>0,063148</text:p>
          </table:table-cell>
          <table:table-cell office:value-type="float" office:value="0.064676" calcext:value-type="float">
            <text:p>0,064676</text:p>
          </table:table-cell>
          <table:table-cell office:value-type="float" office:value="0.06473" calcext:value-type="float">
            <text:p>0,06473</text:p>
          </table:table-cell>
          <table:table-cell office:value-type="float" office:value="0.063218" calcext:value-type="float">
            <text:p>0,063218</text:p>
          </table:table-cell>
          <table:table-cell office:value-type="float" office:value="0.064557" calcext:value-type="float">
            <text:p>0,064557</text:p>
          </table:table-cell>
          <table:table-cell office:value-type="float" office:value="0.065146" calcext:value-type="float">
            <text:p>0,065146</text:p>
          </table:table-cell>
          <table:table-cell office:value-type="float" office:value="0.064756" calcext:value-type="float">
            <text:p>0,064756</text:p>
          </table:table-cell>
          <table:table-cell office:value-type="float" office:value="0.063272" calcext:value-type="float">
            <text:p>0,063272</text:p>
          </table:table-cell>
          <table:table-cell office:value-type="float" office:value="0.063265" calcext:value-type="float">
            <text:p>0,063265</text:p>
          </table:table-cell>
          <table:table-cell office:value-type="float" office:value="0.064869" calcext:value-type="float">
            <text:p>0,064869</text:p>
          </table:table-cell>
          <table:table-cell office:value-type="float" office:value="0.064853" calcext:value-type="float">
            <text:p>0,064853</text:p>
          </table:table-cell>
          <table:table-cell office:value-type="float" office:value="0.063296" calcext:value-type="float">
            <text:p>0,063296</text:p>
          </table:table-cell>
          <table:table-cell office:value-type="float" office:value="0.064809" calcext:value-type="float">
            <text:p>0,064809</text:p>
          </table:table-cell>
          <table:table-cell office:value-type="float" office:value="0.064013" calcext:value-type="float">
            <text:p>0,064013</text:p>
          </table:table-cell>
          <table:table-cell office:value-type="float" office:value="0.067244" calcext:value-type="float">
            <text:p>0,067244</text:p>
          </table:table-cell>
          <table:table-cell office:value-type="float" office:value="0.064739" calcext:value-type="float">
            <text:p>0,064739</text:p>
          </table:table-cell>
          <table:table-cell office:value-type="float" office:value="0.068019" calcext:value-type="float">
            <text:p>0,068019</text:p>
          </table:table-cell>
          <table:table-cell office:value-type="float" office:value="0.067196" calcext:value-type="float">
            <text:p>0,067196</text:p>
          </table:table-cell>
          <table:table-cell office:value-type="float" office:value="0.065455" calcext:value-type="float">
            <text:p>0,065455</text:p>
          </table:table-cell>
          <table:table-cell office:value-type="float" office:value="0.064428" calcext:value-type="float">
            <text:p>0,064428</text:p>
          </table:table-cell>
          <table:table-cell office:value-type="float" office:value="0.065309" calcext:value-type="float">
            <text:p>0,065309</text:p>
          </table:table-cell>
          <table:table-cell office:value-type="float" office:value="0.066315" calcext:value-type="float">
            <text:p>0,066315</text:p>
          </table:table-cell>
          <table:table-cell office:value-type="float" office:value="0.064449" calcext:value-type="float">
            <text:p>0,064449</text:p>
          </table:table-cell>
          <table:table-cell office:value-type="float" office:value="0.063207" calcext:value-type="float">
            <text:p>0,063207</text:p>
          </table:table-cell>
          <table:table-cell office:value-type="float" office:value="0.063554" calcext:value-type="float">
            <text:p>0,063554</text:p>
          </table:table-cell>
          <table:table-cell office:value-type="float" office:value="0.063283" calcext:value-type="float">
            <text:p>0,063283</text:p>
          </table:table-cell>
          <table:table-cell office:value-type="float" office:value="0.068835" calcext:value-type="float">
            <text:p>0,068835</text:p>
          </table:table-cell>
          <table:table-cell office:value-type="float" office:value="0.070499" calcext:value-type="float">
            <text:p>0,070499</text:p>
          </table:table-cell>
          <table:table-cell office:value-type="float" office:value="0.064553" calcext:value-type="float">
            <text:p>0,064553</text:p>
          </table:table-cell>
          <table:table-cell office:value-type="float" office:value="0.065354" calcext:value-type="float">
            <text:p>0,065354</text:p>
          </table:table-cell>
          <table:table-cell office:value-type="float" office:value="0.064787" calcext:value-type="float">
            <text:p>0,064787</text:p>
          </table:table-cell>
          <table:table-cell office:value-type="float" office:value="0.066857" calcext:value-type="float">
            <text:p>0,066857</text:p>
          </table:table-cell>
          <table:table-cell office:value-type="float" office:value="0.065595" calcext:value-type="float">
            <text:p>0,065595</text:p>
          </table:table-cell>
          <table:table-cell office:value-type="float" office:value="0.067273" calcext:value-type="float">
            <text:p>0,067273</text:p>
          </table:table-cell>
          <table:table-cell office:value-type="float" office:value="0.06613" calcext:value-type="float">
            <text:p>0,06613</text:p>
          </table:table-cell>
          <table:table-cell office:value-type="float" office:value="0.064908" calcext:value-type="float">
            <text:p>0,064908</text:p>
          </table:table-cell>
          <table:table-cell office:value-type="float" office:value="0.064323" calcext:value-type="float">
            <text:p>0,064323</text:p>
          </table:table-cell>
          <table:table-cell office:value-type="float" office:value="0.064047" calcext:value-type="float">
            <text:p>0,064047</text:p>
          </table:table-cell>
          <table:table-cell office:value-type="float" office:value="0.064365" calcext:value-type="float">
            <text:p>0,064365</text:p>
          </table:table-cell>
          <table:table-cell office:value-type="float" office:value="0.064531" calcext:value-type="float">
            <text:p>0,064531</text:p>
          </table:table-cell>
          <table:table-cell office:value-type="float" office:value="0.065811" calcext:value-type="float">
            <text:p>0,065811</text:p>
          </table:table-cell>
          <table:table-cell office:value-type="float" office:value="0.063993" calcext:value-type="float">
            <text:p>0,063993</text:p>
          </table:table-cell>
          <table:table-cell office:value-type="float" office:value="0.064204" calcext:value-type="float">
            <text:p>0,064204</text:p>
          </table:table-cell>
          <table:table-cell office:value-type="float" office:value="0.065303" calcext:value-type="float">
            <text:p>0,065303</text:p>
          </table:table-cell>
          <table:table-cell office:value-type="float" office:value="0.065899" calcext:value-type="float">
            <text:p>0,065899</text:p>
          </table:table-cell>
          <table:table-cell office:value-type="float" office:value="0.066395" calcext:value-type="float">
            <text:p>0,066395</text:p>
          </table:table-cell>
          <table:table-cell office:value-type="float" office:value="0.066308" calcext:value-type="float">
            <text:p>0,066308</text:p>
          </table:table-cell>
          <table:table-cell office:value-type="float" office:value="0.065174" calcext:value-type="float">
            <text:p>0,065174</text:p>
          </table:table-cell>
          <table:table-cell office:value-type="float" office:value="0.070289" calcext:value-type="float">
            <text:p>0,070289</text:p>
          </table:table-cell>
          <table:table-cell office:value-type="float" office:value="0.06663" calcext:value-type="float">
            <text:p>0,06663</text:p>
          </table:table-cell>
          <table:table-cell office:value-type="float" office:value="0.067381" calcext:value-type="float">
            <text:p>0,067381</text:p>
          </table:table-cell>
          <table:table-cell office:value-type="float" office:value="0.068981" calcext:value-type="float">
            <text:p>0,068981</text:p>
          </table:table-cell>
          <table:table-cell office:value-type="float" office:value="0.069313" calcext:value-type="float">
            <text:p>0,069313</text:p>
          </table:table-cell>
          <table:table-cell office:value-type="float" office:value="0.067562" calcext:value-type="float">
            <text:p>0,067562</text:p>
          </table:table-cell>
          <table:table-cell office:value-type="float" office:value="0.06534" calcext:value-type="float">
            <text:p>0,06534</text:p>
          </table:table-cell>
          <table:table-cell office:value-type="float" office:value="0.068224" calcext:value-type="float">
            <text:p>0,068224</text:p>
          </table:table-cell>
          <table:table-cell office:value-type="float" office:value="0.06555" calcext:value-type="float">
            <text:p>0,06555</text:p>
          </table:table-cell>
          <table:table-cell office:value-type="float" office:value="0.065099" calcext:value-type="float">
            <text:p>0,065099</text:p>
          </table:table-cell>
          <table:table-cell office:value-type="float" office:value="0.068165" calcext:value-type="float">
            <text:p>0,068165</text:p>
          </table:table-cell>
          <table:table-cell office:value-type="float" office:value="0.065338" calcext:value-type="float">
            <text:p>0,065338</text:p>
          </table:table-cell>
          <table:table-cell office:value-type="float" office:value="0.066596" calcext:value-type="float">
            <text:p>0,066596</text:p>
          </table:table-cell>
          <table:table-cell office:value-type="float" office:value="0.066952" calcext:value-type="float">
            <text:p>0,066952</text:p>
          </table:table-cell>
          <table:table-cell office:value-type="float" office:value="0.063678" calcext:value-type="float">
            <text:p>0,063678</text:p>
          </table:table-cell>
          <table:table-cell office:value-type="float" office:value="0.065124" calcext:value-type="float">
            <text:p>0,065124</text:p>
          </table:table-cell>
          <table:table-cell office:value-type="float" office:value="0.065226" calcext:value-type="float">
            <text:p>0,065226</text:p>
          </table:table-cell>
          <table:table-cell office:value-type="float" office:value="0.064659" calcext:value-type="float">
            <text:p>0,064659</text:p>
          </table:table-cell>
          <table:table-cell office:value-type="float" office:value="0.067497" calcext:value-type="float">
            <text:p>0,067497</text:p>
          </table:table-cell>
          <table:table-cell office:value-type="float" office:value="0.067794" calcext:value-type="float">
            <text:p>0,067794</text:p>
          </table:table-cell>
          <table:table-cell office:value-type="float" office:value="0.066729" calcext:value-type="float">
            <text:p>0,066729</text:p>
          </table:table-cell>
          <table:table-cell office:value-type="float" office:value="0.064689" calcext:value-type="float">
            <text:p>0,064689</text:p>
          </table:table-cell>
          <table:table-cell office:value-type="float" office:value="0.065212" calcext:value-type="float">
            <text:p>0,065212</text:p>
          </table:table-cell>
          <table:table-cell office:value-type="float" office:value="0.064676" calcext:value-type="float">
            <text:p>0,064676</text:p>
          </table:table-cell>
          <table:table-cell office:value-type="float" office:value="0.063519" calcext:value-type="float">
            <text:p>0,063519</text:p>
          </table:table-cell>
          <table:table-cell office:value-type="float" office:value="0.063207" calcext:value-type="float">
            <text:p>0,063207</text:p>
          </table:table-cell>
          <table:table-cell office:value-type="float" office:value="0.06476" calcext:value-type="float">
            <text:p>0,06476</text:p>
          </table:table-cell>
          <table:table-cell office:value-type="float" office:value="0.065162" calcext:value-type="float">
            <text:p>0,065162</text:p>
          </table:table-cell>
          <table:table-cell office:value-type="float" office:value="0.065828" calcext:value-type="float">
            <text:p>0,065828</text:p>
          </table:table-cell>
          <table:table-cell office:value-type="float" office:value="0.064113" calcext:value-type="float">
            <text:p>0,064113</text:p>
          </table:table-cell>
          <table:table-cell office:value-type="float" office:value="0.06355" calcext:value-type="float">
            <text:p>0,06355</text:p>
          </table:table-cell>
          <table:table-cell office:value-type="float" office:value="0.06519" calcext:value-type="float">
            <text:p>0,06519</text:p>
          </table:table-cell>
          <table:table-cell office:value-type="float" office:value="0.064371" calcext:value-type="float">
            <text:p>0,064371</text:p>
          </table:table-cell>
          <table:table-cell office:value-type="float" office:value="0.064533" calcext:value-type="float">
            <text:p>0,064533</text:p>
          </table:table-cell>
          <table:table-cell office:value-type="float" office:value="0.064489" calcext:value-type="float">
            <text:p>0,064489</text:p>
          </table:table-cell>
          <table:table-cell office:value-type="float" office:value="0.065435" calcext:value-type="float">
            <text:p>0,065435</text:p>
          </table:table-cell>
          <table:table-cell office:value-type="float" office:value="0.066224" calcext:value-type="float">
            <text:p>0,066224</text:p>
          </table:table-cell>
          <table:table-cell office:value-type="float" office:value="0.063498" calcext:value-type="float">
            <text:p>0,063498</text:p>
          </table:table-cell>
          <table:table-cell office:value-type="float" office:value="0.063318" calcext:value-type="float">
            <text:p>0,063318</text:p>
          </table:table-cell>
          <table:table-cell office:value-type="float" office:value="0.063287" calcext:value-type="float">
            <text:p>0,063287</text:p>
          </table:table-cell>
          <table:table-cell office:value-type="float" office:value="0.063317" calcext:value-type="float">
            <text:p>0,063317</text:p>
          </table:table-cell>
          <table:table-cell office:value-type="float" office:value="0.065363" calcext:value-type="float">
            <text:p>0,065363</text:p>
          </table:table-cell>
          <table:table-cell office:value-type="float" office:value="0.063282" calcext:value-type="float">
            <text:p>0,063282</text:p>
          </table:table-cell>
          <table:table-cell office:value-type="float" office:value="0.063288" calcext:value-type="float">
            <text:p>0,063288</text:p>
          </table:table-cell>
          <table:table-cell office:value-type="float" office:value="0.063388" calcext:value-type="float">
            <text:p>0,063388</text:p>
          </table:table-cell>
          <table:table-cell office:value-type="float" office:value="0.063263" calcext:value-type="float">
            <text:p>0,063263</text:p>
          </table:table-cell>
          <table:table-cell office:value-type="float" office:value="0.065965" calcext:value-type="float">
            <text:p>0,065965</text:p>
          </table:table-cell>
          <table:table-cell office:value-type="float" office:value="0.069531" calcext:value-type="float">
            <text:p>0,069531</text:p>
          </table:table-cell>
          <table:table-cell office:value-type="float" office:value="0.067717" calcext:value-type="float">
            <text:p>0,067717</text:p>
          </table:table-cell>
          <table:table-cell office:value-type="float" office:value="0.066998" calcext:value-type="float">
            <text:p>0,066998</text:p>
          </table:table-cell>
          <table:table-cell office:value-type="float" office:value="0.065961" calcext:value-type="float">
            <text:p>0,065961</text:p>
          </table:table-cell>
          <table:table-cell office:value-type="float" office:value="0.066878" calcext:value-type="float">
            <text:p>0,066878</text:p>
          </table:table-cell>
          <table:table-cell office:value-type="float" office:value="0.068475" calcext:value-type="float">
            <text:p>0,068475</text:p>
          </table:table-cell>
          <table:table-cell office:value-type="float" office:value="0.065085" calcext:value-type="float">
            <text:p>0,065085</text:p>
          </table:table-cell>
          <table:table-cell office:value-type="float" office:value="0.064472" calcext:value-type="float">
            <text:p>0,064472</text:p>
          </table:table-cell>
          <table:table-cell office:value-type="float" office:value="0.064898" calcext:value-type="float">
            <text:p>0,064898</text:p>
          </table:table-cell>
          <table:table-cell office:value-type="float" office:value="0.065876" calcext:value-type="float">
            <text:p>0,065876</text:p>
          </table:table-cell>
          <table:table-cell office:value-type="float" office:value="0.065321" calcext:value-type="float">
            <text:p>0,065321</text:p>
          </table:table-cell>
          <table:table-cell office:value-type="float" office:value="0.063336" calcext:value-type="float">
            <text:p>0,063336</text:p>
          </table:table-cell>
          <table:table-cell office:value-type="float" office:value="0.065374" calcext:value-type="float">
            <text:p>0,065374</text:p>
          </table:table-cell>
          <table:table-cell office:value-type="float" office:value="0.063967" calcext:value-type="float">
            <text:p>0,063967</text:p>
          </table:table-cell>
          <table:table-cell office:value-type="float" office:value="0.063662" calcext:value-type="float">
            <text:p>0,063662</text:p>
          </table:table-cell>
          <table:table-cell office:value-type="float" office:value="0.065773" calcext:value-type="float">
            <text:p>0,065773</text:p>
          </table:table-cell>
          <table:table-cell office:value-type="float" office:value="0.064412" calcext:value-type="float">
            <text:p>0,064412</text:p>
          </table:table-cell>
          <table:table-cell office:value-type="float" office:value="0.063967" calcext:value-type="float">
            <text:p>0,063967</text:p>
          </table:table-cell>
          <table:table-cell office:value-type="float" office:value="0.063754" calcext:value-type="float">
            <text:p>0,063754</text:p>
          </table:table-cell>
          <table:table-cell office:value-type="float" office:value="0.063417" calcext:value-type="float">
            <text:p>0,063417</text:p>
          </table:table-cell>
          <table:table-cell office:value-type="float" office:value="0.066823" calcext:value-type="float">
            <text:p>0,066823</text:p>
          </table:table-cell>
          <table:table-cell office:value-type="float" office:value="0.06673" calcext:value-type="float">
            <text:p>0,06673</text:p>
          </table:table-cell>
          <table:table-cell office:value-type="float" office:value="0.064167" calcext:value-type="float">
            <text:p>0,064167</text:p>
          </table:table-cell>
          <table:table-cell office:value-type="float" office:value="0.063904" calcext:value-type="float">
            <text:p>0,063904</text:p>
          </table:table-cell>
          <table:table-cell office:value-type="float" office:value="0.066277" calcext:value-type="float">
            <text:p>0,066277</text:p>
          </table:table-cell>
          <table:table-cell office:value-type="float" office:value="0.066384" calcext:value-type="float">
            <text:p>0,066384</text:p>
          </table:table-cell>
          <table:table-cell office:value-type="float" office:value="0.064825" calcext:value-type="float">
            <text:p>0,064825</text:p>
          </table:table-cell>
          <table:table-cell office:value-type="float" office:value="0.06461" calcext:value-type="float">
            <text:p>0,06461</text:p>
          </table:table-cell>
          <table:table-cell office:value-type="float" office:value="0.064466" calcext:value-type="float">
            <text:p>0,064466</text:p>
          </table:table-cell>
          <table:table-cell office:value-type="float" office:value="0.064199" calcext:value-type="float">
            <text:p>0,064199</text:p>
          </table:table-cell>
          <table:table-cell office:value-type="float" office:value="0.064287" calcext:value-type="float">
            <text:p>0,064287</text:p>
          </table:table-cell>
          <table:table-cell office:value-type="float" office:value="0.065647" calcext:value-type="float">
            <text:p>0,065647</text:p>
          </table:table-cell>
          <table:table-cell office:value-type="float" office:value="0.063507" calcext:value-type="float">
            <text:p>0,063507</text:p>
          </table:table-cell>
          <table:table-cell office:value-type="float" office:value="0.063523" calcext:value-type="float">
            <text:p>0,063523</text:p>
          </table:table-cell>
          <table:table-cell office:value-type="float" office:value="0.064199" calcext:value-type="float">
            <text:p>0,064199</text:p>
          </table:table-cell>
          <table:table-cell office:value-type="float" office:value="0.063945" calcext:value-type="float">
            <text:p>0,063945</text:p>
          </table:table-cell>
          <table:table-cell office:value-type="float" office:value="0.070494" calcext:value-type="float">
            <text:p>0,070494</text:p>
          </table:table-cell>
          <table:table-cell office:value-type="float" office:value="0.066856" calcext:value-type="float">
            <text:p>0,066856</text:p>
          </table:table-cell>
          <table:table-cell office:value-type="float" office:value="0.064097" calcext:value-type="float">
            <text:p>0,064097</text:p>
          </table:table-cell>
          <table:table-cell office:value-type="float" office:value="0.065089" calcext:value-type="float">
            <text:p>0,065089</text:p>
          </table:table-cell>
          <table:table-cell office:value-type="float" office:value="0.065265" calcext:value-type="float">
            <text:p>0,065265</text:p>
          </table:table-cell>
          <table:table-cell office:value-type="float" office:value="0.063313" calcext:value-type="float">
            <text:p>0,063313</text:p>
          </table:table-cell>
          <table:table-cell office:value-type="float" office:value="0.063303" calcext:value-type="float">
            <text:p>0,063303</text:p>
          </table:table-cell>
          <table:table-cell office:value-type="float" office:value="0.063956" calcext:value-type="float">
            <text:p>0,063956</text:p>
          </table:table-cell>
          <table:table-cell office:value-type="float" office:value="0.065368" calcext:value-type="float">
            <text:p>0,065368</text:p>
          </table:table-cell>
          <table:table-cell office:value-type="float" office:value="0.065061" calcext:value-type="float">
            <text:p>0,065061</text:p>
          </table:table-cell>
          <table:table-cell office:value-type="float" office:value="0.064513" calcext:value-type="float">
            <text:p>0,064513</text:p>
          </table:table-cell>
          <table:table-cell office:value-type="float" office:value="0.065794" calcext:value-type="float">
            <text:p>0,065794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065778" calcext:value-type="float">
            <text:p>0,065778</text:p>
          </table:table-cell>
          <table:table-cell office:value-type="float" office:value="0.066514" calcext:value-type="float">
            <text:p>0,066514</text:p>
          </table:table-cell>
          <table:table-cell office:value-type="float" office:value="0.065569" calcext:value-type="float">
            <text:p>0,065569</text:p>
          </table:table-cell>
          <table:table-cell office:value-type="float" office:value="0.064591" calcext:value-type="float">
            <text:p>0,064591</text:p>
          </table:table-cell>
          <table:table-cell office:value-type="float" office:value="0.06517" calcext:value-type="float">
            <text:p>0,06517</text:p>
          </table:table-cell>
          <table:table-cell office:value-type="float" office:value="0.063356" calcext:value-type="float">
            <text:p>0,063356</text:p>
          </table:table-cell>
          <table:table-cell office:value-type="float" office:value="0.063869" calcext:value-type="float">
            <text:p>0,063869</text:p>
          </table:table-cell>
          <table:table-cell office:value-type="float" office:value="0.063378" calcext:value-type="float">
            <text:p>0,063378</text:p>
          </table:table-cell>
          <table:table-cell office:value-type="float" office:value="0.065522" calcext:value-type="float">
            <text:p>0,065522</text:p>
          </table:table-cell>
          <table:table-cell office:value-type="float" office:value="0.063239" calcext:value-type="float">
            <text:p>0,063239</text:p>
          </table:table-cell>
          <table:table-cell office:value-type="float" office:value="0.065288" calcext:value-type="float">
            <text:p>0,065288</text:p>
          </table:table-cell>
          <table:table-cell office:value-type="float" office:value="0.063813" calcext:value-type="float">
            <text:p>0,063813</text:p>
          </table:table-cell>
          <table:table-cell office:value-type="float" office:value="0.064709" calcext:value-type="float">
            <text:p>0,064709</text:p>
          </table:table-cell>
          <table:table-cell office:value-type="float" office:value="0.06567" calcext:value-type="float">
            <text:p>0,06567</text:p>
          </table:table-cell>
          <table:table-cell office:value-type="float" office:value="0.065207" calcext:value-type="float">
            <text:p>0,065207</text:p>
          </table:table-cell>
          <table:table-cell office:value-type="float" office:value="0.067434" calcext:value-type="float">
            <text:p>0,067434</text:p>
          </table:table-cell>
          <table:table-cell office:value-type="float" office:value="0.065351" calcext:value-type="float">
            <text:p>0,065351</text:p>
          </table:table-cell>
          <table:table-cell office:value-type="float" office:value="0.066637" calcext:value-type="float">
            <text:p>0,066637</text:p>
          </table:table-cell>
          <table:table-cell office:value-type="float" office:value="0.065789" calcext:value-type="float">
            <text:p>0,065789</text:p>
          </table:table-cell>
          <table:table-cell office:value-type="float" office:value="0.067154" calcext:value-type="float">
            <text:p>0,067154</text:p>
          </table:table-cell>
          <table:table-cell office:value-type="float" office:value="0.065371" calcext:value-type="float">
            <text:p>0,065371</text:p>
          </table:table-cell>
          <table:table-cell office:value-type="float" office:value="0.063356" calcext:value-type="float">
            <text:p>0,063356</text:p>
          </table:table-cell>
          <table:table-cell office:value-type="float" office:value="0.065193" calcext:value-type="float">
            <text:p>0,065193</text:p>
          </table:table-cell>
          <table:table-cell office:value-type="float" office:value="0.063324" calcext:value-type="float">
            <text:p>0,063324</text:p>
          </table:table-cell>
          <table:table-cell office:value-type="float" office:value="0.063246" calcext:value-type="float">
            <text:p>0,063246</text:p>
          </table:table-cell>
          <table:table-cell office:value-type="float" office:value="0.06327" calcext:value-type="float">
            <text:p>0,06327</text:p>
          </table:table-cell>
          <table:table-cell office:value-type="float" office:value="0.064691" calcext:value-type="float">
            <text:p>0,064691</text:p>
          </table:table-cell>
          <table:table-cell office:value-type="float" office:value="0.06319" calcext:value-type="float">
            <text:p>0,06319</text:p>
          </table:table-cell>
          <table:table-cell office:value-type="float" office:value="0.065247" calcext:value-type="float">
            <text:p>0,065247</text:p>
          </table:table-cell>
          <table:table-cell office:value-type="float" office:value="0.063219" calcext:value-type="float">
            <text:p>0,063219</text:p>
          </table:table-cell>
          <table:table-cell office:value-type="float" office:value="0.065281" calcext:value-type="float">
            <text:p>0,065281</text:p>
          </table:table-cell>
          <table:table-cell office:value-type="float" office:value="0.063793" calcext:value-type="float">
            <text:p>0,063793</text:p>
          </table:table-cell>
          <table:table-cell office:value-type="float" office:value="0.065378" calcext:value-type="float">
            <text:p>0,065378</text:p>
          </table:table-cell>
          <table:table-cell office:value-type="float" office:value="0.063263" calcext:value-type="float">
            <text:p>0,063263</text:p>
          </table:table-cell>
          <table:table-cell office:value-type="float" office:value="0.063389" calcext:value-type="float">
            <text:p>0,063389</text:p>
          </table:table-cell>
          <table:table-cell office:value-type="float" office:value="0.065278" calcext:value-type="float">
            <text:p>0,065278</text:p>
          </table:table-cell>
          <table:table-cell office:value-type="float" office:value="0.063202" calcext:value-type="float">
            <text:p>0,063202</text:p>
          </table:table-cell>
          <table:table-cell office:value-type="float" office:value="0.063311" calcext:value-type="float">
            <text:p>0,063311</text:p>
          </table:table-cell>
          <table:table-cell office:value-type="float" office:value="0.065229" calcext:value-type="float">
            <text:p>0,065229</text:p>
          </table:table-cell>
          <table:table-cell office:value-type="float" office:value="0.063784" calcext:value-type="float">
            <text:p>0,063784</text:p>
          </table:table-cell>
          <table:table-cell office:value-type="float" office:value="0.064281" calcext:value-type="float">
            <text:p>0,064281</text:p>
          </table:table-cell>
          <table:table-cell office:value-type="float" office:value="0.068317" calcext:value-type="float">
            <text:p>0,068317</text:p>
          </table:table-cell>
          <table:table-cell office:value-type="float" office:value="0.067273" calcext:value-type="float">
            <text:p>0,067273</text:p>
          </table:table-cell>
          <table:table-cell office:value-type="float" office:value="0.063376" calcext:value-type="float">
            <text:p>0,063376</text:p>
          </table:table-cell>
          <table:table-cell office:value-type="float" office:value="0.065375" calcext:value-type="float">
            <text:p>0,065375</text:p>
          </table:table-cell>
          <table:table-cell office:value-type="float" office:value="0.065253" calcext:value-type="float">
            <text:p>0,065253</text:p>
          </table:table-cell>
          <table:table-cell office:value-type="float" office:value="0.065334" calcext:value-type="float">
            <text:p>0,065334</text:p>
          </table:table-cell>
          <table:table-cell office:value-type="float" office:value="0.065471" calcext:value-type="float">
            <text:p>0,065471</text:p>
          </table:table-cell>
          <table:table-cell office:value-type="float" office:value="0.063203" calcext:value-type="float">
            <text:p>0,063203</text:p>
          </table:table-cell>
          <table:table-cell office:value-type="float" office:value="0.063629" calcext:value-type="float">
            <text:p>0,063629</text:p>
          </table:table-cell>
          <table:table-cell office:value-type="float" office:value="0.063667" calcext:value-type="float">
            <text:p>0,063667</text:p>
          </table:table-cell>
          <table:table-cell office:value-type="float" office:value="0.066745" calcext:value-type="float">
            <text:p>0,066745</text:p>
          </table:table-cell>
          <table:table-cell office:value-type="float" office:value="0.06344" calcext:value-type="float">
            <text:p>0,06344</text:p>
          </table:table-cell>
          <table:table-cell office:value-type="float" office:value="0.065396" calcext:value-type="float">
            <text:p>0,065396</text:p>
          </table:table-cell>
          <table:table-cell office:value-type="float" office:value="0.063487" calcext:value-type="float">
            <text:p>0,063487</text:p>
          </table:table-cell>
          <table:table-cell office:value-type="float" office:value="0.065405" calcext:value-type="float">
            <text:p>0,065405</text:p>
          </table:table-cell>
          <table:table-cell office:value-type="float" office:value="0.063395" calcext:value-type="float">
            <text:p>0,063395</text:p>
          </table:table-cell>
          <table:table-cell office:value-type="float" office:value="0.063414" calcext:value-type="float">
            <text:p>0,063414</text:p>
          </table:table-cell>
          <table:table-cell office:value-type="float" office:value="0.063624" calcext:value-type="float">
            <text:p>0,063624</text:p>
          </table:table-cell>
          <table:table-cell office:value-type="float" office:value="0.065342" calcext:value-type="float">
            <text:p>0,065342</text:p>
          </table:table-cell>
          <table:table-cell office:value-type="float" office:value="0.063296" calcext:value-type="float">
            <text:p>0,063296</text:p>
          </table:table-cell>
          <table:table-cell office:value-type="float" office:value="0.065278" calcext:value-type="float">
            <text:p>0,065278</text:p>
          </table:table-cell>
          <table:table-cell office:value-type="float" office:value="0.065216" calcext:value-type="float">
            <text:p>0,065216</text:p>
          </table:table-cell>
          <table:table-cell office:value-type="float" office:value="0.06895" calcext:value-type="float">
            <text:p>0,06895</text:p>
          </table:table-cell>
          <table:table-cell office:value-type="float" office:value="0.06799" calcext:value-type="float">
            <text:p>0,06799</text:p>
          </table:table-cell>
          <table:table-cell office:value-type="float" office:value="0.066328" calcext:value-type="float">
            <text:p>0,066328</text:p>
          </table:table-cell>
          <table:table-cell office:value-type="float" office:value="0.065269" calcext:value-type="float">
            <text:p>0,065269</text:p>
          </table:table-cell>
          <table:table-cell office:value-type="float" office:value="0.066505" calcext:value-type="float">
            <text:p>0,066505</text:p>
          </table:table-cell>
          <table:table-cell office:value-type="float" office:value="0.067212" calcext:value-type="float">
            <text:p>0,067212</text:p>
          </table:table-cell>
          <table:table-cell office:value-type="float" office:value="0.065945" calcext:value-type="float">
            <text:p>0,065945</text:p>
          </table:table-cell>
          <table:table-cell office:value-type="float" office:value="0.069956" calcext:value-type="float">
            <text:p>0,069956</text:p>
          </table:table-cell>
          <table:table-cell office:value-type="float" office:value="0.068492" calcext:value-type="float">
            <text:p>0,068492</text:p>
          </table:table-cell>
          <table:table-cell office:value-type="float" office:value="0.065439" calcext:value-type="float">
            <text:p>0,065439</text:p>
          </table:table-cell>
          <table:table-cell office:value-type="float" office:value="0.064874" calcext:value-type="float">
            <text:p>0,064874</text:p>
          </table:table-cell>
          <table:table-cell office:value-type="float" office:value="0.063964" calcext:value-type="float">
            <text:p>0,063964</text:p>
          </table:table-cell>
          <table:table-cell office:value-type="float" office:value="0.065487" calcext:value-type="float">
            <text:p>0,065487</text:p>
          </table:table-cell>
          <table:table-cell office:value-type="float" office:value="0.066308" calcext:value-type="float">
            <text:p>0,066308</text:p>
          </table:table-cell>
          <table:table-cell office:value-type="float" office:value="0.065389" calcext:value-type="float">
            <text:p>0,065389</text:p>
          </table:table-cell>
          <table:table-cell office:value-type="float" office:value="0.064137" calcext:value-type="float">
            <text:p>0,064137</text:p>
          </table:table-cell>
          <table:table-cell office:value-type="float" office:value="0.06391" calcext:value-type="float">
            <text:p>0,06391</text:p>
          </table:table-cell>
          <table:table-cell office:value-type="float" office:value="0.065746" calcext:value-type="float">
            <text:p>0,065746</text:p>
          </table:table-cell>
          <table:table-cell office:value-type="float" office:value="0.063339" calcext:value-type="float">
            <text:p>0,063339</text:p>
          </table:table-cell>
          <table:table-cell office:value-type="float" office:value="0.064633" calcext:value-type="float">
            <text:p>0,064633</text:p>
          </table:table-cell>
          <table:table-cell office:value-type="float" office:value="0.063669" calcext:value-type="float">
            <text:p>0,063669</text:p>
          </table:table-cell>
          <table:table-cell office:value-type="float" office:value="0.065321" calcext:value-type="float">
            <text:p>0,065321</text:p>
          </table:table-cell>
          <table:table-cell office:value-type="float" office:value="0.063212" calcext:value-type="float">
            <text:p>0,063212</text:p>
          </table:table-cell>
          <table:table-cell office:value-type="float" office:value="0.063301" calcext:value-type="float">
            <text:p>0,063301</text:p>
          </table:table-cell>
          <table:table-cell office:value-type="float" office:value="0.064808" calcext:value-type="float">
            <text:p>0,064808</text:p>
          </table:table-cell>
          <table:table-cell office:value-type="float" office:value="0.063226" calcext:value-type="float">
            <text:p>0,063226</text:p>
          </table:table-cell>
          <table:table-cell office:value-type="float" office:value="0.065569" calcext:value-type="float">
            <text:p>0,065569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0.064705" calcext:value-type="float">
            <text:p>0,064705</text:p>
          </table:table-cell>
          <table:table-cell office:value-type="float" office:value="0.063176" calcext:value-type="float">
            <text:p>0,063176</text:p>
          </table:table-cell>
          <table:table-cell office:value-type="float" office:value="0.064945" calcext:value-type="float">
            <text:p>0,064945</text:p>
          </table:table-cell>
          <table:table-cell office:value-type="float" office:value="0.063646" calcext:value-type="float">
            <text:p>0,063646</text:p>
          </table:table-cell>
          <table:table-cell office:value-type="float" office:value="0.06531" calcext:value-type="float">
            <text:p>0,06531</text:p>
          </table:table-cell>
          <table:table-cell office:value-type="float" office:value="0.063172" calcext:value-type="float">
            <text:p>0,063172</text:p>
          </table:table-cell>
          <table:table-cell office:value-type="float" office:value="0.068108" calcext:value-type="float">
            <text:p>0,068108</text:p>
          </table:table-cell>
          <table:table-cell office:value-type="float" office:value="0.063296" calcext:value-type="float">
            <text:p>0,063296</text:p>
          </table:table-cell>
          <table:table-cell office:value-type="float" office:value="0.065297" calcext:value-type="float">
            <text:p>0,065297</text:p>
          </table:table-cell>
          <table:table-cell office:value-type="float" office:value="0.063193" calcext:value-type="float">
            <text:p>0,063193</text:p>
          </table:table-cell>
          <table:table-cell office:value-type="float" office:value="0.065316" calcext:value-type="float">
            <text:p>0,065316</text:p>
          </table:table-cell>
          <table:table-cell office:value-type="float" office:value="0.064649" calcext:value-type="float">
            <text:p>0,064649</text:p>
          </table:table-cell>
          <table:table-cell office:value-type="float" office:value="0.064491" calcext:value-type="float">
            <text:p>0,064491</text:p>
          </table:table-cell>
          <table:table-cell office:value-type="float" office:value="0.06342" calcext:value-type="float">
            <text:p>0,06342</text:p>
          </table:table-cell>
          <table:table-cell office:value-type="float" office:value="0.064773" calcext:value-type="float">
            <text:p>0,064773</text:p>
          </table:table-cell>
          <table:table-cell office:value-type="float" office:value="0.06611" calcext:value-type="float">
            <text:p>0,06611</text:p>
          </table:table-cell>
          <table:table-cell office:value-type="float" office:value="0.065243" calcext:value-type="float">
            <text:p>0,065243</text:p>
          </table:table-cell>
          <table:table-cell office:value-type="float" office:value="0.065636" calcext:value-type="float">
            <text:p>0,065636</text:p>
          </table:table-cell>
          <table:table-cell office:value-type="float" office:value="0.063395" calcext:value-type="float">
            <text:p>0,063395</text:p>
          </table:table-cell>
          <table:table-cell office:value-type="float" office:value="0.064841" calcext:value-type="float">
            <text:p>0,064841</text:p>
          </table:table-cell>
          <table:table-cell office:value-type="float" office:value="0.063337" calcext:value-type="float">
            <text:p>0,063337</text:p>
          </table:table-cell>
          <table:table-cell office:value-type="float" office:value="0.064675" calcext:value-type="float">
            <text:p>0,064675</text:p>
          </table:table-cell>
          <table:table-cell office:value-type="float" office:value="0.063399" calcext:value-type="float">
            <text:p>0,063399</text:p>
          </table:table-cell>
          <table:table-cell office:value-type="float" office:value="0.064679" calcext:value-type="float">
            <text:p>0,064679</text:p>
          </table:table-cell>
          <table:table-cell office:value-type="float" office:value="0.063284" calcext:value-type="float">
            <text:p>0,063284</text:p>
          </table:table-cell>
          <table:table-cell office:value-type="float" office:value="0.064905" calcext:value-type="float">
            <text:p>0,064905</text:p>
          </table:table-cell>
          <table:table-cell office:value-type="float" office:value="0.063268" calcext:value-type="float">
            <text:p>0,063268</text:p>
          </table:table-cell>
          <table:table-cell office:value-type="float" office:value="0.063178" calcext:value-type="float">
            <text:p>0,063178</text:p>
          </table:table-cell>
          <table:table-cell office:value-type="float" office:value="0.064686" calcext:value-type="float">
            <text:p>0,064686</text:p>
          </table:table-cell>
          <table:table-cell office:value-type="float" office:value="0.063285" calcext:value-type="float">
            <text:p>0,063285</text:p>
          </table:table-cell>
          <table:table-cell office:value-type="float" office:value="0.066113" calcext:value-type="float">
            <text:p>0,066113</text:p>
          </table:table-cell>
          <table:table-cell office:value-type="float" office:value="0.06337" calcext:value-type="float">
            <text:p>0,06337</text:p>
          </table:table-cell>
          <table:table-cell office:value-type="float" office:value="0.06357" calcext:value-type="float">
            <text:p>0,06357</text:p>
          </table:table-cell>
          <table:table-cell office:value-type="float" office:value="0.066104" calcext:value-type="float">
            <text:p>0,066104</text:p>
          </table:table-cell>
          <table:table-cell office:value-type="float" office:value="0.065877" calcext:value-type="float">
            <text:p>0,065877</text:p>
          </table:table-cell>
          <table:table-cell office:value-type="float" office:value="0.066017" calcext:value-type="float">
            <text:p>0,066017</text:p>
          </table:table-cell>
          <table:table-cell office:value-type="float" office:value="0.067165" calcext:value-type="float">
            <text:p>0,067165</text:p>
          </table:table-cell>
          <table:table-cell office:value-type="float" office:value="0.065185" calcext:value-type="float">
            <text:p>0,065185</text:p>
          </table:table-cell>
          <table:table-cell office:value-type="float" office:value="0.066238" calcext:value-type="float">
            <text:p>0,066238</text:p>
          </table:table-cell>
          <table:table-cell office:value-type="float" office:value="0.064395" calcext:value-type="float">
            <text:p>0,064395</text:p>
          </table:table-cell>
          <table:table-cell office:value-type="float" office:value="0.06601" calcext:value-type="float">
            <text:p>0,06601</text:p>
          </table:table-cell>
          <table:table-cell office:value-type="float" office:value="0.064528" calcext:value-type="float">
            <text:p>0,064528</text:p>
          </table:table-cell>
          <table:table-cell office:value-type="float" office:value="0.064812" calcext:value-type="float">
            <text:p>0,064812</text:p>
          </table:table-cell>
          <table:table-cell office:value-type="float" office:value="0.065232" calcext:value-type="float">
            <text:p>0,065232</text:p>
          </table:table-cell>
          <table:table-cell office:value-type="float" office:value="0.06503" calcext:value-type="float">
            <text:p>0,06503</text:p>
          </table:table-cell>
          <table:table-cell office:value-type="float" office:value="0.064948" calcext:value-type="float">
            <text:p>0,064948</text:p>
          </table:table-cell>
          <table:table-cell office:value-type="float" office:value="0.064973" calcext:value-type="float">
            <text:p>0,064973</text:p>
          </table:table-cell>
          <table:table-cell office:value-type="float" office:value="0.065364" calcext:value-type="float">
            <text:p>0,065364</text:p>
          </table:table-cell>
          <table:table-cell office:value-type="float" office:value="0.067588" calcext:value-type="float">
            <text:p>0,067588</text:p>
          </table:table-cell>
          <table:table-cell office:value-type="float" office:value="0.06812" calcext:value-type="float">
            <text:p>0,06812</text:p>
          </table:table-cell>
          <table:table-cell office:value-type="float" office:value="0.066753" calcext:value-type="float">
            <text:p>0,066753</text:p>
          </table:table-cell>
          <table:table-cell office:value-type="float" office:value="0.068324" calcext:value-type="float">
            <text:p>0,068324</text:p>
          </table:table-cell>
          <table:table-cell office:value-type="float" office:value="0.066018" calcext:value-type="float">
            <text:p>0,066018</text:p>
          </table:table-cell>
          <table:table-cell office:value-type="float" office:value="0.064865" calcext:value-type="float">
            <text:p>0,064865</text:p>
          </table:table-cell>
          <table:table-cell office:value-type="float" office:value="0.065321" calcext:value-type="float">
            <text:p>0,065321</text:p>
          </table:table-cell>
          <table:table-cell office:value-type="float" office:value="0.067043" calcext:value-type="float">
            <text:p>0,067043</text:p>
          </table:table-cell>
          <table:table-cell office:value-type="float" office:value="0.063929" calcext:value-type="float">
            <text:p>0,063929</text:p>
          </table:table-cell>
          <table:table-cell office:value-type="float" office:value="0.064274" calcext:value-type="float">
            <text:p>0,064274</text:p>
          </table:table-cell>
          <table:table-cell office:value-type="float" office:value="0.063831" calcext:value-type="float">
            <text:p>0,063831</text:p>
          </table:table-cell>
          <table:table-cell office:value-type="float" office:value="0.063931" calcext:value-type="float">
            <text:p>0,063931</text:p>
          </table:table-cell>
          <table:table-cell office:value-type="float" office:value="0.063685" calcext:value-type="float">
            <text:p>0,063685</text:p>
          </table:table-cell>
          <table:table-cell office:value-type="float" office:value="0.063812" calcext:value-type="float">
            <text:p>0,063812</text:p>
          </table:table-cell>
          <table:table-cell office:value-type="float" office:value="0.06388" calcext:value-type="float">
            <text:p>0,06388</text:p>
          </table:table-cell>
          <table:table-cell office:value-type="float" office:value="0.063504" calcext:value-type="float">
            <text:p>0,063504</text:p>
          </table:table-cell>
          <table:table-cell office:value-type="float" office:value="0.065451" calcext:value-type="float">
            <text:p>0,065451</text:p>
          </table:table-cell>
          <table:table-cell office:value-type="float" office:value="0.076224" calcext:value-type="float">
            <text:p>0,076224</text:p>
          </table:table-cell>
          <table:table-cell office:value-type="float" office:value="0.081146" calcext:value-type="float">
            <text:p>0,081146</text:p>
          </table:table-cell>
          <table:table-cell office:value-type="float" office:value="0.080138" calcext:value-type="float">
            <text:p>0,080138</text:p>
          </table:table-cell>
          <table:table-cell office:value-type="float" office:value="0.080358" calcext:value-type="float">
            <text:p>0,080358</text:p>
          </table:table-cell>
          <table:table-cell office:value-type="float" office:value="0.078718" calcext:value-type="float">
            <text:p>0,078718</text:p>
          </table:table-cell>
          <table:table-cell office:value-type="float" office:value="0.079183" calcext:value-type="float">
            <text:p>0,079183</text:p>
          </table:table-cell>
          <table:table-cell office:value-type="float" office:value="0.078054" calcext:value-type="float">
            <text:p>0,078054</text:p>
          </table:table-cell>
          <table:table-cell office:value-type="float" office:value="0.079508" calcext:value-type="float">
            <text:p>0,079508</text:p>
          </table:table-cell>
          <table:table-cell office:value-type="float" office:value="0.078879" calcext:value-type="float">
            <text:p>0,078879</text:p>
          </table:table-cell>
          <table:table-cell office:value-type="float" office:value="0.081759" calcext:value-type="float">
            <text:p>0,081759</text:p>
          </table:table-cell>
          <table:table-cell office:value-type="float" office:value="0.078496" calcext:value-type="float">
            <text:p>0,078496</text:p>
          </table:table-cell>
          <table:table-cell office:value-type="float" office:value="0.079455" calcext:value-type="float">
            <text:p>0,079455</text:p>
          </table:table-cell>
          <table:table-cell office:value-type="float" office:value="0.080228" calcext:value-type="float">
            <text:p>0,080228</text:p>
          </table:table-cell>
          <table:table-cell office:value-type="float" office:value="0.078801" calcext:value-type="float">
            <text:p>0,078801</text:p>
          </table:table-cell>
          <table:table-cell office:value-type="float" office:value="0.079092" calcext:value-type="float">
            <text:p>0,079092</text:p>
          </table:table-cell>
          <table:table-cell office:value-type="float" office:value="0.080519" calcext:value-type="float">
            <text:p>0,080519</text:p>
          </table:table-cell>
          <table:table-cell office:value-type="float" office:value="0.078919" calcext:value-type="float">
            <text:p>0,078919</text:p>
          </table:table-cell>
          <table:table-cell office:value-type="float" office:value="0.079672" calcext:value-type="float">
            <text:p>0,079672</text:p>
          </table:table-cell>
          <table:table-cell office:value-type="float" office:value="0.078745" calcext:value-type="float">
            <text:p>0,078745</text:p>
          </table:table-cell>
          <table:table-cell office:value-type="float" office:value="0.078348" calcext:value-type="float">
            <text:p>0,078348</text:p>
          </table:table-cell>
          <table:table-cell office:value-type="float" office:value="0.081486" calcext:value-type="float">
            <text:p>0,081486</text:p>
          </table:table-cell>
          <table:table-cell office:value-type="float" office:value="0.078705" calcext:value-type="float">
            <text:p>0,078705</text:p>
          </table:table-cell>
          <table:table-cell office:value-type="float" office:value="0.080141" calcext:value-type="float">
            <text:p>0,080141</text:p>
          </table:table-cell>
          <table:table-cell office:value-type="float" office:value="0.079022" calcext:value-type="float">
            <text:p>0,079022</text:p>
          </table:table-cell>
          <table:table-cell office:value-type="float" office:value="0.079328" calcext:value-type="float">
            <text:p>0,079328</text:p>
          </table:table-cell>
          <table:table-cell office:value-type="float" office:value="0.078807" calcext:value-type="float">
            <text:p>0,078807</text:p>
          </table:table-cell>
          <table:table-cell office:value-type="float" office:value="0.080193" calcext:value-type="float">
            <text:p>0,080193</text:p>
          </table:table-cell>
          <table:table-cell office:value-type="float" office:value="0.076712" calcext:value-type="float">
            <text:p>0,076712</text:p>
          </table:table-cell>
          <table:table-cell office:value-type="float" office:value="0.073089" calcext:value-type="float">
            <text:p>0,073089</text:p>
          </table:table-cell>
          <table:table-cell office:value-type="float" office:value="0.069122" calcext:value-type="float">
            <text:p>0,069122</text:p>
          </table:table-cell>
          <table:table-cell office:value-type="float" office:value="0.066594" calcext:value-type="float">
            <text:p>0,066594</text:p>
          </table:table-cell>
          <table:table-cell office:value-type="float" office:value="0.066077" calcext:value-type="float">
            <text:p>0,066077</text:p>
          </table:table-cell>
          <table:table-cell office:value-type="float" office:value="0.07103" calcext:value-type="float">
            <text:p>0,07103</text:p>
          </table:table-cell>
          <table:table-cell office:value-type="float" office:value="0.066089" calcext:value-type="float">
            <text:p>0,066089</text:p>
          </table:table-cell>
          <table:table-cell office:value-type="float" office:value="0.065044" calcext:value-type="float">
            <text:p>0,065044</text:p>
          </table:table-cell>
          <table:table-cell office:value-type="float" office:value="0.06328" calcext:value-type="float">
            <text:p>0,06328</text:p>
          </table:table-cell>
          <table:table-cell office:value-type="float" office:value="0.063602" calcext:value-type="float">
            <text:p>0,063602</text:p>
          </table:table-cell>
          <table:table-cell office:value-type="float" office:value="0.063534" calcext:value-type="float">
            <text:p>0,063534</text:p>
          </table:table-cell>
          <table:table-cell office:value-type="float" office:value="0.065554" calcext:value-type="float">
            <text:p>0,065554</text:p>
          </table:table-cell>
          <table:table-cell office:value-type="float" office:value="0.063453" calcext:value-type="float">
            <text:p>0,063453</text:p>
          </table:table-cell>
          <table:table-cell office:value-type="float" office:value="0.063459" calcext:value-type="float">
            <text:p>0,063459</text:p>
          </table:table-cell>
          <table:table-cell office:value-type="float" office:value="0.063616" calcext:value-type="float">
            <text:p>0,063616</text:p>
          </table:table-cell>
          <table:table-cell office:value-type="float" office:value="0.063949" calcext:value-type="float">
            <text:p>0,063949</text:p>
          </table:table-cell>
          <table:table-cell office:value-type="float" office:value="0.063495" calcext:value-type="float">
            <text:p>0,063495</text:p>
          </table:table-cell>
          <table:table-cell office:value-type="float" office:value="0.063243" calcext:value-type="float">
            <text:p>0,063243</text:p>
          </table:table-cell>
          <table:table-cell office:value-type="float" office:value="0.063693" calcext:value-type="float">
            <text:p>0,063693</text:p>
          </table:table-cell>
          <table:table-cell office:value-type="float" office:value="0.064255" calcext:value-type="float">
            <text:p>0,064255</text:p>
          </table:table-cell>
          <table:table-cell office:value-type="float" office:value="0.063568" calcext:value-type="float">
            <text:p>0,063568</text:p>
          </table:table-cell>
          <table:table-cell office:value-type="float" office:value="0.066205" calcext:value-type="float">
            <text:p>0,066205</text:p>
          </table:table-cell>
          <table:table-cell office:value-type="float" office:value="0.064902" calcext:value-type="float">
            <text:p>0,064902</text:p>
          </table:table-cell>
          <table:table-cell office:value-type="float" office:value="0.064655" calcext:value-type="float">
            <text:p>0,064655</text:p>
          </table:table-cell>
          <table:table-cell office:value-type="float" office:value="0.064888" calcext:value-type="float">
            <text:p>0,064888</text:p>
          </table:table-cell>
          <table:table-cell office:value-type="float" office:value="0.064976" calcext:value-type="float">
            <text:p>0,064976</text:p>
          </table:table-cell>
          <table:table-cell office:value-type="float" office:value="0.065181" calcext:value-type="float">
            <text:p>0,065181</text:p>
          </table:table-cell>
          <table:table-cell office:value-type="float" office:value="0.06504" calcext:value-type="float">
            <text:p>0,06504</text:p>
          </table:table-cell>
          <table:table-cell office:value-type="float" office:value="0.063592" calcext:value-type="float">
            <text:p>0,063592</text:p>
          </table:table-cell>
          <table:table-cell office:value-type="float" office:value="0.063287" calcext:value-type="float">
            <text:p>0,063287</text:p>
          </table:table-cell>
          <table:table-cell office:value-type="float" office:value="0.063353" calcext:value-type="float">
            <text:p>0,063353</text:p>
          </table:table-cell>
          <table:table-cell office:value-type="float" office:value="0.06513" calcext:value-type="float">
            <text:p>0,06513</text:p>
          </table:table-cell>
          <table:table-cell office:value-type="float" office:value="0.06521" calcext:value-type="float">
            <text:p>0,06521</text:p>
          </table:table-cell>
          <table:table-cell office:value-type="float" office:value="0.065304" calcext:value-type="float">
            <text:p>0,065304</text:p>
          </table:table-cell>
          <table:table-cell office:value-type="float" office:value="0.063303" calcext:value-type="float">
            <text:p>0,063303</text:p>
          </table:table-cell>
          <table:table-cell office:value-type="float" office:value="0.063184" calcext:value-type="float">
            <text:p>0,063184</text:p>
          </table:table-cell>
          <table:table-cell office:value-type="float" office:value="0.063272" calcext:value-type="float">
            <text:p>0,063272</text:p>
          </table:table-cell>
          <table:table-cell office:value-type="float" office:value="0.063218" calcext:value-type="float">
            <text:p>0,063218</text:p>
          </table:table-cell>
          <table:table-cell office:value-type="float" office:value="0.063111" calcext:value-type="float">
            <text:p>0,063111</text:p>
          </table:table-cell>
          <table:table-cell office:value-type="float" office:value="0.063387" calcext:value-type="float">
            <text:p>0,063387</text:p>
          </table:table-cell>
          <table:table-cell office:value-type="float" office:value="0.063266" calcext:value-type="float">
            <text:p>0,063266</text:p>
          </table:table-cell>
          <table:table-cell office:value-type="float" office:value="0.065438" calcext:value-type="float">
            <text:p>0,065438</text:p>
          </table:table-cell>
          <table:table-cell office:value-type="float" office:value="0.06326" calcext:value-type="float">
            <text:p>0,06326</text:p>
          </table:table-cell>
          <table:table-cell office:value-type="float" office:value="0.063315" calcext:value-type="float">
            <text:p>0,063315</text:p>
          </table:table-cell>
          <table:table-cell office:value-type="float" office:value="0.06325" calcext:value-type="float">
            <text:p>0,06325</text:p>
          </table:table-cell>
          <table:table-cell office:value-type="float" office:value="0.063319" calcext:value-type="float">
            <text:p>0,063319</text:p>
          </table:table-cell>
          <table:table-cell office:value-type="float" office:value="0.063514" calcext:value-type="float">
            <text:p>0,063514</text:p>
          </table:table-cell>
          <table:table-cell office:value-type="float" office:value="0.063318" calcext:value-type="float">
            <text:p>0,063318</text:p>
          </table:table-cell>
          <table:table-cell office:value-type="float" office:value="0.063314" calcext:value-type="float">
            <text:p>0,063314</text:p>
          </table:table-cell>
          <table:table-cell office:value-type="float" office:value="0.065394" calcext:value-type="float">
            <text:p>0,065394</text:p>
          </table:table-cell>
          <table:table-cell office:value-type="float" office:value="0.063349" calcext:value-type="float">
            <text:p>0,063349</text:p>
          </table:table-cell>
          <table:table-cell office:value-type="float" office:value="0.063296" calcext:value-type="float">
            <text:p>0,063296</text:p>
          </table:table-cell>
          <table:table-cell office:value-type="float" office:value="0.063356" calcext:value-type="float">
            <text:p>0,063356</text:p>
          </table:table-cell>
          <table:table-cell office:value-type="float" office:value="0.063388" calcext:value-type="float">
            <text:p>0,063388</text:p>
          </table:table-cell>
          <table:table-cell office:value-type="float" office:value="0.063277" calcext:value-type="float">
            <text:p>0,063277</text:p>
          </table:table-cell>
          <table:table-cell office:value-type="float" office:value="0.06321" calcext:value-type="float">
            <text:p>0,06321</text:p>
          </table:table-cell>
          <table:table-cell office:value-type="float" office:value="0.063323" calcext:value-type="float">
            <text:p>0,063323</text:p>
          </table:table-cell>
          <table:table-cell office:value-type="float" office:value="0.063237" calcext:value-type="float">
            <text:p>0,063237</text:p>
          </table:table-cell>
          <table:table-cell office:value-type="float" office:value="0.063476" calcext:value-type="float">
            <text:p>0,063476</text:p>
          </table:table-cell>
          <table:table-cell office:value-type="float" office:value="0.06309" calcext:value-type="float">
            <text:p>0,06309</text:p>
          </table:table-cell>
          <table:table-cell office:value-type="float" office:value="0.063183" calcext:value-type="float">
            <text:p>0,063183</text:p>
          </table:table-cell>
          <table:table-cell office:value-type="float" office:value="0.063391" calcext:value-type="float">
            <text:p>0,063391</text:p>
          </table:table-cell>
          <table:table-cell office:value-type="float" office:value="0.063328" calcext:value-type="float">
            <text:p>0,063328</text:p>
          </table:table-cell>
          <table:table-cell office:value-type="float" office:value="0.063242" calcext:value-type="float">
            <text:p>0,063242</text:p>
          </table:table-cell>
          <table:table-cell office:value-type="float" office:value="0.066814" calcext:value-type="float">
            <text:p>0,066814</text:p>
          </table:table-cell>
          <table:table-cell office:value-type="float" office:value="0.063371" calcext:value-type="float">
            <text:p>0,063371</text:p>
          </table:table-cell>
          <table:table-cell office:value-type="float" office:value="0.063226" calcext:value-type="float">
            <text:p>0,063226</text:p>
          </table:table-cell>
          <table:table-cell office:value-type="float" office:value="0.063262" calcext:value-type="float">
            <text:p>0,063262</text:p>
          </table:table-cell>
          <table:table-cell office:value-type="float" office:value="0.065409" calcext:value-type="float">
            <text:p>0,065409</text:p>
          </table:table-cell>
          <table:table-cell office:value-type="float" office:value="0.063304" calcext:value-type="float">
            <text:p>0,063304</text:p>
          </table:table-cell>
          <table:table-cell office:value-type="float" office:value="0.065365" calcext:value-type="float">
            <text:p>0,065365</text:p>
          </table:table-cell>
          <table:table-cell office:value-type="float" office:value="0.063185" calcext:value-type="float">
            <text:p>0,063185</text:p>
          </table:table-cell>
          <table:table-cell office:value-type="float" office:value="0.063232" calcext:value-type="float">
            <text:p>0,063232</text:p>
          </table:table-cell>
          <table:table-cell office:value-type="float" office:value="0.065386" calcext:value-type="float">
            <text:p>0,065386</text:p>
          </table:table-cell>
          <table:table-cell office:value-type="float" office:value="0.063396" calcext:value-type="float">
            <text:p>0,063396</text:p>
          </table:table-cell>
          <table:table-cell office:value-type="float" office:value="0.065287" calcext:value-type="float">
            <text:p>0,065287</text:p>
          </table:table-cell>
          <table:table-cell office:value-type="float" office:value="0.063388" calcext:value-type="float">
            <text:p>0,063388</text:p>
          </table:table-cell>
          <table:table-cell office:value-type="float" office:value="0.065444" calcext:value-type="float">
            <text:p>0,065444</text:p>
          </table:table-cell>
          <table:table-cell office:value-type="float" office:value="0.063626" calcext:value-type="float">
            <text:p>0,063626</text:p>
          </table:table-cell>
          <table:table-cell office:value-type="float" office:value="0.065304" calcext:value-type="float">
            <text:p>0,065304</text:p>
          </table:table-cell>
          <table:table-cell office:value-type="float" office:value="0.063476" calcext:value-type="float">
            <text:p>0,063476</text:p>
          </table:table-cell>
          <table:table-cell office:value-type="float" office:value="0.065369" calcext:value-type="float">
            <text:p>0,065369</text:p>
          </table:table-cell>
          <table:table-cell office:value-type="float" office:value="0.063284" calcext:value-type="float">
            <text:p>0,063284</text:p>
          </table:table-cell>
          <table:table-cell office:value-type="float" office:value="0.06333" calcext:value-type="float">
            <text:p>0,06333</text:p>
          </table:table-cell>
          <table:table-cell office:value-type="float" office:value="0.063196" calcext:value-type="float">
            <text:p>0,063196</text:p>
          </table:table-cell>
          <table:table-cell office:value-type="float" office:value="0.063678" calcext:value-type="float">
            <text:p>0,063678</text:p>
          </table:table-cell>
          <table:table-cell office:value-type="float" office:value="0.06443" calcext:value-type="float">
            <text:p>0,06443</text:p>
          </table:table-cell>
          <table:table-cell office:value-type="float" office:value="0.064254" calcext:value-type="float">
            <text:p>0,064254</text:p>
          </table:table-cell>
          <table:table-cell office:value-type="float" office:value="0.065744" calcext:value-type="float">
            <text:p>0,065744</text:p>
          </table:table-cell>
          <table:table-cell office:value-type="float" office:value="0.063753" calcext:value-type="float">
            <text:p>0,063753</text:p>
          </table:table-cell>
          <table:table-cell office:value-type="float" office:value="0.066694" calcext:value-type="float">
            <text:p>0,066694</text:p>
          </table:table-cell>
          <table:table-cell office:value-type="float" office:value="0.064531" calcext:value-type="float">
            <text:p>0,064531</text:p>
          </table:table-cell>
          <table:table-cell office:value-type="float" office:value="0.065327" calcext:value-type="float">
            <text:p>0,065327</text:p>
          </table:table-cell>
          <table:table-cell office:value-type="float" office:value="0.063362" calcext:value-type="float">
            <text:p>0,063362</text:p>
          </table:table-cell>
          <table:table-cell office:value-type="float" office:value="0.063783" calcext:value-type="float">
            <text:p>0,063783</text:p>
          </table:table-cell>
          <table:table-cell office:value-type="float" office:value="0.063551" calcext:value-type="float">
            <text:p>0,063551</text:p>
          </table:table-cell>
          <table:table-cell office:value-type="float" office:value="0.063335" calcext:value-type="float">
            <text:p>0,063335</text:p>
          </table:table-cell>
          <table:table-cell office:value-type="float" office:value="0.06436" calcext:value-type="float">
            <text:p>0,06436</text:p>
          </table:table-cell>
          <table:table-cell office:value-type="float" office:value="0.065791" calcext:value-type="float">
            <text:p>0,065791</text:p>
          </table:table-cell>
          <table:table-cell office:value-type="float" office:value="0.063309" calcext:value-type="float">
            <text:p>0,063309</text:p>
          </table:table-cell>
          <table:table-cell office:value-type="float" office:value="0.065633" calcext:value-type="float">
            <text:p>0,065633</text:p>
          </table:table-cell>
          <table:table-cell office:value-type="float" office:value="0.063309" calcext:value-type="float">
            <text:p>0,063309</text:p>
          </table:table-cell>
          <table:table-cell office:value-type="float" office:value="0.063345" calcext:value-type="float">
            <text:p>0,063345</text:p>
          </table:table-cell>
          <table:table-cell office:value-type="float" office:value="0.062995" calcext:value-type="float">
            <text:p>0,062995</text:p>
          </table:table-cell>
          <table:table-cell office:value-type="float" office:value="0.064509" calcext:value-type="float">
            <text:p>0,064509</text:p>
          </table:table-cell>
          <table:table-cell office:value-type="float" office:value="0.064154" calcext:value-type="float">
            <text:p>0,064154</text:p>
          </table:table-cell>
          <table:table-cell office:value-type="float" office:value="0.064486" calcext:value-type="float">
            <text:p>0,064486</text:p>
          </table:table-cell>
          <table:table-cell office:value-type="float" office:value="0.06431" calcext:value-type="float">
            <text:p>0,06431</text:p>
          </table:table-cell>
          <table:table-cell office:value-type="float" office:value="0.063907" calcext:value-type="float">
            <text:p>0,063907</text:p>
          </table:table-cell>
          <table:table-cell office:value-type="float" office:value="0.064304" calcext:value-type="float">
            <text:p>0,064304</text:p>
          </table:table-cell>
          <table:table-cell office:value-type="float" office:value="0.06645" calcext:value-type="float">
            <text:p>0,06645</text:p>
          </table:table-cell>
          <table:table-cell office:value-type="float" office:value="0.066433" calcext:value-type="float">
            <text:p>0,066433</text:p>
          </table:table-cell>
          <table:table-cell office:value-type="float" office:value="0.064004" calcext:value-type="float">
            <text:p>0,064004</text:p>
          </table:table-cell>
          <table:table-cell office:value-type="float" office:value="0.06364" calcext:value-type="float">
            <text:p>0,06364</text:p>
          </table:table-cell>
          <table:table-cell office:value-type="float" office:value="0.064743" calcext:value-type="float">
            <text:p>0,064743</text:p>
          </table:table-cell>
          <table:table-cell office:value-type="float" office:value="0.06424" calcext:value-type="float">
            <text:p>0,06424</text:p>
          </table:table-cell>
          <table:table-cell office:value-type="float" office:value="0.065306" calcext:value-type="float">
            <text:p>0,065306</text:p>
          </table:table-cell>
          <table:table-cell office:value-type="float" office:value="0.063899" calcext:value-type="float">
            <text:p>0,063899</text:p>
          </table:table-cell>
          <table:table-cell office:value-type="float" office:value="0.064753" calcext:value-type="float">
            <text:p>0,064753</text:p>
          </table:table-cell>
          <table:table-cell office:value-type="float" office:value="0.066108" calcext:value-type="float">
            <text:p>0,066108</text:p>
          </table:table-cell>
          <table:table-cell office:value-type="float" office:value="0.064578" calcext:value-type="float">
            <text:p>0,064578</text:p>
          </table:table-cell>
          <table:table-cell office:value-type="float" office:value="0.066606" calcext:value-type="float">
            <text:p>0,066606</text:p>
          </table:table-cell>
          <table:table-cell office:value-type="float" office:value="0.064128" calcext:value-type="float">
            <text:p>0,064128</text:p>
          </table:table-cell>
          <table:table-cell office:value-type="float" office:value="0.064643" calcext:value-type="float">
            <text:p>0,064643</text:p>
          </table:table-cell>
          <table:table-cell office:value-type="float" office:value="0.064051" calcext:value-type="float">
            <text:p>0,064051</text:p>
          </table:table-cell>
          <table:table-cell office:value-type="float" office:value="0.063382" calcext:value-type="float">
            <text:p>0,063382</text:p>
          </table:table-cell>
          <table:table-cell office:value-type="float" office:value="0.064183" calcext:value-type="float">
            <text:p>0,064183</text:p>
          </table:table-cell>
          <table:table-cell office:value-type="float" office:value="0.06459" calcext:value-type="float">
            <text:p>0,06459</text:p>
          </table:table-cell>
          <table:table-cell office:value-type="float" office:value="0.06461" calcext:value-type="float">
            <text:p>0,06461</text:p>
          </table:table-cell>
          <table:table-cell office:value-type="float" office:value="0.066569" calcext:value-type="float">
            <text:p>0,066569</text:p>
          </table:table-cell>
          <table:table-cell office:value-type="float" office:value="0.0642" calcext:value-type="float">
            <text:p>0,0642</text:p>
          </table:table-cell>
          <table:table-cell office:value-type="float" office:value="0.063768" calcext:value-type="float">
            <text:p>0,063768</text:p>
          </table:table-cell>
          <table:table-cell office:value-type="float" office:value="0.064221" calcext:value-type="float">
            <text:p>0,064221</text:p>
          </table:table-cell>
          <table:table-cell office:value-type="float" office:value="0.065228" calcext:value-type="float">
            <text:p>0,065228</text:p>
          </table:table-cell>
          <table:table-cell office:value-type="float" office:value="0.063381" calcext:value-type="float">
            <text:p>0,063381</text:p>
          </table:table-cell>
          <table:table-cell office:value-type="float" office:value="0.065355" calcext:value-type="float">
            <text:p>0,065355</text:p>
          </table:table-cell>
          <table:table-cell office:value-type="float" office:value="0.063684" calcext:value-type="float">
            <text:p>0,063684</text:p>
          </table:table-cell>
          <table:table-cell office:value-type="float" office:value="0.066216" calcext:value-type="float">
            <text:p>0,066216</text:p>
          </table:table-cell>
          <table:table-cell office:value-type="float" office:value="0.063399" calcext:value-type="float">
            <text:p>0,063399</text:p>
          </table:table-cell>
        </table:table-row>
        <table:table-row table:style-name="ro1">
          <table:table-cell office:value-type="string" calcext:value-type="string">
            <text:p>sched_yield</text:p>
          </table:table-cell>
          <table:table-cell table:formula="of:=AVERAGE([.C4:.ALO4])" office:value-type="float" office:value="0.333270677322677" calcext:value-type="float">
            <text:p>0,333270677322677</text:p>
          </table:table-cell>
          <table:table-cell office:value-type="float" office:value="0.114744" calcext:value-type="float">
            <text:p>0,114744</text:p>
          </table:table-cell>
          <table:table-cell office:value-type="float" office:value="0.110437" calcext:value-type="float">
            <text:p>0,110437</text:p>
          </table:table-cell>
          <table:table-cell office:value-type="float" office:value="0.110854" calcext:value-type="float">
            <text:p>0,110854</text:p>
          </table:table-cell>
          <table:table-cell office:value-type="float" office:value="0.109524" calcext:value-type="float">
            <text:p>0,109524</text:p>
          </table:table-cell>
          <table:table-cell office:value-type="float" office:value="0.110123" calcext:value-type="float">
            <text:p>0,110123</text:p>
          </table:table-cell>
          <table:table-cell office:value-type="float" office:value="0.11073" calcext:value-type="float">
            <text:p>0,11073</text:p>
          </table:table-cell>
          <table:table-cell office:value-type="float" office:value="0.110333" calcext:value-type="float">
            <text:p>0,110333</text:p>
          </table:table-cell>
          <table:table-cell office:value-type="float" office:value="0.110631" calcext:value-type="float">
            <text:p>0,110631</text:p>
          </table:table-cell>
          <table:table-cell office:value-type="float" office:value="0.111132" calcext:value-type="float">
            <text:p>0,111132</text:p>
          </table:table-cell>
          <table:table-cell office:value-type="float" office:value="0.110587" calcext:value-type="float">
            <text:p>0,110587</text:p>
          </table:table-cell>
          <table:table-cell office:value-type="float" office:value="0.110801" calcext:value-type="float">
            <text:p>0,110801</text:p>
          </table:table-cell>
          <table:table-cell office:value-type="float" office:value="0.110604" calcext:value-type="float">
            <text:p>0,110604</text:p>
          </table:table-cell>
          <table:table-cell office:value-type="float" office:value="0.111116" calcext:value-type="float">
            <text:p>0,111116</text:p>
          </table:table-cell>
          <table:table-cell office:value-type="float" office:value="0.112996" calcext:value-type="float">
            <text:p>0,112996</text:p>
          </table:table-cell>
          <table:table-cell office:value-type="float" office:value="0.110935" calcext:value-type="float">
            <text:p>0,110935</text:p>
          </table:table-cell>
          <table:table-cell office:value-type="float" office:value="0.110571" calcext:value-type="float">
            <text:p>0,110571</text:p>
          </table:table-cell>
          <table:table-cell office:value-type="float" office:value="0.110961" calcext:value-type="float">
            <text:p>0,110961</text:p>
          </table:table-cell>
          <table:table-cell office:value-type="float" office:value="0.10999" calcext:value-type="float">
            <text:p>0,10999</text:p>
          </table:table-cell>
          <table:table-cell office:value-type="float" office:value="0.110903" calcext:value-type="float">
            <text:p>0,110903</text:p>
          </table:table-cell>
          <table:table-cell office:value-type="float" office:value="0.110498" calcext:value-type="float">
            <text:p>0,110498</text:p>
          </table:table-cell>
          <table:table-cell office:value-type="float" office:value="0.114182" calcext:value-type="float">
            <text:p>0,114182</text:p>
          </table:table-cell>
          <table:table-cell office:value-type="float" office:value="0.113161" calcext:value-type="float">
            <text:p>0,113161</text:p>
          </table:table-cell>
          <table:table-cell office:value-type="float" office:value="0.11243" calcext:value-type="float">
            <text:p>0,11243</text:p>
          </table:table-cell>
          <table:table-cell office:value-type="float" office:value="0.11208" calcext:value-type="float">
            <text:p>0,11208</text:p>
          </table:table-cell>
          <table:table-cell office:value-type="float" office:value="0.110844" calcext:value-type="float">
            <text:p>0,110844</text:p>
          </table:table-cell>
          <table:table-cell office:value-type="float" office:value="0.111393" calcext:value-type="float">
            <text:p>0,111393</text:p>
          </table:table-cell>
          <table:table-cell office:value-type="float" office:value="0.112226" calcext:value-type="float">
            <text:p>0,112226</text:p>
          </table:table-cell>
          <table:table-cell office:value-type="float" office:value="0.110712" calcext:value-type="float">
            <text:p>0,110712</text:p>
          </table:table-cell>
          <table:table-cell office:value-type="float" office:value="0.111626" calcext:value-type="float">
            <text:p>0,111626</text:p>
          </table:table-cell>
          <table:table-cell office:value-type="float" office:value="0.11314" calcext:value-type="float">
            <text:p>0,11314</text:p>
          </table:table-cell>
          <table:table-cell office:value-type="float" office:value="0.112157" calcext:value-type="float">
            <text:p>0,112157</text:p>
          </table:table-cell>
          <table:table-cell office:value-type="float" office:value="0.114221" calcext:value-type="float">
            <text:p>0,114221</text:p>
          </table:table-cell>
          <table:table-cell office:value-type="float" office:value="0.114471" calcext:value-type="float">
            <text:p>0,114471</text:p>
          </table:table-cell>
          <table:table-cell office:value-type="float" office:value="0.113767" calcext:value-type="float">
            <text:p>0,113767</text:p>
          </table:table-cell>
          <table:table-cell office:value-type="float" office:value="0.110557" calcext:value-type="float">
            <text:p>0,110557</text:p>
          </table:table-cell>
          <table:table-cell office:value-type="float" office:value="0.10924" calcext:value-type="float">
            <text:p>0,10924</text:p>
          </table:table-cell>
          <table:table-cell office:value-type="float" office:value="0.11313" calcext:value-type="float">
            <text:p>0,11313</text:p>
          </table:table-cell>
          <table:table-cell office:value-type="float" office:value="0.113155" calcext:value-type="float">
            <text:p>0,113155</text:p>
          </table:table-cell>
          <table:table-cell office:value-type="float" office:value="0.123054" calcext:value-type="float">
            <text:p>0,123054</text:p>
          </table:table-cell>
          <table:table-cell office:value-type="float" office:value="0.117883" calcext:value-type="float">
            <text:p>0,117883</text:p>
          </table:table-cell>
          <table:table-cell office:value-type="float" office:value="0.119784" calcext:value-type="float">
            <text:p>0,119784</text:p>
          </table:table-cell>
          <table:table-cell office:value-type="float" office:value="0.116438" calcext:value-type="float">
            <text:p>0,116438</text:p>
          </table:table-cell>
          <table:table-cell office:value-type="float" office:value="0.1171" calcext:value-type="float">
            <text:p>0,1171</text:p>
          </table:table-cell>
          <table:table-cell office:value-type="float" office:value="0.115032" calcext:value-type="float">
            <text:p>0,115032</text:p>
          </table:table-cell>
          <table:table-cell office:value-type="float" office:value="0.110482" calcext:value-type="float">
            <text:p>0,110482</text:p>
          </table:table-cell>
          <table:table-cell office:value-type="float" office:value="0.110257" calcext:value-type="float">
            <text:p>0,110257</text:p>
          </table:table-cell>
          <table:table-cell office:value-type="float" office:value="0.110765" calcext:value-type="float">
            <text:p>0,110765</text:p>
          </table:table-cell>
          <table:table-cell office:value-type="float" office:value="0.109876" calcext:value-type="float">
            <text:p>0,109876</text:p>
          </table:table-cell>
          <table:table-cell office:value-type="float" office:value="0.109295" calcext:value-type="float">
            <text:p>0,109295</text:p>
          </table:table-cell>
          <table:table-cell office:value-type="float" office:value="0.109079" calcext:value-type="float">
            <text:p>0,109079</text:p>
          </table:table-cell>
          <table:table-cell office:value-type="float" office:value="0.108662" calcext:value-type="float">
            <text:p>0,108662</text:p>
          </table:table-cell>
          <table:table-cell office:value-type="float" office:value="0.110062" calcext:value-type="float">
            <text:p>0,110062</text:p>
          </table:table-cell>
          <table:table-cell office:value-type="float" office:value="0.109462" calcext:value-type="float">
            <text:p>0,109462</text:p>
          </table:table-cell>
          <table:table-cell office:value-type="float" office:value="0.108325" calcext:value-type="float">
            <text:p>0,108325</text:p>
          </table:table-cell>
          <table:table-cell office:value-type="float" office:value="0.109566" calcext:value-type="float">
            <text:p>0,109566</text:p>
          </table:table-cell>
          <table:table-cell office:value-type="float" office:value="0.110387" calcext:value-type="float">
            <text:p>0,110387</text:p>
          </table:table-cell>
          <table:table-cell office:value-type="float" office:value="0.111083" calcext:value-type="float">
            <text:p>0,111083</text:p>
          </table:table-cell>
          <table:table-cell office:value-type="float" office:value="0.114069" calcext:value-type="float">
            <text:p>0,114069</text:p>
          </table:table-cell>
          <table:table-cell office:value-type="float" office:value="0.11322" calcext:value-type="float">
            <text:p>0,11322</text:p>
          </table:table-cell>
          <table:table-cell office:value-type="float" office:value="0.111535" calcext:value-type="float">
            <text:p>0,111535</text:p>
          </table:table-cell>
          <table:table-cell office:value-type="float" office:value="0.110963" calcext:value-type="float">
            <text:p>0,110963</text:p>
          </table:table-cell>
          <table:table-cell office:value-type="float" office:value="0.123928" calcext:value-type="float">
            <text:p>0,123928</text:p>
          </table:table-cell>
          <table:table-cell office:value-type="float" office:value="0.112832" calcext:value-type="float">
            <text:p>0,112832</text:p>
          </table:table-cell>
          <table:table-cell office:value-type="float" office:value="0.109995" calcext:value-type="float">
            <text:p>0,109995</text:p>
          </table:table-cell>
          <table:table-cell office:value-type="float" office:value="0.110375" calcext:value-type="float">
            <text:p>0,110375</text:p>
          </table:table-cell>
          <table:table-cell office:value-type="float" office:value="0.109692" calcext:value-type="float">
            <text:p>0,109692</text:p>
          </table:table-cell>
          <table:table-cell office:value-type="float" office:value="0.109991" calcext:value-type="float">
            <text:p>0,109991</text:p>
          </table:table-cell>
          <table:table-cell office:value-type="float" office:value="0.114544" calcext:value-type="float">
            <text:p>0,114544</text:p>
          </table:table-cell>
          <table:table-cell office:value-type="float" office:value="0.112809" calcext:value-type="float">
            <text:p>0,112809</text:p>
          </table:table-cell>
          <table:table-cell office:value-type="float" office:value="0.115582" calcext:value-type="float">
            <text:p>0,115582</text:p>
          </table:table-cell>
          <table:table-cell office:value-type="float" office:value="0.113878" calcext:value-type="float">
            <text:p>0,113878</text:p>
          </table:table-cell>
          <table:table-cell office:value-type="float" office:value="0.113167" calcext:value-type="float">
            <text:p>0,113167</text:p>
          </table:table-cell>
          <table:table-cell office:value-type="float" office:value="0.110366" calcext:value-type="float">
            <text:p>0,110366</text:p>
          </table:table-cell>
          <table:table-cell office:value-type="float" office:value="0.121682" calcext:value-type="float">
            <text:p>0,121682</text:p>
          </table:table-cell>
          <table:table-cell office:value-type="float" office:value="0.112321" calcext:value-type="float">
            <text:p>0,112321</text:p>
          </table:table-cell>
          <table:table-cell office:value-type="float" office:value="0.110471" calcext:value-type="float">
            <text:p>0,110471</text:p>
          </table:table-cell>
          <table:table-cell office:value-type="float" office:value="0.11035" calcext:value-type="float">
            <text:p>0,11035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1002" calcext:value-type="float">
            <text:p>0,11002</text:p>
          </table:table-cell>
          <table:table-cell office:value-type="float" office:value="0.108725" calcext:value-type="float">
            <text:p>0,108725</text:p>
          </table:table-cell>
          <table:table-cell office:value-type="float" office:value="0.108434" calcext:value-type="float">
            <text:p>0,108434</text:p>
          </table:table-cell>
          <table:table-cell office:value-type="float" office:value="0.110493" calcext:value-type="float">
            <text:p>0,110493</text:p>
          </table:table-cell>
          <table:table-cell office:value-type="float" office:value="0.110061" calcext:value-type="float">
            <text:p>0,110061</text:p>
          </table:table-cell>
          <table:table-cell office:value-type="float" office:value="0.109415" calcext:value-type="float">
            <text:p>0,109415</text:p>
          </table:table-cell>
          <table:table-cell office:value-type="float" office:value="0.110397" calcext:value-type="float">
            <text:p>0,110397</text:p>
          </table:table-cell>
          <table:table-cell office:value-type="float" office:value="0.120783" calcext:value-type="float">
            <text:p>0,120783</text:p>
          </table:table-cell>
          <table:table-cell office:value-type="float" office:value="0.111812" calcext:value-type="float">
            <text:p>0,111812</text:p>
          </table:table-cell>
          <table:table-cell office:value-type="float" office:value="0.110657" calcext:value-type="float">
            <text:p>0,110657</text:p>
          </table:table-cell>
          <table:table-cell office:value-type="float" office:value="0.116006" calcext:value-type="float">
            <text:p>0,116006</text:p>
          </table:table-cell>
          <table:table-cell office:value-type="float" office:value="0.11548" calcext:value-type="float">
            <text:p>0,11548</text:p>
          </table:table-cell>
          <table:table-cell office:value-type="float" office:value="0.114686" calcext:value-type="float">
            <text:p>0,114686</text:p>
          </table:table-cell>
          <table:table-cell office:value-type="float" office:value="0.110053" calcext:value-type="float">
            <text:p>0,110053</text:p>
          </table:table-cell>
          <table:table-cell office:value-type="float" office:value="0.110358" calcext:value-type="float">
            <text:p>0,110358</text:p>
          </table:table-cell>
          <table:table-cell office:value-type="float" office:value="0.108657" calcext:value-type="float">
            <text:p>0,108657</text:p>
          </table:table-cell>
          <table:table-cell office:value-type="float" office:value="0.109181" calcext:value-type="float">
            <text:p>0,109181</text:p>
          </table:table-cell>
          <table:table-cell office:value-type="float" office:value="0.109354" calcext:value-type="float">
            <text:p>0,109354</text:p>
          </table:table-cell>
          <table:table-cell office:value-type="float" office:value="0.117267" calcext:value-type="float">
            <text:p>0,117267</text:p>
          </table:table-cell>
          <table:table-cell office:value-type="float" office:value="0.122152" calcext:value-type="float">
            <text:p>0,122152</text:p>
          </table:table-cell>
          <table:table-cell office:value-type="float" office:value="0.114939" calcext:value-type="float">
            <text:p>0,114939</text:p>
          </table:table-cell>
          <table:table-cell office:value-type="float" office:value="0.115764" calcext:value-type="float">
            <text:p>0,115764</text:p>
          </table:table-cell>
          <table:table-cell office:value-type="float" office:value="0.110372" calcext:value-type="float">
            <text:p>0,110372</text:p>
          </table:table-cell>
          <table:table-cell office:value-type="float" office:value="0.110687" calcext:value-type="float">
            <text:p>0,110687</text:p>
          </table:table-cell>
          <table:table-cell office:value-type="float" office:value="0.119291" calcext:value-type="float">
            <text:p>0,119291</text:p>
          </table:table-cell>
          <table:table-cell office:value-type="float" office:value="0.117094" calcext:value-type="float">
            <text:p>0,117094</text:p>
          </table:table-cell>
          <table:table-cell office:value-type="float" office:value="0.111332" calcext:value-type="float">
            <text:p>0,111332</text:p>
          </table:table-cell>
          <table:table-cell office:value-type="float" office:value="0.111286" calcext:value-type="float">
            <text:p>0,111286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0.116548" calcext:value-type="float">
            <text:p>0,116548</text:p>
          </table:table-cell>
          <table:table-cell office:value-type="float" office:value="0.117004" calcext:value-type="float">
            <text:p>0,117004</text:p>
          </table:table-cell>
          <table:table-cell office:value-type="float" office:value="0.112694" calcext:value-type="float">
            <text:p>0,112694</text:p>
          </table:table-cell>
          <table:table-cell office:value-type="float" office:value="0.111369" calcext:value-type="float">
            <text:p>0,111369</text:p>
          </table:table-cell>
          <table:table-cell office:value-type="float" office:value="0.110704" calcext:value-type="float">
            <text:p>0,110704</text:p>
          </table:table-cell>
          <table:table-cell office:value-type="float" office:value="0.111051" calcext:value-type="float">
            <text:p>0,111051</text:p>
          </table:table-cell>
          <table:table-cell office:value-type="float" office:value="0.112696" calcext:value-type="float">
            <text:p>0,112696</text:p>
          </table:table-cell>
          <table:table-cell office:value-type="float" office:value="0.113346" calcext:value-type="float">
            <text:p>0,113346</text:p>
          </table:table-cell>
          <table:table-cell office:value-type="float" office:value="0.111462" calcext:value-type="float">
            <text:p>0,111462</text:p>
          </table:table-cell>
          <table:table-cell office:value-type="float" office:value="0.113639" calcext:value-type="float">
            <text:p>0,113639</text:p>
          </table:table-cell>
          <table:table-cell office:value-type="float" office:value="0.116048" calcext:value-type="float">
            <text:p>0,116048</text:p>
          </table:table-cell>
          <table:table-cell office:value-type="float" office:value="0.117603" calcext:value-type="float">
            <text:p>0,117603</text:p>
          </table:table-cell>
          <table:table-cell office:value-type="float" office:value="0.117606" calcext:value-type="float">
            <text:p>0,117606</text:p>
          </table:table-cell>
          <table:table-cell office:value-type="float" office:value="0.113141" calcext:value-type="float">
            <text:p>0,113141</text:p>
          </table:table-cell>
          <table:table-cell office:value-type="float" office:value="0.112406" calcext:value-type="float">
            <text:p>0,112406</text:p>
          </table:table-cell>
          <table:table-cell office:value-type="float" office:value="0.112086" calcext:value-type="float">
            <text:p>0,112086</text:p>
          </table:table-cell>
          <table:table-cell office:value-type="float" office:value="0.110728" calcext:value-type="float">
            <text:p>0,110728</text:p>
          </table:table-cell>
          <table:table-cell office:value-type="float" office:value="0.110325" calcext:value-type="float">
            <text:p>0,110325</text:p>
          </table:table-cell>
          <table:table-cell office:value-type="float" office:value="0.109694" calcext:value-type="float">
            <text:p>0,109694</text:p>
          </table:table-cell>
          <table:table-cell office:value-type="float" office:value="0.110371" calcext:value-type="float">
            <text:p>0,110371</text:p>
          </table:table-cell>
          <table:table-cell office:value-type="float" office:value="0.10967" calcext:value-type="float">
            <text:p>0,10967</text:p>
          </table:table-cell>
          <table:table-cell office:value-type="float" office:value="0.109165" calcext:value-type="float">
            <text:p>0,109165</text:p>
          </table:table-cell>
          <table:table-cell office:value-type="float" office:value="0.109916" calcext:value-type="float">
            <text:p>0,109916</text:p>
          </table:table-cell>
          <table:table-cell office:value-type="float" office:value="0.109057" calcext:value-type="float">
            <text:p>0,109057</text:p>
          </table:table-cell>
          <table:table-cell office:value-type="float" office:value="0.110753" calcext:value-type="float">
            <text:p>0,110753</text:p>
          </table:table-cell>
          <table:table-cell office:value-type="float" office:value="0.109606" calcext:value-type="float">
            <text:p>0,109606</text:p>
          </table:table-cell>
          <table:table-cell office:value-type="float" office:value="0.111035" calcext:value-type="float">
            <text:p>0,111035</text:p>
          </table:table-cell>
          <table:table-cell office:value-type="float" office:value="0.109526" calcext:value-type="float">
            <text:p>0,109526</text:p>
          </table:table-cell>
          <table:table-cell office:value-type="float" office:value="0.112724" calcext:value-type="float">
            <text:p>0,112724</text:p>
          </table:table-cell>
          <table:table-cell office:value-type="float" office:value="0.110653" calcext:value-type="float">
            <text:p>0,110653</text:p>
          </table:table-cell>
          <table:table-cell office:value-type="float" office:value="0.111331" calcext:value-type="float">
            <text:p>0,111331</text:p>
          </table:table-cell>
          <table:table-cell office:value-type="float" office:value="0.110517" calcext:value-type="float">
            <text:p>0,110517</text:p>
          </table:table-cell>
          <table:table-cell office:value-type="float" office:value="0.110608" calcext:value-type="float">
            <text:p>0,110608</text:p>
          </table:table-cell>
          <table:table-cell office:value-type="float" office:value="0.1128" calcext:value-type="float">
            <text:p>0,1128</text:p>
          </table:table-cell>
          <table:table-cell office:value-type="float" office:value="0.113657" calcext:value-type="float">
            <text:p>0,113657</text:p>
          </table:table-cell>
          <table:table-cell office:value-type="float" office:value="0.111473" calcext:value-type="float">
            <text:p>0,111473</text:p>
          </table:table-cell>
          <table:table-cell office:value-type="float" office:value="0.112649" calcext:value-type="float">
            <text:p>0,112649</text:p>
          </table:table-cell>
          <table:table-cell office:value-type="float" office:value="0.11122" calcext:value-type="float">
            <text:p>0,11122</text:p>
          </table:table-cell>
          <table:table-cell office:value-type="float" office:value="0.111434" calcext:value-type="float">
            <text:p>0,111434</text:p>
          </table:table-cell>
          <table:table-cell office:value-type="float" office:value="0.110555" calcext:value-type="float">
            <text:p>0,110555</text:p>
          </table:table-cell>
          <table:table-cell office:value-type="float" office:value="0.109337" calcext:value-type="float">
            <text:p>0,109337</text:p>
          </table:table-cell>
          <table:table-cell office:value-type="float" office:value="0.115179" calcext:value-type="float">
            <text:p>0,115179</text:p>
          </table:table-cell>
          <table:table-cell office:value-type="float" office:value="0.117232" calcext:value-type="float">
            <text:p>0,117232</text:p>
          </table:table-cell>
          <table:table-cell office:value-type="float" office:value="0.111549" calcext:value-type="float">
            <text:p>0,111549</text:p>
          </table:table-cell>
          <table:table-cell office:value-type="float" office:value="0.110907" calcext:value-type="float">
            <text:p>0,110907</text:p>
          </table:table-cell>
          <table:table-cell office:value-type="float" office:value="0.110323" calcext:value-type="float">
            <text:p>0,110323</text:p>
          </table:table-cell>
          <table:table-cell office:value-type="float" office:value="0.110914" calcext:value-type="float">
            <text:p>0,110914</text:p>
          </table:table-cell>
          <table:table-cell office:value-type="float" office:value="0.110738" calcext:value-type="float">
            <text:p>0,110738</text:p>
          </table:table-cell>
          <table:table-cell office:value-type="float" office:value="0.110319" calcext:value-type="float">
            <text:p>0,110319</text:p>
          </table:table-cell>
          <table:table-cell office:value-type="float" office:value="0.110954" calcext:value-type="float">
            <text:p>0,110954</text:p>
          </table:table-cell>
          <table:table-cell office:value-type="float" office:value="0.109192" calcext:value-type="float">
            <text:p>0,109192</text:p>
          </table:table-cell>
          <table:table-cell office:value-type="float" office:value="0.109116" calcext:value-type="float">
            <text:p>0,109116</text:p>
          </table:table-cell>
          <table:table-cell office:value-type="float" office:value="0.110374" calcext:value-type="float">
            <text:p>0,110374</text:p>
          </table:table-cell>
          <table:table-cell office:value-type="float" office:value="0.117773" calcext:value-type="float">
            <text:p>0,117773</text:p>
          </table:table-cell>
          <table:table-cell office:value-type="float" office:value="0.117707" calcext:value-type="float">
            <text:p>0,117707</text:p>
          </table:table-cell>
          <table:table-cell office:value-type="float" office:value="0.117021" calcext:value-type="float">
            <text:p>0,117021</text:p>
          </table:table-cell>
          <table:table-cell office:value-type="float" office:value="0.11681" calcext:value-type="float">
            <text:p>0,11681</text:p>
          </table:table-cell>
          <table:table-cell office:value-type="float" office:value="0.11029" calcext:value-type="float">
            <text:p>0,11029</text:p>
          </table:table-cell>
          <table:table-cell office:value-type="float" office:value="0.111546" calcext:value-type="float">
            <text:p>0,111546</text:p>
          </table:table-cell>
          <table:table-cell office:value-type="float" office:value="0.109883" calcext:value-type="float">
            <text:p>0,109883</text:p>
          </table:table-cell>
          <table:table-cell office:value-type="float" office:value="0.109453" calcext:value-type="float">
            <text:p>0,109453</text:p>
          </table:table-cell>
          <table:table-cell office:value-type="float" office:value="0.109183" calcext:value-type="float">
            <text:p>0,109183</text:p>
          </table:table-cell>
          <table:table-cell office:value-type="float" office:value="0.108661" calcext:value-type="float">
            <text:p>0,108661</text:p>
          </table:table-cell>
          <table:table-cell office:value-type="float" office:value="0.110167" calcext:value-type="float">
            <text:p>0,110167</text:p>
          </table:table-cell>
          <table:table-cell office:value-type="float" office:value="0.109471" calcext:value-type="float">
            <text:p>0,109471</text:p>
          </table:table-cell>
          <table:table-cell office:value-type="float" office:value="0.110341" calcext:value-type="float">
            <text:p>0,110341</text:p>
          </table:table-cell>
          <table:table-cell office:value-type="float" office:value="0.108912" calcext:value-type="float">
            <text:p>0,108912</text:p>
          </table:table-cell>
          <table:table-cell office:value-type="float" office:value="0.110851" calcext:value-type="float">
            <text:p>0,110851</text:p>
          </table:table-cell>
          <table:table-cell office:value-type="float" office:value="0.108337" calcext:value-type="float">
            <text:p>0,108337</text:p>
          </table:table-cell>
          <table:table-cell office:value-type="float" office:value="0.110364" calcext:value-type="float">
            <text:p>0,110364</text:p>
          </table:table-cell>
          <table:table-cell office:value-type="float" office:value="0.110125" calcext:value-type="float">
            <text:p>0,110125</text:p>
          </table:table-cell>
          <table:table-cell office:value-type="float" office:value="0.110156" calcext:value-type="float">
            <text:p>0,110156</text:p>
          </table:table-cell>
          <table:table-cell office:value-type="float" office:value="0.109846" calcext:value-type="float">
            <text:p>0,109846</text:p>
          </table:table-cell>
          <table:table-cell office:value-type="float" office:value="0.10953" calcext:value-type="float">
            <text:p>0,10953</text:p>
          </table:table-cell>
          <table:table-cell office:value-type="float" office:value="0.110086" calcext:value-type="float">
            <text:p>0,110086</text:p>
          </table:table-cell>
          <table:table-cell office:value-type="float" office:value="0.108768" calcext:value-type="float">
            <text:p>0,108768</text:p>
          </table:table-cell>
          <table:table-cell office:value-type="float" office:value="0.109485" calcext:value-type="float">
            <text:p>0,109485</text:p>
          </table:table-cell>
          <table:table-cell office:value-type="float" office:value="0.108541" calcext:value-type="float">
            <text:p>0,108541</text:p>
          </table:table-cell>
          <table:table-cell office:value-type="float" office:value="0.108417" calcext:value-type="float">
            <text:p>0,108417</text:p>
          </table:table-cell>
          <table:table-cell office:value-type="float" office:value="0.111769" calcext:value-type="float">
            <text:p>0,111769</text:p>
          </table:table-cell>
          <table:table-cell office:value-type="float" office:value="0.110247" calcext:value-type="float">
            <text:p>0,110247</text:p>
          </table:table-cell>
          <table:table-cell office:value-type="float" office:value="0.108656" calcext:value-type="float">
            <text:p>0,108656</text:p>
          </table:table-cell>
          <table:table-cell office:value-type="float" office:value="0.110085" calcext:value-type="float">
            <text:p>0,110085</text:p>
          </table:table-cell>
          <table:table-cell office:value-type="float" office:value="0.108582" calcext:value-type="float">
            <text:p>0,108582</text:p>
          </table:table-cell>
          <table:table-cell office:value-type="float" office:value="0.110221" calcext:value-type="float">
            <text:p>0,110221</text:p>
          </table:table-cell>
          <table:table-cell office:value-type="float" office:value="0.10871" calcext:value-type="float">
            <text:p>0,10871</text:p>
          </table:table-cell>
          <table:table-cell office:value-type="float" office:value="0.108153" calcext:value-type="float">
            <text:p>0,108153</text:p>
          </table:table-cell>
          <table:table-cell office:value-type="float" office:value="0.109412" calcext:value-type="float">
            <text:p>0,109412</text:p>
          </table:table-cell>
          <table:table-cell office:value-type="float" office:value="0.110001" calcext:value-type="float">
            <text:p>0,110001</text:p>
          </table:table-cell>
          <table:table-cell office:value-type="float" office:value="0.110369" calcext:value-type="float">
            <text:p>0,110369</text:p>
          </table:table-cell>
          <table:table-cell office:value-type="float" office:value="0.110016" calcext:value-type="float">
            <text:p>0,110016</text:p>
          </table:table-cell>
          <table:table-cell office:value-type="float" office:value="0.109633" calcext:value-type="float">
            <text:p>0,109633</text:p>
          </table:table-cell>
          <table:table-cell office:value-type="float" office:value="0.110785" calcext:value-type="float">
            <text:p>0,110785</text:p>
          </table:table-cell>
          <table:table-cell office:value-type="float" office:value="0.108615" calcext:value-type="float">
            <text:p>0,108615</text:p>
          </table:table-cell>
          <table:table-cell office:value-type="float" office:value="0.110124" calcext:value-type="float">
            <text:p>0,110124</text:p>
          </table:table-cell>
          <table:table-cell office:value-type="float" office:value="0.109279" calcext:value-type="float">
            <text:p>0,109279</text:p>
          </table:table-cell>
          <table:table-cell office:value-type="float" office:value="0.108774" calcext:value-type="float">
            <text:p>0,108774</text:p>
          </table:table-cell>
          <table:table-cell office:value-type="float" office:value="0.110346" calcext:value-type="float">
            <text:p>0,110346</text:p>
          </table:table-cell>
          <table:table-cell office:value-type="float" office:value="0.109609" calcext:value-type="float">
            <text:p>0,109609</text:p>
          </table:table-cell>
          <table:table-cell office:value-type="float" office:value="0.109782" calcext:value-type="float">
            <text:p>0,109782</text:p>
          </table:table-cell>
          <table:table-cell office:value-type="float" office:value="0.109526" calcext:value-type="float">
            <text:p>0,109526</text:p>
          </table:table-cell>
          <table:table-cell office:value-type="float" office:value="0.108752" calcext:value-type="float">
            <text:p>0,108752</text:p>
          </table:table-cell>
          <table:table-cell office:value-type="float" office:value="0.109041" calcext:value-type="float">
            <text:p>0,109041</text:p>
          </table:table-cell>
          <table:table-cell office:value-type="float" office:value="0.109184" calcext:value-type="float">
            <text:p>0,109184</text:p>
          </table:table-cell>
          <table:table-cell office:value-type="float" office:value="0.109443" calcext:value-type="float">
            <text:p>0,109443</text:p>
          </table:table-cell>
          <table:table-cell office:value-type="float" office:value="0.109486" calcext:value-type="float">
            <text:p>0,109486</text:p>
          </table:table-cell>
          <table:table-cell office:value-type="float" office:value="0.109234" calcext:value-type="float">
            <text:p>0,109234</text:p>
          </table:table-cell>
          <table:table-cell office:value-type="float" office:value="0.110248" calcext:value-type="float">
            <text:p>0,110248</text:p>
          </table:table-cell>
          <table:table-cell office:value-type="float" office:value="0.108895" calcext:value-type="float">
            <text:p>0,108895</text:p>
          </table:table-cell>
          <table:table-cell office:value-type="float" office:value="0.109688" calcext:value-type="float">
            <text:p>0,109688</text:p>
          </table:table-cell>
          <table:table-cell office:value-type="float" office:value="0.110028" calcext:value-type="float">
            <text:p>0,110028</text:p>
          </table:table-cell>
          <table:table-cell office:value-type="float" office:value="0.109092" calcext:value-type="float">
            <text:p>0,109092</text:p>
          </table:table-cell>
          <table:table-cell office:value-type="float" office:value="0.109012" calcext:value-type="float">
            <text:p>0,109012</text:p>
          </table:table-cell>
          <table:table-cell office:value-type="float" office:value="0.109043" calcext:value-type="float">
            <text:p>0,109043</text:p>
          </table:table-cell>
          <table:table-cell office:value-type="float" office:value="0.110375" calcext:value-type="float">
            <text:p>0,110375</text:p>
          </table:table-cell>
          <table:table-cell office:value-type="float" office:value="0.108779" calcext:value-type="float">
            <text:p>0,108779</text:p>
          </table:table-cell>
          <table:table-cell office:value-type="float" office:value="0.108967" calcext:value-type="float">
            <text:p>0,108967</text:p>
          </table:table-cell>
          <table:table-cell office:value-type="float" office:value="0.108168" calcext:value-type="float">
            <text:p>0,108168</text:p>
          </table:table-cell>
          <table:table-cell office:value-type="float" office:value="0.109401" calcext:value-type="float">
            <text:p>0,109401</text:p>
          </table:table-cell>
          <table:table-cell office:value-type="float" office:value="0.110373" calcext:value-type="float">
            <text:p>0,110373</text:p>
          </table:table-cell>
          <table:table-cell office:value-type="float" office:value="0.109128" calcext:value-type="float">
            <text:p>0,109128</text:p>
          </table:table-cell>
          <table:table-cell office:value-type="float" office:value="0.108254" calcext:value-type="float">
            <text:p>0,108254</text:p>
          </table:table-cell>
          <table:table-cell office:value-type="float" office:value="0.108583" calcext:value-type="float">
            <text:p>0,108583</text:p>
          </table:table-cell>
          <table:table-cell office:value-type="float" office:value="0.108303" calcext:value-type="float">
            <text:p>0,108303</text:p>
          </table:table-cell>
          <table:table-cell office:value-type="float" office:value="0.110422" calcext:value-type="float">
            <text:p>0,110422</text:p>
          </table:table-cell>
          <table:table-cell office:value-type="float" office:value="0.109146" calcext:value-type="float">
            <text:p>0,109146</text:p>
          </table:table-cell>
          <table:table-cell office:value-type="float" office:value="0.108523" calcext:value-type="float">
            <text:p>0,108523</text:p>
          </table:table-cell>
          <table:table-cell office:value-type="float" office:value="0.108597" calcext:value-type="float">
            <text:p>0,108597</text:p>
          </table:table-cell>
          <table:table-cell office:value-type="float" office:value="0.108612" calcext:value-type="float">
            <text:p>0,108612</text:p>
          </table:table-cell>
          <table:table-cell office:value-type="float" office:value="0.110044" calcext:value-type="float">
            <text:p>0,110044</text:p>
          </table:table-cell>
          <table:table-cell office:value-type="float" office:value="0.109149" calcext:value-type="float">
            <text:p>0,109149</text:p>
          </table:table-cell>
          <table:table-cell office:value-type="float" office:value="0.10888" calcext:value-type="float">
            <text:p>0,10888</text:p>
          </table:table-cell>
          <table:table-cell office:value-type="float" office:value="0.108638" calcext:value-type="float">
            <text:p>0,108638</text:p>
          </table:table-cell>
          <table:table-cell office:value-type="float" office:value="0.108008" calcext:value-type="float">
            <text:p>0,108008</text:p>
          </table:table-cell>
          <table:table-cell office:value-type="float" office:value="0.109817" calcext:value-type="float">
            <text:p>0,109817</text:p>
          </table:table-cell>
          <table:table-cell office:value-type="float" office:value="0.10936" calcext:value-type="float">
            <text:p>0,10936</text:p>
          </table:table-cell>
          <table:table-cell office:value-type="float" office:value="0.110501" calcext:value-type="float">
            <text:p>0,110501</text:p>
          </table:table-cell>
          <table:table-cell office:value-type="float" office:value="0.10934" calcext:value-type="float">
            <text:p>0,10934</text:p>
          </table:table-cell>
          <table:table-cell office:value-type="float" office:value="0.108538" calcext:value-type="float">
            <text:p>0,108538</text:p>
          </table:table-cell>
          <table:table-cell office:value-type="float" office:value="0.110419" calcext:value-type="float">
            <text:p>0,110419</text:p>
          </table:table-cell>
          <table:table-cell office:value-type="float" office:value="0.108916" calcext:value-type="float">
            <text:p>0,108916</text:p>
          </table:table-cell>
          <table:table-cell office:value-type="float" office:value="0.108365" calcext:value-type="float">
            <text:p>0,108365</text:p>
          </table:table-cell>
          <table:table-cell office:value-type="float" office:value="0.110441" calcext:value-type="float">
            <text:p>0,110441</text:p>
          </table:table-cell>
          <table:table-cell office:value-type="float" office:value="0.109082" calcext:value-type="float">
            <text:p>0,109082</text:p>
          </table:table-cell>
          <table:table-cell office:value-type="float" office:value="0.110384" calcext:value-type="float">
            <text:p>0,110384</text:p>
          </table:table-cell>
          <table:table-cell office:value-type="float" office:value="0.109032" calcext:value-type="float">
            <text:p>0,109032</text:p>
          </table:table-cell>
          <table:table-cell office:value-type="float" office:value="0.108711" calcext:value-type="float">
            <text:p>0,108711</text:p>
          </table:table-cell>
          <table:table-cell office:value-type="float" office:value="0.108588" calcext:value-type="float">
            <text:p>0,108588</text:p>
          </table:table-cell>
          <table:table-cell office:value-type="float" office:value="0.108763" calcext:value-type="float">
            <text:p>0,108763</text:p>
          </table:table-cell>
          <table:table-cell office:value-type="float" office:value="0.10934" calcext:value-type="float">
            <text:p>0,10934</text:p>
          </table:table-cell>
          <table:table-cell office:value-type="float" office:value="0.110056" calcext:value-type="float">
            <text:p>0,110056</text:p>
          </table:table-cell>
          <table:table-cell office:value-type="float" office:value="0.108537" calcext:value-type="float">
            <text:p>0,108537</text:p>
          </table:table-cell>
          <table:table-cell office:value-type="float" office:value="0.108656" calcext:value-type="float">
            <text:p>0,108656</text:p>
          </table:table-cell>
          <table:table-cell office:value-type="float" office:value="0.108525" calcext:value-type="float">
            <text:p>0,108525</text:p>
          </table:table-cell>
          <table:table-cell office:value-type="float" office:value="0.109995" calcext:value-type="float">
            <text:p>0,109995</text:p>
          </table:table-cell>
          <table:table-cell office:value-type="float" office:value="0.108877" calcext:value-type="float">
            <text:p>0,108877</text:p>
          </table:table-cell>
          <table:table-cell office:value-type="float" office:value="0.108646" calcext:value-type="float">
            <text:p>0,108646</text:p>
          </table:table-cell>
          <table:table-cell office:value-type="float" office:value="0.108453" calcext:value-type="float">
            <text:p>0,108453</text:p>
          </table:table-cell>
          <table:table-cell office:value-type="float" office:value="0.108683" calcext:value-type="float">
            <text:p>0,108683</text:p>
          </table:table-cell>
          <table:table-cell office:value-type="float" office:value="0.109743" calcext:value-type="float">
            <text:p>0,109743</text:p>
          </table:table-cell>
          <table:table-cell office:value-type="float" office:value="0.107838" calcext:value-type="float">
            <text:p>0,107838</text:p>
          </table:table-cell>
          <table:table-cell office:value-type="float" office:value="0.108364" calcext:value-type="float">
            <text:p>0,108364</text:p>
          </table:table-cell>
          <table:table-cell office:value-type="float" office:value="0.109289" calcext:value-type="float">
            <text:p>0,109289</text:p>
          </table:table-cell>
          <table:table-cell office:value-type="float" office:value="0.111439" calcext:value-type="float">
            <text:p>0,111439</text:p>
          </table:table-cell>
          <table:table-cell office:value-type="float" office:value="0.110279" calcext:value-type="float">
            <text:p>0,110279</text:p>
          </table:table-cell>
          <table:table-cell office:value-type="float" office:value="0.109167" calcext:value-type="float">
            <text:p>0,109167</text:p>
          </table:table-cell>
          <table:table-cell office:value-type="float" office:value="0.108486" calcext:value-type="float">
            <text:p>0,108486</text:p>
          </table:table-cell>
          <table:table-cell office:value-type="float" office:value="0.10917" calcext:value-type="float">
            <text:p>0,10917</text:p>
          </table:table-cell>
          <table:table-cell office:value-type="float" office:value="0.111118" calcext:value-type="float">
            <text:p>0,111118</text:p>
          </table:table-cell>
          <table:table-cell office:value-type="float" office:value="0.109113" calcext:value-type="float">
            <text:p>0,109113</text:p>
          </table:table-cell>
          <table:table-cell office:value-type="float" office:value="0.110046" calcext:value-type="float">
            <text:p>0,110046</text:p>
          </table:table-cell>
          <table:table-cell office:value-type="float" office:value="0.109721" calcext:value-type="float">
            <text:p>0,109721</text:p>
          </table:table-cell>
          <table:table-cell office:value-type="float" office:value="0.108712" calcext:value-type="float">
            <text:p>0,108712</text:p>
          </table:table-cell>
          <table:table-cell office:value-type="float" office:value="0.109032" calcext:value-type="float">
            <text:p>0,109032</text:p>
          </table:table-cell>
          <table:table-cell office:value-type="float" office:value="0.112124" calcext:value-type="float">
            <text:p>0,112124</text:p>
          </table:table-cell>
          <table:table-cell office:value-type="float" office:value="0.108277" calcext:value-type="float">
            <text:p>0,108277</text:p>
          </table:table-cell>
          <table:table-cell office:value-type="float" office:value="0.108744" calcext:value-type="float">
            <text:p>0,108744</text:p>
          </table:table-cell>
          <table:table-cell office:value-type="float" office:value="0.108439" calcext:value-type="float">
            <text:p>0,108439</text:p>
          </table:table-cell>
          <table:table-cell office:value-type="float" office:value="0.108686" calcext:value-type="float">
            <text:p>0,108686</text:p>
          </table:table-cell>
          <table:table-cell office:value-type="float" office:value="0.110183" calcext:value-type="float">
            <text:p>0,110183</text:p>
          </table:table-cell>
          <table:table-cell office:value-type="float" office:value="0.10908" calcext:value-type="float">
            <text:p>0,10908</text:p>
          </table:table-cell>
          <table:table-cell office:value-type="float" office:value="0.110123" calcext:value-type="float">
            <text:p>0,110123</text:p>
          </table:table-cell>
          <table:table-cell office:value-type="float" office:value="0.1095" calcext:value-type="float">
            <text:p>0,1095</text:p>
          </table:table-cell>
          <table:table-cell office:value-type="float" office:value="0.108326" calcext:value-type="float">
            <text:p>0,108326</text:p>
          </table:table-cell>
          <table:table-cell office:value-type="float" office:value="0.110339" calcext:value-type="float">
            <text:p>0,110339</text:p>
          </table:table-cell>
          <table:table-cell office:value-type="float" office:value="0.108844" calcext:value-type="float">
            <text:p>0,108844</text:p>
          </table:table-cell>
          <table:table-cell office:value-type="float" office:value="0.109024" calcext:value-type="float">
            <text:p>0,109024</text:p>
          </table:table-cell>
          <table:table-cell office:value-type="float" office:value="0.108623" calcext:value-type="float">
            <text:p>0,108623</text:p>
          </table:table-cell>
          <table:table-cell office:value-type="float" office:value="0.109531" calcext:value-type="float">
            <text:p>0,109531</text:p>
          </table:table-cell>
          <table:table-cell office:value-type="float" office:value="0.109603" calcext:value-type="float">
            <text:p>0,109603</text:p>
          </table:table-cell>
          <table:table-cell office:value-type="float" office:value="0.109522" calcext:value-type="float">
            <text:p>0,109522</text:p>
          </table:table-cell>
          <table:table-cell office:value-type="float" office:value="0.108863" calcext:value-type="float">
            <text:p>0,108863</text:p>
          </table:table-cell>
          <table:table-cell office:value-type="float" office:value="0.108618" calcext:value-type="float">
            <text:p>0,108618</text:p>
          </table:table-cell>
          <table:table-cell office:value-type="float" office:value="0.108988" calcext:value-type="float">
            <text:p>0,108988</text:p>
          </table:table-cell>
          <table:table-cell office:value-type="float" office:value="0.109464" calcext:value-type="float">
            <text:p>0,109464</text:p>
          </table:table-cell>
          <table:table-cell office:value-type="float" office:value="0.109804" calcext:value-type="float">
            <text:p>0,109804</text:p>
          </table:table-cell>
          <table:table-cell office:value-type="float" office:value="0.108537" calcext:value-type="float">
            <text:p>0,108537</text:p>
          </table:table-cell>
          <table:table-cell office:value-type="float" office:value="0.108462" calcext:value-type="float">
            <text:p>0,108462</text:p>
          </table:table-cell>
          <table:table-cell office:value-type="float" office:value="0.109173" calcext:value-type="float">
            <text:p>0,109173</text:p>
          </table:table-cell>
          <table:table-cell office:value-type="float" office:value="0.110661" calcext:value-type="float">
            <text:p>0,110661</text:p>
          </table:table-cell>
          <table:table-cell office:value-type="float" office:value="0.110369" calcext:value-type="float">
            <text:p>0,110369</text:p>
          </table:table-cell>
          <table:table-cell office:value-type="float" office:value="0.108496" calcext:value-type="float">
            <text:p>0,108496</text:p>
          </table:table-cell>
          <table:table-cell office:value-type="float" office:value="0.109255" calcext:value-type="float">
            <text:p>0,109255</text:p>
          </table:table-cell>
          <table:table-cell office:value-type="float" office:value="0.108534" calcext:value-type="float">
            <text:p>0,108534</text:p>
          </table:table-cell>
          <table:table-cell office:value-type="float" office:value="0.109015" calcext:value-type="float">
            <text:p>0,109015</text:p>
          </table:table-cell>
          <table:table-cell office:value-type="float" office:value="0.109294" calcext:value-type="float">
            <text:p>0,109294</text:p>
          </table:table-cell>
          <table:table-cell office:value-type="float" office:value="0.108625" calcext:value-type="float">
            <text:p>0,108625</text:p>
          </table:table-cell>
          <table:table-cell office:value-type="float" office:value="0.108618" calcext:value-type="float">
            <text:p>0,108618</text:p>
          </table:table-cell>
          <table:table-cell office:value-type="float" office:value="0.108811" calcext:value-type="float">
            <text:p>0,108811</text:p>
          </table:table-cell>
          <table:table-cell office:value-type="float" office:value="0.109552" calcext:value-type="float">
            <text:p>0,109552</text:p>
          </table:table-cell>
          <table:table-cell office:value-type="float" office:value="0.110059" calcext:value-type="float">
            <text:p>0,110059</text:p>
          </table:table-cell>
          <table:table-cell office:value-type="float" office:value="0.108314" calcext:value-type="float">
            <text:p>0,108314</text:p>
          </table:table-cell>
          <table:table-cell office:value-type="float" office:value="0.108439" calcext:value-type="float">
            <text:p>0,108439</text:p>
          </table:table-cell>
          <table:table-cell office:value-type="float" office:value="0.108808" calcext:value-type="float">
            <text:p>0,108808</text:p>
          </table:table-cell>
          <table:table-cell office:value-type="float" office:value="0.109932" calcext:value-type="float">
            <text:p>0,109932</text:p>
          </table:table-cell>
          <table:table-cell office:value-type="float" office:value="0.108664" calcext:value-type="float">
            <text:p>0,108664</text:p>
          </table:table-cell>
          <table:table-cell office:value-type="float" office:value="0.109219" calcext:value-type="float">
            <text:p>0,109219</text:p>
          </table:table-cell>
          <table:table-cell office:value-type="float" office:value="0.10908" calcext:value-type="float">
            <text:p>0,10908</text:p>
          </table:table-cell>
          <table:table-cell office:value-type="float" office:value="0.10887" calcext:value-type="float">
            <text:p>0,10887</text:p>
          </table:table-cell>
          <table:table-cell office:value-type="float" office:value="0.109943" calcext:value-type="float">
            <text:p>0,109943</text:p>
          </table:table-cell>
          <table:table-cell office:value-type="float" office:value="0.108481" calcext:value-type="float">
            <text:p>0,108481</text:p>
          </table:table-cell>
          <table:table-cell office:value-type="float" office:value="0.108991" calcext:value-type="float">
            <text:p>0,108991</text:p>
          </table:table-cell>
          <table:table-cell office:value-type="float" office:value="0.109242" calcext:value-type="float">
            <text:p>0,109242</text:p>
          </table:table-cell>
          <table:table-cell office:value-type="float" office:value="0.108144" calcext:value-type="float">
            <text:p>0,108144</text:p>
          </table:table-cell>
          <table:table-cell office:value-type="float" office:value="0.110186" calcext:value-type="float">
            <text:p>0,110186</text:p>
          </table:table-cell>
          <table:table-cell office:value-type="float" office:value="0.108747" calcext:value-type="float">
            <text:p>0,108747</text:p>
          </table:table-cell>
          <table:table-cell office:value-type="float" office:value="0.109217" calcext:value-type="float">
            <text:p>0,109217</text:p>
          </table:table-cell>
          <table:table-cell office:value-type="float" office:value="0.110373" calcext:value-type="float">
            <text:p>0,110373</text:p>
          </table:table-cell>
          <table:table-cell office:value-type="float" office:value="0.108464" calcext:value-type="float">
            <text:p>0,108464</text:p>
          </table:table-cell>
          <table:table-cell office:value-type="float" office:value="0.111829" calcext:value-type="float">
            <text:p>0,111829</text:p>
          </table:table-cell>
          <table:table-cell office:value-type="float" office:value="0.108609" calcext:value-type="float">
            <text:p>0,108609</text:p>
          </table:table-cell>
          <table:table-cell office:value-type="float" office:value="0.108761" calcext:value-type="float">
            <text:p>0,108761</text:p>
          </table:table-cell>
          <table:table-cell office:value-type="float" office:value="0.108688" calcext:value-type="float">
            <text:p>0,108688</text:p>
          </table:table-cell>
          <table:table-cell office:value-type="float" office:value="0.10879" calcext:value-type="float">
            <text:p>0,10879</text:p>
          </table:table-cell>
          <table:table-cell office:value-type="float" office:value="0.110185" calcext:value-type="float">
            <text:p>0,110185</text:p>
          </table:table-cell>
          <table:table-cell office:value-type="float" office:value="0.112499" calcext:value-type="float">
            <text:p>0,112499</text:p>
          </table:table-cell>
          <table:table-cell office:value-type="float" office:value="0.108832" calcext:value-type="float">
            <text:p>0,108832</text:p>
          </table:table-cell>
          <table:table-cell office:value-type="float" office:value="0.109698" calcext:value-type="float">
            <text:p>0,109698</text:p>
          </table:table-cell>
          <table:table-cell office:value-type="float" office:value="0.108942" calcext:value-type="float">
            <text:p>0,108942</text:p>
          </table:table-cell>
          <table:table-cell office:value-type="float" office:value="0.11057" calcext:value-type="float">
            <text:p>0,11057</text:p>
          </table:table-cell>
          <table:table-cell office:value-type="float" office:value="0.108549" calcext:value-type="float">
            <text:p>0,108549</text:p>
          </table:table-cell>
          <table:table-cell office:value-type="float" office:value="0.108986" calcext:value-type="float">
            <text:p>0,108986</text:p>
          </table:table-cell>
          <table:table-cell office:value-type="float" office:value="0.108586" calcext:value-type="float">
            <text:p>0,108586</text:p>
          </table:table-cell>
          <table:table-cell office:value-type="float" office:value="0.108747" calcext:value-type="float">
            <text:p>0,108747</text:p>
          </table:table-cell>
          <table:table-cell office:value-type="float" office:value="0.11035" calcext:value-type="float">
            <text:p>0,11035</text:p>
          </table:table-cell>
          <table:table-cell office:value-type="float" office:value="0.11032" calcext:value-type="float">
            <text:p>0,11032</text:p>
          </table:table-cell>
          <table:table-cell office:value-type="float" office:value="0.108448" calcext:value-type="float">
            <text:p>0,108448</text:p>
          </table:table-cell>
          <table:table-cell office:value-type="float" office:value="0.108887" calcext:value-type="float">
            <text:p>0,108887</text:p>
          </table:table-cell>
          <table:table-cell office:value-type="float" office:value="0.108943" calcext:value-type="float">
            <text:p>0,108943</text:p>
          </table:table-cell>
          <table:table-cell office:value-type="float" office:value="0.10979" calcext:value-type="float">
            <text:p>0,10979</text:p>
          </table:table-cell>
          <table:table-cell office:value-type="float" office:value="0.109225" calcext:value-type="float">
            <text:p>0,109225</text:p>
          </table:table-cell>
          <table:table-cell office:value-type="float" office:value="0.108673" calcext:value-type="float">
            <text:p>0,108673</text:p>
          </table:table-cell>
          <table:table-cell office:value-type="float" office:value="0.109044" calcext:value-type="float">
            <text:p>0,109044</text:p>
          </table:table-cell>
          <table:table-cell office:value-type="float" office:value="0.109516" calcext:value-type="float">
            <text:p>0,109516</text:p>
          </table:table-cell>
          <table:table-cell office:value-type="float" office:value="0.110365" calcext:value-type="float">
            <text:p>0,110365</text:p>
          </table:table-cell>
          <table:table-cell office:value-type="float" office:value="0.112485" calcext:value-type="float">
            <text:p>0,112485</text:p>
          </table:table-cell>
          <table:table-cell office:value-type="float" office:value="0.108433" calcext:value-type="float">
            <text:p>0,108433</text:p>
          </table:table-cell>
          <table:table-cell office:value-type="float" office:value="0.108432" calcext:value-type="float">
            <text:p>0,108432</text:p>
          </table:table-cell>
          <table:table-cell office:value-type="float" office:value="0.108697" calcext:value-type="float">
            <text:p>0,108697</text:p>
          </table:table-cell>
          <table:table-cell office:value-type="float" office:value="0.110339" calcext:value-type="float">
            <text:p>0,110339</text:p>
          </table:table-cell>
          <table:table-cell office:value-type="float" office:value="0.108989" calcext:value-type="float">
            <text:p>0,108989</text:p>
          </table:table-cell>
          <table:table-cell office:value-type="float" office:value="0.108902" calcext:value-type="float">
            <text:p>0,108902</text:p>
          </table:table-cell>
          <table:table-cell office:value-type="float" office:value="0.108547" calcext:value-type="float">
            <text:p>0,108547</text:p>
          </table:table-cell>
          <table:table-cell office:value-type="float" office:value="0.108767" calcext:value-type="float">
            <text:p>0,108767</text:p>
          </table:table-cell>
          <table:table-cell office:value-type="float" office:value="0.110255" calcext:value-type="float">
            <text:p>0,110255</text:p>
          </table:table-cell>
          <table:table-cell office:value-type="float" office:value="0.109468" calcext:value-type="float">
            <text:p>0,109468</text:p>
          </table:table-cell>
          <table:table-cell office:value-type="float" office:value="0.108898" calcext:value-type="float">
            <text:p>0,108898</text:p>
          </table:table-cell>
          <table:table-cell office:value-type="float" office:value="0.108422" calcext:value-type="float">
            <text:p>0,108422</text:p>
          </table:table-cell>
          <table:table-cell office:value-type="float" office:value="0.109036" calcext:value-type="float">
            <text:p>0,109036</text:p>
          </table:table-cell>
          <table:table-cell office:value-type="float" office:value="0.109924" calcext:value-type="float">
            <text:p>0,109924</text:p>
          </table:table-cell>
          <table:table-cell office:value-type="float" office:value="0.109583" calcext:value-type="float">
            <text:p>0,109583</text:p>
          </table:table-cell>
          <table:table-cell office:value-type="float" office:value="0.109034" calcext:value-type="float">
            <text:p>0,109034</text:p>
          </table:table-cell>
          <table:table-cell office:value-type="float" office:value="0.110444" calcext:value-type="float">
            <text:p>0,110444</text:p>
          </table:table-cell>
          <table:table-cell office:value-type="float" office:value="0.109424" calcext:value-type="float">
            <text:p>0,109424</text:p>
          </table:table-cell>
          <table:table-cell office:value-type="float" office:value="0.110215" calcext:value-type="float">
            <text:p>0,110215</text:p>
          </table:table-cell>
          <table:table-cell office:value-type="float" office:value="0.108791" calcext:value-type="float">
            <text:p>0,108791</text:p>
          </table:table-cell>
          <table:table-cell office:value-type="float" office:value="0.108464" calcext:value-type="float">
            <text:p>0,108464</text:p>
          </table:table-cell>
          <table:table-cell office:value-type="float" office:value="0.108308" calcext:value-type="float">
            <text:p>0,108308</text:p>
          </table:table-cell>
          <table:table-cell office:value-type="float" office:value="0.110052" calcext:value-type="float">
            <text:p>0,110052</text:p>
          </table:table-cell>
          <table:table-cell office:value-type="float" office:value="0.110381" calcext:value-type="float">
            <text:p>0,110381</text:p>
          </table:table-cell>
          <table:table-cell office:value-type="float" office:value="0.108979" calcext:value-type="float">
            <text:p>0,108979</text:p>
          </table:table-cell>
          <table:table-cell office:value-type="float" office:value="0.108683" calcext:value-type="float">
            <text:p>0,108683</text:p>
          </table:table-cell>
          <table:table-cell office:value-type="float" office:value="0.10866" calcext:value-type="float">
            <text:p>0,10866</text:p>
          </table:table-cell>
          <table:table-cell office:value-type="float" office:value="0.109089" calcext:value-type="float">
            <text:p>0,109089</text:p>
          </table:table-cell>
          <table:table-cell office:value-type="float" office:value="0.110521" calcext:value-type="float">
            <text:p>0,110521</text:p>
          </table:table-cell>
          <table:table-cell office:value-type="float" office:value="0.108754" calcext:value-type="float">
            <text:p>0,108754</text:p>
          </table:table-cell>
          <table:table-cell office:value-type="float" office:value="0.108739" calcext:value-type="float">
            <text:p>0,108739</text:p>
          </table:table-cell>
          <table:table-cell office:value-type="float" office:value="0.109495" calcext:value-type="float">
            <text:p>0,109495</text:p>
          </table:table-cell>
          <table:table-cell office:value-type="float" office:value="0.109246" calcext:value-type="float">
            <text:p>0,109246</text:p>
          </table:table-cell>
          <table:table-cell office:value-type="float" office:value="0.110031" calcext:value-type="float">
            <text:p>0,110031</text:p>
          </table:table-cell>
          <table:table-cell office:value-type="float" office:value="0.108909" calcext:value-type="float">
            <text:p>0,108909</text:p>
          </table:table-cell>
          <table:table-cell office:value-type="float" office:value="0.109646" calcext:value-type="float">
            <text:p>0,109646</text:p>
          </table:table-cell>
          <table:table-cell office:value-type="float" office:value="0.10914" calcext:value-type="float">
            <text:p>0,10914</text:p>
          </table:table-cell>
          <table:table-cell office:value-type="float" office:value="0.108207" calcext:value-type="float">
            <text:p>0,108207</text:p>
          </table:table-cell>
          <table:table-cell office:value-type="float" office:value="0.110643" calcext:value-type="float">
            <text:p>0,110643</text:p>
          </table:table-cell>
          <table:table-cell office:value-type="float" office:value="0.108274" calcext:value-type="float">
            <text:p>0,108274</text:p>
          </table:table-cell>
          <table:table-cell office:value-type="float" office:value="0.109174" calcext:value-type="float">
            <text:p>0,109174</text:p>
          </table:table-cell>
          <table:table-cell office:value-type="float" office:value="0.108688" calcext:value-type="float">
            <text:p>0,108688</text:p>
          </table:table-cell>
          <table:table-cell office:value-type="float" office:value="0.10846" calcext:value-type="float">
            <text:p>0,10846</text:p>
          </table:table-cell>
          <table:table-cell office:value-type="float" office:value="0.109961" calcext:value-type="float">
            <text:p>0,109961</text:p>
          </table:table-cell>
          <table:table-cell office:value-type="float" office:value="0.108812" calcext:value-type="float">
            <text:p>0,108812</text:p>
          </table:table-cell>
          <table:table-cell office:value-type="float" office:value="0.108848" calcext:value-type="float">
            <text:p>0,108848</text:p>
          </table:table-cell>
          <table:table-cell office:value-type="float" office:value="0.109331" calcext:value-type="float">
            <text:p>0,109331</text:p>
          </table:table-cell>
          <table:table-cell office:value-type="float" office:value="0.109054" calcext:value-type="float">
            <text:p>0,109054</text:p>
          </table:table-cell>
          <table:table-cell office:value-type="float" office:value="0.109114" calcext:value-type="float">
            <text:p>0,109114</text:p>
          </table:table-cell>
          <table:table-cell office:value-type="float" office:value="0.10957" calcext:value-type="float">
            <text:p>0,10957</text:p>
          </table:table-cell>
          <table:table-cell office:value-type="float" office:value="0.108169" calcext:value-type="float">
            <text:p>0,108169</text:p>
          </table:table-cell>
          <table:table-cell office:value-type="float" office:value="0.108532" calcext:value-type="float">
            <text:p>0,108532</text:p>
          </table:table-cell>
          <table:table-cell office:value-type="float" office:value="0.108487" calcext:value-type="float">
            <text:p>0,108487</text:p>
          </table:table-cell>
          <table:table-cell office:value-type="float" office:value="0.110048" calcext:value-type="float">
            <text:p>0,110048</text:p>
          </table:table-cell>
          <table:table-cell office:value-type="float" office:value="0.1088" calcext:value-type="float">
            <text:p>0,1088</text:p>
          </table:table-cell>
          <table:table-cell office:value-type="float" office:value="0.109016" calcext:value-type="float">
            <text:p>0,109016</text:p>
          </table:table-cell>
          <table:table-cell office:value-type="float" office:value="0.109007" calcext:value-type="float">
            <text:p>0,109007</text:p>
          </table:table-cell>
          <table:table-cell office:value-type="float" office:value="0.108818" calcext:value-type="float">
            <text:p>0,108818</text:p>
          </table:table-cell>
          <table:table-cell office:value-type="float" office:value="0.109667" calcext:value-type="float">
            <text:p>0,109667</text:p>
          </table:table-cell>
          <table:table-cell office:value-type="float" office:value="0.109812" calcext:value-type="float">
            <text:p>0,109812</text:p>
          </table:table-cell>
          <table:table-cell office:value-type="float" office:value="0.108299" calcext:value-type="float">
            <text:p>0,108299</text:p>
          </table:table-cell>
          <table:table-cell office:value-type="float" office:value="0.108646" calcext:value-type="float">
            <text:p>0,108646</text:p>
          </table:table-cell>
          <table:table-cell office:value-type="float" office:value="0.109855" calcext:value-type="float">
            <text:p>0,109855</text:p>
          </table:table-cell>
          <table:table-cell office:value-type="float" office:value="0.108938" calcext:value-type="float">
            <text:p>0,108938</text:p>
          </table:table-cell>
          <table:table-cell office:value-type="float" office:value="0.110824" calcext:value-type="float">
            <text:p>0,110824</text:p>
          </table:table-cell>
          <table:table-cell office:value-type="float" office:value="0.109013" calcext:value-type="float">
            <text:p>0,109013</text:p>
          </table:table-cell>
          <table:table-cell office:value-type="float" office:value="0.11035" calcext:value-type="float">
            <text:p>0,11035</text:p>
          </table:table-cell>
          <table:table-cell office:value-type="float" office:value="0.108517" calcext:value-type="float">
            <text:p>0,108517</text:p>
          </table:table-cell>
          <table:table-cell office:value-type="float" office:value="0.110185" calcext:value-type="float">
            <text:p>0,110185</text:p>
          </table:table-cell>
          <table:table-cell office:value-type="float" office:value="0.109252" calcext:value-type="float">
            <text:p>0,109252</text:p>
          </table:table-cell>
          <table:table-cell office:value-type="float" office:value="0.109014" calcext:value-type="float">
            <text:p>0,109014</text:p>
          </table:table-cell>
          <table:table-cell office:value-type="float" office:value="0.110053" calcext:value-type="float">
            <text:p>0,110053</text:p>
          </table:table-cell>
          <table:table-cell office:value-type="float" office:value="0.110551" calcext:value-type="float">
            <text:p>0,110551</text:p>
          </table:table-cell>
          <table:table-cell office:value-type="float" office:value="0.11036" calcext:value-type="float">
            <text:p>0,11036</text:p>
          </table:table-cell>
          <table:table-cell office:value-type="float" office:value="0.110525" calcext:value-type="float">
            <text:p>0,110525</text:p>
          </table:table-cell>
          <table:table-cell office:value-type="float" office:value="0.112148" calcext:value-type="float">
            <text:p>0,112148</text:p>
          </table:table-cell>
          <table:table-cell office:value-type="float" office:value="0.111408" calcext:value-type="float">
            <text:p>0,111408</text:p>
          </table:table-cell>
          <table:table-cell office:value-type="float" office:value="0.111466" calcext:value-type="float">
            <text:p>0,111466</text:p>
          </table:table-cell>
          <table:table-cell office:value-type="float" office:value="0.110976" calcext:value-type="float">
            <text:p>0,110976</text:p>
          </table:table-cell>
          <table:table-cell office:value-type="float" office:value="0.110475" calcext:value-type="float">
            <text:p>0,110475</text:p>
          </table:table-cell>
          <table:table-cell office:value-type="float" office:value="0.110442" calcext:value-type="float">
            <text:p>0,110442</text:p>
          </table:table-cell>
          <table:table-cell office:value-type="float" office:value="0.10899" calcext:value-type="float">
            <text:p>0,10899</text:p>
          </table:table-cell>
          <table:table-cell office:value-type="float" office:value="0.108826" calcext:value-type="float">
            <text:p>0,108826</text:p>
          </table:table-cell>
          <table:table-cell office:value-type="float" office:value="0.110247" calcext:value-type="float">
            <text:p>0,110247</text:p>
          </table:table-cell>
          <table:table-cell office:value-type="float" office:value="0.10906" calcext:value-type="float">
            <text:p>0,10906</text:p>
          </table:table-cell>
          <table:table-cell office:value-type="float" office:value="0.108217" calcext:value-type="float">
            <text:p>0,108217</text:p>
          </table:table-cell>
          <table:table-cell office:value-type="float" office:value="0.108974" calcext:value-type="float">
            <text:p>0,108974</text:p>
          </table:table-cell>
          <table:table-cell office:value-type="float" office:value="0.108984" calcext:value-type="float">
            <text:p>0,108984</text:p>
          </table:table-cell>
          <table:table-cell office:value-type="float" office:value="0.110267" calcext:value-type="float">
            <text:p>0,110267</text:p>
          </table:table-cell>
          <table:table-cell office:value-type="float" office:value="0.112903" calcext:value-type="float">
            <text:p>0,112903</text:p>
          </table:table-cell>
          <table:table-cell office:value-type="float" office:value="0.108181" calcext:value-type="float">
            <text:p>0,108181</text:p>
          </table:table-cell>
          <table:table-cell office:value-type="float" office:value="0.110325" calcext:value-type="float">
            <text:p>0,110325</text:p>
          </table:table-cell>
          <table:table-cell office:value-type="float" office:value="0.109052" calcext:value-type="float">
            <text:p>0,109052</text:p>
          </table:table-cell>
          <table:table-cell office:value-type="float" office:value="0.110471" calcext:value-type="float">
            <text:p>0,110471</text:p>
          </table:table-cell>
          <table:table-cell office:value-type="float" office:value="0.108971" calcext:value-type="float">
            <text:p>0,108971</text:p>
          </table:table-cell>
          <table:table-cell office:value-type="float" office:value="0.108715" calcext:value-type="float">
            <text:p>0,108715</text:p>
          </table:table-cell>
          <table:table-cell office:value-type="float" office:value="0.108206" calcext:value-type="float">
            <text:p>0,108206</text:p>
          </table:table-cell>
          <table:table-cell office:value-type="float" office:value="0.108694" calcext:value-type="float">
            <text:p>0,108694</text:p>
          </table:table-cell>
          <table:table-cell office:value-type="float" office:value="0.109539" calcext:value-type="float">
            <text:p>0,109539</text:p>
          </table:table-cell>
          <table:table-cell office:value-type="float" office:value="0.109464" calcext:value-type="float">
            <text:p>0,109464</text:p>
          </table:table-cell>
          <table:table-cell office:value-type="float" office:value="0.109131" calcext:value-type="float">
            <text:p>0,109131</text:p>
          </table:table-cell>
          <table:table-cell office:value-type="float" office:value="0.108338" calcext:value-type="float">
            <text:p>0,108338</text:p>
          </table:table-cell>
          <table:table-cell office:value-type="float" office:value="0.108366" calcext:value-type="float">
            <text:p>0,108366</text:p>
          </table:table-cell>
          <table:table-cell office:value-type="float" office:value="0.109541" calcext:value-type="float">
            <text:p>0,109541</text:p>
          </table:table-cell>
          <table:table-cell office:value-type="float" office:value="0.109333" calcext:value-type="float">
            <text:p>0,109333</text:p>
          </table:table-cell>
          <table:table-cell office:value-type="float" office:value="0.108795" calcext:value-type="float">
            <text:p>0,108795</text:p>
          </table:table-cell>
          <table:table-cell office:value-type="float" office:value="0.109174" calcext:value-type="float">
            <text:p>0,109174</text:p>
          </table:table-cell>
          <table:table-cell office:value-type="float" office:value="0.110399" calcext:value-type="float">
            <text:p>0,110399</text:p>
          </table:table-cell>
          <table:table-cell office:value-type="float" office:value="0.110387" calcext:value-type="float">
            <text:p>0,110387</text:p>
          </table:table-cell>
          <table:table-cell office:value-type="float" office:value="0.111228" calcext:value-type="float">
            <text:p>0,111228</text:p>
          </table:table-cell>
          <table:table-cell office:value-type="float" office:value="0.108496" calcext:value-type="float">
            <text:p>0,108496</text:p>
          </table:table-cell>
          <table:table-cell office:value-type="float" office:value="0.108505" calcext:value-type="float">
            <text:p>0,108505</text:p>
          </table:table-cell>
          <table:table-cell office:value-type="float" office:value="0.108893" calcext:value-type="float">
            <text:p>0,108893</text:p>
          </table:table-cell>
          <table:table-cell office:value-type="float" office:value="0.11039" calcext:value-type="float">
            <text:p>0,11039</text:p>
          </table:table-cell>
          <table:table-cell office:value-type="float" office:value="0.109799" calcext:value-type="float">
            <text:p>0,109799</text:p>
          </table:table-cell>
          <table:table-cell office:value-type="float" office:value="0.109515" calcext:value-type="float">
            <text:p>0,109515</text:p>
          </table:table-cell>
          <table:table-cell office:value-type="float" office:value="0.108652" calcext:value-type="float">
            <text:p>0,108652</text:p>
          </table:table-cell>
          <table:table-cell office:value-type="float" office:value="0.10847" calcext:value-type="float">
            <text:p>0,10847</text:p>
          </table:table-cell>
          <table:table-cell office:value-type="float" office:value="0.110133" calcext:value-type="float">
            <text:p>0,110133</text:p>
          </table:table-cell>
          <table:table-cell office:value-type="float" office:value="0.108692" calcext:value-type="float">
            <text:p>0,108692</text:p>
          </table:table-cell>
          <table:table-cell office:value-type="float" office:value="0.108825" calcext:value-type="float">
            <text:p>0,108825</text:p>
          </table:table-cell>
          <table:table-cell office:value-type="float" office:value="0.108502" calcext:value-type="float">
            <text:p>0,108502</text:p>
          </table:table-cell>
          <table:table-cell office:value-type="float" office:value="0.1107" calcext:value-type="float">
            <text:p>0,1107</text:p>
          </table:table-cell>
          <table:table-cell office:value-type="float" office:value="0.110188" calcext:value-type="float">
            <text:p>0,110188</text:p>
          </table:table-cell>
          <table:table-cell office:value-type="float" office:value="0.109576" calcext:value-type="float">
            <text:p>0,109576</text:p>
          </table:table-cell>
          <table:table-cell office:value-type="float" office:value="0.109766" calcext:value-type="float">
            <text:p>0,109766</text:p>
          </table:table-cell>
          <table:table-cell office:value-type="float" office:value="0.109467" calcext:value-type="float">
            <text:p>0,109467</text:p>
          </table:table-cell>
          <table:table-cell office:value-type="float" office:value="0.110398" calcext:value-type="float">
            <text:p>0,110398</text:p>
          </table:table-cell>
          <table:table-cell office:value-type="float" office:value="0.11032" calcext:value-type="float">
            <text:p>0,11032</text:p>
          </table:table-cell>
          <table:table-cell office:value-type="float" office:value="0.108669" calcext:value-type="float">
            <text:p>0,108669</text:p>
          </table:table-cell>
          <table:table-cell office:value-type="float" office:value="0.108937" calcext:value-type="float">
            <text:p>0,108937</text:p>
          </table:table-cell>
          <table:table-cell office:value-type="float" office:value="0.108605" calcext:value-type="float">
            <text:p>0,108605</text:p>
          </table:table-cell>
          <table:table-cell office:value-type="float" office:value="0.108881" calcext:value-type="float">
            <text:p>0,108881</text:p>
          </table:table-cell>
          <table:table-cell office:value-type="float" office:value="0.110164" calcext:value-type="float">
            <text:p>0,110164</text:p>
          </table:table-cell>
          <table:table-cell office:value-type="float" office:value="0.108693" calcext:value-type="float">
            <text:p>0,108693</text:p>
          </table:table-cell>
          <table:table-cell office:value-type="float" office:value="0.109325" calcext:value-type="float">
            <text:p>0,109325</text:p>
          </table:table-cell>
          <table:table-cell office:value-type="float" office:value="0.109248" calcext:value-type="float">
            <text:p>0,109248</text:p>
          </table:table-cell>
          <table:table-cell office:value-type="float" office:value="0.108577" calcext:value-type="float">
            <text:p>0,108577</text:p>
          </table:table-cell>
          <table:table-cell office:value-type="float" office:value="0.110379" calcext:value-type="float">
            <text:p>0,110379</text:p>
          </table:table-cell>
          <table:table-cell office:value-type="float" office:value="0.108472" calcext:value-type="float">
            <text:p>0,108472</text:p>
          </table:table-cell>
          <table:table-cell office:value-type="float" office:value="0.109221" calcext:value-type="float">
            <text:p>0,109221</text:p>
          </table:table-cell>
          <table:table-cell office:value-type="float" office:value="0.108696" calcext:value-type="float">
            <text:p>0,108696</text:p>
          </table:table-cell>
          <table:table-cell office:value-type="float" office:value="0.108668" calcext:value-type="float">
            <text:p>0,108668</text:p>
          </table:table-cell>
          <table:table-cell office:value-type="float" office:value="0.109467" calcext:value-type="float">
            <text:p>0,109467</text:p>
          </table:table-cell>
          <table:table-cell office:value-type="float" office:value="0.109766" calcext:value-type="float">
            <text:p>0,109766</text:p>
          </table:table-cell>
          <table:table-cell office:value-type="float" office:value="0.108738" calcext:value-type="float">
            <text:p>0,108738</text:p>
          </table:table-cell>
          <table:table-cell office:value-type="float" office:value="0.108823" calcext:value-type="float">
            <text:p>0,108823</text:p>
          </table:table-cell>
          <table:table-cell office:value-type="float" office:value="0.108933" calcext:value-type="float">
            <text:p>0,108933</text:p>
          </table:table-cell>
          <table:table-cell office:value-type="float" office:value="0.109136" calcext:value-type="float">
            <text:p>0,109136</text:p>
          </table:table-cell>
          <table:table-cell office:value-type="float" office:value="0.109169" calcext:value-type="float">
            <text:p>0,109169</text:p>
          </table:table-cell>
          <table:table-cell office:value-type="float" office:value="0.108082" calcext:value-type="float">
            <text:p>0,108082</text:p>
          </table:table-cell>
          <table:table-cell office:value-type="float" office:value="0.109143" calcext:value-type="float">
            <text:p>0,109143</text:p>
          </table:table-cell>
          <table:table-cell office:value-type="float" office:value="0.10923" calcext:value-type="float">
            <text:p>0,10923</text:p>
          </table:table-cell>
          <table:table-cell office:value-type="float" office:value="0.110004" calcext:value-type="float">
            <text:p>0,110004</text:p>
          </table:table-cell>
          <table:table-cell office:value-type="float" office:value="0.109785" calcext:value-type="float">
            <text:p>0,109785</text:p>
          </table:table-cell>
          <table:table-cell office:value-type="float" office:value="0.109772" calcext:value-type="float">
            <text:p>0,109772</text:p>
          </table:table-cell>
          <table:table-cell office:value-type="float" office:value="0.108276" calcext:value-type="float">
            <text:p>0,108276</text:p>
          </table:table-cell>
          <table:table-cell office:value-type="float" office:value="0.108622" calcext:value-type="float">
            <text:p>0,108622</text:p>
          </table:table-cell>
          <table:table-cell office:value-type="float" office:value="0.109848" calcext:value-type="float">
            <text:p>0,109848</text:p>
          </table:table-cell>
          <table:table-cell office:value-type="float" office:value="0.10959" calcext:value-type="float">
            <text:p>0,10959</text:p>
          </table:table-cell>
          <table:table-cell office:value-type="float" office:value="0.109168" calcext:value-type="float">
            <text:p>0,109168</text:p>
          </table:table-cell>
          <table:table-cell office:value-type="float" office:value="0.10903" calcext:value-type="float">
            <text:p>0,10903</text:p>
          </table:table-cell>
          <table:table-cell office:value-type="float" office:value="0.108766" calcext:value-type="float">
            <text:p>0,108766</text:p>
          </table:table-cell>
          <table:table-cell office:value-type="float" office:value="0.109444" calcext:value-type="float">
            <text:p>0,109444</text:p>
          </table:table-cell>
          <table:table-cell office:value-type="float" office:value="0.109221" calcext:value-type="float">
            <text:p>0,109221</text:p>
          </table:table-cell>
          <table:table-cell office:value-type="float" office:value="0.108259" calcext:value-type="float">
            <text:p>0,108259</text:p>
          </table:table-cell>
          <table:table-cell office:value-type="float" office:value="0.108704" calcext:value-type="float">
            <text:p>0,108704</text:p>
          </table:table-cell>
          <table:table-cell office:value-type="float" office:value="0.108075" calcext:value-type="float">
            <text:p>0,108075</text:p>
          </table:table-cell>
          <table:table-cell office:value-type="float" office:value="0.110323" calcext:value-type="float">
            <text:p>0,110323</text:p>
          </table:table-cell>
          <table:table-cell office:value-type="float" office:value="0.109511" calcext:value-type="float">
            <text:p>0,109511</text:p>
          </table:table-cell>
          <table:table-cell office:value-type="float" office:value="0.109261" calcext:value-type="float">
            <text:p>0,109261</text:p>
          </table:table-cell>
          <table:table-cell office:value-type="float" office:value="0.109342" calcext:value-type="float">
            <text:p>0,109342</text:p>
          </table:table-cell>
          <table:table-cell office:value-type="float" office:value="0.109752" calcext:value-type="float">
            <text:p>0,109752</text:p>
          </table:table-cell>
          <table:table-cell office:value-type="float" office:value="0.11007" calcext:value-type="float">
            <text:p>0,11007</text:p>
          </table:table-cell>
          <table:table-cell office:value-type="float" office:value="0.110927" calcext:value-type="float">
            <text:p>0,110927</text:p>
          </table:table-cell>
          <table:table-cell office:value-type="float" office:value="0.108079" calcext:value-type="float">
            <text:p>0,108079</text:p>
          </table:table-cell>
          <table:table-cell office:value-type="float" office:value="0.109195" calcext:value-type="float">
            <text:p>0,109195</text:p>
          </table:table-cell>
          <table:table-cell office:value-type="float" office:value="0.108659" calcext:value-type="float">
            <text:p>0,108659</text:p>
          </table:table-cell>
          <table:table-cell office:value-type="float" office:value="0.110408" calcext:value-type="float">
            <text:p>0,110408</text:p>
          </table:table-cell>
          <table:table-cell office:value-type="float" office:value="0.108066" calcext:value-type="float">
            <text:p>0,108066</text:p>
          </table:table-cell>
          <table:table-cell office:value-type="float" office:value="0.109316" calcext:value-type="float">
            <text:p>0,109316</text:p>
          </table:table-cell>
          <table:table-cell office:value-type="float" office:value="0.109119" calcext:value-type="float">
            <text:p>0,109119</text:p>
          </table:table-cell>
          <table:table-cell office:value-type="float" office:value="0.108512" calcext:value-type="float">
            <text:p>0,108512</text:p>
          </table:table-cell>
          <table:table-cell office:value-type="float" office:value="0.110362" calcext:value-type="float">
            <text:p>0,110362</text:p>
          </table:table-cell>
          <table:table-cell office:value-type="float" office:value="0.109638" calcext:value-type="float">
            <text:p>0,109638</text:p>
          </table:table-cell>
          <table:table-cell office:value-type="float" office:value="0.108593" calcext:value-type="float">
            <text:p>0,108593</text:p>
          </table:table-cell>
          <table:table-cell office:value-type="float" office:value="0.108845" calcext:value-type="float">
            <text:p>0,108845</text:p>
          </table:table-cell>
          <table:table-cell office:value-type="float" office:value="0.108831" calcext:value-type="float">
            <text:p>0,108831</text:p>
          </table:table-cell>
          <table:table-cell office:value-type="float" office:value="0.111622" calcext:value-type="float">
            <text:p>0,111622</text:p>
          </table:table-cell>
          <table:table-cell office:value-type="float" office:value="0.108586" calcext:value-type="float">
            <text:p>0,108586</text:p>
          </table:table-cell>
          <table:table-cell office:value-type="float" office:value="0.108923" calcext:value-type="float">
            <text:p>0,108923</text:p>
          </table:table-cell>
          <table:table-cell office:value-type="float" office:value="0.110292" calcext:value-type="float">
            <text:p>0,110292</text:p>
          </table:table-cell>
          <table:table-cell office:value-type="float" office:value="0.108883" calcext:value-type="float">
            <text:p>0,108883</text:p>
          </table:table-cell>
          <table:table-cell office:value-type="float" office:value="0.109728" calcext:value-type="float">
            <text:p>0,109728</text:p>
          </table:table-cell>
          <table:table-cell office:value-type="float" office:value="0.108868" calcext:value-type="float">
            <text:p>0,108868</text:p>
          </table:table-cell>
          <table:table-cell office:value-type="float" office:value="0.109394" calcext:value-type="float">
            <text:p>0,109394</text:p>
          </table:table-cell>
          <table:table-cell office:value-type="float" office:value="0.109512" calcext:value-type="float">
            <text:p>0,109512</text:p>
          </table:table-cell>
          <table:table-cell office:value-type="float" office:value="0.108203" calcext:value-type="float">
            <text:p>0,108203</text:p>
          </table:table-cell>
          <table:table-cell office:value-type="float" office:value="0.111305" calcext:value-type="float">
            <text:p>0,111305</text:p>
          </table:table-cell>
          <table:table-cell office:value-type="float" office:value="0.109903" calcext:value-type="float">
            <text:p>0,109903</text:p>
          </table:table-cell>
          <table:table-cell office:value-type="float" office:value="0.108463" calcext:value-type="float">
            <text:p>0,108463</text:p>
          </table:table-cell>
          <table:table-cell office:value-type="float" office:value="0.108867" calcext:value-type="float">
            <text:p>0,108867</text:p>
          </table:table-cell>
          <table:table-cell office:value-type="float" office:value="0.109055" calcext:value-type="float">
            <text:p>0,109055</text:p>
          </table:table-cell>
          <table:table-cell office:value-type="float" office:value="0.110048" calcext:value-type="float">
            <text:p>0,110048</text:p>
          </table:table-cell>
          <table:table-cell office:value-type="float" office:value="0.114158" calcext:value-type="float">
            <text:p>0,114158</text:p>
          </table:table-cell>
          <table:table-cell office:value-type="float" office:value="0.113271" calcext:value-type="float">
            <text:p>0,113271</text:p>
          </table:table-cell>
          <table:table-cell office:value-type="float" office:value="0.121553" calcext:value-type="float">
            <text:p>0,121553</text:p>
          </table:table-cell>
          <table:table-cell office:value-type="float" office:value="0.120011" calcext:value-type="float">
            <text:p>0,120011</text:p>
          </table:table-cell>
          <table:table-cell office:value-type="float" office:value="0.110445" calcext:value-type="float">
            <text:p>0,110445</text:p>
          </table:table-cell>
          <table:table-cell office:value-type="float" office:value="0.11031" calcext:value-type="float">
            <text:p>0,11031</text:p>
          </table:table-cell>
          <table:table-cell office:value-type="float" office:value="0.111921" calcext:value-type="float">
            <text:p>0,111921</text:p>
          </table:table-cell>
          <table:table-cell office:value-type="float" office:value="0.11269" calcext:value-type="float">
            <text:p>0,11269</text:p>
          </table:table-cell>
          <table:table-cell office:value-type="float" office:value="0.111553" calcext:value-type="float">
            <text:p>0,111553</text:p>
          </table:table-cell>
          <table:table-cell office:value-type="float" office:value="0.111917" calcext:value-type="float">
            <text:p>0,111917</text:p>
          </table:table-cell>
          <table:table-cell office:value-type="float" office:value="0.111251" calcext:value-type="float">
            <text:p>0,111251</text:p>
          </table:table-cell>
          <table:table-cell office:value-type="float" office:value="0.112201" calcext:value-type="float">
            <text:p>0,112201</text:p>
          </table:table-cell>
          <table:table-cell office:value-type="float" office:value="0.112325" calcext:value-type="float">
            <text:p>0,112325</text:p>
          </table:table-cell>
          <table:table-cell office:value-type="float" office:value="0.110222" calcext:value-type="float">
            <text:p>0,110222</text:p>
          </table:table-cell>
          <table:table-cell office:value-type="float" office:value="0.110267" calcext:value-type="float">
            <text:p>0,110267</text:p>
          </table:table-cell>
          <table:table-cell office:value-type="float" office:value="0.109012" calcext:value-type="float">
            <text:p>0,109012</text:p>
          </table:table-cell>
          <table:table-cell office:value-type="float" office:value="0.110076" calcext:value-type="float">
            <text:p>0,110076</text:p>
          </table:table-cell>
          <table:table-cell office:value-type="float" office:value="0.110165" calcext:value-type="float">
            <text:p>0,110165</text:p>
          </table:table-cell>
          <table:table-cell office:value-type="float" office:value="0.109569" calcext:value-type="float">
            <text:p>0,109569</text:p>
          </table:table-cell>
          <table:table-cell office:value-type="float" office:value="0.109843" calcext:value-type="float">
            <text:p>0,109843</text:p>
          </table:table-cell>
          <table:table-cell office:value-type="float" office:value="0.112431" calcext:value-type="float">
            <text:p>0,112431</text:p>
          </table:table-cell>
          <table:table-cell office:value-type="float" office:value="0.118033" calcext:value-type="float">
            <text:p>0,118033</text:p>
          </table:table-cell>
          <table:table-cell office:value-type="float" office:value="0.116129" calcext:value-type="float">
            <text:p>0,116129</text:p>
          </table:table-cell>
          <table:table-cell office:value-type="float" office:value="0.127388" calcext:value-type="float">
            <text:p>0,127388</text:p>
          </table:table-cell>
          <table:table-cell office:value-type="float" office:value="0.113676" calcext:value-type="float">
            <text:p>0,113676</text:p>
          </table:table-cell>
          <table:table-cell office:value-type="float" office:value="0.110188" calcext:value-type="float">
            <text:p>0,110188</text:p>
          </table:table-cell>
          <table:table-cell office:value-type="float" office:value="0.110868" calcext:value-type="float">
            <text:p>0,110868</text:p>
          </table:table-cell>
          <table:table-cell office:value-type="float" office:value="0.109371" calcext:value-type="float">
            <text:p>0,109371</text:p>
          </table:table-cell>
          <table:table-cell office:value-type="float" office:value="0.109663" calcext:value-type="float">
            <text:p>0,109663</text:p>
          </table:table-cell>
          <table:table-cell office:value-type="float" office:value="0.110107" calcext:value-type="float">
            <text:p>0,110107</text:p>
          </table:table-cell>
          <table:table-cell office:value-type="float" office:value="0.109872" calcext:value-type="float">
            <text:p>0,109872</text:p>
          </table:table-cell>
          <table:table-cell office:value-type="float" office:value="0.109254" calcext:value-type="float">
            <text:p>0,109254</text:p>
          </table:table-cell>
          <table:table-cell office:value-type="float" office:value="0.108659" calcext:value-type="float">
            <text:p>0,108659</text:p>
          </table:table-cell>
          <table:table-cell office:value-type="float" office:value="0.108549" calcext:value-type="float">
            <text:p>0,108549</text:p>
          </table:table-cell>
          <table:table-cell office:value-type="float" office:value="0.110316" calcext:value-type="float">
            <text:p>0,110316</text:p>
          </table:table-cell>
          <table:table-cell office:value-type="float" office:value="0.110138" calcext:value-type="float">
            <text:p>0,110138</text:p>
          </table:table-cell>
          <table:table-cell office:value-type="float" office:value="0.109205" calcext:value-type="float">
            <text:p>0,109205</text:p>
          </table:table-cell>
          <table:table-cell office:value-type="float" office:value="0.112475" calcext:value-type="float">
            <text:p>0,112475</text:p>
          </table:table-cell>
          <table:table-cell office:value-type="float" office:value="0.111038" calcext:value-type="float">
            <text:p>0,111038</text:p>
          </table:table-cell>
          <table:table-cell office:value-type="float" office:value="0.110485" calcext:value-type="float">
            <text:p>0,110485</text:p>
          </table:table-cell>
          <table:table-cell office:value-type="float" office:value="0.10929" calcext:value-type="float">
            <text:p>0,10929</text:p>
          </table:table-cell>
          <table:table-cell office:value-type="float" office:value="0.108687" calcext:value-type="float">
            <text:p>0,108687</text:p>
          </table:table-cell>
          <table:table-cell office:value-type="float" office:value="0.109265" calcext:value-type="float">
            <text:p>0,109265</text:p>
          </table:table-cell>
          <table:table-cell office:value-type="float" office:value="0.108543" calcext:value-type="float">
            <text:p>0,108543</text:p>
          </table:table-cell>
          <table:table-cell office:value-type="float" office:value="0.110401" calcext:value-type="float">
            <text:p>0,110401</text:p>
          </table:table-cell>
          <table:table-cell office:value-type="float" office:value="0.109733" calcext:value-type="float">
            <text:p>0,109733</text:p>
          </table:table-cell>
          <table:table-cell office:value-type="float" office:value="0.109009" calcext:value-type="float">
            <text:p>0,109009</text:p>
          </table:table-cell>
          <table:table-cell office:value-type="float" office:value="0.109683" calcext:value-type="float">
            <text:p>0,109683</text:p>
          </table:table-cell>
          <table:table-cell office:value-type="float" office:value="0.109414" calcext:value-type="float">
            <text:p>0,109414</text:p>
          </table:table-cell>
          <table:table-cell office:value-type="float" office:value="0.109982" calcext:value-type="float">
            <text:p>0,109982</text:p>
          </table:table-cell>
          <table:table-cell office:value-type="float" office:value="0.11109" calcext:value-type="float">
            <text:p>0,11109</text:p>
          </table:table-cell>
          <table:table-cell office:value-type="float" office:value="0.11039" calcext:value-type="float">
            <text:p>0,11039</text:p>
          </table:table-cell>
          <table:table-cell office:value-type="float" office:value="0.108453" calcext:value-type="float">
            <text:p>0,108453</text:p>
          </table:table-cell>
          <table:table-cell office:value-type="float" office:value="0.109373" calcext:value-type="float">
            <text:p>0,109373</text:p>
          </table:table-cell>
          <table:table-cell office:value-type="float" office:value="0.109657" calcext:value-type="float">
            <text:p>0,109657</text:p>
          </table:table-cell>
          <table:table-cell office:value-type="float" office:value="0.108969" calcext:value-type="float">
            <text:p>0,108969</text:p>
          </table:table-cell>
          <table:table-cell office:value-type="float" office:value="0.109063" calcext:value-type="float">
            <text:p>0,109063</text:p>
          </table:table-cell>
          <table:table-cell office:value-type="float" office:value="0.110524" calcext:value-type="float">
            <text:p>0,110524</text:p>
          </table:table-cell>
          <table:table-cell office:value-type="float" office:value="0.109481" calcext:value-type="float">
            <text:p>0,109481</text:p>
          </table:table-cell>
          <table:table-cell office:value-type="float" office:value="0.110094" calcext:value-type="float">
            <text:p>0,110094</text:p>
          </table:table-cell>
          <table:table-cell office:value-type="float" office:value="0.108853" calcext:value-type="float">
            <text:p>0,108853</text:p>
          </table:table-cell>
          <table:table-cell office:value-type="float" office:value="0.108574" calcext:value-type="float">
            <text:p>0,108574</text:p>
          </table:table-cell>
          <table:table-cell office:value-type="float" office:value="0.109377" calcext:value-type="float">
            <text:p>0,109377</text:p>
          </table:table-cell>
          <table:table-cell office:value-type="float" office:value="0.109141" calcext:value-type="float">
            <text:p>0,109141</text:p>
          </table:table-cell>
          <table:table-cell office:value-type="float" office:value="0.110237" calcext:value-type="float">
            <text:p>0,110237</text:p>
          </table:table-cell>
          <table:table-cell office:value-type="float" office:value="0.109055" calcext:value-type="float">
            <text:p>0,109055</text:p>
          </table:table-cell>
          <table:table-cell office:value-type="float" office:value="0.10947" calcext:value-type="float">
            <text:p>0,10947</text:p>
          </table:table-cell>
          <table:table-cell office:value-type="float" office:value="0.109375" calcext:value-type="float">
            <text:p>0,109375</text:p>
          </table:table-cell>
          <table:table-cell office:value-type="float" office:value="0.109452" calcext:value-type="float">
            <text:p>0,109452</text:p>
          </table:table-cell>
          <table:table-cell office:value-type="float" office:value="0.110241" calcext:value-type="float">
            <text:p>0,110241</text:p>
          </table:table-cell>
          <table:table-cell office:value-type="float" office:value="0.110713" calcext:value-type="float">
            <text:p>0,110713</text:p>
          </table:table-cell>
          <table:table-cell office:value-type="float" office:value="0.108636" calcext:value-type="float">
            <text:p>0,108636</text:p>
          </table:table-cell>
          <table:table-cell office:value-type="float" office:value="0.109414" calcext:value-type="float">
            <text:p>0,109414</text:p>
          </table:table-cell>
          <table:table-cell office:value-type="float" office:value="0.109456" calcext:value-type="float">
            <text:p>0,109456</text:p>
          </table:table-cell>
          <table:table-cell office:value-type="float" office:value="0.110115" calcext:value-type="float">
            <text:p>0,110115</text:p>
          </table:table-cell>
          <table:table-cell office:value-type="float" office:value="0.109675" calcext:value-type="float">
            <text:p>0,109675</text:p>
          </table:table-cell>
          <table:table-cell office:value-type="float" office:value="0.109621" calcext:value-type="float">
            <text:p>0,109621</text:p>
          </table:table-cell>
          <table:table-cell office:value-type="float" office:value="0.109284" calcext:value-type="float">
            <text:p>0,109284</text:p>
          </table:table-cell>
          <table:table-cell office:value-type="float" office:value="0.10924" calcext:value-type="float">
            <text:p>0,10924</text:p>
          </table:table-cell>
          <table:table-cell office:value-type="float" office:value="0.110182" calcext:value-type="float">
            <text:p>0,110182</text:p>
          </table:table-cell>
          <table:table-cell office:value-type="float" office:value="0.109174" calcext:value-type="float">
            <text:p>0,109174</text:p>
          </table:table-cell>
          <table:table-cell office:value-type="float" office:value="0.109214" calcext:value-type="float">
            <text:p>0,109214</text:p>
          </table:table-cell>
          <table:table-cell office:value-type="float" office:value="0.108339" calcext:value-type="float">
            <text:p>0,108339</text:p>
          </table:table-cell>
          <table:table-cell office:value-type="float" office:value="0.108798" calcext:value-type="float">
            <text:p>0,108798</text:p>
          </table:table-cell>
          <table:table-cell office:value-type="float" office:value="0.110252" calcext:value-type="float">
            <text:p>0,110252</text:p>
          </table:table-cell>
          <table:table-cell office:value-type="float" office:value="0.109076" calcext:value-type="float">
            <text:p>0,109076</text:p>
          </table:table-cell>
          <table:table-cell office:value-type="float" office:value="0.110019" calcext:value-type="float">
            <text:p>0,110019</text:p>
          </table:table-cell>
          <table:table-cell office:value-type="float" office:value="0.108752" calcext:value-type="float">
            <text:p>0,108752</text:p>
          </table:table-cell>
          <table:table-cell office:value-type="float" office:value="0.108748" calcext:value-type="float">
            <text:p>0,108748</text:p>
          </table:table-cell>
          <table:table-cell office:value-type="float" office:value="0.109882" calcext:value-type="float">
            <text:p>0,109882</text:p>
          </table:table-cell>
          <table:table-cell office:value-type="float" office:value="0.110386" calcext:value-type="float">
            <text:p>0,110386</text:p>
          </table:table-cell>
          <table:table-cell office:value-type="float" office:value="0.108832" calcext:value-type="float">
            <text:p>0,108832</text:p>
          </table:table-cell>
          <table:table-cell office:value-type="float" office:value="0.108597" calcext:value-type="float">
            <text:p>0,108597</text:p>
          </table:table-cell>
          <table:table-cell office:value-type="float" office:value="0.108482" calcext:value-type="float">
            <text:p>0,108482</text:p>
          </table:table-cell>
          <table:table-cell office:value-type="float" office:value="0.110229" calcext:value-type="float">
            <text:p>0,110229</text:p>
          </table:table-cell>
          <table:table-cell office:value-type="float" office:value="0.110036" calcext:value-type="float">
            <text:p>0,110036</text:p>
          </table:table-cell>
          <table:table-cell office:value-type="float" office:value="0.110135" calcext:value-type="float">
            <text:p>0,110135</text:p>
          </table:table-cell>
          <table:table-cell office:value-type="float" office:value="0.108963" calcext:value-type="float">
            <text:p>0,108963</text:p>
          </table:table-cell>
          <table:table-cell office:value-type="float" office:value="0.109131" calcext:value-type="float">
            <text:p>0,109131</text:p>
          </table:table-cell>
          <table:table-cell office:value-type="float" office:value="0.110106" calcext:value-type="float">
            <text:p>0,110106</text:p>
          </table:table-cell>
          <table:table-cell office:value-type="float" office:value="0.10853" calcext:value-type="float">
            <text:p>0,10853</text:p>
          </table:table-cell>
          <table:table-cell office:value-type="float" office:value="0.109086" calcext:value-type="float">
            <text:p>0,109086</text:p>
          </table:table-cell>
          <table:table-cell office:value-type="float" office:value="0.109753" calcext:value-type="float">
            <text:p>0,109753</text:p>
          </table:table-cell>
          <table:table-cell office:value-type="float" office:value="0.109956" calcext:value-type="float">
            <text:p>0,109956</text:p>
          </table:table-cell>
          <table:table-cell office:value-type="float" office:value="0.11052" calcext:value-type="float">
            <text:p>0,11052</text:p>
          </table:table-cell>
          <table:table-cell office:value-type="float" office:value="0.109468" calcext:value-type="float">
            <text:p>0,109468</text:p>
          </table:table-cell>
          <table:table-cell office:value-type="float" office:value="0.10863" calcext:value-type="float">
            <text:p>0,10863</text:p>
          </table:table-cell>
          <table:table-cell office:value-type="float" office:value="0.10903" calcext:value-type="float">
            <text:p>0,10903</text:p>
          </table:table-cell>
          <table:table-cell office:value-type="float" office:value="0.108316" calcext:value-type="float">
            <text:p>0,108316</text:p>
          </table:table-cell>
          <table:table-cell office:value-type="float" office:value="0.11021" calcext:value-type="float">
            <text:p>0,11021</text:p>
          </table:table-cell>
          <table:table-cell office:value-type="float" office:value="0.109378" calcext:value-type="float">
            <text:p>0,109378</text:p>
          </table:table-cell>
          <table:table-cell office:value-type="float" office:value="0.110079" calcext:value-type="float">
            <text:p>0,110079</text:p>
          </table:table-cell>
          <table:table-cell office:value-type="float" office:value="0.110124" calcext:value-type="float">
            <text:p>0,110124</text:p>
          </table:table-cell>
          <table:table-cell office:value-type="float" office:value="0.108809" calcext:value-type="float">
            <text:p>0,108809</text:p>
          </table:table-cell>
          <table:table-cell office:value-type="float" office:value="0.110427" calcext:value-type="float">
            <text:p>0,110427</text:p>
          </table:table-cell>
          <table:table-cell office:value-type="float" office:value="0.108555" calcext:value-type="float">
            <text:p>0,108555</text:p>
          </table:table-cell>
          <table:table-cell office:value-type="float" office:value="0.109982" calcext:value-type="float">
            <text:p>0,109982</text:p>
          </table:table-cell>
          <table:table-cell office:value-type="float" office:value="0.109038" calcext:value-type="float">
            <text:p>0,109038</text:p>
          </table:table-cell>
          <table:table-cell office:value-type="float" office:value="0.109031" calcext:value-type="float">
            <text:p>0,109031</text:p>
          </table:table-cell>
          <table:table-cell office:value-type="float" office:value="0.111365" calcext:value-type="float">
            <text:p>0,111365</text:p>
          </table:table-cell>
          <table:table-cell office:value-type="float" office:value="0.109273" calcext:value-type="float">
            <text:p>0,109273</text:p>
          </table:table-cell>
          <table:table-cell office:value-type="float" office:value="0.108927" calcext:value-type="float">
            <text:p>0,108927</text:p>
          </table:table-cell>
          <table:table-cell office:value-type="float" office:value="0.109629" calcext:value-type="float">
            <text:p>0,109629</text:p>
          </table:table-cell>
          <table:table-cell office:value-type="float" office:value="0.109753" calcext:value-type="float">
            <text:p>0,109753</text:p>
          </table:table-cell>
          <table:table-cell office:value-type="float" office:value="0.110504" calcext:value-type="float">
            <text:p>0,110504</text:p>
          </table:table-cell>
          <table:table-cell office:value-type="float" office:value="0.108859" calcext:value-type="float">
            <text:p>0,108859</text:p>
          </table:table-cell>
          <table:table-cell office:value-type="float" office:value="109" calcext:value-type="float">
            <text:p>109</text:p>
          </table:table-cell>
          <table:table-cell office:value-type="float" office:value="0.109472" calcext:value-type="float">
            <text:p>0,109472</text:p>
          </table:table-cell>
          <table:table-cell office:value-type="float" office:value="0.109228" calcext:value-type="float">
            <text:p>0,109228</text:p>
          </table:table-cell>
          <table:table-cell office:value-type="float" office:value="0.111216" calcext:value-type="float">
            <text:p>0,111216</text:p>
          </table:table-cell>
          <table:table-cell office:value-type="float" office:value="0.110207" calcext:value-type="float">
            <text:p>0,110207</text:p>
          </table:table-cell>
          <table:table-cell office:value-type="float" office:value="0.108455" calcext:value-type="float">
            <text:p>0,108455</text:p>
          </table:table-cell>
          <table:table-cell office:value-type="float" office:value="0.108571" calcext:value-type="float">
            <text:p>0,108571</text:p>
          </table:table-cell>
          <table:table-cell office:value-type="float" office:value="0.108331" calcext:value-type="float">
            <text:p>0,108331</text:p>
          </table:table-cell>
          <table:table-cell office:value-type="float" office:value="0.11145" calcext:value-type="float">
            <text:p>0,11145</text:p>
          </table:table-cell>
          <table:table-cell office:value-type="float" office:value="0.112754" calcext:value-type="float">
            <text:p>0,112754</text:p>
          </table:table-cell>
          <table:table-cell office:value-type="float" office:value="0.108937" calcext:value-type="float">
            <text:p>0,108937</text:p>
          </table:table-cell>
          <table:table-cell office:value-type="float" office:value="0.110383" calcext:value-type="float">
            <text:p>0,110383</text:p>
          </table:table-cell>
          <table:table-cell office:value-type="float" office:value="0.109587" calcext:value-type="float">
            <text:p>0,109587</text:p>
          </table:table-cell>
          <table:table-cell office:value-type="float" office:value="0.110399" calcext:value-type="float">
            <text:p>0,110399</text:p>
          </table:table-cell>
          <table:table-cell office:value-type="float" office:value="0.110128" calcext:value-type="float">
            <text:p>0,110128</text:p>
          </table:table-cell>
          <table:table-cell office:value-type="float" office:value="0.108833" calcext:value-type="float">
            <text:p>0,108833</text:p>
          </table:table-cell>
          <table:table-cell office:value-type="float" office:value="0.108858" calcext:value-type="float">
            <text:p>0,108858</text:p>
          </table:table-cell>
          <table:table-cell office:value-type="float" office:value="0.109514" calcext:value-type="float">
            <text:p>0,109514</text:p>
          </table:table-cell>
          <table:table-cell office:value-type="float" office:value="0.11186" calcext:value-type="float">
            <text:p>0,11186</text:p>
          </table:table-cell>
          <table:table-cell office:value-type="float" office:value="0.109316" calcext:value-type="float">
            <text:p>0,109316</text:p>
          </table:table-cell>
          <table:table-cell office:value-type="float" office:value="0.108887" calcext:value-type="float">
            <text:p>0,108887</text:p>
          </table:table-cell>
          <table:table-cell office:value-type="float" office:value="0.108687" calcext:value-type="float">
            <text:p>0,108687</text:p>
          </table:table-cell>
          <table:table-cell office:value-type="float" office:value="0.10937" calcext:value-type="float">
            <text:p>0,10937</text:p>
          </table:table-cell>
          <table:table-cell office:value-type="float" office:value="0.110042" calcext:value-type="float">
            <text:p>0,110042</text:p>
          </table:table-cell>
          <table:table-cell office:value-type="float" office:value="0.112391" calcext:value-type="float">
            <text:p>0,112391</text:p>
          </table:table-cell>
          <table:table-cell office:value-type="float" office:value="0.11296" calcext:value-type="float">
            <text:p>0,11296</text:p>
          </table:table-cell>
          <table:table-cell office:value-type="float" office:value="0.112209" calcext:value-type="float">
            <text:p>0,112209</text:p>
          </table:table-cell>
          <table:table-cell office:value-type="float" office:value="0.112571" calcext:value-type="float">
            <text:p>0,112571</text:p>
          </table:table-cell>
          <table:table-cell office:value-type="float" office:value="0.110763" calcext:value-type="float">
            <text:p>0,110763</text:p>
          </table:table-cell>
          <table:table-cell office:value-type="float" office:value="0.110608" calcext:value-type="float">
            <text:p>0,110608</text:p>
          </table:table-cell>
          <table:table-cell office:value-type="float" office:value="0.112596" calcext:value-type="float">
            <text:p>0,112596</text:p>
          </table:table-cell>
          <table:table-cell office:value-type="float" office:value="0.115772" calcext:value-type="float">
            <text:p>0,115772</text:p>
          </table:table-cell>
          <table:table-cell office:value-type="float" office:value="0.11292" calcext:value-type="float">
            <text:p>0,11292</text:p>
          </table:table-cell>
          <table:table-cell office:value-type="float" office:value="0.113802" calcext:value-type="float">
            <text:p>0,113802</text:p>
          </table:table-cell>
          <table:table-cell office:value-type="float" office:value="0.110639" calcext:value-type="float">
            <text:p>0,110639</text:p>
          </table:table-cell>
          <table:table-cell office:value-type="float" office:value="0.111588" calcext:value-type="float">
            <text:p>0,111588</text:p>
          </table:table-cell>
          <table:table-cell office:value-type="float" office:value="0.118609" calcext:value-type="float">
            <text:p>0,118609</text:p>
          </table:table-cell>
          <table:table-cell office:value-type="float" office:value="0.124989" calcext:value-type="float">
            <text:p>0,124989</text:p>
          </table:table-cell>
          <table:table-cell office:value-type="float" office:value="0.131066" calcext:value-type="float">
            <text:p>0,131066</text:p>
          </table:table-cell>
          <table:table-cell office:value-type="float" office:value="0.117173" calcext:value-type="float">
            <text:p>0,117173</text:p>
          </table:table-cell>
          <table:table-cell office:value-type="float" office:value="0.110381" calcext:value-type="float">
            <text:p>0,110381</text:p>
          </table:table-cell>
          <table:table-cell office:value-type="float" office:value="0.121785" calcext:value-type="float">
            <text:p>0,121785</text:p>
          </table:table-cell>
          <table:table-cell office:value-type="float" office:value="0.116438" calcext:value-type="float">
            <text:p>0,116438</text:p>
          </table:table-cell>
          <table:table-cell office:value-type="float" office:value="0.111248" calcext:value-type="float">
            <text:p>0,111248</text:p>
          </table:table-cell>
          <table:table-cell office:value-type="float" office:value="0.110346" calcext:value-type="float">
            <text:p>0,110346</text:p>
          </table:table-cell>
          <table:table-cell office:value-type="float" office:value="0.108334" calcext:value-type="float">
            <text:p>0,108334</text:p>
          </table:table-cell>
          <table:table-cell office:value-type="float" office:value="0.116008" calcext:value-type="float">
            <text:p>0,116008</text:p>
          </table:table-cell>
          <table:table-cell office:value-type="float" office:value="0.118248" calcext:value-type="float">
            <text:p>0,118248</text:p>
          </table:table-cell>
          <table:table-cell office:value-type="float" office:value="0.110308" calcext:value-type="float">
            <text:p>0,110308</text:p>
          </table:table-cell>
          <table:table-cell office:value-type="float" office:value="0.110491" calcext:value-type="float">
            <text:p>0,110491</text:p>
          </table:table-cell>
          <table:table-cell office:value-type="float" office:value="0.113457" calcext:value-type="float">
            <text:p>0,113457</text:p>
          </table:table-cell>
          <table:table-cell office:value-type="float" office:value="0.109251" calcext:value-type="float">
            <text:p>0,109251</text:p>
          </table:table-cell>
          <table:table-cell office:value-type="float" office:value="0.110815" calcext:value-type="float">
            <text:p>0,110815</text:p>
          </table:table-cell>
          <table:table-cell office:value-type="float" office:value="0.108844" calcext:value-type="float">
            <text:p>0,108844</text:p>
          </table:table-cell>
          <table:table-cell office:value-type="float" office:value="0.108812" calcext:value-type="float">
            <text:p>0,108812</text:p>
          </table:table-cell>
          <table:table-cell office:value-type="float" office:value="0.108771" calcext:value-type="float">
            <text:p>0,108771</text:p>
          </table:table-cell>
          <table:table-cell office:value-type="float" office:value="0.114964" calcext:value-type="float">
            <text:p>0,114964</text:p>
          </table:table-cell>
          <table:table-cell office:value-type="float" office:value="0.114781" calcext:value-type="float">
            <text:p>0,114781</text:p>
          </table:table-cell>
          <table:table-cell office:value-type="float" office:value="0.114976" calcext:value-type="float">
            <text:p>0,114976</text:p>
          </table:table-cell>
          <table:table-cell office:value-type="float" office:value="0.115493" calcext:value-type="float">
            <text:p>0,115493</text:p>
          </table:table-cell>
          <table:table-cell office:value-type="float" office:value="0.12004" calcext:value-type="float">
            <text:p>0,12004</text:p>
          </table:table-cell>
          <table:table-cell office:value-type="float" office:value="0.110008" calcext:value-type="float">
            <text:p>0,110008</text:p>
          </table:table-cell>
          <table:table-cell office:value-type="float" office:value="0.111142" calcext:value-type="float">
            <text:p>0,111142</text:p>
          </table:table-cell>
          <table:table-cell office:value-type="float" office:value="0.109874" calcext:value-type="float">
            <text:p>0,109874</text:p>
          </table:table-cell>
          <table:table-cell office:value-type="float" office:value="0.109015" calcext:value-type="float">
            <text:p>0,109015</text:p>
          </table:table-cell>
          <table:table-cell office:value-type="float" office:value="0.112145" calcext:value-type="float">
            <text:p>0,112145</text:p>
          </table:table-cell>
          <table:table-cell office:value-type="float" office:value="0.115087" calcext:value-type="float">
            <text:p>0,115087</text:p>
          </table:table-cell>
          <table:table-cell office:value-type="float" office:value="0.115491" calcext:value-type="float">
            <text:p>0,115491</text:p>
          </table:table-cell>
          <table:table-cell office:value-type="float" office:value="0.11662" calcext:value-type="float">
            <text:p>0,11662</text:p>
          </table:table-cell>
          <table:table-cell office:value-type="float" office:value="0.114704" calcext:value-type="float">
            <text:p>0,114704</text:p>
          </table:table-cell>
          <table:table-cell office:value-type="float" office:value="0.113596" calcext:value-type="float">
            <text:p>0,113596</text:p>
          </table:table-cell>
          <table:table-cell office:value-type="float" office:value="0.112645" calcext:value-type="float">
            <text:p>0,112645</text:p>
          </table:table-cell>
          <table:table-cell office:value-type="float" office:value="0.111027" calcext:value-type="float">
            <text:p>0,111027</text:p>
          </table:table-cell>
          <table:table-cell office:value-type="float" office:value="0.111941" calcext:value-type="float">
            <text:p>0,111941</text:p>
          </table:table-cell>
          <table:table-cell office:value-type="float" office:value="0.116269" calcext:value-type="float">
            <text:p>0,116269</text:p>
          </table:table-cell>
          <table:table-cell office:value-type="float" office:value="0.115016" calcext:value-type="float">
            <text:p>0,115016</text:p>
          </table:table-cell>
          <table:table-cell office:value-type="float" office:value="0.116642" calcext:value-type="float">
            <text:p>0,116642</text:p>
          </table:table-cell>
          <table:table-cell office:value-type="float" office:value="0.115637" calcext:value-type="float">
            <text:p>0,115637</text:p>
          </table:table-cell>
          <table:table-cell office:value-type="float" office:value="0.117789" calcext:value-type="float">
            <text:p>0,117789</text:p>
          </table:table-cell>
          <table:table-cell office:value-type="float" office:value="0.110348" calcext:value-type="float">
            <text:p>0,110348</text:p>
          </table:table-cell>
          <table:table-cell office:value-type="float" office:value="0.110483" calcext:value-type="float">
            <text:p>0,110483</text:p>
          </table:table-cell>
          <table:table-cell office:value-type="float" office:value="0.109934" calcext:value-type="float">
            <text:p>0,109934</text:p>
          </table:table-cell>
          <table:table-cell office:value-type="float" office:value="114" calcext:value-type="float">
            <text:p>114</text:p>
          </table:table-cell>
          <table:table-cell office:value-type="float" office:value="0.117256" calcext:value-type="float">
            <text:p>0,117256</text:p>
          </table:table-cell>
          <table:table-cell office:value-type="float" office:value="0.117895" calcext:value-type="float">
            <text:p>0,117895</text:p>
          </table:table-cell>
          <table:table-cell office:value-type="float" office:value="0.120253" calcext:value-type="float">
            <text:p>0,120253</text:p>
          </table:table-cell>
          <table:table-cell office:value-type="float" office:value="0.120082" calcext:value-type="float">
            <text:p>0,120082</text:p>
          </table:table-cell>
          <table:table-cell office:value-type="float" office:value="0.115341" calcext:value-type="float">
            <text:p>0,115341</text:p>
          </table:table-cell>
          <table:table-cell office:value-type="float" office:value="0.110513" calcext:value-type="float">
            <text:p>0,110513</text:p>
          </table:table-cell>
          <table:table-cell office:value-type="float" office:value="0.11114" calcext:value-type="float">
            <text:p>0,11114</text:p>
          </table:table-cell>
          <table:table-cell office:value-type="float" office:value="0.108408" calcext:value-type="float">
            <text:p>0,108408</text:p>
          </table:table-cell>
          <table:table-cell office:value-type="float" office:value="0.109961" calcext:value-type="float">
            <text:p>0,109961</text:p>
          </table:table-cell>
          <table:table-cell office:value-type="float" office:value="0.11123" calcext:value-type="float">
            <text:p>0,11123</text:p>
          </table:table-cell>
          <table:table-cell office:value-type="float" office:value="0.114242" calcext:value-type="float">
            <text:p>0,114242</text:p>
          </table:table-cell>
          <table:table-cell office:value-type="float" office:value="0.113559" calcext:value-type="float">
            <text:p>0,113559</text:p>
          </table:table-cell>
          <table:table-cell office:value-type="float" office:value="0.110925" calcext:value-type="float">
            <text:p>0,110925</text:p>
          </table:table-cell>
          <table:table-cell office:value-type="float" office:value="0.110591" calcext:value-type="float">
            <text:p>0,110591</text:p>
          </table:table-cell>
          <table:table-cell office:value-type="float" office:value="0.110595" calcext:value-type="float">
            <text:p>0,110595</text:p>
          </table:table-cell>
          <table:table-cell office:value-type="float" office:value="0.110231" calcext:value-type="float">
            <text:p>0,110231</text:p>
          </table:table-cell>
          <table:table-cell office:value-type="float" office:value="0.112083" calcext:value-type="float">
            <text:p>0,112083</text:p>
          </table:table-cell>
          <table:table-cell office:value-type="float" office:value="0.109022" calcext:value-type="float">
            <text:p>0,109022</text:p>
          </table:table-cell>
          <table:table-cell office:value-type="float" office:value="0.110498" calcext:value-type="float">
            <text:p>0,110498</text:p>
          </table:table-cell>
          <table:table-cell office:value-type="float" office:value="0.109997" calcext:value-type="float">
            <text:p>0,109997</text:p>
          </table:table-cell>
          <table:table-cell office:value-type="float" office:value="0.111745" calcext:value-type="float">
            <text:p>0,111745</text:p>
          </table:table-cell>
          <table:table-cell office:value-type="float" office:value="0.110315" calcext:value-type="float">
            <text:p>0,110315</text:p>
          </table:table-cell>
          <table:table-cell office:value-type="float" office:value="0.110322" calcext:value-type="float">
            <text:p>0,110322</text:p>
          </table:table-cell>
          <table:table-cell office:value-type="float" office:value="0.109489" calcext:value-type="float">
            <text:p>0,109489</text:p>
          </table:table-cell>
          <table:table-cell office:value-type="float" office:value="0.110146" calcext:value-type="float">
            <text:p>0,110146</text:p>
          </table:table-cell>
          <table:table-cell office:value-type="float" office:value="0.109277" calcext:value-type="float">
            <text:p>0,109277</text:p>
          </table:table-cell>
          <table:table-cell office:value-type="float" office:value="0.109907" calcext:value-type="float">
            <text:p>0,109907</text:p>
          </table:table-cell>
          <table:table-cell office:value-type="float" office:value="0.110217" calcext:value-type="float">
            <text:p>0,110217</text:p>
          </table:table-cell>
          <table:table-cell office:value-type="float" office:value="0.108648" calcext:value-type="float">
            <text:p>0,108648</text:p>
          </table:table-cell>
          <table:table-cell office:value-type="float" office:value="0.111122" calcext:value-type="float">
            <text:p>0,111122</text:p>
          </table:table-cell>
          <table:table-cell office:value-type="float" office:value="0.114662" calcext:value-type="float">
            <text:p>0,114662</text:p>
          </table:table-cell>
          <table:table-cell office:value-type="float" office:value="0.113475" calcext:value-type="float">
            <text:p>0,113475</text:p>
          </table:table-cell>
          <table:table-cell office:value-type="float" office:value="0.113279" calcext:value-type="float">
            <text:p>0,113279</text:p>
          </table:table-cell>
          <table:table-cell office:value-type="float" office:value="0.112895" calcext:value-type="float">
            <text:p>0,112895</text:p>
          </table:table-cell>
          <table:table-cell office:value-type="float" office:value="0.116902" calcext:value-type="float">
            <text:p>0,116902</text:p>
          </table:table-cell>
          <table:table-cell office:value-type="float" office:value="0.115734" calcext:value-type="float">
            <text:p>0,115734</text:p>
          </table:table-cell>
          <table:table-cell office:value-type="float" office:value="0.116765" calcext:value-type="float">
            <text:p>0,116765</text:p>
          </table:table-cell>
          <table:table-cell office:value-type="float" office:value="0.115884" calcext:value-type="float">
            <text:p>0,115884</text:p>
          </table:table-cell>
          <table:table-cell office:value-type="float" office:value="0.113563" calcext:value-type="float">
            <text:p>0,113563</text:p>
          </table:table-cell>
          <table:table-cell office:value-type="float" office:value="0.114987" calcext:value-type="float">
            <text:p>0,114987</text:p>
          </table:table-cell>
          <table:table-cell office:value-type="float" office:value="0.121283" calcext:value-type="float">
            <text:p>0,121283</text:p>
          </table:table-cell>
          <table:table-cell office:value-type="float" office:value="0.120947" calcext:value-type="float">
            <text:p>0,120947</text:p>
          </table:table-cell>
          <table:table-cell office:value-type="float" office:value="0.115196" calcext:value-type="float">
            <text:p>0,115196</text:p>
          </table:table-cell>
          <table:table-cell office:value-type="float" office:value="0.117415" calcext:value-type="float">
            <text:p>0,117415</text:p>
          </table:table-cell>
          <table:table-cell office:value-type="float" office:value="0.118169" calcext:value-type="float">
            <text:p>0,118169</text:p>
          </table:table-cell>
          <table:table-cell office:value-type="float" office:value="0.115853" calcext:value-type="float">
            <text:p>0,115853</text:p>
          </table:table-cell>
          <table:table-cell office:value-type="float" office:value="0.116229" calcext:value-type="float">
            <text:p>0,116229</text:p>
          </table:table-cell>
          <table:table-cell office:value-type="float" office:value="0.114803" calcext:value-type="float">
            <text:p>0,114803</text:p>
          </table:table-cell>
          <table:table-cell office:value-type="float" office:value="0.117555" calcext:value-type="float">
            <text:p>0,117555</text:p>
          </table:table-cell>
          <table:table-cell office:value-type="float" office:value="0.116305" calcext:value-type="float">
            <text:p>0,116305</text:p>
          </table:table-cell>
          <table:table-cell office:value-type="float" office:value="0.116942" calcext:value-type="float">
            <text:p>0,116942</text:p>
          </table:table-cell>
          <table:table-cell office:value-type="float" office:value="0.115767" calcext:value-type="float">
            <text:p>0,115767</text:p>
          </table:table-cell>
          <table:table-cell office:value-type="float" office:value="0.118091" calcext:value-type="float">
            <text:p>0,118091</text:p>
          </table:table-cell>
          <table:table-cell office:value-type="float" office:value="0.117722" calcext:value-type="float">
            <text:p>0,117722</text:p>
          </table:table-cell>
          <table:table-cell office:value-type="float" office:value="0.116816" calcext:value-type="float">
            <text:p>0,116816</text:p>
          </table:table-cell>
          <table:table-cell office:value-type="float" office:value="0.118344" calcext:value-type="float">
            <text:p>0,118344</text:p>
          </table:table-cell>
          <table:table-cell office:value-type="float" office:value="0.117323" calcext:value-type="float">
            <text:p>0,117323</text:p>
          </table:table-cell>
          <table:table-cell office:value-type="float" office:value="0.116708" calcext:value-type="float">
            <text:p>0,116708</text:p>
          </table:table-cell>
          <table:table-cell office:value-type="float" office:value="0.11634" calcext:value-type="float">
            <text:p>0,11634</text:p>
          </table:table-cell>
          <table:table-cell office:value-type="float" office:value="0.120157" calcext:value-type="float">
            <text:p>0,120157</text:p>
          </table:table-cell>
          <table:table-cell office:value-type="float" office:value="0.116307" calcext:value-type="float">
            <text:p>0,116307</text:p>
          </table:table-cell>
          <table:table-cell office:value-type="float" office:value="0.11728" calcext:value-type="float">
            <text:p>0,11728</text:p>
          </table:table-cell>
          <table:table-cell office:value-type="float" office:value="0.117998" calcext:value-type="float">
            <text:p>0,117998</text:p>
          </table:table-cell>
          <table:table-cell office:value-type="float" office:value="0.117429" calcext:value-type="float">
            <text:p>0,117429</text:p>
          </table:table-cell>
          <table:table-cell office:value-type="float" office:value="0.11354" calcext:value-type="float">
            <text:p>0,11354</text:p>
          </table:table-cell>
          <table:table-cell office:value-type="float" office:value="0.117283" calcext:value-type="float">
            <text:p>0,117283</text:p>
          </table:table-cell>
          <table:table-cell office:value-type="float" office:value="0.115383" calcext:value-type="float">
            <text:p>0,115383</text:p>
          </table:table-cell>
          <table:table-cell office:value-type="float" office:value="0.116245" calcext:value-type="float">
            <text:p>0,116245</text:p>
          </table:table-cell>
          <table:table-cell office:value-type="float" office:value="0.116141" calcext:value-type="float">
            <text:p>0,116141</text:p>
          </table:table-cell>
          <table:table-cell office:value-type="float" office:value="0.1154" calcext:value-type="float">
            <text:p>0,1154</text:p>
          </table:table-cell>
          <table:table-cell office:value-type="float" office:value="0.117518" calcext:value-type="float">
            <text:p>0,117518</text:p>
          </table:table-cell>
          <table:table-cell office:value-type="float" office:value="0.113619" calcext:value-type="float">
            <text:p>0,113619</text:p>
          </table:table-cell>
          <table:table-cell office:value-type="float" office:value="0.115946" calcext:value-type="float">
            <text:p>0,115946</text:p>
          </table:table-cell>
          <table:table-cell office:value-type="float" office:value="0.113691" calcext:value-type="float">
            <text:p>0,113691</text:p>
          </table:table-cell>
          <table:table-cell office:value-type="float" office:value="0.112973" calcext:value-type="float">
            <text:p>0,112973</text:p>
          </table:table-cell>
          <table:table-cell office:value-type="float" office:value="0.11264" calcext:value-type="float">
            <text:p>0,11264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113791" calcext:value-type="float">
            <text:p>0,113791</text:p>
          </table:table-cell>
          <table:table-cell office:value-type="float" office:value="0.113007" calcext:value-type="float">
            <text:p>0,113007</text:p>
          </table:table-cell>
          <table:table-cell office:value-type="float" office:value="0.11203" calcext:value-type="float">
            <text:p>0,11203</text:p>
          </table:table-cell>
          <table:table-cell office:value-type="float" office:value="0.109718" calcext:value-type="float">
            <text:p>0,109718</text:p>
          </table:table-cell>
          <table:table-cell office:value-type="float" office:value="0.110742" calcext:value-type="float">
            <text:p>0,110742</text:p>
          </table:table-cell>
          <table:table-cell office:value-type="float" office:value="0.110357" calcext:value-type="float">
            <text:p>0,110357</text:p>
          </table:table-cell>
          <table:table-cell office:value-type="float" office:value="0.109143" calcext:value-type="float">
            <text:p>0,109143</text:p>
          </table:table-cell>
          <table:table-cell office:value-type="float" office:value="0.109962" calcext:value-type="float">
            <text:p>0,109962</text:p>
          </table:table-cell>
          <table:table-cell office:value-type="float" office:value="0.109483" calcext:value-type="float">
            <text:p>0,109483</text:p>
          </table:table-cell>
          <table:table-cell office:value-type="float" office:value="0.110509" calcext:value-type="float">
            <text:p>0,110509</text:p>
          </table:table-cell>
          <table:table-cell office:value-type="float" office:value="0.111905" calcext:value-type="float">
            <text:p>0,111905</text:p>
          </table:table-cell>
          <table:table-cell office:value-type="float" office:value="0.10932" calcext:value-type="float">
            <text:p>0,10932</text:p>
          </table:table-cell>
          <table:table-cell office:value-type="float" office:value="0.110232" calcext:value-type="float">
            <text:p>0,110232</text:p>
          </table:table-cell>
          <table:table-cell office:value-type="float" office:value="0.109115" calcext:value-type="float">
            <text:p>0,109115</text:p>
          </table:table-cell>
          <table:table-cell office:value-type="float" office:value="0.109903" calcext:value-type="float">
            <text:p>0,109903</text:p>
          </table:table-cell>
          <table:table-cell office:value-type="float" office:value="0.109051" calcext:value-type="float">
            <text:p>0,109051</text:p>
          </table:table-cell>
          <table:table-cell office:value-type="float" office:value="0.108751" calcext:value-type="float">
            <text:p>0,108751</text:p>
          </table:table-cell>
          <table:table-cell office:value-type="float" office:value="0.111105" calcext:value-type="float">
            <text:p>0,111105</text:p>
          </table:table-cell>
          <table:table-cell office:value-type="float" office:value="0.110025" calcext:value-type="float">
            <text:p>0,110025</text:p>
          </table:table-cell>
          <table:table-cell office:value-type="float" office:value="0.110716" calcext:value-type="float">
            <text:p>0,110716</text:p>
          </table:table-cell>
          <table:table-cell office:value-type="float" office:value="0.110365" calcext:value-type="float">
            <text:p>0,110365</text:p>
          </table:table-cell>
          <table:table-cell office:value-type="float" office:value="0.110264" calcext:value-type="float">
            <text:p>0,110264</text:p>
          </table:table-cell>
          <table:table-cell office:value-type="float" office:value="0.110047" calcext:value-type="float">
            <text:p>0,110047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108947" calcext:value-type="float">
            <text:p>0,108947</text:p>
          </table:table-cell>
          <table:table-cell office:value-type="float" office:value="0.108935" calcext:value-type="float">
            <text:p>0,108935</text:p>
          </table:table-cell>
          <table:table-cell office:value-type="float" office:value="0.110108" calcext:value-type="float">
            <text:p>0,110108</text:p>
          </table:table-cell>
          <table:table-cell office:value-type="float" office:value="0.109799" calcext:value-type="float">
            <text:p>0,109799</text:p>
          </table:table-cell>
          <table:table-cell office:value-type="float" office:value="0.109545" calcext:value-type="float">
            <text:p>0,109545</text:p>
          </table:table-cell>
          <table:table-cell office:value-type="float" office:value="0.110208" calcext:value-type="float">
            <text:p>0,110208</text:p>
          </table:table-cell>
          <table:table-cell office:value-type="float" office:value="0.110328" calcext:value-type="float">
            <text:p>0,110328</text:p>
          </table:table-cell>
          <table:table-cell office:value-type="float" office:value="0.10914" calcext:value-type="float">
            <text:p>0,10914</text:p>
          </table:table-cell>
          <table:table-cell office:value-type="float" office:value="0.110832" calcext:value-type="float">
            <text:p>0,110832</text:p>
          </table:table-cell>
          <table:table-cell office:value-type="float" office:value="0.110938" calcext:value-type="float">
            <text:p>0,110938</text:p>
          </table:table-cell>
          <table:table-cell office:value-type="float" office:value="0.11106" calcext:value-type="float">
            <text:p>0,11106</text:p>
          </table:table-cell>
          <table:table-cell office:value-type="float" office:value="0.110209" calcext:value-type="float">
            <text:p>0,110209</text:p>
          </table:table-cell>
          <table:table-cell office:value-type="float" office:value="0.110691" calcext:value-type="float">
            <text:p>0,110691</text:p>
          </table:table-cell>
          <table:table-cell office:value-type="float" office:value="0.110279" calcext:value-type="float">
            <text:p>0,110279</text:p>
          </table:table-cell>
          <table:table-cell office:value-type="float" office:value="0.110975" calcext:value-type="float">
            <text:p>0,110975</text:p>
          </table:table-cell>
          <table:table-cell office:value-type="float" office:value="0.110294" calcext:value-type="float">
            <text:p>0,110294</text:p>
          </table:table-cell>
          <table:table-cell office:value-type="float" office:value="0.109281" calcext:value-type="float">
            <text:p>0,109281</text:p>
          </table:table-cell>
          <table:table-cell office:value-type="float" office:value="0.109475" calcext:value-type="float">
            <text:p>0,109475</text:p>
          </table:table-cell>
          <table:table-cell office:value-type="float" office:value="0.111341" calcext:value-type="float">
            <text:p>0,111341</text:p>
          </table:table-cell>
          <table:table-cell office:value-type="float" office:value="0.110372" calcext:value-type="float">
            <text:p>0,110372</text:p>
          </table:table-cell>
          <table:table-cell office:value-type="float" office:value="0.110028" calcext:value-type="float">
            <text:p>0,110028</text:p>
          </table:table-cell>
          <table:table-cell office:value-type="float" office:value="0.110233" calcext:value-type="float">
            <text:p>0,110233</text:p>
          </table:table-cell>
          <table:table-cell office:value-type="float" office:value="0.110331" calcext:value-type="float">
            <text:p>0,110331</text:p>
          </table:table-cell>
          <table:table-cell office:value-type="float" office:value="0.110377" calcext:value-type="float">
            <text:p>0,110377</text:p>
          </table:table-cell>
          <table:table-cell office:value-type="float" office:value="0.111349" calcext:value-type="float">
            <text:p>0,111349</text:p>
          </table:table-cell>
          <table:table-cell office:value-type="float" office:value="0.110167" calcext:value-type="float">
            <text:p>0,110167</text:p>
          </table:table-cell>
          <table:table-cell office:value-type="float" office:value="0.111603" calcext:value-type="float">
            <text:p>0,111603</text:p>
          </table:table-cell>
          <table:table-cell office:value-type="float" office:value="0.109389" calcext:value-type="float">
            <text:p>0,109389</text:p>
          </table:table-cell>
          <table:table-cell office:value-type="float" office:value="0.110186" calcext:value-type="float">
            <text:p>0,110186</text:p>
          </table:table-cell>
          <table:table-cell office:value-type="float" office:value="0.109266" calcext:value-type="float">
            <text:p>0,109266</text:p>
          </table:table-cell>
          <table:table-cell office:value-type="float" office:value="0.108969" calcext:value-type="float">
            <text:p>0,108969</text:p>
          </table:table-cell>
          <table:table-cell office:value-type="float" office:value="0.110864" calcext:value-type="float">
            <text:p>0,110864</text:p>
          </table:table-cell>
          <table:table-cell office:value-type="float" office:value="0.110094" calcext:value-type="float">
            <text:p>0,110094</text:p>
          </table:table-cell>
          <table:table-cell office:value-type="float" office:value="0.110769" calcext:value-type="float">
            <text:p>0,110769</text:p>
          </table:table-cell>
          <table:table-cell office:value-type="float" office:value="0.110234" calcext:value-type="float">
            <text:p>0,110234</text:p>
          </table:table-cell>
          <table:table-cell office:value-type="float" office:value="0.109168" calcext:value-type="float">
            <text:p>0,109168</text:p>
          </table:table-cell>
          <table:table-cell office:value-type="float" office:value="0.110371" calcext:value-type="float">
            <text:p>0,110371</text:p>
          </table:table-cell>
          <table:table-cell office:value-type="float" office:value="0.109252" calcext:value-type="float">
            <text:p>0,109252</text:p>
          </table:table-cell>
          <table:table-cell office:value-type="float" office:value="0.110427" calcext:value-type="float">
            <text:p>0,110427</text:p>
          </table:table-cell>
          <table:table-cell office:value-type="float" office:value="0.108809" calcext:value-type="float">
            <text:p>0,108809</text:p>
          </table:table-cell>
          <table:table-cell office:value-type="float" office:value="0.111175" calcext:value-type="float">
            <text:p>0,111175</text:p>
          </table:table-cell>
          <table:table-cell office:value-type="float" office:value="0.110027" calcext:value-type="float">
            <text:p>0,110027</text:p>
          </table:table-cell>
          <table:table-cell office:value-type="float" office:value="0.110456" calcext:value-type="float">
            <text:p>0,110456</text:p>
          </table:table-cell>
          <table:table-cell office:value-type="float" office:value="0.110222" calcext:value-type="float">
            <text:p>0,110222</text:p>
          </table:table-cell>
          <table:table-cell office:value-type="float" office:value="0.108799" calcext:value-type="float">
            <text:p>0,108799</text:p>
          </table:table-cell>
          <table:table-cell office:value-type="float" office:value="0.111242" calcext:value-type="float">
            <text:p>0,111242</text:p>
          </table:table-cell>
          <table:table-cell office:value-type="float" office:value="0.110461" calcext:value-type="float">
            <text:p>0,110461</text:p>
          </table:table-cell>
          <table:table-cell office:value-type="float" office:value="0.109879" calcext:value-type="float">
            <text:p>0,109879</text:p>
          </table:table-cell>
          <table:table-cell office:value-type="float" office:value="0.110498" calcext:value-type="float">
            <text:p>0,110498</text:p>
          </table:table-cell>
          <table:table-cell office:value-type="float" office:value="0.109548" calcext:value-type="float">
            <text:p>0,109548</text:p>
          </table:table-cell>
          <table:table-cell office:value-type="float" office:value="0.109527" calcext:value-type="float">
            <text:p>0,109527</text:p>
          </table:table-cell>
          <table:table-cell office:value-type="float" office:value="0.111214" calcext:value-type="float">
            <text:p>0,111214</text:p>
          </table:table-cell>
          <table:table-cell office:value-type="float" office:value="0.111539" calcext:value-type="float">
            <text:p>0,111539</text:p>
          </table:table-cell>
          <table:table-cell office:value-type="float" office:value="0.111064" calcext:value-type="float">
            <text:p>0,111064</text:p>
          </table:table-cell>
          <table:table-cell office:value-type="float" office:value="0.108665" calcext:value-type="float">
            <text:p>0,108665</text:p>
          </table:table-cell>
          <table:table-cell office:value-type="float" office:value="0.109075" calcext:value-type="float">
            <text:p>0,109075</text:p>
          </table:table-cell>
          <table:table-cell office:value-type="float" office:value="0.108907" calcext:value-type="float">
            <text:p>0,108907</text:p>
          </table:table-cell>
          <table:table-cell office:value-type="float" office:value="0.108514" calcext:value-type="float">
            <text:p>0,108514</text:p>
          </table:table-cell>
          <table:table-cell office:value-type="float" office:value="0.110188" calcext:value-type="float">
            <text:p>0,110188</text:p>
          </table:table-cell>
          <table:table-cell office:value-type="float" office:value="0.110386" calcext:value-type="float">
            <text:p>0,110386</text:p>
          </table:table-cell>
          <table:table-cell office:value-type="float" office:value="0.109025" calcext:value-type="float">
            <text:p>0,109025</text:p>
          </table:table-cell>
          <table:table-cell office:value-type="float" office:value="0.109775" calcext:value-type="float">
            <text:p>0,109775</text:p>
          </table:table-cell>
          <table:table-cell office:value-type="float" office:value="0.108809" calcext:value-type="float">
            <text:p>0,108809</text:p>
          </table:table-cell>
          <table:table-cell office:value-type="float" office:value="0.109667" calcext:value-type="float">
            <text:p>0,109667</text:p>
          </table:table-cell>
          <table:table-cell office:value-type="float" office:value="0.109637" calcext:value-type="float">
            <text:p>0,109637</text:p>
          </table:table-cell>
          <table:table-cell office:value-type="float" office:value="0.109838" calcext:value-type="float">
            <text:p>0,109838</text:p>
          </table:table-cell>
          <table:table-cell office:value-type="float" office:value="0.108448" calcext:value-type="float">
            <text:p>0,108448</text:p>
          </table:table-cell>
          <table:table-cell office:value-type="float" office:value="0.109131" calcext:value-type="float">
            <text:p>0,109131</text:p>
          </table:table-cell>
          <table:table-cell office:value-type="float" office:value="0.110124" calcext:value-type="float">
            <text:p>0,110124</text:p>
          </table:table-cell>
          <table:table-cell office:value-type="float" office:value="0.109769" calcext:value-type="float">
            <text:p>0,109769</text:p>
          </table:table-cell>
          <table:table-cell office:value-type="float" office:value="0.108432" calcext:value-type="float">
            <text:p>0,108432</text:p>
          </table:table-cell>
          <table:table-cell office:value-type="float" office:value="0.109165" calcext:value-type="float">
            <text:p>0,109165</text:p>
          </table:table-cell>
          <table:table-cell office:value-type="float" office:value="0.108465" calcext:value-type="float">
            <text:p>0,108465</text:p>
          </table:table-cell>
          <table:table-cell office:value-type="float" office:value="0.110203" calcext:value-type="float">
            <text:p>0,110203</text:p>
          </table:table-cell>
          <table:table-cell office:value-type="float" office:value="0.109913" calcext:value-type="float">
            <text:p>0,109913</text:p>
          </table:table-cell>
          <table:table-cell office:value-type="float" office:value="0.111161" calcext:value-type="float">
            <text:p>0,111161</text:p>
          </table:table-cell>
          <table:table-cell office:value-type="float" office:value="0.110039" calcext:value-type="float">
            <text:p>0,110039</text:p>
          </table:table-cell>
          <table:table-cell office:value-type="float" office:value="0.109734" calcext:value-type="float">
            <text:p>0,109734</text:p>
          </table:table-cell>
          <table:table-cell office:value-type="float" office:value="0.111068" calcext:value-type="float">
            <text:p>0,111068</text:p>
          </table:table-cell>
          <table:table-cell office:value-type="float" office:value="0.11083" calcext:value-type="float">
            <text:p>0,11083</text:p>
          </table:table-cell>
          <table:table-cell office:value-type="float" office:value="0.110995" calcext:value-type="float">
            <text:p>0,110995</text:p>
          </table:table-cell>
          <table:table-cell office:value-type="float" office:value="0.11109" calcext:value-type="float">
            <text:p>0,11109</text:p>
          </table:table-cell>
          <table:table-cell office:value-type="float" office:value="0.109299" calcext:value-type="float">
            <text:p>0,109299</text:p>
          </table:table-cell>
          <table:table-cell office:value-type="float" office:value="0.111446" calcext:value-type="float">
            <text:p>0,111446</text:p>
          </table:table-cell>
          <table:table-cell office:value-type="float" office:value="0.109706" calcext:value-type="float">
            <text:p>0,109706</text:p>
          </table:table-cell>
          <table:table-cell office:value-type="float" office:value="0.109919" calcext:value-type="float">
            <text:p>0,109919</text:p>
          </table:table-cell>
          <table:table-cell office:value-type="float" office:value="0.112141" calcext:value-type="float">
            <text:p>0,112141</text:p>
          </table:table-cell>
          <table:table-cell office:value-type="float" office:value="0.110374" calcext:value-type="float">
            <text:p>0,110374</text:p>
          </table:table-cell>
          <table:table-cell office:value-type="float" office:value="0.11271" calcext:value-type="float">
            <text:p>0,11271</text:p>
          </table:table-cell>
          <table:table-cell office:value-type="float" office:value="0.110392" calcext:value-type="float">
            <text:p>0,110392</text:p>
          </table:table-cell>
          <table:table-cell office:value-type="float" office:value="0.110078" calcext:value-type="float">
            <text:p>0,110078</text:p>
          </table:table-cell>
          <table:table-cell office:value-type="float" office:value="0.109115" calcext:value-type="float">
            <text:p>0,109115</text:p>
          </table:table-cell>
          <table:table-cell office:value-type="float" office:value="0.110462" calcext:value-type="float">
            <text:p>0,110462</text:p>
          </table:table-cell>
          <table:table-cell office:value-type="float" office:value="0.110288" calcext:value-type="float">
            <text:p>0,110288</text:p>
          </table:table-cell>
          <table:table-cell office:value-type="float" office:value="0.110063" calcext:value-type="float">
            <text:p>0,110063</text:p>
          </table:table-cell>
          <table:table-cell office:value-type="float" office:value="0.110662" calcext:value-type="float">
            <text:p>0,110662</text:p>
          </table:table-cell>
          <table:table-cell office:value-type="float" office:value="0.110317" calcext:value-type="float">
            <text:p>0,110317</text:p>
          </table:table-cell>
          <table:table-cell office:value-type="float" office:value="0.110187" calcext:value-type="float">
            <text:p>0,110187</text:p>
          </table:table-cell>
          <table:table-cell office:value-type="float" office:value="0.110353" calcext:value-type="float">
            <text:p>0,110353</text:p>
          </table:table-cell>
          <table:table-cell office:value-type="float" office:value="0.109307" calcext:value-type="float">
            <text:p>0,109307</text:p>
          </table:table-cell>
          <table:table-cell office:value-type="float" office:value="0.108777" calcext:value-type="float">
            <text:p>0,108777</text:p>
          </table:table-cell>
          <table:table-cell office:value-type="float" office:value="0.109999" calcext:value-type="float">
            <text:p>0,109999</text:p>
          </table:table-cell>
          <table:table-cell office:value-type="float" office:value="0.108821" calcext:value-type="float">
            <text:p>0,108821</text:p>
          </table:table-cell>
          <table:table-cell office:value-type="float" office:value="0.109855" calcext:value-type="float">
            <text:p>0,109855</text:p>
          </table:table-cell>
          <table:table-cell office:value-type="float" office:value="0.10953" calcext:value-type="float">
            <text:p>0,10953</text:p>
          </table:table-cell>
          <table:table-cell office:value-type="float" office:value="0.111044" calcext:value-type="float">
            <text:p>0,111044</text:p>
          </table:table-cell>
          <table:table-cell office:value-type="float" office:value="0.110988" calcext:value-type="float">
            <text:p>0,110988</text:p>
          </table:table-cell>
          <table:table-cell office:value-type="float" office:value="0.110283" calcext:value-type="float">
            <text:p>0,110283</text:p>
          </table:table-cell>
          <table:table-cell office:value-type="float" office:value="0.110916" calcext:value-type="float">
            <text:p>0,110916</text:p>
          </table:table-cell>
          <table:table-cell office:value-type="float" office:value="0.110937" calcext:value-type="float">
            <text:p>0,110937</text:p>
          </table:table-cell>
          <table:table-cell office:value-type="float" office:value="0.109777" calcext:value-type="float">
            <text:p>0,109777</text:p>
          </table:table-cell>
          <table:table-cell office:value-type="float" office:value="0.109486" calcext:value-type="float">
            <text:p>0,109486</text:p>
          </table:table-cell>
          <table:table-cell office:value-type="float" office:value="0.108826" calcext:value-type="float">
            <text:p>0,108826</text:p>
          </table:table-cell>
          <table:table-cell office:value-type="float" office:value="0.110958" calcext:value-type="float">
            <text:p>0,110958</text:p>
          </table:table-cell>
          <table:table-cell office:value-type="float" office:value="0.10945" calcext:value-type="float">
            <text:p>0,10945</text:p>
          </table:table-cell>
          <table:table-cell office:value-type="float" office:value="0.111476" calcext:value-type="float">
            <text:p>0,111476</text:p>
          </table:table-cell>
          <table:table-cell office:value-type="float" office:value="0.109611" calcext:value-type="float">
            <text:p>0,109611</text:p>
          </table:table-cell>
          <table:table-cell office:value-type="float" office:value="0.108658" calcext:value-type="float">
            <text:p>0,108658</text:p>
          </table:table-cell>
          <table:table-cell office:value-type="float" office:value="0.109305" calcext:value-type="float">
            <text:p>0,109305</text:p>
          </table:table-cell>
          <table:table-cell office:value-type="float" office:value="0.109058" calcext:value-type="float">
            <text:p>0,109058</text:p>
          </table:table-cell>
          <table:table-cell office:value-type="float" office:value="0.108716" calcext:value-type="float">
            <text:p>0,108716</text:p>
          </table:table-cell>
          <table:table-cell office:value-type="float" office:value="0.111597" calcext:value-type="float">
            <text:p>0,111597</text:p>
          </table:table-cell>
          <table:table-cell office:value-type="float" office:value="0.110474" calcext:value-type="float">
            <text:p>0,110474</text:p>
          </table:table-cell>
          <table:table-cell office:value-type="float" office:value="0.111027" calcext:value-type="float">
            <text:p>0,111027</text:p>
          </table:table-cell>
        </table:table-row>
        <table:table-row table:style-name="ro1">
          <table:table-cell office:value-type="string" calcext:value-type="string">
            <text:p>getpid</text:p>
          </table:table-cell>
          <table:table-cell table:formula="of:=AVERAGE([.C5:.ALO5])" office:value-type="float" office:value="0.00539238561438561" calcext:value-type="float">
            <text:p>0,00539238561438561</text:p>
          </table:table-cell>
          <table:table-cell office:value-type="float" office:value="0.009047" calcext:value-type="float">
            <text:p>0,009047</text:p>
          </table:table-cell>
          <table:table-cell office:value-type="float" office:value="0.007873" calcext:value-type="float">
            <text:p>0,007873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911" calcext:value-type="float">
            <text:p>0,005911</text:p>
          </table:table-cell>
          <table:table-cell office:value-type="float" office:value="0.007716" calcext:value-type="float">
            <text:p>0,007716</text:p>
          </table:table-cell>
          <table:table-cell office:value-type="float" office:value="0.005862" calcext:value-type="float">
            <text:p>0,005862</text:p>
          </table:table-cell>
          <table:table-cell office:value-type="float" office:value="0.007887" calcext:value-type="float">
            <text:p>0,007887</text:p>
          </table:table-cell>
          <table:table-cell office:value-type="float" office:value="0.009665" calcext:value-type="float">
            <text:p>0,009665</text:p>
          </table:table-cell>
          <table:table-cell office:value-type="float" office:value="0.007377" calcext:value-type="float">
            <text:p>0,007377</text:p>
          </table:table-cell>
          <table:table-cell office:value-type="float" office:value="0.008405" calcext:value-type="float">
            <text:p>0,008405</text:p>
          </table:table-cell>
          <table:table-cell office:value-type="float" office:value="0.005667" calcext:value-type="float">
            <text:p>0,005667</text:p>
          </table:table-cell>
          <table:table-cell office:value-type="float" office:value="0.007101" calcext:value-type="float">
            <text:p>0,007101</text:p>
          </table:table-cell>
          <table:table-cell office:value-type="float" office:value="0.005287" calcext:value-type="float">
            <text:p>0,005287</text:p>
          </table:table-cell>
          <table:table-cell office:value-type="float" office:value="0.005649" calcext:value-type="float">
            <text:p>0,005649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5254" calcext:value-type="float">
            <text:p>0,005254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222" calcext:value-type="float">
            <text:p>0,005222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332" calcext:value-type="float">
            <text:p>0,005332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341" calcext:value-type="float">
            <text:p>0,005341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165" calcext:value-type="float">
            <text:p>0,005165</text:p>
          </table:table-cell>
          <table:table-cell office:value-type="float" office:value="0.005256" calcext:value-type="float">
            <text:p>0,005256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276" calcext:value-type="float">
            <text:p>0,005276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5236" calcext:value-type="float">
            <text:p>0,005236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157" calcext:value-type="float">
            <text:p>0,005157</text:p>
          </table:table-cell>
          <table:table-cell office:value-type="float" office:value="0.005142" calcext:value-type="float">
            <text:p>0,005142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42" calcext:value-type="float">
            <text:p>0,005242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374" calcext:value-type="float">
            <text:p>0,005374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236" calcext:value-type="float">
            <text:p>0,005236</text:p>
          </table:table-cell>
          <table:table-cell office:value-type="float" office:value="0.005246" calcext:value-type="float">
            <text:p>0,005246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155" calcext:value-type="float">
            <text:p>0,005155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178" calcext:value-type="float">
            <text:p>0,005178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0.005315" calcext:value-type="float">
            <text:p>0,005315</text:p>
          </table:table-cell>
          <table:table-cell office:value-type="float" office:value="0.005341" calcext:value-type="float">
            <text:p>0,005341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297" calcext:value-type="float">
            <text:p>0,005297</text:p>
          </table:table-cell>
          <table:table-cell office:value-type="float" office:value="0.006058" calcext:value-type="float">
            <text:p>0,006058</text:p>
          </table:table-cell>
          <table:table-cell office:value-type="float" office:value="0.006448" calcext:value-type="float">
            <text:p>0,006448</text:p>
          </table:table-cell>
          <table:table-cell office:value-type="float" office:value="0.006261" calcext:value-type="float">
            <text:p>0,006261</text:p>
          </table:table-cell>
          <table:table-cell office:value-type="float" office:value="0.005639" calcext:value-type="float">
            <text:p>0,005639</text:p>
          </table:table-cell>
          <table:table-cell office:value-type="float" office:value="0.005576" calcext:value-type="float">
            <text:p>0,005576</text:p>
          </table:table-cell>
          <table:table-cell office:value-type="float" office:value="0.005375" calcext:value-type="float">
            <text:p>0,005375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305" calcext:value-type="float">
            <text:p>0,005305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171" calcext:value-type="float">
            <text:p>0,005171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302" calcext:value-type="float">
            <text:p>0,005302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541" calcext:value-type="float">
            <text:p>0,005541</text:p>
          </table:table-cell>
          <table:table-cell office:value-type="float" office:value="0.005313" calcext:value-type="float">
            <text:p>0,005313</text:p>
          </table:table-cell>
          <table:table-cell office:value-type="float" office:value="0.005241" calcext:value-type="float">
            <text:p>0,005241</text:p>
          </table:table-cell>
          <table:table-cell office:value-type="float" office:value="0.005676" calcext:value-type="float">
            <text:p>0,005676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6001" calcext:value-type="float">
            <text:p>0,006001</text:p>
          </table:table-cell>
          <table:table-cell office:value-type="float" office:value="0.005868" calcext:value-type="float">
            <text:p>0,005868</text:p>
          </table:table-cell>
          <table:table-cell office:value-type="float" office:value="0.005979" calcext:value-type="float">
            <text:p>0,005979</text:p>
          </table:table-cell>
          <table:table-cell office:value-type="float" office:value="0.007814" calcext:value-type="float">
            <text:p>0,007814</text:p>
          </table:table-cell>
          <table:table-cell office:value-type="float" office:value="0.007901" calcext:value-type="float">
            <text:p>0,007901</text:p>
          </table:table-cell>
          <table:table-cell office:value-type="float" office:value="0.006819" calcext:value-type="float">
            <text:p>0,006819</text:p>
          </table:table-cell>
          <table:table-cell office:value-type="float" office:value="0.006725" calcext:value-type="float">
            <text:p>0,006725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05853" calcext:value-type="float">
            <text:p>0,005853</text:p>
          </table:table-cell>
          <table:table-cell office:value-type="float" office:value="0.005278" calcext:value-type="float">
            <text:p>0,005278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9" calcext:value-type="float">
            <text:p>0,00529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247" calcext:value-type="float">
            <text:p>0,005247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182" calcext:value-type="float">
            <text:p>0,005182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469" calcext:value-type="float">
            <text:p>0,005469</text:p>
          </table:table-cell>
          <table:table-cell office:value-type="float" office:value="0.005273" calcext:value-type="float">
            <text:p>0,005273</text:p>
          </table:table-cell>
          <table:table-cell office:value-type="float" office:value="0.005484" calcext:value-type="float">
            <text:p>0,005484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367" calcext:value-type="float">
            <text:p>0,005367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246" calcext:value-type="float">
            <text:p>0,005246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33" calcext:value-type="float">
            <text:p>0,005233</text:p>
          </table:table-cell>
          <table:table-cell office:value-type="float" office:value="0.005228" calcext:value-type="float">
            <text:p>0,005228</text:p>
          </table:table-cell>
          <table:table-cell office:value-type="float" office:value="0.005267" calcext:value-type="float">
            <text:p>0,005267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237" calcext:value-type="float">
            <text:p>0,005237</text:p>
          </table:table-cell>
          <table:table-cell table:number-columns-repeated="2" office:value-type="float" office:value="0.005216" calcext:value-type="float">
            <text:p>0,005216</text:p>
          </table:table-cell>
          <table:table-cell office:value-type="float" office:value="0.005167" calcext:value-type="float">
            <text:p>0,005167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241" calcext:value-type="float">
            <text:p>0,005241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239" calcext:value-type="float">
            <text:p>0,005239</text:p>
          </table:table-cell>
          <table:table-cell office:value-type="float" office:value="0.005178" calcext:value-type="float">
            <text:p>0,005178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247" calcext:value-type="float">
            <text:p>0,005247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176" calcext:value-type="float">
            <text:p>0,005176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05222" calcext:value-type="float">
            <text:p>0,005222</text:p>
          </table:table-cell>
          <table:table-cell office:value-type="float" office:value="0.005228" calcext:value-type="float">
            <text:p>0,005228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22" calcext:value-type="float">
            <text:p>0,005222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28" calcext:value-type="float">
            <text:p>0,005228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155" calcext:value-type="float">
            <text:p>0,005155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44" calcext:value-type="float">
            <text:p>0,00544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168" calcext:value-type="float">
            <text:p>0,005168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244" calcext:value-type="float">
            <text:p>0,005244</text:p>
          </table:table-cell>
          <table:table-cell office:value-type="float" office:value="0.005156" calcext:value-type="float">
            <text:p>0,005156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231" calcext:value-type="float">
            <text:p>0,005231</text:p>
          </table:table-cell>
          <table:table-cell office:value-type="float" office:value="0.005156" calcext:value-type="float">
            <text:p>0,005156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172" calcext:value-type="float">
            <text:p>0,005172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317" calcext:value-type="float">
            <text:p>0,005317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304" calcext:value-type="float">
            <text:p>0,005304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526" calcext:value-type="float">
            <text:p>0,005526</text:p>
          </table:table-cell>
          <table:table-cell office:value-type="float" office:value="0.005171" calcext:value-type="float">
            <text:p>0,005171</text:p>
          </table:table-cell>
          <table:table-cell office:value-type="float" office:value="0.005321" calcext:value-type="float">
            <text:p>0,005321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169" calcext:value-type="float">
            <text:p>0,005169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149" calcext:value-type="float">
            <text:p>0,005149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147" calcext:value-type="float">
            <text:p>0,005147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231" calcext:value-type="float">
            <text:p>0,005231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156" calcext:value-type="float">
            <text:p>0,005156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25" calcext:value-type="float">
            <text:p>0,00525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0.005972" calcext:value-type="float">
            <text:p>0,005972</text:p>
          </table:table-cell>
          <table:table-cell office:value-type="float" office:value="0.00526" calcext:value-type="float">
            <text:p>0,00526</text:p>
          </table:table-cell>
          <table:table-cell office:value-type="float" office:value="0.005623" calcext:value-type="float">
            <text:p>0,005623</text:p>
          </table:table-cell>
          <table:table-cell office:value-type="float" office:value="0.005506" calcext:value-type="float">
            <text:p>0,005506</text:p>
          </table:table-cell>
          <table:table-cell office:value-type="float" office:value="0.005248" calcext:value-type="float">
            <text:p>0,005248</text:p>
          </table:table-cell>
          <table:table-cell office:value-type="float" office:value="0.005812" calcext:value-type="float">
            <text:p>0,005812</text:p>
          </table:table-cell>
          <table:table-cell office:value-type="float" office:value="0.005885" calcext:value-type="float">
            <text:p>0,005885</text:p>
          </table:table-cell>
          <table:table-cell office:value-type="float" office:value="0.005248" calcext:value-type="float">
            <text:p>0,005248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05313" calcext:value-type="float">
            <text:p>0,005313</text:p>
          </table:table-cell>
          <table:table-cell office:value-type="float" office:value="0.005687" calcext:value-type="float">
            <text:p>0,005687</text:p>
          </table:table-cell>
          <table:table-cell office:value-type="float" office:value="0.005839" calcext:value-type="float">
            <text:p>0,005839</text:p>
          </table:table-cell>
          <table:table-cell office:value-type="float" office:value="0.005326" calcext:value-type="float">
            <text:p>0,005326</text:p>
          </table:table-cell>
          <table:table-cell office:value-type="float" office:value="0.00642" calcext:value-type="float">
            <text:p>0,00642</text:p>
          </table:table-cell>
          <table:table-cell office:value-type="float" office:value="0.005693" calcext:value-type="float">
            <text:p>0,005693</text:p>
          </table:table-cell>
          <table:table-cell office:value-type="float" office:value="0.005593" calcext:value-type="float">
            <text:p>0,005593</text:p>
          </table:table-cell>
          <table:table-cell office:value-type="float" office:value="0.006181" calcext:value-type="float">
            <text:p>0,006181</text:p>
          </table:table-cell>
          <table:table-cell office:value-type="float" office:value="0.005508" calcext:value-type="float">
            <text:p>0,005508</text:p>
          </table:table-cell>
          <table:table-cell office:value-type="float" office:value="0.006234" calcext:value-type="float">
            <text:p>0,006234</text:p>
          </table:table-cell>
          <table:table-cell office:value-type="float" office:value="0.005749" calcext:value-type="float">
            <text:p>0,005749</text:p>
          </table:table-cell>
          <table:table-cell office:value-type="float" office:value="0.005315" calcext:value-type="float">
            <text:p>0,005315</text:p>
          </table:table-cell>
          <table:table-cell office:value-type="float" office:value="0.005299" calcext:value-type="float">
            <text:p>0,005299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614" calcext:value-type="float">
            <text:p>0,00614</text:p>
          </table:table-cell>
          <table:table-cell office:value-type="float" office:value="0.005842" calcext:value-type="float">
            <text:p>0,005842</text:p>
          </table:table-cell>
          <table:table-cell office:value-type="float" office:value="0.005396" calcext:value-type="float">
            <text:p>0,005396</text:p>
          </table:table-cell>
          <table:table-cell office:value-type="float" office:value="0.005397" calcext:value-type="float">
            <text:p>0,005397</text:p>
          </table:table-cell>
          <table:table-cell office:value-type="float" office:value="0.005295" calcext:value-type="float">
            <text:p>0,005295</text:p>
          </table:table-cell>
          <table:table-cell office:value-type="float" office:value="0.00527" calcext:value-type="float">
            <text:p>0,00527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05245" calcext:value-type="float">
            <text:p>0,005245</text:p>
          </table:table-cell>
          <table:table-cell office:value-type="float" office:value="0.005233" calcext:value-type="float">
            <text:p>0,005233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242" calcext:value-type="float">
            <text:p>0,005242</text:p>
          </table:table-cell>
          <table:table-cell office:value-type="float" office:value="0.005167" calcext:value-type="float">
            <text:p>0,005167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242" calcext:value-type="float">
            <text:p>0,005242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244" calcext:value-type="float">
            <text:p>0,005244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259" calcext:value-type="float">
            <text:p>0,005259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253" calcext:value-type="float">
            <text:p>0,005253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266" calcext:value-type="float">
            <text:p>0,005266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157" calcext:value-type="float">
            <text:p>0,005157</text:p>
          </table:table-cell>
          <table:table-cell office:value-type="float" office:value="0.005244" calcext:value-type="float">
            <text:p>0,005244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198" calcext:value-type="float">
            <text:p>0,005198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198" calcext:value-type="float">
            <text:p>0,005198</text:p>
          </table:table-cell>
          <table:table-cell office:value-type="float" office:value="0.005155" calcext:value-type="float">
            <text:p>0,005155</text:p>
          </table:table-cell>
          <table:table-cell office:value-type="float" office:value="0.005475" calcext:value-type="float">
            <text:p>0,005475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527" calcext:value-type="float">
            <text:p>0,005527</text:p>
          </table:table-cell>
          <table:table-cell office:value-type="float" office:value="0.005155" calcext:value-type="float">
            <text:p>0,005155</text:p>
          </table:table-cell>
          <table:table-cell office:value-type="float" office:value="0.005546" calcext:value-type="float">
            <text:p>0,005546</text:p>
          </table:table-cell>
          <table:table-cell office:value-type="float" office:value="0.005171" calcext:value-type="float">
            <text:p>0,005171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0.005259" calcext:value-type="float">
            <text:p>0,005259</text:p>
          </table:table-cell>
          <table:table-cell office:value-type="float" office:value="0.005612" calcext:value-type="float">
            <text:p>0,005612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247" calcext:value-type="float">
            <text:p>0,005247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47" calcext:value-type="float">
            <text:p>0,005247</text:p>
          </table:table-cell>
          <table:table-cell office:value-type="float" office:value="0.005244" calcext:value-type="float">
            <text:p>0,005244</text:p>
          </table:table-cell>
          <table:table-cell office:value-type="float" office:value="0.005176" calcext:value-type="float">
            <text:p>0,005176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7333" calcext:value-type="float">
            <text:p>0,007333</text:p>
          </table:table-cell>
          <table:table-cell office:value-type="float" office:value="0.009929" calcext:value-type="float">
            <text:p>0,009929</text:p>
          </table:table-cell>
          <table:table-cell office:value-type="float" office:value="0.006772" calcext:value-type="float">
            <text:p>0,006772</text:p>
          </table:table-cell>
          <table:table-cell office:value-type="float" office:value="0.008843" calcext:value-type="float">
            <text:p>0,008843</text:p>
          </table:table-cell>
          <table:table-cell office:value-type="float" office:value="0.00571" calcext:value-type="float">
            <text:p>0,00571</text:p>
          </table:table-cell>
          <table:table-cell office:value-type="float" office:value="0.006997" calcext:value-type="float">
            <text:p>0,006997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5957" calcext:value-type="float">
            <text:p>0,005957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485" calcext:value-type="float">
            <text:p>0,005485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298" calcext:value-type="float">
            <text:p>0,005298</text:p>
          </table:table-cell>
          <table:table-cell office:value-type="float" office:value="0.005258" calcext:value-type="float">
            <text:p>0,005258</text:p>
          </table:table-cell>
          <table:table-cell office:value-type="float" office:value="0.005412" calcext:value-type="float">
            <text:p>0,005412</text:p>
          </table:table-cell>
          <table:table-cell office:value-type="float" office:value="0.005265" calcext:value-type="float">
            <text:p>0,005265</text:p>
          </table:table-cell>
          <table:table-cell office:value-type="float" office:value="0.005943" calcext:value-type="float">
            <text:p>0,005943</text:p>
          </table:table-cell>
          <table:table-cell office:value-type="float" office:value="0.007909" calcext:value-type="float">
            <text:p>0,007909</text:p>
          </table:table-cell>
          <table:table-cell office:value-type="float" office:value="0.005767" calcext:value-type="float">
            <text:p>0,005767</text:p>
          </table:table-cell>
          <table:table-cell office:value-type="float" office:value="0.006844" calcext:value-type="float">
            <text:p>0,006844</text:p>
          </table:table-cell>
          <table:table-cell office:value-type="float" office:value="0.005325" calcext:value-type="float">
            <text:p>0,005325</text:p>
          </table:table-cell>
          <table:table-cell office:value-type="float" office:value="0.005928" calcext:value-type="float">
            <text:p>0,005928</text:p>
          </table:table-cell>
          <table:table-cell office:value-type="float" office:value="0.005145" calcext:value-type="float">
            <text:p>0,005145</text:p>
          </table:table-cell>
          <table:table-cell office:value-type="float" office:value="0.005672" calcext:value-type="float">
            <text:p>0,005672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474" calcext:value-type="float">
            <text:p>0,005474</text:p>
          </table:table-cell>
          <table:table-cell office:value-type="float" office:value="0.005281" calcext:value-type="float">
            <text:p>0,005281</text:p>
          </table:table-cell>
          <table:table-cell office:value-type="float" office:value="0.006643" calcext:value-type="float">
            <text:p>0,006643</text:p>
          </table:table-cell>
          <table:table-cell office:value-type="float" office:value="0.006764" calcext:value-type="float">
            <text:p>0,006764</text:p>
          </table:table-cell>
          <table:table-cell office:value-type="float" office:value="0.00583" calcext:value-type="float">
            <text:p>0,00583</text:p>
          </table:table-cell>
          <table:table-cell office:value-type="float" office:value="0.006047" calcext:value-type="float">
            <text:p>0,006047</text:p>
          </table:table-cell>
          <table:table-cell office:value-type="float" office:value="0.007084" calcext:value-type="float">
            <text:p>0,007084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605" calcext:value-type="float">
            <text:p>0,00605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443" calcext:value-type="float">
            <text:p>0,005443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005273" calcext:value-type="float">
            <text:p>0,005273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266" calcext:value-type="float">
            <text:p>0,005266</text:p>
          </table:table-cell>
          <table:table-cell table:number-columns-repeated="2" office:value-type="float" office:value="0.005168" calcext:value-type="float">
            <text:p>0,005168</text:p>
          </table:table-cell>
          <table:table-cell office:value-type="float" office:value="0.005235" calcext:value-type="float">
            <text:p>0,005235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271" calcext:value-type="float">
            <text:p>0,005271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73" calcext:value-type="float">
            <text:p>0,005273</text:p>
          </table:table-cell>
          <table:table-cell office:value-type="float" office:value="0.005157" calcext:value-type="float">
            <text:p>0,005157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271" calcext:value-type="float">
            <text:p>0,005271</text:p>
          </table:table-cell>
          <table:table-cell office:value-type="float" office:value="0.005775" calcext:value-type="float">
            <text:p>0,005775</text:p>
          </table:table-cell>
          <table:table-cell office:value-type="float" office:value="0.005742" calcext:value-type="float">
            <text:p>0,005742</text:p>
          </table:table-cell>
          <table:table-cell office:value-type="float" office:value="0.005306" calcext:value-type="float">
            <text:p>0,005306</text:p>
          </table:table-cell>
          <table:table-cell office:value-type="float" office:value="0.006401" calcext:value-type="float">
            <text:p>0,006401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7916" calcext:value-type="float">
            <text:p>0,007916</text:p>
          </table:table-cell>
          <table:table-cell office:value-type="float" office:value="0.007616" calcext:value-type="float">
            <text:p>0,007616</text:p>
          </table:table-cell>
          <table:table-cell office:value-type="float" office:value="0.006108" calcext:value-type="float">
            <text:p>0,006108</text:p>
          </table:table-cell>
          <table:table-cell office:value-type="float" office:value="0.006325" calcext:value-type="float">
            <text:p>0,006325</text:p>
          </table:table-cell>
          <table:table-cell office:value-type="float" office:value="0.005357" calcext:value-type="float">
            <text:p>0,005357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06272" calcext:value-type="float">
            <text:p>0,006272</text:p>
          </table:table-cell>
          <table:table-cell office:value-type="float" office:value="0.005288" calcext:value-type="float">
            <text:p>0,005288</text:p>
          </table:table-cell>
          <table:table-cell office:value-type="float" office:value="0.005879" calcext:value-type="float">
            <text:p>0,005879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588" calcext:value-type="float">
            <text:p>0,005588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443" calcext:value-type="float">
            <text:p>0,005443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175" calcext:value-type="float">
            <text:p>0,005175</text:p>
          </table:table-cell>
          <table:table-cell table:number-columns-repeated="2" office:value-type="float" office:value="0.005232" calcext:value-type="float">
            <text:p>0,005232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247" calcext:value-type="float">
            <text:p>0,005247</text:p>
          </table:table-cell>
          <table:table-cell office:value-type="float" office:value="0.006701" calcext:value-type="float">
            <text:p>0,006701</text:p>
          </table:table-cell>
          <table:table-cell office:value-type="float" office:value="0.005836" calcext:value-type="float">
            <text:p>0,005836</text:p>
          </table:table-cell>
          <table:table-cell office:value-type="float" office:value="0.006186" calcext:value-type="float">
            <text:p>0,006186</text:p>
          </table:table-cell>
          <table:table-cell office:value-type="float" office:value="0.005633" calcext:value-type="float">
            <text:p>0,005633</text:p>
          </table:table-cell>
          <table:table-cell office:value-type="float" office:value="0.005322" calcext:value-type="float">
            <text:p>0,005322</text:p>
          </table:table-cell>
          <table:table-cell office:value-type="float" office:value="0.005245" calcext:value-type="float">
            <text:p>0,005245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862" calcext:value-type="float">
            <text:p>0,005862</text:p>
          </table:table-cell>
          <table:table-cell office:value-type="float" office:value="0.005241" calcext:value-type="float">
            <text:p>0,005241</text:p>
          </table:table-cell>
          <table:table-cell office:value-type="float" office:value="0.00639" calcext:value-type="float">
            <text:p>0,00639</text:p>
          </table:table-cell>
          <table:table-cell office:value-type="float" office:value="0.008561" calcext:value-type="float">
            <text:p>0,008561</text:p>
          </table:table-cell>
          <table:table-cell office:value-type="float" office:value="0.005642" calcext:value-type="float">
            <text:p>0,005642</text:p>
          </table:table-cell>
          <table:table-cell office:value-type="float" office:value="0.00701" calcext:value-type="float">
            <text:p>0,00701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858" calcext:value-type="float">
            <text:p>0,005858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182" calcext:value-type="float">
            <text:p>0,005182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235" calcext:value-type="float">
            <text:p>0,005235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972" calcext:value-type="float">
            <text:p>0,005972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7016" calcext:value-type="float">
            <text:p>0,007016</text:p>
          </table:table-cell>
          <table:table-cell office:value-type="float" office:value="0.00726" calcext:value-type="float">
            <text:p>0,00726</text:p>
          </table:table-cell>
          <table:table-cell office:value-type="float" office:value="0.006267" calcext:value-type="float">
            <text:p>0,006267</text:p>
          </table:table-cell>
          <table:table-cell office:value-type="float" office:value="0.007462" calcext:value-type="float">
            <text:p>0,007462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.006049" calcext:value-type="float">
            <text:p>0,006049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383" calcext:value-type="float">
            <text:p>0,005383</text:p>
          </table:table-cell>
          <table:table-cell office:value-type="float" office:value="0.005222" calcext:value-type="float">
            <text:p>0,005222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228" calcext:value-type="float">
            <text:p>0,005228</text:p>
          </table:table-cell>
          <table:table-cell office:value-type="float" office:value="0.005169" calcext:value-type="float">
            <text:p>0,005169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168" calcext:value-type="float">
            <text:p>0,005168</text:p>
          </table:table-cell>
          <table:table-cell office:value-type="float" office:value="0.005222" calcext:value-type="float">
            <text:p>0,005222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252" calcext:value-type="float">
            <text:p>0,005252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174" calcext:value-type="float">
            <text:p>0,005174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174" calcext:value-type="float">
            <text:p>0,005174</text:p>
          </table:table-cell>
          <table:table-cell office:value-type="float" office:value="0.005169" calcext:value-type="float">
            <text:p>0,005169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198" calcext:value-type="float">
            <text:p>0,005198</text:p>
          </table:table-cell>
          <table:table-cell office:value-type="float" office:value="0.005176" calcext:value-type="float">
            <text:p>0,005176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174" calcext:value-type="float">
            <text:p>0,005174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156" calcext:value-type="float">
            <text:p>0,005156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0.005597" calcext:value-type="float">
            <text:p>0,005597</text:p>
          </table:table-cell>
          <table:table-cell office:value-type="float" office:value="0.005517" calcext:value-type="float">
            <text:p>0,005517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852" calcext:value-type="float">
            <text:p>0,005852</text:p>
          </table:table-cell>
          <table:table-cell office:value-type="float" office:value="0.005198" calcext:value-type="float">
            <text:p>0,005198</text:p>
          </table:table-cell>
          <table:table-cell office:value-type="float" office:value="0.00568" calcext:value-type="float">
            <text:p>0,00568</text:p>
          </table:table-cell>
          <table:table-cell office:value-type="float" office:value="0.005153" calcext:value-type="float">
            <text:p>0,005153</text:p>
          </table:table-cell>
          <table:table-cell office:value-type="float" office:value="0.005343" calcext:value-type="float">
            <text:p>0,005343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165" calcext:value-type="float">
            <text:p>0,005165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0.005255" calcext:value-type="float">
            <text:p>0,005255</text:p>
          </table:table-cell>
          <table:table-cell office:value-type="float" office:value="0.005411" calcext:value-type="float">
            <text:p>0,005411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55" calcext:value-type="float">
            <text:p>0,00555</text:p>
          </table:table-cell>
          <table:table-cell office:value-type="float" office:value="0.005169" calcext:value-type="float">
            <text:p>0,005169</text:p>
          </table:table-cell>
          <table:table-cell office:value-type="float" office:value="0.005566" calcext:value-type="float">
            <text:p>0,005566</text:p>
          </table:table-cell>
          <table:table-cell office:value-type="float" office:value="0.005236" calcext:value-type="float">
            <text:p>0,005236</text:p>
          </table:table-cell>
          <table:table-cell office:value-type="float" office:value="0.005253" calcext:value-type="float">
            <text:p>0,005253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178" calcext:value-type="float">
            <text:p>0,005178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53" calcext:value-type="float">
            <text:p>0,005253</text:p>
          </table:table-cell>
          <table:table-cell office:value-type="float" office:value="0.005169" calcext:value-type="float">
            <text:p>0,005169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236" calcext:value-type="float">
            <text:p>0,005236</text:p>
          </table:table-cell>
          <table:table-cell office:value-type="float" office:value="0.005283" calcext:value-type="float">
            <text:p>0,005283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198" calcext:value-type="float">
            <text:p>0,005198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228" calcext:value-type="float">
            <text:p>0,005228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174" calcext:value-type="float">
            <text:p>0,005174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265" calcext:value-type="float">
            <text:p>0,005265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287" calcext:value-type="float">
            <text:p>0,005287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69" calcext:value-type="float">
            <text:p>0,005269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228" calcext:value-type="float">
            <text:p>0,005228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37" calcext:value-type="float">
            <text:p>0,005237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172" calcext:value-type="float">
            <text:p>0,005172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0.005152" calcext:value-type="float">
            <text:p>0,005152</text:p>
          </table:table-cell>
          <table:table-cell office:value-type="float" office:value="0.005262" calcext:value-type="float">
            <text:p>0,005262</text:p>
          </table:table-cell>
          <table:table-cell office:value-type="float" office:value="0.005167" calcext:value-type="float">
            <text:p>0,005167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155" calcext:value-type="float">
            <text:p>0,005155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142" calcext:value-type="float">
            <text:p>0,005142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237" calcext:value-type="float">
            <text:p>0,005237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0.005198" calcext:value-type="float">
            <text:p>0,005198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05258" calcext:value-type="float">
            <text:p>0,005258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6229" calcext:value-type="float">
            <text:p>0,006229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835" calcext:value-type="float">
            <text:p>0,005835</text:p>
          </table:table-cell>
          <table:table-cell office:value-type="float" office:value="0.005176" calcext:value-type="float">
            <text:p>0,005176</text:p>
          </table:table-cell>
          <table:table-cell office:value-type="float" office:value="0.00529" calcext:value-type="float">
            <text:p>0,00529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159" calcext:value-type="float">
            <text:p>0,005159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172" calcext:value-type="float">
            <text:p>0,005172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59" calcext:value-type="float">
            <text:p>0,005259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233" calcext:value-type="float">
            <text:p>0,005233</text:p>
          </table:table-cell>
          <table:table-cell office:value-type="float" office:value="0.006225" calcext:value-type="float">
            <text:p>0,006225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0.006143" calcext:value-type="float">
            <text:p>0,006143</text:p>
          </table:table-cell>
          <table:table-cell office:value-type="float" office:value="0.008152" calcext:value-type="float">
            <text:p>0,008152</text:p>
          </table:table-cell>
          <table:table-cell office:value-type="float" office:value="0.005834" calcext:value-type="float">
            <text:p>0,005834</text:p>
          </table:table-cell>
          <table:table-cell office:value-type="float" office:value="0.009337" calcext:value-type="float">
            <text:p>0,009337</text:p>
          </table:table-cell>
          <table:table-cell office:value-type="float" office:value="0.008982" calcext:value-type="float">
            <text:p>0,008982</text:p>
          </table:table-cell>
          <table:table-cell office:value-type="float" office:value="0.008206" calcext:value-type="float">
            <text:p>0,008206</text:p>
          </table:table-cell>
          <table:table-cell office:value-type="float" office:value="0.006549" calcext:value-type="float">
            <text:p>0,006549</text:p>
          </table:table-cell>
          <table:table-cell office:value-type="float" office:value="0.006633" calcext:value-type="float">
            <text:p>0,006633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276" calcext:value-type="float">
            <text:p>0,005276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259" calcext:value-type="float">
            <text:p>0,005259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236" calcext:value-type="float">
            <text:p>0,005236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62" calcext:value-type="float">
            <text:p>0,005162</text:p>
          </table:table-cell>
          <table:table-cell office:value-type="float" office:value="0.005304" calcext:value-type="float">
            <text:p>0,005304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209" calcext:value-type="float">
            <text:p>0,005209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867" calcext:value-type="float">
            <text:p>0,005867</text:p>
          </table:table-cell>
          <table:table-cell office:value-type="float" office:value="0.005511" calcext:value-type="float">
            <text:p>0,005511</text:p>
          </table:table-cell>
          <table:table-cell office:value-type="float" office:value="0.00526" calcext:value-type="float">
            <text:p>0,00526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305" calcext:value-type="float">
            <text:p>0,005305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0.00576" calcext:value-type="float">
            <text:p>0,00576</text:p>
          </table:table-cell>
          <table:table-cell office:value-type="float" office:value="0.00548" calcext:value-type="float">
            <text:p>0,00548</text:p>
          </table:table-cell>
          <table:table-cell office:value-type="float" office:value="0.005955" calcext:value-type="float">
            <text:p>0,005955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279" calcext:value-type="float">
            <text:p>0,005279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188" calcext:value-type="float">
            <text:p>0,005188</text:p>
          </table:table-cell>
          <table:table-cell table:number-columns-repeated="2" office:value-type="float" office:value="0.005175" calcext:value-type="float">
            <text:p>0,005175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241" calcext:value-type="float">
            <text:p>0,005241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323" calcext:value-type="float">
            <text:p>0,005323</text:p>
          </table:table-cell>
          <table:table-cell table:number-columns-repeated="2" office:value-type="float" office:value="0.005273" calcext:value-type="float">
            <text:p>0,005273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908" calcext:value-type="float">
            <text:p>0,005908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415" calcext:value-type="float">
            <text:p>0,005415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246" calcext:value-type="float">
            <text:p>0,005246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35" calcext:value-type="float">
            <text:p>0,005235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6201" calcext:value-type="float">
            <text:p>0,006201</text:p>
          </table:table-cell>
          <table:table-cell office:value-type="float" office:value="0.005174" calcext:value-type="float">
            <text:p>0,005174</text:p>
          </table:table-cell>
          <table:table-cell office:value-type="float" office:value="0.006158" calcext:value-type="float">
            <text:p>0,006158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832" calcext:value-type="float">
            <text:p>0,005832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5164" calcext:value-type="float">
            <text:p>0,005164</text:p>
          </table:table-cell>
          <table:table-cell office:value-type="float" office:value="0.00523" calcext:value-type="float">
            <text:p>0,00523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26" calcext:value-type="float">
            <text:p>0,00526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245" calcext:value-type="float">
            <text:p>0,005245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5" calcext:value-type="float">
            <text:p>0,00525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62" calcext:value-type="float">
            <text:p>0,005162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261" calcext:value-type="float">
            <text:p>0,005261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167" calcext:value-type="float">
            <text:p>0,005167</text:p>
          </table:table-cell>
          <table:table-cell office:value-type="float" office:value="0.005168" calcext:value-type="float">
            <text:p>0,005168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48" calcext:value-type="float">
            <text:p>0,005248</text:p>
          </table:table-cell>
          <table:table-cell office:value-type="float" office:value="0.005383" calcext:value-type="float">
            <text:p>0,00538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05449" calcext:value-type="float">
            <text:p>0,005449</text:p>
          </table:table-cell>
          <table:table-cell office:value-type="float" office:value="0.006703" calcext:value-type="float">
            <text:p>0,006703</text:p>
          </table:table-cell>
          <table:table-cell office:value-type="float" office:value="0.005444" calcext:value-type="float">
            <text:p>0,005444</text:p>
          </table:table-cell>
          <table:table-cell office:value-type="float" office:value="0.006618" calcext:value-type="float">
            <text:p>0,006618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6096" calcext:value-type="float">
            <text:p>0,006096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579" calcext:value-type="float">
            <text:p>0,005579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252" calcext:value-type="float">
            <text:p>0,005252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02" calcext:value-type="float">
            <text:p>0,005202</text:p>
          </table:table-cell>
          <table:table-cell office:value-type="float" office:value="0.005159" calcext:value-type="float">
            <text:p>0,005159</text:p>
          </table:table-cell>
          <table:table-cell office:value-type="float" office:value="0.005379" calcext:value-type="float">
            <text:p>0,005379</text:p>
          </table:table-cell>
          <table:table-cell office:value-type="float" office:value="0.005934" calcext:value-type="float">
            <text:p>0,005934</text:p>
          </table:table-cell>
          <table:table-cell office:value-type="float" office:value="0.005607" calcext:value-type="float">
            <text:p>0,005607</text:p>
          </table:table-cell>
          <table:table-cell table:number-columns-repeated="2" office:value-type="float" office:value="0.005305" calcext:value-type="float">
            <text:p>0,005305</text:p>
          </table:table-cell>
          <table:table-cell office:value-type="float" office:value="0.005955" calcext:value-type="float">
            <text:p>0,005955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716" calcext:value-type="float">
            <text:p>0,005716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548" calcext:value-type="float">
            <text:p>0,005548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0.005295" calcext:value-type="float">
            <text:p>0,005295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258" calcext:value-type="float">
            <text:p>0,005258</text:p>
          </table:table-cell>
          <table:table-cell office:value-type="float" office:value="0.005264" calcext:value-type="float">
            <text:p>0,005264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5882" calcext:value-type="float">
            <text:p>0,005882</text:p>
          </table:table-cell>
          <table:table-cell office:value-type="float" office:value="0.005538" calcext:value-type="float">
            <text:p>0,005538</text:p>
          </table:table-cell>
          <table:table-cell office:value-type="float" office:value="0.005908" calcext:value-type="float">
            <text:p>0,005908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39" calcext:value-type="float">
            <text:p>0,00539</text:p>
          </table:table-cell>
          <table:table-cell office:value-type="float" office:value="0.005182" calcext:value-type="float">
            <text:p>0,005182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861" calcext:value-type="float">
            <text:p>0,005861</text:p>
          </table:table-cell>
          <table:table-cell office:value-type="float" office:value="0.006046" calcext:value-type="float">
            <text:p>0,006046</text:p>
          </table:table-cell>
          <table:table-cell office:value-type="float" office:value="0.007206" calcext:value-type="float">
            <text:p>0,007206</text:p>
          </table:table-cell>
          <table:table-cell office:value-type="float" office:value="0.005459" calcext:value-type="float">
            <text:p>0,005459</text:p>
          </table:table-cell>
          <table:table-cell office:value-type="float" office:value="0.006064" calcext:value-type="float">
            <text:p>0,006064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326" calcext:value-type="float">
            <text:p>0,005326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198" calcext:value-type="float">
            <text:p>0,005198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172" calcext:value-type="float">
            <text:p>0,005172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485" calcext:value-type="float">
            <text:p>0,005485</text:p>
          </table:table-cell>
          <table:table-cell office:value-type="float" office:value="0.005182" calcext:value-type="float">
            <text:p>0,005182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194" calcext:value-type="float">
            <text:p>0,005194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205" calcext:value-type="float">
            <text:p>0,005205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169" calcext:value-type="float">
            <text:p>0,005169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168" calcext:value-type="float">
            <text:p>0,005168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222" calcext:value-type="float">
            <text:p>0,005222</text:p>
          </table:table-cell>
          <table:table-cell office:value-type="float" office:value="0.005162" calcext:value-type="float">
            <text:p>0,005162</text:p>
          </table:table-cell>
          <table:table-cell office:value-type="float" office:value="0.005231" calcext:value-type="float">
            <text:p>0,005231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167" calcext:value-type="float">
            <text:p>0,005167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181" calcext:value-type="float">
            <text:p>0,005181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0.005271" calcext:value-type="float">
            <text:p>0,005271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624" calcext:value-type="float">
            <text:p>0,005624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55" calcext:value-type="float">
            <text:p>0,00555</text:p>
          </table:table-cell>
          <table:table-cell office:value-type="float" office:value="0.005228" calcext:value-type="float">
            <text:p>0,005228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182" calcext:value-type="float">
            <text:p>0,005182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.005731" calcext:value-type="float">
            <text:p>0,005731</text:p>
          </table:table-cell>
          <table:table-cell office:value-type="float" office:value="0.006741" calcext:value-type="float">
            <text:p>0,006741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36" calcext:value-type="float">
            <text:p>0,00536</text:p>
          </table:table-cell>
          <table:table-cell office:value-type="float" office:value="0.005168" calcext:value-type="float">
            <text:p>0,005168</text:p>
          </table:table-cell>
          <table:table-cell office:value-type="float" office:value="0.00545" calcext:value-type="float">
            <text:p>0,00545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157" calcext:value-type="float">
            <text:p>0,005157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156" calcext:value-type="float">
            <text:p>0,005156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005244" calcext:value-type="float">
            <text:p>0,005244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07" calcext:value-type="float">
            <text:p>0,005207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244" calcext:value-type="float">
            <text:p>0,005244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249" calcext:value-type="float">
            <text:p>0,005249</text:p>
          </table:table-cell>
          <table:table-cell office:value-type="float" office:value="0.005255" calcext:value-type="float">
            <text:p>0,005255</text:p>
          </table:table-cell>
          <table:table-cell office:value-type="float" office:value="0.005345" calcext:value-type="float">
            <text:p>0,005345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159" calcext:value-type="float">
            <text:p>0,005159</text:p>
          </table:table-cell>
          <table:table-cell office:value-type="float" office:value="0.006229" calcext:value-type="float">
            <text:p>0,006229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5881" calcext:value-type="float">
            <text:p>0,005881</text:p>
          </table:table-cell>
          <table:table-cell office:value-type="float" office:value="0.005254" calcext:value-type="float">
            <text:p>0,005254</text:p>
          </table:table-cell>
          <table:table-cell office:value-type="float" office:value="0.005293" calcext:value-type="float">
            <text:p>0,005293</text:p>
          </table:table-cell>
          <table:table-cell office:value-type="float" office:value="0.005231" calcext:value-type="float">
            <text:p>0,005231</text:p>
          </table:table-cell>
          <table:table-cell office:value-type="float" office:value="0.005233" calcext:value-type="float">
            <text:p>0,005233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05239" calcext:value-type="float">
            <text:p>0,005239</text:p>
          </table:table-cell>
          <table:table-cell office:value-type="float" office:value="0.005262" calcext:value-type="float">
            <text:p>0,005262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259" calcext:value-type="float">
            <text:p>0,005259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165" calcext:value-type="float">
            <text:p>0,005165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161" calcext:value-type="float">
            <text:p>0,005161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167" calcext:value-type="float">
            <text:p>0,005167</text:p>
          </table:table-cell>
          <table:table-cell office:value-type="float" office:value="0.005144" calcext:value-type="float">
            <text:p>0,005144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0.005211" calcext:value-type="float">
            <text:p>0,005211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263" calcext:value-type="float">
            <text:p>0,005263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196" calcext:value-type="float">
            <text:p>0,005196</text:p>
          </table:table-cell>
          <table:table-cell office:value-type="float" office:value="0.00516" calcext:value-type="float">
            <text:p>0,00516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203" calcext:value-type="float">
            <text:p>0,005203</text:p>
          </table:table-cell>
          <table:table-cell office:value-type="float" office:value="0.005165" calcext:value-type="float">
            <text:p>0,005165</text:p>
          </table:table-cell>
          <table:table-cell office:value-type="float" office:value="0.005213" calcext:value-type="float">
            <text:p>0,005213</text:p>
          </table:table-cell>
          <table:table-cell office:value-type="float" office:value="0.005289" calcext:value-type="float">
            <text:p>0,005289</text:p>
          </table:table-cell>
          <table:table-cell office:value-type="float" office:value="0.005217" calcext:value-type="float">
            <text:p>0,005217</text:p>
          </table:table-cell>
          <table:table-cell office:value-type="float" office:value="0.005393" calcext:value-type="float">
            <text:p>0,005393</text:p>
          </table:table-cell>
          <table:table-cell office:value-type="float" office:value="0.005158" calcext:value-type="float">
            <text:p>0,005158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188" calcext:value-type="float">
            <text:p>0,005188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885" calcext:value-type="float">
            <text:p>0,005885</text:p>
          </table:table-cell>
          <table:table-cell office:value-type="float" office:value="0.005793" calcext:value-type="float">
            <text:p>0,005793</text:p>
          </table:table-cell>
          <table:table-cell office:value-type="float" office:value="0.006551" calcext:value-type="float">
            <text:p>0,006551</text:p>
          </table:table-cell>
          <table:table-cell office:value-type="float" office:value="0.005352" calcext:value-type="float">
            <text:p>0,005352</text:p>
          </table:table-cell>
          <table:table-cell office:value-type="float" office:value="0.005917" calcext:value-type="float">
            <text:p>0,005917</text:p>
          </table:table-cell>
          <table:table-cell office:value-type="float" office:value="0.005218" calcext:value-type="float">
            <text:p>0,005218</text:p>
          </table:table-cell>
          <table:table-cell office:value-type="float" office:value="0.005283" calcext:value-type="float">
            <text:p>0,005283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184" calcext:value-type="float">
            <text:p>0,005184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87" calcext:value-type="float">
            <text:p>0,005187</text:p>
          </table:table-cell>
          <table:table-cell office:value-type="float" office:value="0.005185" calcext:value-type="float">
            <text:p>0,005185</text:p>
          </table:table-cell>
          <table:table-cell office:value-type="float" office:value="0.005239" calcext:value-type="float">
            <text:p>0,005239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261" calcext:value-type="float">
            <text:p>0,005261</text:p>
          </table:table-cell>
          <table:table-cell office:value-type="float" office:value="0.005179" calcext:value-type="float">
            <text:p>0,005179</text:p>
          </table:table-cell>
          <table:table-cell office:value-type="float" office:value="0.005157" calcext:value-type="float">
            <text:p>0,005157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0.005214" calcext:value-type="float">
            <text:p>0,005214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5284" calcext:value-type="float">
            <text:p>0,005284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446" calcext:value-type="float">
            <text:p>0,005446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05273" calcext:value-type="float">
            <text:p>0,005273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248" calcext:value-type="float">
            <text:p>0,005248</text:p>
          </table:table-cell>
          <table:table-cell office:value-type="float" office:value="0.005178" calcext:value-type="float">
            <text:p>0,005178</text:p>
          </table:table-cell>
          <table:table-cell office:value-type="float" office:value="0.005247" calcext:value-type="float">
            <text:p>0,005247</text:p>
          </table:table-cell>
          <table:table-cell office:value-type="float" office:value="0.005222" calcext:value-type="float">
            <text:p>0,005222</text:p>
          </table:table-cell>
          <table:table-cell office:value-type="float" office:value="0.005257" calcext:value-type="float">
            <text:p>0,005257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table:formula="of:=AVERAGE([.C6:.BA6])" office:value-type="float" office:value="3.90311880392157" calcext:value-type="float">
            <text:p>3,90311880392157</text:p>
          </table:table-cell>
          <table:table-cell office:value-type="float" office:value="3.196716" calcext:value-type="float">
            <text:p>3,196716</text:p>
          </table:table-cell>
          <table:table-cell office:value-type="float" office:value="3.280905" calcext:value-type="float">
            <text:p>3,280905</text:p>
          </table:table-cell>
          <table:table-cell office:value-type="float" office:value="3.903768" calcext:value-type="float">
            <text:p>3,903768</text:p>
          </table:table-cell>
          <table:table-cell office:value-type="float" office:value="3.404739" calcext:value-type="float">
            <text:p>3,404739</text:p>
          </table:table-cell>
          <table:table-cell office:value-type="float" office:value="3.484947" calcext:value-type="float">
            <text:p>3,484947</text:p>
          </table:table-cell>
          <table:table-cell office:value-type="float" office:value="4.043011" calcext:value-type="float">
            <text:p>4,043011</text:p>
          </table:table-cell>
          <table:table-cell office:value-type="float" office:value="3.490739" calcext:value-type="float">
            <text:p>3,490739</text:p>
          </table:table-cell>
          <table:table-cell office:value-type="float" office:value="3.666113" calcext:value-type="float">
            <text:p>3,666113</text:p>
          </table:table-cell>
          <table:table-cell office:value-type="float" office:value="3.966853" calcext:value-type="float">
            <text:p>3,966853</text:p>
          </table:table-cell>
          <table:table-cell office:value-type="float" office:value="4.085207" calcext:value-type="float">
            <text:p>4,085207</text:p>
          </table:table-cell>
          <table:table-cell office:value-type="float" office:value="3.95023" calcext:value-type="float">
            <text:p>3,95023</text:p>
          </table:table-cell>
          <table:table-cell office:value-type="float" office:value="3.96816" calcext:value-type="float">
            <text:p>3,96816</text:p>
          </table:table-cell>
          <table:table-cell office:value-type="float" office:value="4.029677" calcext:value-type="float">
            <text:p>4,029677</text:p>
          </table:table-cell>
          <table:table-cell office:value-type="float" office:value="3.924749" calcext:value-type="float">
            <text:p>3,924749</text:p>
          </table:table-cell>
          <table:table-cell office:value-type="float" office:value="4.059115" calcext:value-type="float">
            <text:p>4,059115</text:p>
          </table:table-cell>
          <table:table-cell office:value-type="float" office:value="4.079209" calcext:value-type="float">
            <text:p>4,079209</text:p>
          </table:table-cell>
          <table:table-cell office:value-type="float" office:value="3.936689" calcext:value-type="float">
            <text:p>3,936689</text:p>
          </table:table-cell>
          <table:table-cell office:value-type="float" office:value="3.973924" calcext:value-type="float">
            <text:p>3,973924</text:p>
          </table:table-cell>
          <table:table-cell office:value-type="float" office:value="3.948731" calcext:value-type="float">
            <text:p>3,948731</text:p>
          </table:table-cell>
          <table:table-cell office:value-type="float" office:value="3.933146" calcext:value-type="float">
            <text:p>3,933146</text:p>
          </table:table-cell>
          <table:table-cell office:value-type="float" office:value="3.964557" calcext:value-type="float">
            <text:p>3,964557</text:p>
          </table:table-cell>
          <table:table-cell office:value-type="float" office:value="4.125688" calcext:value-type="float">
            <text:p>4,125688</text:p>
          </table:table-cell>
          <table:table-cell office:value-type="float" office:value="3.962622" calcext:value-type="float">
            <text:p>3,962622</text:p>
          </table:table-cell>
          <table:table-cell office:value-type="float" office:value="3.947742" calcext:value-type="float">
            <text:p>3,947742</text:p>
          </table:table-cell>
          <table:table-cell office:value-type="float" office:value="4.135617" calcext:value-type="float">
            <text:p>4,135617</text:p>
          </table:table-cell>
          <table:table-cell office:value-type="float" office:value="4.108056" calcext:value-type="float">
            <text:p>4,108056</text:p>
          </table:table-cell>
          <table:table-cell office:value-type="float" office:value="4.015826" calcext:value-type="float">
            <text:p>4,015826</text:p>
          </table:table-cell>
          <table:table-cell office:value-type="float" office:value="4.440632" calcext:value-type="float">
            <text:p>4,440632</text:p>
          </table:table-cell>
          <table:table-cell office:value-type="float" office:value="4.055062" calcext:value-type="float">
            <text:p>4,055062</text:p>
          </table:table-cell>
          <table:table-cell office:value-type="float" office:value="3.922191" calcext:value-type="float">
            <text:p>3,922191</text:p>
          </table:table-cell>
          <table:table-cell office:value-type="float" office:value="3.890611" calcext:value-type="float">
            <text:p>3,890611</text:p>
          </table:table-cell>
          <table:table-cell office:value-type="float" office:value="3.904245" calcext:value-type="float">
            <text:p>3,904245</text:p>
          </table:table-cell>
          <table:table-cell office:value-type="float" office:value="3.78063" calcext:value-type="float">
            <text:p>3,78063</text:p>
          </table:table-cell>
          <table:table-cell office:value-type="float" office:value="3.854601" calcext:value-type="float">
            <text:p>3,854601</text:p>
          </table:table-cell>
          <table:table-cell office:value-type="float" office:value="3.933131" calcext:value-type="float">
            <text:p>3,933131</text:p>
          </table:table-cell>
          <table:table-cell office:value-type="float" office:value="3.871945" calcext:value-type="float">
            <text:p>3,871945</text:p>
          </table:table-cell>
          <table:table-cell office:value-type="float" office:value="3.860439" calcext:value-type="float">
            <text:p>3,860439</text:p>
          </table:table-cell>
          <table:table-cell office:value-type="float" office:value="3.853688" calcext:value-type="float">
            <text:p>3,853688</text:p>
          </table:table-cell>
          <table:table-cell office:value-type="float" office:value="3.85403" calcext:value-type="float">
            <text:p>3,85403</text:p>
          </table:table-cell>
          <table:table-cell office:value-type="float" office:value="3.833339" calcext:value-type="float">
            <text:p>3,833339</text:p>
          </table:table-cell>
          <table:table-cell office:value-type="float" office:value="3.818915" calcext:value-type="float">
            <text:p>3,818915</text:p>
          </table:table-cell>
          <table:table-cell office:value-type="float" office:value="4.0053" calcext:value-type="float">
            <text:p>4,0053</text:p>
          </table:table-cell>
          <table:table-cell office:value-type="float" office:value="3.848126" calcext:value-type="float">
            <text:p>3,848126</text:p>
          </table:table-cell>
          <table:table-cell office:value-type="float" office:value="3.967883" calcext:value-type="float">
            <text:p>3,967883</text:p>
          </table:table-cell>
          <table:table-cell office:value-type="float" office:value="3.909127" calcext:value-type="float">
            <text:p>3,909127</text:p>
          </table:table-cell>
          <table:table-cell office:value-type="float" office:value="3.899201" calcext:value-type="float">
            <text:p>3,899201</text:p>
          </table:table-cell>
          <table:table-cell office:value-type="float" office:value="3.850929" calcext:value-type="float">
            <text:p>3,850929</text:p>
          </table:table-cell>
          <table:table-cell office:value-type="float" office:value="3.879582" calcext:value-type="float">
            <text:p>3,879582</text:p>
          </table:table-cell>
          <table:table-cell office:value-type="float" office:value="3.984861" calcext:value-type="float">
            <text:p>3,984861</text:p>
          </table:table-cell>
          <table:table-cell office:value-type="float" office:value="4.091584" calcext:value-type="float">
            <text:p>4,091584</text:p>
          </table:table-cell>
          <table:table-cell office:value-type="float" office:value="4.162271" calcext:value-type="float">
            <text:p>4,162271</text:p>
          </table:table-cell>
          <table:table-cell table:number-columns-repeated="9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19:08:03.480782655</dc:date>
    <meta:editing-duration>PT9M1S</meta:editing-duration>
    <meta:editing-cycles>1</meta:editing-cycles>
    <meta:document-statistic meta:table-count="1" meta:cell-count="4067" meta:object-count="0"/>
    <meta:generator>LibreOffice/7.3.7.2$Linux_X86_64 LibreOffice_project/30$Build-2</meta:generator>
  </office:meta>
</office:document-meta>
</file>